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Replacements/Object 16" manifest:media-type=""/>
  <manifest:file-entry manifest:full-path="ObjectReplacements/Object 2" manifest:media-type=""/>
  <manifest:file-entry manifest:full-path="ObjectReplacements/Object 15" manifest:media-type=""/>
  <manifest:file-entry manifest:full-path="ObjectReplacements/Object 1" manifest:media-type=""/>
  <manifest:file-entry manifest:full-path="ObjectReplacements/Object 31" manifest:media-type=""/>
  <manifest:file-entry manifest:full-path="ObjectReplacements/Object 9" manifest:media-type=""/>
  <manifest:file-entry manifest:full-path="ObjectReplacements/Object 29" manifest:media-type=""/>
  <manifest:file-entry manifest:full-path="ObjectReplacements/Object 30" manifest:media-type=""/>
  <manifest:file-entry manifest:full-path="ObjectReplacements/Object 28" manifest:media-type=""/>
  <manifest:file-entry manifest:full-path="ObjectReplacements/Object 8" manifest:media-type=""/>
  <manifest:file-entry manifest:full-path="ObjectReplacements/Object 7" manifest:media-type=""/>
  <manifest:file-entry manifest:full-path="ObjectReplacements/Object 27" manifest:media-type=""/>
  <manifest:file-entry manifest:full-path="ObjectReplacements/Object 6" manifest:media-type=""/>
  <manifest:file-entry manifest:full-path="ObjectReplacements/Object 26" manifest:media-type=""/>
  <manifest:file-entry manifest:full-path="ObjectReplacements/Object 24" manifest:media-type=""/>
  <manifest:file-entry manifest:full-path="ObjectReplacements/Object 4" manifest:media-type=""/>
  <manifest:file-entry manifest:full-path="ObjectReplacements/Object 18" manifest:media-type=""/>
  <manifest:file-entry manifest:full-path="ObjectReplacements/Object 20" manifest:media-type=""/>
  <manifest:file-entry manifest:full-path="ObjectReplacements/Object 10" manifest:media-type=""/>
  <manifest:file-entry manifest:full-path="ObjectReplacements/Object 32" manifest:media-type=""/>
  <manifest:file-entry manifest:full-path="ObjectReplacements/Object 33" manifest:media-type=""/>
  <manifest:file-entry manifest:full-path="ObjectReplacements/Object 25" manifest:media-type=""/>
  <manifest:file-entry manifest:full-path="ObjectReplacements/Object 13" manifest:media-type=""/>
  <manifest:file-entry manifest:full-path="ObjectReplacements/Object 23" manifest:media-type=""/>
  <manifest:file-entry manifest:full-path="ObjectReplacements/Object 3" manifest:media-type=""/>
  <manifest:file-entry manifest:full-path="ObjectReplacements/Object 17" manifest:media-type=""/>
  <manifest:file-entry manifest:full-path="ObjectReplacements/Object 12" manifest:media-type=""/>
  <manifest:file-entry manifest:full-path="ObjectReplacements/Object 22" manifest:media-type=""/>
  <manifest:file-entry manifest:full-path="ObjectReplacements/Object 11" manifest:media-type=""/>
  <manifest:file-entry manifest:full-path="ObjectReplacements/Object 5" manifest:media-type=""/>
  <manifest:file-entry manifest:full-path="ObjectReplacements/Object 19" manifest:media-type=""/>
  <manifest:file-entry manifest:full-path="ObjectReplacements/Object 21" manifest:media-type=""/>
  <manifest:file-entry manifest:full-path="ObjectReplacements/Object 14" manifest:media-type=""/>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Lohit Devanagari1" svg:font-family="'Lohit Devanagari'"/>
    <style:font-face style:name="ＭＳ ゴシック" svg:font-family="'ＭＳ ゴシック', 'MS Gothic'" style:font-family-generic="modern"/>
    <style:font-face style:name="ＭＳ 明朝" svg:font-family="'ＭＳ 明朝', 'MS Mincho'" style:font-family-generic="roman"/>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表1" style:family="table">
      <style:table-properties style:width="15.404cm" fo:margin-left="-0.187cm" table:align="left" style:writing-mode="lr-tb"/>
    </style:style>
    <style:style style:name="表1.A" style:family="table-column">
      <style:table-column-properties style:column-width="3.138cm"/>
    </style:style>
    <style:style style:name="表1.C" style:family="table-column">
      <style:table-column-properties style:column-width="9.128cm"/>
    </style:style>
    <style:style style:name="表1.1" style:family="table-row">
      <style:table-row-properties fo:keep-together="auto"/>
    </style:style>
    <style:style style:name="表1.A1" style:family="table-cell">
      <style:table-cell-properties style:vertical-align="top" fo:padding-left="0.175cm" fo:padding-right="0.175cm" fo:padding-top="0cm" fo:padding-bottom="0cm" fo:border="0.75pt solid #000000" style:writing-mode="lr-tb"/>
    </style:style>
    <style:style style:name="表2" style:family="table">
      <style:table-properties style:width="20.045cm" fo:margin-left="-0.201cm" table:align="left" style:writing-mode="lr-tb"/>
    </style:style>
    <style:style style:name="表2.A" style:family="table-column">
      <style:table-column-properties style:column-width="2.953cm"/>
    </style:style>
    <style:style style:name="表2.B" style:family="table-column">
      <style:table-column-properties style:column-width="2.778cm"/>
    </style:style>
    <style:style style:name="表2.C" style:family="table-column">
      <style:table-column-properties style:column-width="2.593cm"/>
    </style:style>
    <style:style style:name="表2.E" style:family="table-column">
      <style:table-column-properties style:column-width="2.223cm"/>
    </style:style>
    <style:style style:name="表2.G" style:family="table-column">
      <style:table-column-properties style:column-width="4.128cm"/>
    </style:style>
    <style:style style:name="表2.1" style:family="table-row">
      <style:table-row-properties fo:keep-together="auto"/>
    </style:style>
    <style:style style:name="表2.A1" style:family="table-cell">
      <style:table-cell-properties style:vertical-align="top" fo:padding-left="0.175cm" fo:padding-right="0.175cm" fo:padding-top="0cm" fo:padding-bottom="0cm" fo:border-left="1.5pt solid #000000" fo:border-right="0.75pt solid #000000" fo:border-top="1.5pt solid #000000" fo:border-bottom="1.5pt solid #000000" style:writing-mode="lr-tb"/>
    </style:style>
    <style:style style:name="表2.B1" style:family="table-cell">
      <style:table-cell-properties style:vertical-align="top" fo:padding-left="0.175cm" fo:padding-right="0.175cm" fo:padding-top="0cm" fo:padding-bottom="0cm" fo:border-left="0.75pt solid #000000" fo:border-right="0.75pt solid #000000" fo:border-top="1.5pt solid #000000" fo:border-bottom="1.5pt solid #000000" style:writing-mode="lr-tb"/>
    </style:style>
    <style:style style:name="表2.G1" style:family="table-cell">
      <style:table-cell-properties style:vertical-align="top" fo:padding-left="0.175cm" fo:padding-right="0.175cm" fo:padding-top="0cm" fo:padding-bottom="0cm" fo:border-left="0.75pt solid #000000" fo:border-right="1.5pt solid #000000" fo:border-top="1.5pt solid #000000" fo:border-bottom="1.5pt solid #000000" style:writing-mode="lr-tb"/>
    </style:style>
    <style:style style:name="表2.A2" style:family="table-cell">
      <style:table-cell-properties style:vertical-align="top" fo:padding-left="0.175cm" fo:padding-right="0.175cm" fo:padding-top="0cm" fo:padding-bottom="0cm" fo:border-left="1.5pt solid #000000" fo:border-right="0.75pt solid #000000" fo:border-top="none" fo:border-bottom="0.75pt solid #000000" style:writing-mode="lr-tb"/>
    </style:style>
    <style:style style:name="表2.B2" style:family="table-cell">
      <style:table-cell-properties style:vertical-align="top" fo:padding-left="0.175cm" fo:padding-right="0.175cm" fo:padding-top="0cm" fo:padding-bottom="0cm" fo:border-left="0.75pt solid #000000" fo:border-right="0.75pt solid #000000" fo:border-top="none" fo:border-bottom="0.75pt solid #000000" style:writing-mode="lr-tb"/>
    </style:style>
    <style:style style:name="表2.G2" style:family="table-cell">
      <style:table-cell-properties style:vertical-align="top" fo:padding-left="0.175cm" fo:padding-right="0.175cm" fo:padding-top="0cm" fo:padding-bottom="0cm" fo:border-left="0.75pt solid #000000" fo:border-right="1.5pt solid #000000" fo:border-top="none" fo:border-bottom="0.75pt solid #000000" style:writing-mode="lr-tb"/>
    </style:style>
    <style:style style:name="表2.A3" style:family="table-cell">
      <style:table-cell-properties style:vertical-align="top" fo:padding-left="0.175cm" fo:padding-right="0.175cm" fo:padding-top="0cm" fo:padding-bottom="0cm" fo:border-left="1.5pt solid #000000" fo:border-right="0.75pt solid #000000" fo:border-top="0.75pt solid #000000" fo:border-bottom="0.75pt solid #000000" style:writing-mode="lr-tb"/>
    </style:style>
    <style:style style:name="表2.B3" style:family="table-cell">
      <style:table-cell-properties style:vertical-align="top" fo:padding-left="0.175cm" fo:padding-right="0.175cm" fo:padding-top="0cm" fo:padding-bottom="0cm" fo:border="0.75pt solid #000000" style:writing-mode="lr-tb"/>
    </style:style>
    <style:style style:name="表2.G3" style:family="table-cell">
      <style:table-cell-properties style:vertical-align="top" fo:padding-left="0.175cm" fo:padding-right="0.175cm" fo:padding-top="0cm" fo:padding-bottom="0cm" fo:border-left="0.75pt solid #000000" fo:border-right="1.5pt solid #000000" fo:border-top="0.75pt solid #000000" fo:border-bottom="0.75pt solid #000000" style:writing-mode="lr-tb"/>
    </style:style>
    <style:style style:name="表2.A4" style:family="table-cell">
      <style:table-cell-properties style:vertical-align="top" fo:padding-left="0.175cm" fo:padding-right="0.175cm" fo:padding-top="0cm" fo:padding-bottom="0cm" fo:border-left="1.5pt solid #000000" fo:border-right="0.75pt solid #000000" fo:border-top="0.75pt solid #000000" fo:border-bottom="none" style:writing-mode="lr-tb"/>
    </style:style>
    <style:style style:name="表2.B4" style:family="table-cell">
      <style:table-cell-properties style:vertical-align="top" fo:padding-left="0.175cm" fo:padding-right="0.175cm" fo:padding-top="0cm" fo:padding-bottom="0cm" fo:border-left="0.75pt solid #000000" fo:border-right="0.75pt solid #000000" fo:border-top="0.75pt solid #000000" fo:border-bottom="none" style:writing-mode="lr-tb"/>
    </style:style>
    <style:style style:name="表2.G4" style:family="table-cell">
      <style:table-cell-properties style:vertical-align="top" fo:padding-left="0.175cm" fo:padding-right="0.175cm" fo:padding-top="0cm" fo:padding-bottom="0cm" fo:border-left="0.75pt solid #000000" fo:border-right="1.5pt solid #000000" fo:border-top="0.75pt solid #000000" fo:border-bottom="none" style:writing-mode="lr-tb"/>
    </style:style>
    <style:style style:name="表2.A9" style:family="table-cell">
      <style:table-cell-properties style:vertical-align="top" fo:padding-left="0.175cm" fo:padding-right="0.175cm" fo:padding-top="0cm" fo:padding-bottom="0cm" fo:border-left="1.5pt solid #000000" fo:border-right="0.75pt solid #000000" fo:border-top="0.75pt solid #000000" fo:border-bottom="1.5pt solid #000000" style:writing-mode="lr-tb"/>
    </style:style>
    <style:style style:name="表2.B9" style:family="table-cell">
      <style:table-cell-properties style:vertical-align="top" fo:padding-left="0.175cm" fo:padding-right="0.175cm" fo:padding-top="0cm" fo:padding-bottom="0cm" fo:border-left="0.75pt solid #000000" fo:border-right="0.75pt solid #000000" fo:border-top="0.75pt solid #000000" fo:border-bottom="1.5pt solid #000000" style:writing-mode="lr-tb"/>
    </style:style>
    <style:style style:name="表2.G9" style:family="table-cell">
      <style:table-cell-properties style:vertical-align="top" fo:padding-left="0.175cm" fo:padding-right="0.175cm" fo:padding-top="0cm" fo:padding-bottom="0cm" fo:border-left="0.75pt solid #000000" fo:border-right="1.5pt solid #000000" fo:border-top="0.75pt solid #000000" fo:border-bottom="1.5pt solid #000000" style:writing-mode="lr-tb"/>
    </style:style>
    <style:style style:name="表3" style:family="table">
      <style:table-properties style:width="13.113cm" fo:margin-left="-0.187cm" table:align="left" style:writing-mode="lr-tb"/>
    </style:style>
    <style:style style:name="表3.A" style:family="table-column">
      <style:table-column-properties style:column-width="13.113cm"/>
    </style:style>
    <style:style style:name="表3.1" style:family="table-row">
      <style:table-row-properties fo:keep-together="auto"/>
    </style:style>
    <style:style style:name="表3.A1" style:family="table-cell">
      <style:table-cell-properties style:vertical-align="top" fo:padding-left="0.175cm" fo:padding-right="0.175cm" fo:padding-top="0cm" fo:padding-bottom="0cm" fo:border="0.75pt solid #000000" style:writing-mode="lr-tb"/>
    </style:style>
    <style:style style:name="表3.2" style:family="table-row">
      <style:table-row-properties style:min-row-height="2.697cm" fo:keep-together="auto"/>
    </style:style>
    <style:style style:name="表4" style:family="table">
      <style:table-properties style:width="15.822cm" fo:margin-left="-0.201cm" table:align="left" style:writing-mode="lr-tb"/>
    </style:style>
    <style:style style:name="表4.A" style:family="table-column">
      <style:table-column-properties style:column-width="2.503cm"/>
    </style:style>
    <style:style style:name="表4.B" style:family="table-column">
      <style:table-column-properties style:column-width="1.693cm"/>
    </style:style>
    <style:style style:name="表4.C" style:family="table-column">
      <style:table-column-properties style:column-width="2.937cm"/>
    </style:style>
    <style:style style:name="表4.D" style:family="table-column">
      <style:table-column-properties style:column-width="0.079cm"/>
    </style:style>
    <style:style style:name="表4.E" style:family="table-column">
      <style:table-column-properties style:column-width="8.61cm"/>
    </style:style>
    <style:style style:name="表4.1" style:family="table-row">
      <style:table-row-properties fo:keep-together="auto"/>
    </style:style>
    <style:style style:name="表4.A1" style:family="table-cell">
      <style:table-cell-properties style:vertical-align="top" fo:padding-left="0.175cm" fo:padding-right="0.175cm" fo:padding-top="0cm" fo:padding-bottom="0cm" fo:border-left="1.5pt solid #000000" fo:border-right="0.75pt solid #000000" fo:border-top="1.5pt solid #000000" fo:border-bottom="1.5pt solid #000000" style:writing-mode="lr-tb"/>
    </style:style>
    <style:style style:name="表4.B1" style:family="table-cell">
      <style:table-cell-properties style:vertical-align="top" fo:padding-left="0.175cm" fo:padding-right="0.175cm" fo:padding-top="0cm" fo:padding-bottom="0cm" fo:border-left="0.75pt solid #000000" fo:border-right="0.75pt solid #000000" fo:border-top="1.5pt solid #000000" fo:border-bottom="1.5pt solid #000000" style:writing-mode="lr-tb"/>
    </style:style>
    <style:style style:name="表4.C1" style:family="table-cell">
      <style:table-cell-properties style:vertical-align="top" fo:padding-left="0.175cm" fo:padding-right="0.175cm" fo:padding-top="0cm" fo:padding-bottom="0cm" fo:border-left="0.75pt solid #000000" fo:border-right="1.5pt solid #000000" fo:border-top="1.5pt solid #000000" fo:border-bottom="1.5pt solid #000000" style:writing-mode="lr-tb"/>
    </style:style>
    <style:style style:name="表4.A2" style:family="table-cell">
      <style:table-cell-properties style:vertical-align="top" fo:padding-left="0.175cm" fo:padding-right="0.175cm" fo:padding-top="0cm" fo:padding-bottom="0cm" fo:border-left="1.5pt solid #000000" fo:border-right="0.75pt solid #000000" fo:border-top="none" fo:border-bottom="0.75pt solid #000000" style:writing-mode="lr-tb"/>
    </style:style>
    <style:style style:name="表4.B2" style:family="table-cell">
      <style:table-cell-properties style:vertical-align="top" fo:padding-left="0.175cm" fo:padding-right="0.175cm" fo:padding-top="0cm" fo:padding-bottom="0cm" fo:border-left="0.75pt solid #000000" fo:border-right="0.75pt solid #000000" fo:border-top="none" fo:border-bottom="0.75pt solid #000000" style:writing-mode="lr-tb"/>
    </style:style>
    <style:style style:name="表4.C2" style:family="table-cell">
      <style:table-cell-properties style:vertical-align="top" fo:padding-left="0.175cm" fo:padding-right="0.175cm" fo:padding-top="0cm" fo:padding-bottom="0cm" fo:border-left="0.75pt solid #000000" fo:border-right="1.5pt solid #000000" fo:border-top="none" fo:border-bottom="0.75pt solid #000000" style:writing-mode="lr-tb"/>
    </style:style>
    <style:style style:name="表4.A3" style:family="table-cell">
      <style:table-cell-properties style:vertical-align="top" fo:padding-left="0.175cm" fo:padding-right="0.175cm" fo:padding-top="0cm" fo:padding-bottom="0cm" fo:border-left="1.5pt solid #000000" fo:border-right="0.75pt solid #000000" fo:border-top="0.75pt solid #000000" fo:border-bottom="0.75pt solid #000000" style:writing-mode="lr-tb"/>
    </style:style>
    <style:style style:name="表4.B3" style:family="table-cell">
      <style:table-cell-properties style:vertical-align="top" fo:padding-left="0.175cm" fo:padding-right="0.175cm" fo:padding-top="0cm" fo:padding-bottom="0cm" fo:border="0.75pt solid #000000" style:writing-mode="lr-tb"/>
    </style:style>
    <style:style style:name="表4.C3" style:family="table-cell">
      <style:table-cell-properties style:vertical-align="top" fo:padding-left="0.175cm" fo:padding-right="0.175cm" fo:padding-top="0cm" fo:padding-bottom="0cm" fo:border-left="0.75pt solid #000000" fo:border-right="1.5pt solid #000000" fo:border-top="0.75pt solid #000000" fo:border-bottom="0.75pt solid #000000" style:writing-mode="lr-tb"/>
    </style:style>
    <style:style style:name="表4.7" style:family="table-row">
      <style:table-row-properties style:min-row-height="1.376cm" fo:keep-together="auto"/>
    </style:style>
    <style:style style:name="表4.8" style:family="table-row">
      <style:table-row-properties style:min-row-height="0.503cm" fo:keep-together="auto"/>
    </style:style>
    <style:style style:name="表4.9" style:family="table-row">
      <style:table-row-properties style:min-row-height="2.461cm" fo:keep-together="auto"/>
    </style:style>
    <style:style style:name="表4.10" style:family="table-row">
      <style:table-row-properties style:min-row-height="0.794cm" fo:keep-together="auto"/>
    </style:style>
    <style:style style:name="表4.11" style:family="table-row">
      <style:table-row-properties style:min-row-height="0.476cm" fo:keep-together="auto"/>
    </style:style>
    <style:style style:name="表4.13" style:family="table-row">
      <style:table-row-properties style:min-row-height="0.635cm" fo:keep-together="auto"/>
    </style:style>
    <style:style style:name="表4.20" style:family="table-row">
      <style:table-row-properties style:min-row-height="0.265cm" fo:keep-together="auto"/>
    </style:style>
    <style:style style:name="表4.21" style:family="table-row">
      <style:table-row-properties style:min-row-height="0.212cm" fo:keep-together="auto"/>
    </style:style>
    <style:style style:name="表4.22" style:family="table-row">
      <style:table-row-properties style:min-row-height="0.291cm" fo:keep-together="auto"/>
    </style:style>
    <style:style style:name="表4.23" style:family="table-row">
      <style:table-row-properties style:min-row-height="0.318cm" fo:keep-together="auto"/>
    </style:style>
    <style:style style:name="表4.24" style:family="table-row">
      <style:table-row-properties style:min-row-height="0.688cm" fo:keep-together="auto"/>
    </style:style>
    <style:style style:name="表4.25" style:family="table-row">
      <style:table-row-properties style:min-row-height="0.425cm" fo:keep-together="auto"/>
    </style:style>
    <style:style style:name="表4.27" style:family="table-row">
      <style:table-row-properties style:min-row-height="0.344cm" fo:keep-together="auto"/>
    </style:style>
    <style:style style:name="表4.33" style:family="table-row">
      <style:table-row-properties style:min-row-height="0.714cm" fo:keep-together="auto"/>
    </style:style>
    <style:style style:name="表4.34" style:family="table-row">
      <style:table-row-properties style:min-row-height="0.238cm" fo:keep-together="auto"/>
    </style:style>
    <style:style style:name="表4.35" style:family="table-row">
      <style:table-row-properties style:min-row-height="0.37cm" fo:keep-together="auto"/>
    </style:style>
    <style:style style:name="表4.A42" style:family="table-cell">
      <style:table-cell-properties style:vertical-align="top" fo:padding-left="0.175cm" fo:padding-right="0.175cm" fo:padding-top="0cm" fo:padding-bottom="0cm" fo:border-left="1.5pt solid #000000" fo:border-right="0.75pt solid #000000" fo:border-top="0.75pt solid #000000" fo:border-bottom="none" style:writing-mode="lr-tb"/>
    </style:style>
    <style:style style:name="表4.B42" style:family="table-cell">
      <style:table-cell-properties style:vertical-align="top" fo:padding-left="0.175cm" fo:padding-right="0.175cm" fo:padding-top="0cm" fo:padding-bottom="0cm" fo:border-left="0.75pt solid #000000" fo:border-right="0.75pt solid #000000" fo:border-top="0.75pt solid #000000" fo:border-bottom="none" style:writing-mode="lr-tb"/>
    </style:style>
    <style:style style:name="表4.C42" style:family="table-cell">
      <style:table-cell-properties style:vertical-align="top" fo:padding-left="0.175cm" fo:padding-right="0.175cm" fo:padding-top="0cm" fo:padding-bottom="0cm" fo:border-left="0.75pt solid #000000" fo:border-right="1.5pt solid #000000" fo:border-top="0.75pt solid #000000" fo:border-bottom="none" style:writing-mode="lr-tb"/>
    </style:style>
    <style:style style:name="表4.A53" style:family="table-cell">
      <style:table-cell-properties style:vertical-align="top" fo:padding-left="0.175cm" fo:padding-right="0.175cm" fo:padding-top="0cm" fo:padding-bottom="0cm" fo:border-left="1.5pt solid #000000" fo:border-right="0.75pt solid #000000" fo:border-top="none" fo:border-bottom="1.5pt solid #000000" style:writing-mode="lr-tb"/>
    </style:style>
    <style:style style:name="表4.B53" style:family="table-cell">
      <style:table-cell-properties style:vertical-align="top" fo:padding-left="0.175cm" fo:padding-right="0.175cm" fo:padding-top="0cm" fo:padding-bottom="0cm" fo:border-left="0.75pt solid #000000" fo:border-right="0.75pt solid #000000" fo:border-top="none" fo:border-bottom="1.5pt solid #000000" style:writing-mode="lr-tb"/>
    </style:style>
    <style:style style:name="表4.C53" style:family="table-cell">
      <style:table-cell-properties style:vertical-align="top" fo:padding-left="0.175cm" fo:padding-right="0.175cm" fo:padding-top="0cm" fo:padding-bottom="0cm" fo:border-left="0.75pt solid #000000" fo:border-right="1.5pt solid #000000" fo:border-top="none" fo:border-bottom="1.5pt solid #000000" style:writing-mode="lr-tb"/>
    </style:style>
    <style:style style:name="表5" style:family="table">
      <style:table-properties style:width="15.363cm" fo:margin-left="-0.183cm" table:align="left" style:writing-mode="lr-tb"/>
    </style:style>
    <style:style style:name="表5.A" style:family="table-column">
      <style:table-column-properties style:column-width="5.115cm"/>
    </style:style>
    <style:style style:name="表5.C" style:family="table-column">
      <style:table-column-properties style:column-width="5.133cm"/>
    </style:style>
    <style:style style:name="表5.1" style:family="table-row">
      <style:table-row-properties fo:keep-together="auto"/>
    </style:style>
    <style:style style:name="表5.A1" style:family="table-cell">
      <style:table-cell-properties style:vertical-align="top" fo:padding-left="0.175cm" fo:padding-right="0.175cm" fo:padding-top="0cm" fo:padding-bottom="0cm" fo:border="0.5pt solid #000000" style:writing-mode="lr-tb"/>
    </style:style>
    <style:style style:name="表6" style:family="table">
      <style:table-properties style:width="15.792cm" fo:margin-left="-0.187cm" table:align="left" style:writing-mode="lr-tb"/>
    </style:style>
    <style:style style:name="表6.A" style:family="table-column">
      <style:table-column-properties style:column-width="2.926cm"/>
    </style:style>
    <style:style style:name="表6.B" style:family="table-column">
      <style:table-column-properties style:column-width="2.54cm"/>
    </style:style>
    <style:style style:name="表6.C" style:family="table-column">
      <style:table-column-properties style:column-width="6.066cm"/>
    </style:style>
    <style:style style:name="表6.D" style:family="table-column">
      <style:table-column-properties style:column-width="4.26cm"/>
    </style:style>
    <style:style style:name="表6.1" style:family="table-row">
      <style:table-row-properties style:min-row-height="1.217cm" fo:keep-together="auto"/>
    </style:style>
    <style:style style:name="表6.A1" style:family="table-cell">
      <style:table-cell-properties style:vertical-align="top" fo:padding-left="0.175cm" fo:padding-right="0.175cm" fo:padding-top="0cm" fo:padding-bottom="0cm" fo:border="0.75pt solid #000000" style:writing-mode="lr-tb"/>
    </style:style>
    <style:style style:name="表6.C1" style:family="table-cell">
      <style:table-cell-properties style:vertical-align="top" fo:padding-left="0.175cm" fo:padding-right="0.175cm" fo:padding-top="0cm" fo:padding-bottom="0cm" fo:border-left="0.75pt solid #000000" fo:border-right="0.75pt solid #000000" fo:border-top="none" fo:border-bottom="0.75pt dashed #000000" style:writing-mode="lr-tb"/>
    </style:style>
    <style:style style:name="表6.4" style:family="table-row">
      <style:table-row-properties style:min-row-height="1.323cm" fo:keep-together="auto"/>
    </style:style>
    <style:style style:name="表6.C4" style:family="table-cell">
      <style:table-cell-properties style:vertical-align="top" fo:padding-left="0.175cm" fo:padding-right="0.175cm" fo:padding-top="0cm" fo:padding-bottom="0cm" fo:border-left="0.75pt solid #000000" fo:border-right="0.75pt solid #000000" fo:border-top="0.75pt dashed #000000" fo:border-bottom="none" style:writing-mode="lr-tb"/>
    </style:style>
    <style:style style:name="表7" style:family="table">
      <style:table-properties style:width="6.763cm" fo:margin-left="-0.187cm" table:align="left" style:writing-mode="lr-tb"/>
    </style:style>
    <style:style style:name="表7.A" style:family="table-column">
      <style:table-column-properties style:column-width="3.35cm"/>
    </style:style>
    <style:style style:name="表7.B" style:family="table-column">
      <style:table-column-properties style:column-width="3.413cm"/>
    </style:style>
    <style:style style:name="表7.1" style:family="table-row">
      <style:table-row-properties style:min-row-height="1.217cm" fo:keep-together="auto"/>
    </style:style>
    <style:style style:name="表7.A1" style:family="table-cell">
      <style:table-cell-properties style:vertical-align="top" fo:padding-left="0.175cm" fo:padding-right="0.175cm" fo:padding-top="0cm" fo:padding-bottom="0cm" fo:border="0.75pt solid #000000" style:writing-mode="lr-tb"/>
    </style:style>
    <style:style style:name="表8" style:family="table">
      <style:table-properties style:width="15.441cm" fo:margin-left="-0.187cm" table:align="left" style:writing-mode="lr-tb"/>
    </style:style>
    <style:style style:name="表8.A" style:family="table-column">
      <style:table-column-properties style:column-width="3.35cm"/>
    </style:style>
    <style:style style:name="表8.B" style:family="table-column">
      <style:table-column-properties style:column-width="3.387cm"/>
    </style:style>
    <style:style style:name="表8.C" style:family="table-column">
      <style:table-column-properties style:column-width="4.445cm"/>
    </style:style>
    <style:style style:name="表8.D" style:family="table-column">
      <style:table-column-properties style:column-width="4.26cm"/>
    </style:style>
    <style:style style:name="表8.1" style:family="table-row">
      <style:table-row-properties style:min-row-height="1.217cm" fo:keep-together="auto"/>
    </style:style>
    <style:style style:name="表8.A1" style:family="table-cell">
      <style:table-cell-properties style:vertical-align="top" fo:padding-left="0.175cm" fo:padding-right="0.175cm" fo:padding-top="0cm" fo:padding-bottom="0cm" fo:border="0.75pt solid #000000" style:writing-mode="lr-tb"/>
    </style:style>
    <style:style style:name="表8.C1" style:family="table-cell">
      <style:table-cell-properties style:vertical-align="top" fo:padding-left="0.175cm" fo:padding-right="0.175cm" fo:padding-top="0cm" fo:padding-bottom="0cm" fo:border-left="0.75pt solid #000000" fo:border-right="0.75pt solid #000000" fo:border-top="0.75pt dashed #000000" fo:border-bottom="0.75pt dashed #000000" style:writing-mode="lr-tb"/>
    </style:style>
    <style:style style:name="表9" style:family="table">
      <style:table-properties style:width="15.402cm" fo:margin-left="-0.201cm" table:align="left" style:writing-mode="lr-tb"/>
    </style:style>
    <style:style style:name="表9.A" style:family="table-column">
      <style:table-column-properties style:column-width="2.485cm"/>
    </style:style>
    <style:style style:name="表9.B" style:family="table-column">
      <style:table-column-properties style:column-width="4.168cm"/>
    </style:style>
    <style:style style:name="表9.C" style:family="table-column">
      <style:table-column-properties style:column-width="8.749cm"/>
    </style:style>
    <style:style style:name="表9.1" style:family="table-row">
      <style:table-row-properties fo:keep-together="auto"/>
    </style:style>
    <style:style style:name="表9.A1" style:family="table-cell">
      <style:table-cell-properties style:vertical-align="top" fo:padding-left="0.175cm" fo:padding-right="0.175cm" fo:padding-top="0cm" fo:padding-bottom="0cm" fo:border-left="1.5pt solid #000000" fo:border-right="0.75pt solid #000000" fo:border-top="1.5pt solid #000000" fo:border-bottom="1.5pt solid #000000" style:writing-mode="lr-tb"/>
    </style:style>
    <style:style style:name="表9.B1" style:family="table-cell">
      <style:table-cell-properties style:vertical-align="top" fo:padding-left="0.175cm" fo:padding-right="0.175cm" fo:padding-top="0cm" fo:padding-bottom="0cm" fo:border-left="0.75pt solid #000000" fo:border-right="0.75pt solid #000000" fo:border-top="1.5pt solid #000000" fo:border-bottom="1.5pt solid #000000" style:writing-mode="lr-tb"/>
    </style:style>
    <style:style style:name="表9.C1" style:family="table-cell">
      <style:table-cell-properties style:vertical-align="top" fo:padding-left="0.175cm" fo:padding-right="0.175cm" fo:padding-top="0cm" fo:padding-bottom="0cm" fo:border-left="0.75pt solid #000000" fo:border-right="1.5pt solid #000000" fo:border-top="1.5pt solid #000000" fo:border-bottom="1.5pt solid #000000" style:writing-mode="lr-tb"/>
    </style:style>
    <style:style style:name="表9.A2" style:family="table-cell">
      <style:table-cell-properties style:vertical-align="top" fo:padding-left="0.175cm" fo:padding-right="0.175cm" fo:padding-top="0cm" fo:padding-bottom="0cm" fo:border-left="1.5pt solid #000000" fo:border-right="0.75pt solid #000000" fo:border-top="none" fo:border-bottom="0.75pt solid #000000" style:writing-mode="lr-tb"/>
    </style:style>
    <style:style style:name="表9.B2" style:family="table-cell">
      <style:table-cell-properties style:vertical-align="top" fo:padding-left="0.175cm" fo:padding-right="0.175cm" fo:padding-top="0cm" fo:padding-bottom="0cm" fo:border-left="0.75pt solid #000000" fo:border-right="0.75pt solid #000000" fo:border-top="none" fo:border-bottom="0.75pt solid #000000" style:writing-mode="lr-tb"/>
    </style:style>
    <style:style style:name="表9.C2" style:family="table-cell">
      <style:table-cell-properties style:vertical-align="top" fo:padding-left="0.175cm" fo:padding-right="0.175cm" fo:padding-top="0cm" fo:padding-bottom="0cm" fo:border-left="0.75pt solid #000000" fo:border-right="1.5pt solid #000000" fo:border-top="none" fo:border-bottom="0.75pt solid #000000" style:writing-mode="lr-tb"/>
    </style:style>
    <style:style style:name="表9.A3" style:family="table-cell">
      <style:table-cell-properties style:vertical-align="top" fo:padding-left="0.175cm" fo:padding-right="0.175cm" fo:padding-top="0cm" fo:padding-bottom="0cm" fo:border-left="1.5pt solid #000000" fo:border-right="0.75pt solid #000000" fo:border-top="0.75pt solid #000000" fo:border-bottom="0.75pt solid #000000" style:writing-mode="lr-tb"/>
    </style:style>
    <style:style style:name="表9.B3" style:family="table-cell">
      <style:table-cell-properties style:vertical-align="top" fo:padding-left="0.175cm" fo:padding-right="0.175cm" fo:padding-top="0cm" fo:padding-bottom="0cm" fo:border="0.75pt solid #000000" style:writing-mode="lr-tb"/>
    </style:style>
    <style:style style:name="表9.C3" style:family="table-cell">
      <style:table-cell-properties style:vertical-align="top" fo:padding-left="0.175cm" fo:padding-right="0.175cm" fo:padding-top="0cm" fo:padding-bottom="0cm" fo:border-left="0.75pt solid #000000" fo:border-right="1.5pt solid #000000" fo:border-top="0.75pt solid #000000" fo:border-bottom="0.75pt solid #000000" style:writing-mode="lr-tb"/>
    </style:style>
    <style:style style:name="表9.A6" style:family="table-cell">
      <style:table-cell-properties style:vertical-align="top" fo:padding-left="0.175cm" fo:padding-right="0.175cm" fo:padding-top="0cm" fo:padding-bottom="0cm" fo:border-left="1.5pt solid #000000" fo:border-right="0.75pt solid #000000" fo:border-top="0.75pt solid #000000" fo:border-bottom="1.5pt solid #000000" style:writing-mode="lr-tb"/>
    </style:style>
    <style:style style:name="表9.B6" style:family="table-cell">
      <style:table-cell-properties style:vertical-align="top" fo:padding-left="0.175cm" fo:padding-right="0.175cm" fo:padding-top="0cm" fo:padding-bottom="0cm" fo:border-left="0.75pt solid #000000" fo:border-right="0.75pt solid #000000" fo:border-top="0.75pt solid #000000" fo:border-bottom="1.5pt solid #000000" style:writing-mode="lr-tb"/>
    </style:style>
    <style:style style:name="表9.C6" style:family="table-cell">
      <style:table-cell-properties style:vertical-align="top" fo:padding-left="0.175cm" fo:padding-right="0.175cm" fo:padding-top="0cm" fo:padding-bottom="0cm" fo:border-left="0.75pt solid #000000" fo:border-right="1.5pt solid #000000" fo:border-top="0.75pt solid #000000" fo:border-bottom="1.5pt solid #000000" style:writing-mode="lr-tb"/>
    </style:style>
    <style:style style:name="表10" style:family="table">
      <style:table-properties style:width="15.256cm" fo:margin-left="-0.201cm" table:align="left" style:writing-mode="lr-tb"/>
    </style:style>
    <style:style style:name="表10.A" style:family="table-column">
      <style:table-column-properties style:column-width="1.445cm"/>
    </style:style>
    <style:style style:name="表10.B" style:family="table-column">
      <style:table-column-properties style:column-width="4.445cm"/>
    </style:style>
    <style:style style:name="表10.D" style:family="table-column">
      <style:table-column-properties style:column-width="4.921cm"/>
    </style:style>
    <style:style style:name="表10.1" style:family="table-row">
      <style:table-row-properties fo:keep-together="auto"/>
    </style:style>
    <style:style style:name="表10.A1" style:family="table-cell">
      <style:table-cell-properties style:vertical-align="top" fo:padding-left="0.175cm" fo:padding-right="0.175cm" fo:padding-top="0cm" fo:padding-bottom="0cm" fo:border-left="1.5pt solid #000000" fo:border-right="0.75pt solid #000000" fo:border-top="1.5pt solid #000000" fo:border-bottom="1.5pt solid #000000" style:writing-mode="lr-tb"/>
    </style:style>
    <style:style style:name="表10.B1" style:family="table-cell">
      <style:table-cell-properties style:vertical-align="top" fo:padding-left="0.175cm" fo:padding-right="0.175cm" fo:padding-top="0cm" fo:padding-bottom="0cm" fo:border-left="0.75pt solid #000000" fo:border-right="0.75pt solid #000000" fo:border-top="1.5pt solid #000000" fo:border-bottom="1.5pt solid #000000" style:writing-mode="lr-tb"/>
    </style:style>
    <style:style style:name="表10.D1" style:family="table-cell">
      <style:table-cell-properties style:vertical-align="top" fo:padding-left="0.175cm" fo:padding-right="0.175cm" fo:padding-top="0cm" fo:padding-bottom="0cm" fo:border-left="0.75pt solid #000000" fo:border-right="1.5pt solid #000000" fo:border-top="1.5pt solid #000000" fo:border-bottom="1.5pt solid #000000" style:writing-mode="lr-tb"/>
    </style:style>
    <style:style style:name="表10.A2" style:family="table-cell">
      <style:table-cell-properties style:vertical-align="top" fo:padding-left="0.175cm" fo:padding-right="0.175cm" fo:padding-top="0cm" fo:padding-bottom="0cm" fo:border-left="1.5pt solid #000000" fo:border-right="0.75pt solid #000000" fo:border-top="none" fo:border-bottom="0.75pt solid #000000" style:writing-mode="lr-tb"/>
    </style:style>
    <style:style style:name="表10.B2" style:family="table-cell">
      <style:table-cell-properties style:vertical-align="top" fo:padding-left="0.175cm" fo:padding-right="0.175cm" fo:padding-top="0cm" fo:padding-bottom="0cm" fo:border-left="0.75pt solid #000000" fo:border-right="0.75pt solid #000000" fo:border-top="none" fo:border-bottom="0.75pt solid #000000" style:writing-mode="lr-tb"/>
    </style:style>
    <style:style style:name="表10.D2" style:family="table-cell">
      <style:table-cell-properties style:vertical-align="top" fo:padding-left="0.175cm" fo:padding-right="0.175cm" fo:padding-top="0cm" fo:padding-bottom="0cm" fo:border-left="0.75pt solid #000000" fo:border-right="1.5pt solid #000000" fo:border-top="none" fo:border-bottom="0.75pt solid #000000" style:writing-mode="lr-tb"/>
    </style:style>
    <style:style style:name="表10.A3" style:family="table-cell">
      <style:table-cell-properties style:vertical-align="top" fo:padding-left="0.175cm" fo:padding-right="0.175cm" fo:padding-top="0cm" fo:padding-bottom="0cm" fo:border-left="1.5pt solid #000000" fo:border-right="0.75pt solid #000000" fo:border-top="0.75pt solid #000000" fo:border-bottom="0.75pt solid #000000" style:writing-mode="lr-tb"/>
    </style:style>
    <style:style style:name="表10.B3" style:family="table-cell">
      <style:table-cell-properties style:vertical-align="top" fo:padding-left="0.175cm" fo:padding-right="0.175cm" fo:padding-top="0cm" fo:padding-bottom="0cm" fo:border="0.75pt solid #000000" style:writing-mode="lr-tb"/>
    </style:style>
    <style:style style:name="表10.D3" style:family="table-cell">
      <style:table-cell-properties style:vertical-align="top" fo:padding-left="0.175cm" fo:padding-right="0.175cm" fo:padding-top="0cm" fo:padding-bottom="0cm" fo:border-left="0.75pt solid #000000" fo:border-right="1.5pt solid #000000" fo:border-top="0.75pt solid #000000" fo:border-bottom="0.75pt solid #000000" style:writing-mode="lr-tb"/>
    </style:style>
    <style:style style:name="表10.A5" style:family="table-cell">
      <style:table-cell-properties style:vertical-align="top" fo:padding-left="0.175cm" fo:padding-right="0.175cm" fo:padding-top="0cm" fo:padding-bottom="0cm" fo:border-left="1.5pt solid #000000" fo:border-right="0.75pt solid #000000" fo:border-top="0.75pt solid #000000" fo:border-bottom="1.5pt solid #000000" style:writing-mode="lr-tb"/>
    </style:style>
    <style:style style:name="表10.B5" style:family="table-cell">
      <style:table-cell-properties style:vertical-align="top" fo:padding-left="0.175cm" fo:padding-right="0.175cm" fo:padding-top="0cm" fo:padding-bottom="0cm" fo:border-left="0.75pt solid #000000" fo:border-right="0.75pt solid #000000" fo:border-top="0.75pt solid #000000" fo:border-bottom="1.5pt solid #000000" style:writing-mode="lr-tb"/>
    </style:style>
    <style:style style:name="表10.D5" style:family="table-cell">
      <style:table-cell-properties style:vertical-align="top" fo:padding-left="0.175cm" fo:padding-right="0.175cm" fo:padding-top="0cm" fo:padding-bottom="0cm" fo:border-left="0.75pt solid #000000" fo:border-right="1.5pt solid #000000" fo:border-top="0.75pt solid #000000" fo:border-bottom="1.5pt solid #000000" style:writing-mode="lr-tb"/>
    </style:style>
    <style:style style:name="表11" style:family="table">
      <style:table-properties style:width="15.402cm" fo:margin-left="-0.201cm" table:align="left" style:writing-mode="lr-tb"/>
    </style:style>
    <style:style style:name="表11.A" style:family="table-column">
      <style:table-column-properties style:column-width="2.485cm"/>
    </style:style>
    <style:style style:name="表11.B" style:family="table-column">
      <style:table-column-properties style:column-width="4.168cm"/>
    </style:style>
    <style:style style:name="表11.C" style:family="table-column">
      <style:table-column-properties style:column-width="8.749cm"/>
    </style:style>
    <style:style style:name="表11.1" style:family="table-row">
      <style:table-row-properties fo:keep-together="auto"/>
    </style:style>
    <style:style style:name="表11.A1" style:family="table-cell">
      <style:table-cell-properties style:vertical-align="top" fo:padding-left="0.175cm" fo:padding-right="0.175cm" fo:padding-top="0cm" fo:padding-bottom="0cm" fo:border-left="1.5pt solid #000000" fo:border-right="0.75pt solid #000000" fo:border-top="1.5pt solid #000000" fo:border-bottom="1.5pt solid #000000" style:writing-mode="lr-tb"/>
    </style:style>
    <style:style style:name="表11.B1" style:family="table-cell">
      <style:table-cell-properties style:vertical-align="top" fo:padding-left="0.175cm" fo:padding-right="0.175cm" fo:padding-top="0cm" fo:padding-bottom="0cm" fo:border-left="0.75pt solid #000000" fo:border-right="0.75pt solid #000000" fo:border-top="1.5pt solid #000000" fo:border-bottom="1.5pt solid #000000" style:writing-mode="lr-tb"/>
    </style:style>
    <style:style style:name="表11.C1" style:family="table-cell">
      <style:table-cell-properties style:vertical-align="top" fo:padding-left="0.175cm" fo:padding-right="0.175cm" fo:padding-top="0cm" fo:padding-bottom="0cm" fo:border-left="0.75pt solid #000000" fo:border-right="1.5pt solid #000000" fo:border-top="1.5pt solid #000000" fo:border-bottom="1.5pt solid #000000" style:writing-mode="lr-tb"/>
    </style:style>
    <style:style style:name="表11.A2" style:family="table-cell">
      <style:table-cell-properties style:vertical-align="top" fo:padding-left="0.175cm" fo:padding-right="0.175cm" fo:padding-top="0cm" fo:padding-bottom="0cm" fo:border-left="1.5pt solid #000000" fo:border-right="0.75pt solid #000000" fo:border-top="none" fo:border-bottom="0.75pt solid #000000" style:writing-mode="lr-tb"/>
    </style:style>
    <style:style style:name="表11.B2" style:family="table-cell">
      <style:table-cell-properties style:vertical-align="top" fo:padding-left="0.175cm" fo:padding-right="0.175cm" fo:padding-top="0cm" fo:padding-bottom="0cm" fo:border-left="0.75pt solid #000000" fo:border-right="0.75pt solid #000000" fo:border-top="none" fo:border-bottom="0.75pt solid #000000" style:writing-mode="lr-tb"/>
    </style:style>
    <style:style style:name="表11.C2" style:family="table-cell">
      <style:table-cell-properties style:vertical-align="top" fo:padding-left="0.175cm" fo:padding-right="0.175cm" fo:padding-top="0cm" fo:padding-bottom="0cm" fo:border-left="0.75pt solid #000000" fo:border-right="1.5pt solid #000000" fo:border-top="none" fo:border-bottom="0.75pt solid #000000" style:writing-mode="lr-tb"/>
    </style:style>
    <style:style style:name="表11.A3" style:family="table-cell">
      <style:table-cell-properties style:vertical-align="top" fo:padding-left="0.175cm" fo:padding-right="0.175cm" fo:padding-top="0cm" fo:padding-bottom="0cm" fo:border-left="1.5pt solid #000000" fo:border-right="0.75pt solid #000000" fo:border-top="0.75pt solid #000000" fo:border-bottom="0.75pt solid #000000" style:writing-mode="lr-tb"/>
    </style:style>
    <style:style style:name="表11.B3" style:family="table-cell">
      <style:table-cell-properties style:vertical-align="top" fo:padding-left="0.175cm" fo:padding-right="0.175cm" fo:padding-top="0cm" fo:padding-bottom="0cm" fo:border="0.75pt solid #000000" style:writing-mode="lr-tb"/>
    </style:style>
    <style:style style:name="表11.C3" style:family="table-cell">
      <style:table-cell-properties style:vertical-align="top" fo:padding-left="0.175cm" fo:padding-right="0.175cm" fo:padding-top="0cm" fo:padding-bottom="0cm" fo:border-left="0.75pt solid #000000" fo:border-right="1.5pt solid #000000" fo:border-top="0.75pt solid #000000" fo:border-bottom="0.75pt solid #000000" style:writing-mode="lr-tb"/>
    </style:style>
    <style:style style:name="表11.A6" style:family="table-cell">
      <style:table-cell-properties style:vertical-align="top" fo:padding-left="0.175cm" fo:padding-right="0.175cm" fo:padding-top="0cm" fo:padding-bottom="0cm" fo:border-left="1.5pt solid #000000" fo:border-right="0.75pt solid #000000" fo:border-top="0.75pt solid #000000" fo:border-bottom="1.5pt solid #000000" style:writing-mode="lr-tb"/>
    </style:style>
    <style:style style:name="表11.B6" style:family="table-cell">
      <style:table-cell-properties style:vertical-align="top" fo:padding-left="0.175cm" fo:padding-right="0.175cm" fo:padding-top="0cm" fo:padding-bottom="0cm" fo:border-left="0.75pt solid #000000" fo:border-right="0.75pt solid #000000" fo:border-top="0.75pt solid #000000" fo:border-bottom="1.5pt solid #000000" style:writing-mode="lr-tb"/>
    </style:style>
    <style:style style:name="表11.C6" style:family="table-cell">
      <style:table-cell-properties style:vertical-align="top" fo:padding-left="0.175cm" fo:padding-right="0.175cm" fo:padding-top="0cm" fo:padding-bottom="0cm" fo:border-left="0.75pt solid #000000" fo:border-right="1.5pt solid #000000" fo:border-top="0.75pt solid #000000" fo:border-bottom="1.5pt solid #000000" style:writing-mode="lr-tb"/>
    </style:style>
    <style:style style:name="表12" style:family="table">
      <style:table-properties style:width="16.103cm" fo:margin-left="-0.201cm" table:align="left" style:writing-mode="lr-tb"/>
    </style:style>
    <style:style style:name="表12.A" style:family="table-column">
      <style:table-column-properties style:column-width="5.115cm"/>
    </style:style>
    <style:style style:name="表12.B" style:family="table-column">
      <style:table-column-properties style:column-width="4.584cm"/>
    </style:style>
    <style:style style:name="表12.C" style:family="table-column">
      <style:table-column-properties style:column-width="6.403cm"/>
    </style:style>
    <style:style style:name="表12.1" style:family="table-row">
      <style:table-row-properties fo:keep-together="auto"/>
    </style:style>
    <style:style style:name="表12.A1" style:family="table-cell">
      <style:table-cell-properties style:vertical-align="top" fo:padding-left="0.175cm" fo:padding-right="0.175cm" fo:padding-top="0cm" fo:padding-bottom="0cm" fo:border-left="1.5pt solid #000000" fo:border-right="0.75pt solid #000000" fo:border-top="1.5pt solid #000000" fo:border-bottom="1.5pt solid #000000" style:writing-mode="lr-tb"/>
    </style:style>
    <style:style style:name="表12.B1" style:family="table-cell">
      <style:table-cell-properties style:vertical-align="top" fo:padding-left="0.175cm" fo:padding-right="0.175cm" fo:padding-top="0cm" fo:padding-bottom="0cm" fo:border-left="0.75pt solid #000000" fo:border-right="0.75pt solid #000000" fo:border-top="1.5pt solid #000000" fo:border-bottom="1.5pt solid #000000" style:writing-mode="lr-tb"/>
    </style:style>
    <style:style style:name="表12.C1" style:family="table-cell">
      <style:table-cell-properties style:vertical-align="top" fo:padding-left="0.175cm" fo:padding-right="0.175cm" fo:padding-top="0cm" fo:padding-bottom="0cm" fo:border-left="0.75pt solid #000000" fo:border-right="1.5pt solid #000000" fo:border-top="1.5pt solid #000000" fo:border-bottom="1.5pt solid #000000" style:writing-mode="lr-tb"/>
    </style:style>
    <style:style style:name="表12.A2" style:family="table-cell">
      <style:table-cell-properties style:vertical-align="top" fo:padding-left="0.175cm" fo:padding-right="0.175cm" fo:padding-top="0cm" fo:padding-bottom="0cm" fo:border-left="1.5pt solid #000000" fo:border-right="0.75pt solid #000000" fo:border-top="none" fo:border-bottom="0.75pt solid #000000" style:writing-mode="lr-tb"/>
    </style:style>
    <style:style style:name="表12.B2" style:family="table-cell">
      <style:table-cell-properties style:vertical-align="top" fo:padding-left="0.175cm" fo:padding-right="0.175cm" fo:padding-top="0cm" fo:padding-bottom="0cm" fo:border-left="0.75pt solid #000000" fo:border-right="0.75pt solid #000000" fo:border-top="none" fo:border-bottom="0.75pt solid #000000" style:writing-mode="lr-tb"/>
    </style:style>
    <style:style style:name="表12.C2" style:family="table-cell">
      <style:table-cell-properties style:vertical-align="top" fo:padding-left="0.175cm" fo:padding-right="0.175cm" fo:padding-top="0cm" fo:padding-bottom="0cm" fo:border-left="0.75pt solid #000000" fo:border-right="1.5pt solid #000000" fo:border-top="none" fo:border-bottom="0.75pt solid #000000" style:writing-mode="lr-tb"/>
    </style:style>
    <style:style style:name="表12.A3" style:family="table-cell">
      <style:table-cell-properties style:vertical-align="top" fo:padding-left="0.175cm" fo:padding-right="0.175cm" fo:padding-top="0cm" fo:padding-bottom="0cm" fo:border-left="1.5pt solid #000000" fo:border-right="0.75pt solid #000000" fo:border-top="0.75pt solid #000000" fo:border-bottom="0.75pt solid #000000" style:writing-mode="lr-tb"/>
    </style:style>
    <style:style style:name="表12.B3" style:family="table-cell">
      <style:table-cell-properties style:vertical-align="top" fo:padding-left="0.175cm" fo:padding-right="0.175cm" fo:padding-top="0cm" fo:padding-bottom="0cm" fo:border="0.75pt solid #000000" style:writing-mode="lr-tb"/>
    </style:style>
    <style:style style:name="表12.C3" style:family="table-cell">
      <style:table-cell-properties style:vertical-align="top" fo:padding-left="0.175cm" fo:padding-right="0.175cm" fo:padding-top="0cm" fo:padding-bottom="0cm" fo:border-left="0.75pt solid #000000" fo:border-right="1.5pt solid #000000" fo:border-top="0.75pt solid #000000" fo:border-bottom="0.75pt solid #000000" style:writing-mode="lr-tb"/>
    </style:style>
    <style:style style:name="表12.A11" style:family="table-cell">
      <style:table-cell-properties style:vertical-align="top" fo:padding-left="0.175cm" fo:padding-right="0.175cm" fo:padding-top="0cm" fo:padding-bottom="0cm" fo:border-left="1.5pt solid #000000" fo:border-right="0.75pt solid #000000" fo:border-top="0.75pt solid #000000" fo:border-bottom="none" style:writing-mode="lr-tb"/>
    </style:style>
    <style:style style:name="表12.B11" style:family="table-cell">
      <style:table-cell-properties style:vertical-align="top" fo:padding-left="0.175cm" fo:padding-right="0.175cm" fo:padding-top="0cm" fo:padding-bottom="0cm" fo:border-left="0.75pt solid #000000" fo:border-right="0.75pt solid #000000" fo:border-top="0.75pt solid #000000" fo:border-bottom="none" style:writing-mode="lr-tb"/>
    </style:style>
    <style:style style:name="表12.C11" style:family="table-cell">
      <style:table-cell-properties style:vertical-align="top" fo:padding-left="0.175cm" fo:padding-right="0.175cm" fo:padding-top="0cm" fo:padding-bottom="0cm" fo:border-left="0.75pt solid #000000" fo:border-right="1.5pt solid #000000" fo:border-top="0.75pt solid #000000" fo:border-bottom="none" style:writing-mode="lr-tb"/>
    </style:style>
    <style:style style:name="表12.A13" style:family="table-cell">
      <style:table-cell-properties style:vertical-align="top" fo:padding-left="0.175cm" fo:padding-right="0.175cm" fo:padding-top="0cm" fo:padding-bottom="0cm" fo:border-left="0.75pt dashed #000000" fo:border-right="0.75pt dashed #000000" fo:border-top="0.75pt solid #000000" fo:border-bottom="none" style:writing-mode="lr-tb"/>
    </style:style>
    <style:style style:name="表12.B13" style:family="table-cell">
      <style:table-cell-properties style:vertical-align="top" fo:padding-left="0.175cm" fo:padding-right="0.175cm" fo:padding-top="0cm" fo:padding-bottom="0cm" fo:border-left="none" fo:border-right="0.75pt dashed #000000" fo:border-top="0.75pt solid #000000" fo:border-bottom="none" style:writing-mode="lr-tb"/>
    </style:style>
    <style:style style:name="表12.A14" style:family="table-cell">
      <style:table-cell-properties style:vertical-align="top" fo:padding-left="0.175cm" fo:padding-right="0.175cm" fo:padding-top="0cm" fo:padding-bottom="0cm" fo:border-left="0.75pt dashed #000000" fo:border-right="0.75pt dashed #000000" fo:border-top="none" fo:border-bottom="0.75pt solid #000000" style:writing-mode="lr-tb"/>
    </style:style>
    <style:style style:name="表12.B14" style:family="table-cell">
      <style:table-cell-properties style:vertical-align="top" fo:padding-left="0.175cm" fo:padding-right="0.175cm" fo:padding-top="0cm" fo:padding-bottom="0cm" fo:border-left="none" fo:border-right="0.75pt dashed #000000" fo:border-top="none" fo:border-bottom="0.75pt solid #000000" style:writing-mode="lr-tb"/>
    </style:style>
    <style:style style:name="表12.A15" style:family="table-cell">
      <style:table-cell-properties style:vertical-align="top" fo:padding-left="0.175cm" fo:padding-right="0.175cm" fo:padding-top="0cm" fo:padding-bottom="0cm" fo:border-left="1.5pt solid #000000" fo:border-right="0.75pt solid #000000" fo:border-top="0.75pt solid #000000" fo:border-bottom="1.5pt solid #000000" style:writing-mode="lr-tb"/>
    </style:style>
    <style:style style:name="表12.B15" style:family="table-cell">
      <style:table-cell-properties style:vertical-align="top" fo:padding-left="0.175cm" fo:padding-right="0.175cm" fo:padding-top="0cm" fo:padding-bottom="0cm" fo:border-left="0.75pt solid #000000" fo:border-right="0.75pt solid #000000" fo:border-top="0.75pt solid #000000" fo:border-bottom="1.5pt solid #000000" style:writing-mode="lr-tb"/>
    </style:style>
    <style:style style:name="表12.C15" style:family="table-cell">
      <style:table-cell-properties style:vertical-align="top" fo:padding-left="0.175cm" fo:padding-right="0.175cm" fo:padding-top="0cm" fo:padding-bottom="0cm" fo:border-left="0.75pt solid #000000" fo:border-right="1.5pt solid #000000" fo:border-top="0.75pt solid #000000" fo:border-bottom="1.5pt solid #000000" style:writing-mode="lr-tb"/>
    </style:style>
    <style:style style:name="表13" style:family="table">
      <style:table-properties style:width="16.103cm" fo:margin-left="-0.201cm" table:align="left" style:writing-mode="lr-tb"/>
    </style:style>
    <style:style style:name="表13.A" style:family="table-column">
      <style:table-column-properties style:column-width="5.115cm"/>
    </style:style>
    <style:style style:name="表13.B" style:family="table-column">
      <style:table-column-properties style:column-width="4.584cm"/>
    </style:style>
    <style:style style:name="表13.C" style:family="table-column">
      <style:table-column-properties style:column-width="6.403cm"/>
    </style:style>
    <style:style style:name="表13.1" style:family="table-row">
      <style:table-row-properties fo:keep-together="auto"/>
    </style:style>
    <style:style style:name="表13.A1" style:family="table-cell">
      <style:table-cell-properties style:vertical-align="top" fo:padding-left="0.175cm" fo:padding-right="0.175cm" fo:padding-top="0cm" fo:padding-bottom="0cm" fo:border-left="1.5pt solid #000000" fo:border-right="0.75pt solid #000000" fo:border-top="1.5pt solid #000000" fo:border-bottom="1.5pt solid #000000" style:writing-mode="lr-tb"/>
    </style:style>
    <style:style style:name="表13.B1" style:family="table-cell">
      <style:table-cell-properties style:vertical-align="top" fo:padding-left="0.175cm" fo:padding-right="0.175cm" fo:padding-top="0cm" fo:padding-bottom="0cm" fo:border-left="0.75pt solid #000000" fo:border-right="0.75pt solid #000000" fo:border-top="1.5pt solid #000000" fo:border-bottom="1.5pt solid #000000" style:writing-mode="lr-tb"/>
    </style:style>
    <style:style style:name="表13.C1" style:family="table-cell">
      <style:table-cell-properties style:vertical-align="top" fo:padding-left="0.175cm" fo:padding-right="0.175cm" fo:padding-top="0cm" fo:padding-bottom="0cm" fo:border-left="0.75pt solid #000000" fo:border-right="1.5pt solid #000000" fo:border-top="1.5pt solid #000000" fo:border-bottom="1.5pt solid #000000" style:writing-mode="lr-tb"/>
    </style:style>
    <style:style style:name="表13.A2" style:family="table-cell">
      <style:table-cell-properties style:vertical-align="top" fo:padding-left="0.175cm" fo:padding-right="0.175cm" fo:padding-top="0cm" fo:padding-bottom="0cm" fo:border-left="1.5pt solid #000000" fo:border-right="0.75pt solid #000000" fo:border-top="none" fo:border-bottom="0.75pt solid #000000" style:writing-mode="lr-tb"/>
    </style:style>
    <style:style style:name="表13.B2" style:family="table-cell">
      <style:table-cell-properties style:vertical-align="top" fo:padding-left="0.175cm" fo:padding-right="0.175cm" fo:padding-top="0cm" fo:padding-bottom="0cm" fo:border-left="0.75pt solid #000000" fo:border-right="0.75pt solid #000000" fo:border-top="none" fo:border-bottom="0.75pt solid #000000" style:writing-mode="lr-tb"/>
    </style:style>
    <style:style style:name="表13.C2" style:family="table-cell">
      <style:table-cell-properties style:vertical-align="top" fo:padding-left="0.175cm" fo:padding-right="0.175cm" fo:padding-top="0cm" fo:padding-bottom="0cm" fo:border-left="0.75pt solid #000000" fo:border-right="1.5pt solid #000000" fo:border-top="none" fo:border-bottom="0.75pt solid #000000" style:writing-mode="lr-tb"/>
    </style:style>
    <style:style style:name="表13.A3" style:family="table-cell">
      <style:table-cell-properties style:vertical-align="top" fo:padding-left="0.175cm" fo:padding-right="0.175cm" fo:padding-top="0cm" fo:padding-bottom="0cm" fo:border-left="1.5pt solid #000000" fo:border-right="0.75pt solid #000000" fo:border-top="0.75pt solid #000000" fo:border-bottom="0.75pt solid #000000" style:writing-mode="lr-tb"/>
    </style:style>
    <style:style style:name="表13.B3" style:family="table-cell">
      <style:table-cell-properties style:vertical-align="top" fo:padding-left="0.175cm" fo:padding-right="0.175cm" fo:padding-top="0cm" fo:padding-bottom="0cm" fo:border="0.75pt solid #000000" style:writing-mode="lr-tb"/>
    </style:style>
    <style:style style:name="表13.C3" style:family="table-cell">
      <style:table-cell-properties style:vertical-align="top" fo:padding-left="0.175cm" fo:padding-right="0.175cm" fo:padding-top="0cm" fo:padding-bottom="0cm" fo:border-left="0.75pt solid #000000" fo:border-right="1.5pt solid #000000" fo:border-top="0.75pt solid #000000" fo:border-bottom="0.75pt solid #000000" style:writing-mode="lr-tb"/>
    </style:style>
    <style:style style:name="表13.A10" style:family="table-cell">
      <style:table-cell-properties style:vertical-align="top" fo:padding-left="0.175cm" fo:padding-right="0.175cm" fo:padding-top="0cm" fo:padding-bottom="0cm" fo:border-left="1.5pt solid #000000" fo:border-right="0.75pt solid #000000" fo:border-top="0.75pt solid #000000" fo:border-bottom="none" style:writing-mode="lr-tb"/>
    </style:style>
    <style:style style:name="表13.B10" style:family="table-cell">
      <style:table-cell-properties style:vertical-align="top" fo:padding-left="0.175cm" fo:padding-right="0.175cm" fo:padding-top="0cm" fo:padding-bottom="0cm" fo:border-left="0.75pt solid #000000" fo:border-right="0.75pt solid #000000" fo:border-top="0.75pt solid #000000" fo:border-bottom="none" style:writing-mode="lr-tb"/>
    </style:style>
    <style:style style:name="表13.C10" style:family="table-cell">
      <style:table-cell-properties style:vertical-align="top" fo:padding-left="0.175cm" fo:padding-right="0.175cm" fo:padding-top="0cm" fo:padding-bottom="0cm" fo:border-left="0.75pt solid #000000" fo:border-right="1.5pt solid #000000" fo:border-top="0.75pt solid #000000" fo:border-bottom="none" style:writing-mode="lr-tb"/>
    </style:style>
    <style:style style:name="表13.A11" style:family="table-cell">
      <style:table-cell-properties style:vertical-align="top" fo:padding-left="0.175cm" fo:padding-right="0.175cm" fo:padding-top="0cm" fo:padding-bottom="0cm" fo:border-left="0.75pt dashed #000000" fo:border-right="0.75pt dashed #000000" fo:border-top="0.75pt solid #000000" fo:border-bottom="none" style:writing-mode="lr-tb"/>
    </style:style>
    <style:style style:name="表13.B11" style:family="table-cell">
      <style:table-cell-properties style:vertical-align="top" fo:padding-left="0.175cm" fo:padding-right="0.175cm" fo:padding-top="0cm" fo:padding-bottom="0cm" fo:border-left="none" fo:border-right="0.75pt dashed #000000" fo:border-top="0.75pt solid #000000" fo:border-bottom="none" style:writing-mode="lr-tb"/>
    </style:style>
    <style:style style:name="表13.A12" style:family="table-cell">
      <style:table-cell-properties style:vertical-align="top" fo:padding-left="0.175cm" fo:padding-right="0.175cm" fo:padding-top="0cm" fo:padding-bottom="0cm" fo:border-left="0.75pt dashed #000000" fo:border-right="0.75pt dashed #000000" fo:border-top="none" fo:border-bottom="0.75pt solid #000000" style:writing-mode="lr-tb"/>
    </style:style>
    <style:style style:name="表13.B12" style:family="table-cell">
      <style:table-cell-properties style:vertical-align="top" fo:padding-left="0.175cm" fo:padding-right="0.175cm" fo:padding-top="0cm" fo:padding-bottom="0cm" fo:border-left="none" fo:border-right="0.75pt dashed #000000" fo:border-top="none" fo:border-bottom="0.75pt solid #000000" style:writing-mode="lr-tb"/>
    </style:style>
    <style:style style:name="表13.A13" style:family="table-cell">
      <style:table-cell-properties style:vertical-align="top" fo:padding-left="0.175cm" fo:padding-right="0.175cm" fo:padding-top="0cm" fo:padding-bottom="0cm" fo:border-left="1.5pt solid #000000" fo:border-right="0.75pt solid #000000" fo:border-top="0.75pt solid #000000" fo:border-bottom="1.5pt solid #000000" style:writing-mode="lr-tb"/>
    </style:style>
    <style:style style:name="表13.B13" style:family="table-cell">
      <style:table-cell-properties style:vertical-align="top" fo:padding-left="0.175cm" fo:padding-right="0.175cm" fo:padding-top="0cm" fo:padding-bottom="0cm" fo:border-left="0.75pt solid #000000" fo:border-right="0.75pt solid #000000" fo:border-top="0.75pt solid #000000" fo:border-bottom="1.5pt solid #000000" style:writing-mode="lr-tb"/>
    </style:style>
    <style:style style:name="表13.C13" style:family="table-cell">
      <style:table-cell-properties style:vertical-align="top" fo:padding-left="0.175cm" fo:padding-right="0.175cm" fo:padding-top="0cm" fo:padding-bottom="0cm" fo:border-left="0.75pt solid #000000" fo:border-right="1.5pt solid #000000" fo:border-top="0.75pt solid #000000" fo:border-bottom="1.5pt solid #000000" style:writing-mode="lr-tb"/>
    </style:style>
    <style:style style:name="表14" style:family="table">
      <style:table-properties style:width="15.402cm" fo:margin-left="-0.201cm" table:align="left" style:writing-mode="lr-tb"/>
    </style:style>
    <style:style style:name="表14.A" style:family="table-column">
      <style:table-column-properties style:column-width="2.926cm"/>
    </style:style>
    <style:style style:name="表14.B" style:family="table-column">
      <style:table-column-properties style:column-width="12.476cm"/>
    </style:style>
    <style:style style:name="表14.1" style:family="table-row">
      <style:table-row-properties fo:keep-together="auto"/>
    </style:style>
    <style:style style:name="表14.A1" style:family="table-cell">
      <style:table-cell-properties style:vertical-align="top" fo:padding-left="0.175cm" fo:padding-right="0.175cm" fo:padding-top="0cm" fo:padding-bottom="0cm" fo:border-left="1.5pt solid #000000" fo:border-right="0.75pt solid #000000" fo:border-top="1.5pt solid #000000" fo:border-bottom="1.5pt solid #000000" style:writing-mode="lr-tb"/>
    </style:style>
    <style:style style:name="表14.B1" style:family="table-cell">
      <style:table-cell-properties style:vertical-align="top" fo:padding-left="0.175cm" fo:padding-right="0.175cm" fo:padding-top="0cm" fo:padding-bottom="0cm" fo:border-left="0.75pt solid #000000" fo:border-right="1.5pt solid #000000" fo:border-top="1.5pt solid #000000" fo:border-bottom="1.5pt solid #000000" style:writing-mode="lr-tb"/>
    </style:style>
    <style:style style:name="表14.A2" style:family="table-cell">
      <style:table-cell-properties style:vertical-align="top" fo:padding-left="0.175cm" fo:padding-right="0.175cm" fo:padding-top="0cm" fo:padding-bottom="0cm" fo:border-left="1.5pt solid #000000" fo:border-right="0.75pt solid #000000" fo:border-top="none" fo:border-bottom="0.75pt solid #000000" style:writing-mode="lr-tb"/>
    </style:style>
    <style:style style:name="表14.B2" style:family="table-cell">
      <style:table-cell-properties style:vertical-align="top" fo:padding-left="0.175cm" fo:padding-right="0.175cm" fo:padding-top="0cm" fo:padding-bottom="0cm" fo:border-left="0.75pt solid #000000" fo:border-right="1.5pt solid #000000" fo:border-top="none" fo:border-bottom="0.75pt solid #000000" style:writing-mode="lr-tb"/>
    </style:style>
    <style:style style:name="表14.A3" style:family="table-cell">
      <style:table-cell-properties style:vertical-align="top" fo:padding-left="0.175cm" fo:padding-right="0.175cm" fo:padding-top="0cm" fo:padding-bottom="0cm" fo:border-left="1.5pt solid #000000" fo:border-right="0.75pt solid #000000" fo:border-top="0.75pt solid #000000" fo:border-bottom="0.75pt solid #000000" style:writing-mode="lr-tb"/>
    </style:style>
    <style:style style:name="表14.B3" style:family="table-cell">
      <style:table-cell-properties style:vertical-align="top" fo:padding-left="0.175cm" fo:padding-right="0.175cm" fo:padding-top="0cm" fo:padding-bottom="0cm" fo:border-left="0.75pt solid #000000" fo:border-right="1.5pt solid #000000" fo:border-top="0.75pt solid #000000" fo:border-bottom="0.75pt solid #000000" style:writing-mode="lr-tb"/>
    </style:style>
    <style:style style:name="表14.A5" style:family="table-cell">
      <style:table-cell-properties style:vertical-align="top" fo:padding-left="0.175cm" fo:padding-right="0.175cm" fo:padding-top="0cm" fo:padding-bottom="0cm" fo:border-left="1.5pt solid #000000" fo:border-right="0.75pt solid #000000" fo:border-top="0.75pt solid #000000" fo:border-bottom="none" style:writing-mode="lr-tb"/>
    </style:style>
    <style:style style:name="表14.B5" style:family="table-cell">
      <style:table-cell-properties style:vertical-align="top" fo:padding-left="0.175cm" fo:padding-right="0.175cm" fo:padding-top="0cm" fo:padding-bottom="0cm" fo:border-left="0.75pt solid #000000" fo:border-right="1.5pt solid #000000" fo:border-top="0.75pt solid #000000" fo:border-bottom="none" style:writing-mode="lr-tb"/>
    </style:style>
    <style:style style:name="表14.A6" style:family="table-cell">
      <style:table-cell-properties style:vertical-align="top" style:border-line-width-bottom="0.026cm 0.026cm 0.026cm" fo:padding-left="0.175cm" fo:padding-right="0.175cm" fo:padding-top="0cm" fo:padding-bottom="0cm" fo:border-left="1.5pt solid #000000" fo:border-right="0.75pt solid #000000" fo:border-top="0.75pt solid #000000" fo:border-bottom="2.25pt double #000000" style:writing-mode="lr-tb"/>
    </style:style>
    <style:style style:name="表14.B6" style:family="table-cell">
      <style:table-cell-properties style:vertical-align="top" style:border-line-width-bottom="0.026cm 0.026cm 0.026cm" fo:padding-left="0.175cm" fo:padding-right="0.175cm" fo:padding-top="0cm" fo:padding-bottom="0cm" fo:border-left="0.75pt solid #000000" fo:border-right="1.5pt solid #000000" fo:border-top="0.75pt solid #000000" fo:border-bottom="2.25pt double #000000" style:writing-mode="lr-tb"/>
    </style:style>
    <style:style style:name="表14.A10" style:family="table-cell">
      <style:table-cell-properties style:vertical-align="top" fo:padding-left="0.175cm" fo:padding-right="0.175cm" fo:padding-top="0cm" fo:padding-bottom="0cm" fo:border-left="1.5pt solid #000000" fo:border-right="0.75pt solid #000000" fo:border-top="0.75pt solid #000000" fo:border-bottom="1.5pt solid #000000" style:writing-mode="lr-tb"/>
    </style:style>
    <style:style style:name="表14.B10" style:family="table-cell">
      <style:table-cell-properties style:vertical-align="top" fo:padding-left="0.175cm" fo:padding-right="0.175cm" fo:padding-top="0cm" fo:padding-bottom="0cm" fo:border-left="0.75pt solid #000000" fo:border-right="1.5pt solid #000000" fo:border-top="0.75pt solid #000000" fo:border-bottom="1.5pt solid #000000" style:writing-mode="lr-tb"/>
    </style:style>
    <style:style style:name="表15" style:family="table">
      <style:table-properties style:width="16.103cm" fo:margin-left="-0.201cm" table:align="left" style:writing-mode="lr-tb"/>
    </style:style>
    <style:style style:name="表15.A" style:family="table-column">
      <style:table-column-properties style:column-width="5.115cm"/>
    </style:style>
    <style:style style:name="表15.B" style:family="table-column">
      <style:table-column-properties style:column-width="4.584cm"/>
    </style:style>
    <style:style style:name="表15.C" style:family="table-column">
      <style:table-column-properties style:column-width="6.403cm"/>
    </style:style>
    <style:style style:name="表15.1" style:family="table-row">
      <style:table-row-properties fo:keep-together="auto"/>
    </style:style>
    <style:style style:name="表15.A1" style:family="table-cell">
      <style:table-cell-properties style:vertical-align="top" fo:padding-left="0.175cm" fo:padding-right="0.175cm" fo:padding-top="0cm" fo:padding-bottom="0cm" fo:border-left="1.5pt solid #000000" fo:border-right="0.75pt solid #000000" fo:border-top="1.5pt solid #000000" fo:border-bottom="1.5pt solid #000000" style:writing-mode="lr-tb"/>
    </style:style>
    <style:style style:name="表15.B1" style:family="table-cell">
      <style:table-cell-properties style:vertical-align="top" fo:padding-left="0.175cm" fo:padding-right="0.175cm" fo:padding-top="0cm" fo:padding-bottom="0cm" fo:border-left="0.75pt solid #000000" fo:border-right="0.75pt solid #000000" fo:border-top="1.5pt solid #000000" fo:border-bottom="1.5pt solid #000000" style:writing-mode="lr-tb"/>
    </style:style>
    <style:style style:name="表15.C1" style:family="table-cell">
      <style:table-cell-properties style:vertical-align="top" fo:padding-left="0.175cm" fo:padding-right="0.175cm" fo:padding-top="0cm" fo:padding-bottom="0cm" fo:border-left="0.75pt solid #000000" fo:border-right="1.5pt solid #000000" fo:border-top="1.5pt solid #000000" fo:border-bottom="1.5pt solid #000000" style:writing-mode="lr-tb"/>
    </style:style>
    <style:style style:name="表15.A2" style:family="table-cell">
      <style:table-cell-properties style:vertical-align="top" fo:padding-left="0.175cm" fo:padding-right="0.175cm" fo:padding-top="0cm" fo:padding-bottom="0cm" fo:border-left="1.5pt solid #000000" fo:border-right="0.75pt solid #000000" fo:border-top="none" fo:border-bottom="0.75pt solid #000000" style:writing-mode="lr-tb"/>
    </style:style>
    <style:style style:name="表15.B2" style:family="table-cell">
      <style:table-cell-properties style:vertical-align="top" fo:padding-left="0.175cm" fo:padding-right="0.175cm" fo:padding-top="0cm" fo:padding-bottom="0cm" fo:border-left="0.75pt solid #000000" fo:border-right="0.75pt solid #000000" fo:border-top="none" fo:border-bottom="0.75pt solid #000000" style:writing-mode="lr-tb"/>
    </style:style>
    <style:style style:name="表15.C2" style:family="table-cell">
      <style:table-cell-properties style:vertical-align="top" fo:padding-left="0.175cm" fo:padding-right="0.175cm" fo:padding-top="0cm" fo:padding-bottom="0cm" fo:border-left="0.75pt solid #000000" fo:border-right="1.5pt solid #000000" fo:border-top="none" fo:border-bottom="0.75pt solid #000000" style:writing-mode="lr-tb"/>
    </style:style>
    <style:style style:name="表15.A3" style:family="table-cell">
      <style:table-cell-properties style:vertical-align="top" fo:padding-left="0.175cm" fo:padding-right="0.175cm" fo:padding-top="0cm" fo:padding-bottom="0cm" fo:border-left="1.5pt solid #000000" fo:border-right="0.75pt solid #000000" fo:border-top="0.75pt solid #000000" fo:border-bottom="0.75pt solid #000000" style:writing-mode="lr-tb"/>
    </style:style>
    <style:style style:name="表15.B3" style:family="table-cell">
      <style:table-cell-properties style:vertical-align="top" fo:padding-left="0.175cm" fo:padding-right="0.175cm" fo:padding-top="0cm" fo:padding-bottom="0cm" fo:border="0.75pt solid #000000" style:writing-mode="lr-tb"/>
    </style:style>
    <style:style style:name="表15.C3" style:family="table-cell">
      <style:table-cell-properties style:vertical-align="top" fo:padding-left="0.175cm" fo:padding-right="0.175cm" fo:padding-top="0cm" fo:padding-bottom="0cm" fo:border-left="0.75pt solid #000000" fo:border-right="1.5pt solid #000000" fo:border-top="0.75pt solid #000000" fo:border-bottom="0.75pt solid #000000" style:writing-mode="lr-tb"/>
    </style:style>
    <style:style style:name="表15.A10" style:family="table-cell">
      <style:table-cell-properties style:vertical-align="top" fo:padding-left="0.175cm" fo:padding-right="0.175cm" fo:padding-top="0cm" fo:padding-bottom="0cm" fo:border-left="1.5pt solid #000000" fo:border-right="0.75pt solid #000000" fo:border-top="0.75pt solid #000000" fo:border-bottom="none" style:writing-mode="lr-tb"/>
    </style:style>
    <style:style style:name="表15.B10" style:family="table-cell">
      <style:table-cell-properties style:vertical-align="top" fo:padding-left="0.175cm" fo:padding-right="0.175cm" fo:padding-top="0cm" fo:padding-bottom="0cm" fo:border-left="0.75pt solid #000000" fo:border-right="0.75pt solid #000000" fo:border-top="0.75pt solid #000000" fo:border-bottom="none" style:writing-mode="lr-tb"/>
    </style:style>
    <style:style style:name="表15.C10" style:family="table-cell">
      <style:table-cell-properties style:vertical-align="top" fo:padding-left="0.175cm" fo:padding-right="0.175cm" fo:padding-top="0cm" fo:padding-bottom="0cm" fo:border-left="0.75pt solid #000000" fo:border-right="1.5pt solid #000000" fo:border-top="0.75pt solid #000000" fo:border-bottom="none" style:writing-mode="lr-tb"/>
    </style:style>
    <style:style style:name="表15.A11" style:family="table-cell">
      <style:table-cell-properties style:vertical-align="top" fo:padding-left="0.175cm" fo:padding-right="0.175cm" fo:padding-top="0cm" fo:padding-bottom="0cm" fo:border-left="0.75pt dashed #000000" fo:border-right="0.75pt dashed #000000" fo:border-top="0.75pt solid #000000" fo:border-bottom="none" style:writing-mode="lr-tb"/>
    </style:style>
    <style:style style:name="表15.B11" style:family="table-cell">
      <style:table-cell-properties style:vertical-align="top" fo:padding-left="0.175cm" fo:padding-right="0.175cm" fo:padding-top="0cm" fo:padding-bottom="0cm" fo:border-left="none" fo:border-right="0.75pt dashed #000000" fo:border-top="0.75pt solid #000000" fo:border-bottom="none" style:writing-mode="lr-tb"/>
    </style:style>
    <style:style style:name="表15.A12" style:family="table-cell">
      <style:table-cell-properties style:vertical-align="top" fo:padding-left="0.175cm" fo:padding-right="0.175cm" fo:padding-top="0cm" fo:padding-bottom="0cm" fo:border-left="0.75pt dashed #000000" fo:border-right="0.75pt dashed #000000" fo:border-top="none" fo:border-bottom="0.75pt solid #000000" style:writing-mode="lr-tb"/>
    </style:style>
    <style:style style:name="表15.B12" style:family="table-cell">
      <style:table-cell-properties style:vertical-align="top" fo:padding-left="0.175cm" fo:padding-right="0.175cm" fo:padding-top="0cm" fo:padding-bottom="0cm" fo:border-left="none" fo:border-right="0.75pt dashed #000000" fo:border-top="none" fo:border-bottom="0.75pt solid #000000" style:writing-mode="lr-tb"/>
    </style:style>
    <style:style style:name="表15.A13" style:family="table-cell">
      <style:table-cell-properties style:vertical-align="top" fo:padding-left="0.175cm" fo:padding-right="0.175cm" fo:padding-top="0cm" fo:padding-bottom="0cm" fo:border-left="1.5pt solid #000000" fo:border-right="0.75pt solid #000000" fo:border-top="0.75pt solid #000000" fo:border-bottom="1.5pt solid #000000" style:writing-mode="lr-tb"/>
    </style:style>
    <style:style style:name="表15.B13" style:family="table-cell">
      <style:table-cell-properties style:vertical-align="top" fo:padding-left="0.175cm" fo:padding-right="0.175cm" fo:padding-top="0cm" fo:padding-bottom="0cm" fo:border-left="0.75pt solid #000000" fo:border-right="0.75pt solid #000000" fo:border-top="0.75pt solid #000000" fo:border-bottom="1.5pt solid #000000" style:writing-mode="lr-tb"/>
    </style:style>
    <style:style style:name="表15.C13" style:family="table-cell">
      <style:table-cell-properties style:vertical-align="top" fo:padding-left="0.175cm" fo:padding-right="0.175cm" fo:padding-top="0cm" fo:padding-bottom="0cm" fo:border-left="0.75pt solid #000000" fo:border-right="1.5pt solid #000000" fo:border-top="0.75pt solid #000000" fo:border-bottom="1.5pt solid #000000" style:writing-mode="lr-tb"/>
    </style:style>
    <style:style style:name="表16" style:family="table">
      <style:table-properties style:width="15.399cm" fo:margin-left="-0.201cm" table:align="left" style:writing-mode="lr-tb"/>
    </style:style>
    <style:style style:name="表16.A" style:family="table-column">
      <style:table-column-properties style:column-width="5.115cm"/>
    </style:style>
    <style:style style:name="表16.C" style:family="table-column">
      <style:table-column-properties style:column-width="5.168cm"/>
    </style:style>
    <style:style style:name="表16.1" style:family="table-row">
      <style:table-row-properties fo:keep-together="auto"/>
    </style:style>
    <style:style style:name="表16.A1" style:family="table-cell">
      <style:table-cell-properties style:vertical-align="top" fo:padding-left="0.175cm" fo:padding-right="0.175cm" fo:padding-top="0cm" fo:padding-bottom="0cm" fo:border-left="1.5pt solid #000000" fo:border-right="0.75pt solid #000000" fo:border-top="1.5pt solid #000000" fo:border-bottom="0.75pt solid #000000" style:writing-mode="lr-tb"/>
    </style:style>
    <style:style style:name="表16.B1" style:family="table-cell">
      <style:table-cell-properties style:vertical-align="top" fo:padding-left="0.175cm" fo:padding-right="0.175cm" fo:padding-top="0cm" fo:padding-bottom="0cm" fo:border-left="0.75pt solid #000000" fo:border-right="0.75pt solid #000000" fo:border-top="1.5pt solid #000000" fo:border-bottom="0.75pt solid #000000" style:writing-mode="lr-tb"/>
    </style:style>
    <style:style style:name="表16.C1" style:family="table-cell">
      <style:table-cell-properties style:vertical-align="top" fo:padding-left="0.175cm" fo:padding-right="0.175cm" fo:padding-top="0cm" fo:padding-bottom="0cm" fo:border-left="0.75pt solid #000000" fo:border-right="1.5pt solid #000000" fo:border-top="1.5pt solid #000000" fo:border-bottom="0.75pt solid #000000" style:writing-mode="lr-tb"/>
    </style:style>
    <style:style style:name="表16.A2" style:family="table-cell">
      <style:table-cell-properties style:vertical-align="top" fo:padding-left="0.175cm" fo:padding-right="0.175cm" fo:padding-top="0cm" fo:padding-bottom="0cm" fo:border-left="1.5pt solid #000000" fo:border-right="0.75pt solid #000000" fo:border-top="0.75pt solid #000000" fo:border-bottom="1.5pt solid #000000" style:writing-mode="lr-tb"/>
    </style:style>
    <style:style style:name="表16.B2" style:family="table-cell">
      <style:table-cell-properties style:vertical-align="top" fo:padding-left="0.175cm" fo:padding-right="0.175cm" fo:padding-top="0cm" fo:padding-bottom="0cm" fo:border-left="0.75pt solid #000000" fo:border-right="0.75pt solid #000000" fo:border-top="0.75pt solid #000000" fo:border-bottom="1.5pt solid #000000" style:writing-mode="lr-tb"/>
    </style:style>
    <style:style style:name="表16.C2" style:family="table-cell">
      <style:table-cell-properties style:vertical-align="top" fo:padding-left="0.175cm" fo:padding-right="0.175cm" fo:padding-top="0cm" fo:padding-bottom="0cm" fo:border-left="0.75pt solid #000000" fo:border-right="1.5pt solid #000000" fo:border-top="0.75pt solid #000000" fo:border-bottom="1.5pt solid #000000" style:writing-mode="lr-tb"/>
    </style:style>
    <style:style style:name="表17" style:family="table">
      <style:table-properties style:width="15.399cm" fo:margin-left="-0.201cm" table:align="left" style:writing-mode="lr-tb"/>
    </style:style>
    <style:style style:name="表17.A" style:family="table-column">
      <style:table-column-properties style:column-width="5.115cm"/>
    </style:style>
    <style:style style:name="表17.C" style:family="table-column">
      <style:table-column-properties style:column-width="5.168cm"/>
    </style:style>
    <style:style style:name="表17.1" style:family="table-row">
      <style:table-row-properties fo:keep-together="auto"/>
    </style:style>
    <style:style style:name="表17.A1" style:family="table-cell">
      <style:table-cell-properties style:vertical-align="top" fo:padding-left="0.175cm" fo:padding-right="0.175cm" fo:padding-top="0cm" fo:padding-bottom="0cm" fo:border-left="1.5pt solid #000000" fo:border-right="0.75pt solid #000000" fo:border-top="1.5pt solid #000000" fo:border-bottom="0.75pt solid #000000" style:writing-mode="lr-tb"/>
    </style:style>
    <style:style style:name="表17.B1" style:family="table-cell">
      <style:table-cell-properties style:vertical-align="top" fo:padding-left="0.175cm" fo:padding-right="0.175cm" fo:padding-top="0cm" fo:padding-bottom="0cm" fo:border-left="0.75pt solid #000000" fo:border-right="0.75pt solid #000000" fo:border-top="1.5pt solid #000000" fo:border-bottom="0.75pt solid #000000" style:writing-mode="lr-tb"/>
    </style:style>
    <style:style style:name="表17.C1" style:family="table-cell">
      <style:table-cell-properties style:vertical-align="top" fo:padding-left="0.175cm" fo:padding-right="0.175cm" fo:padding-top="0cm" fo:padding-bottom="0cm" fo:border-left="0.75pt solid #000000" fo:border-right="1.5pt solid #000000" fo:border-top="1.5pt solid #000000" fo:border-bottom="0.75pt solid #000000" style:writing-mode="lr-tb"/>
    </style:style>
    <style:style style:name="表17.A2" style:family="table-cell">
      <style:table-cell-properties style:vertical-align="top" fo:padding-left="0.175cm" fo:padding-right="0.175cm" fo:padding-top="0cm" fo:padding-bottom="0cm" fo:border-left="1.5pt solid #000000" fo:border-right="0.75pt solid #000000" fo:border-top="0.75pt solid #000000" fo:border-bottom="0.75pt solid #000000" style:writing-mode="lr-tb"/>
    </style:style>
    <style:style style:name="表17.B2" style:family="table-cell">
      <style:table-cell-properties style:vertical-align="top" fo:padding-left="0.175cm" fo:padding-right="0.175cm" fo:padding-top="0cm" fo:padding-bottom="0cm" fo:border="0.75pt solid #000000" style:writing-mode="lr-tb"/>
    </style:style>
    <style:style style:name="表17.C2" style:family="table-cell">
      <style:table-cell-properties style:vertical-align="top" fo:padding-left="0.175cm" fo:padding-right="0.175cm" fo:padding-top="0cm" fo:padding-bottom="0cm" fo:border-left="0.75pt solid #000000" fo:border-right="1.5pt solid #000000" fo:border-top="0.75pt solid #000000" fo:border-bottom="0.75pt solid #000000" style:writing-mode="lr-tb"/>
    </style:style>
    <style:style style:name="表17.A3" style:family="table-cell">
      <style:table-cell-properties style:vertical-align="top" fo:padding-left="0.175cm" fo:padding-right="0.175cm" fo:padding-top="0cm" fo:padding-bottom="0cm" fo:border-left="1.5pt solid #000000" fo:border-right="0.75pt solid #000000" fo:border-top="0.75pt solid #000000" fo:border-bottom="1.5pt solid #000000" style:writing-mode="lr-tb"/>
    </style:style>
    <style:style style:name="表17.B3" style:family="table-cell">
      <style:table-cell-properties style:vertical-align="top" fo:padding-left="0.175cm" fo:padding-right="0.175cm" fo:padding-top="0cm" fo:padding-bottom="0cm" fo:border-left="0.75pt solid #000000" fo:border-right="0.75pt solid #000000" fo:border-top="0.75pt solid #000000" fo:border-bottom="1.5pt solid #000000" style:writing-mode="lr-tb"/>
    </style:style>
    <style:style style:name="表17.C3" style:family="table-cell">
      <style:table-cell-properties style:vertical-align="top" fo:padding-left="0.175cm" fo:padding-right="0.175cm" fo:padding-top="0cm" fo:padding-bottom="0cm" fo:border-left="0.75pt solid #000000" fo:border-right="1.5pt solid #000000" fo:border-top="0.75pt solid #000000" fo:border-bottom="1.5pt solid #000000" style:writing-mode="lr-tb"/>
    </style:style>
    <style:style style:name="表18" style:family="table">
      <style:table-properties style:width="15.399cm" fo:margin-left="-0.201cm" table:align="left" style:writing-mode="lr-tb"/>
    </style:style>
    <style:style style:name="表18.A" style:family="table-column">
      <style:table-column-properties style:column-width="5.115cm"/>
    </style:style>
    <style:style style:name="表18.B" style:family="table-column">
      <style:table-column-properties style:column-width="2.256cm"/>
    </style:style>
    <style:style style:name="表18.C" style:family="table-column">
      <style:table-column-properties style:column-width="8.027cm"/>
    </style:style>
    <style:style style:name="表18.1" style:family="table-row">
      <style:table-row-properties fo:keep-together="auto"/>
    </style:style>
    <style:style style:name="表18.A1" style:family="table-cell">
      <style:table-cell-properties style:vertical-align="top" fo:padding-left="0.175cm" fo:padding-right="0.175cm" fo:padding-top="0cm" fo:padding-bottom="0cm" fo:border-left="1.5pt solid #000000" fo:border-right="0.75pt solid #000000" fo:border-top="1.5pt solid #000000" fo:border-bottom="0.75pt solid #000000" style:writing-mode="lr-tb"/>
    </style:style>
    <style:style style:name="表18.B1" style:family="table-cell">
      <style:table-cell-properties style:vertical-align="top" fo:padding-left="0.175cm" fo:padding-right="0.175cm" fo:padding-top="0cm" fo:padding-bottom="0cm" fo:border-left="0.75pt solid #000000" fo:border-right="0.75pt solid #000000" fo:border-top="1.5pt solid #000000" fo:border-bottom="0.75pt solid #000000" style:writing-mode="lr-tb"/>
    </style:style>
    <style:style style:name="表18.C1" style:family="table-cell">
      <style:table-cell-properties style:vertical-align="top" fo:padding-left="0.175cm" fo:padding-right="0.175cm" fo:padding-top="0cm" fo:padding-bottom="0cm" fo:border-left="0.75pt solid #000000" fo:border-right="1.5pt solid #000000" fo:border-top="1.5pt solid #000000" fo:border-bottom="0.75pt solid #000000" style:writing-mode="lr-tb"/>
    </style:style>
    <style:style style:name="表18.A2" style:family="table-cell">
      <style:table-cell-properties style:vertical-align="top" fo:padding-left="0.175cm" fo:padding-right="0.175cm" fo:padding-top="0cm" fo:padding-bottom="0cm" fo:border-left="1.5pt solid #000000" fo:border-right="0.75pt solid #000000" fo:border-top="0.75pt solid #000000" fo:border-bottom="0.75pt solid #000000" style:writing-mode="lr-tb"/>
    </style:style>
    <style:style style:name="表18.B2" style:family="table-cell">
      <style:table-cell-properties style:vertical-align="top" fo:padding-left="0.175cm" fo:padding-right="0.175cm" fo:padding-top="0cm" fo:padding-bottom="0cm" fo:border="0.75pt solid #000000" style:writing-mode="lr-tb"/>
    </style:style>
    <style:style style:name="表18.C2" style:family="table-cell">
      <style:table-cell-properties style:vertical-align="top" fo:padding-left="0.175cm" fo:padding-right="0.175cm" fo:padding-top="0cm" fo:padding-bottom="0cm" fo:border-left="0.75pt solid #000000" fo:border-right="1.5pt solid #000000" fo:border-top="0.75pt solid #000000" fo:border-bottom="0.75pt solid #000000" style:writing-mode="lr-tb"/>
    </style:style>
    <style:style style:name="表18.A6" style:family="table-cell">
      <style:table-cell-properties style:vertical-align="top" fo:padding-left="0.175cm" fo:padding-right="0.175cm" fo:padding-top="0cm" fo:padding-bottom="0cm" fo:border-left="1.5pt solid #000000" fo:border-right="0.75pt solid #000000" fo:border-top="0.75pt solid #000000" fo:border-bottom="1.5pt solid #000000" style:writing-mode="lr-tb"/>
    </style:style>
    <style:style style:name="表18.B6" style:family="table-cell">
      <style:table-cell-properties style:vertical-align="top" fo:padding-left="0.175cm" fo:padding-right="0.175cm" fo:padding-top="0cm" fo:padding-bottom="0cm" fo:border-left="0.75pt solid #000000" fo:border-right="0.75pt solid #000000" fo:border-top="0.75pt solid #000000" fo:border-bottom="1.5pt solid #000000" style:writing-mode="lr-tb"/>
    </style:style>
    <style:style style:name="表18.C6" style:family="table-cell">
      <style:table-cell-properties style:vertical-align="top" fo:padding-left="0.175cm" fo:padding-right="0.175cm" fo:padding-top="0cm" fo:padding-bottom="0cm" fo:border-left="0.75pt solid #000000" fo:border-right="1.5pt solid #000000" fo:border-top="0.75pt solid #000000" fo:border-bottom="1.5pt solid #000000" style:writing-mode="lr-tb"/>
    </style:style>
    <style:style style:name="表19" style:family="table">
      <style:table-properties style:width="15.399cm" fo:margin-left="-0.201cm" table:align="left" style:writing-mode="lr-tb"/>
    </style:style>
    <style:style style:name="表19.A" style:family="table-column">
      <style:table-column-properties style:column-width="5.115cm"/>
    </style:style>
    <style:style style:name="表19.C" style:family="table-column">
      <style:table-column-properties style:column-width="5.168cm"/>
    </style:style>
    <style:style style:name="表19.1" style:family="table-row">
      <style:table-row-properties fo:keep-together="auto"/>
    </style:style>
    <style:style style:name="表19.A1" style:family="table-cell">
      <style:table-cell-properties style:vertical-align="top" fo:padding-left="0.175cm" fo:padding-right="0.175cm" fo:padding-top="0cm" fo:padding-bottom="0cm" fo:border-left="1.5pt solid #000000" fo:border-right="0.75pt solid #000000" fo:border-top="1.5pt solid #000000" fo:border-bottom="0.75pt solid #000000" style:writing-mode="lr-tb"/>
    </style:style>
    <style:style style:name="表19.B1" style:family="table-cell">
      <style:table-cell-properties style:vertical-align="top" fo:padding-left="0.175cm" fo:padding-right="0.175cm" fo:padding-top="0cm" fo:padding-bottom="0cm" fo:border-left="0.75pt solid #000000" fo:border-right="0.75pt solid #000000" fo:border-top="1.5pt solid #000000" fo:border-bottom="0.75pt solid #000000" style:writing-mode="lr-tb"/>
    </style:style>
    <style:style style:name="表19.C1" style:family="table-cell">
      <style:table-cell-properties style:vertical-align="top" fo:padding-left="0.175cm" fo:padding-right="0.175cm" fo:padding-top="0cm" fo:padding-bottom="0cm" fo:border-left="0.75pt solid #000000" fo:border-right="1.5pt solid #000000" fo:border-top="1.5pt solid #000000" fo:border-bottom="0.75pt solid #000000" style:writing-mode="lr-tb"/>
    </style:style>
    <style:style style:name="表19.A2" style:family="table-cell">
      <style:table-cell-properties style:vertical-align="top" fo:padding-left="0.175cm" fo:padding-right="0.175cm" fo:padding-top="0cm" fo:padding-bottom="0cm" fo:border-left="1.5pt solid #000000" fo:border-right="0.75pt solid #000000" fo:border-top="0.75pt solid #000000" fo:border-bottom="0.75pt solid #000000" style:writing-mode="lr-tb"/>
    </style:style>
    <style:style style:name="表19.B2" style:family="table-cell">
      <style:table-cell-properties style:vertical-align="top" fo:padding-left="0.175cm" fo:padding-right="0.175cm" fo:padding-top="0cm" fo:padding-bottom="0cm" fo:border="0.75pt solid #000000" style:writing-mode="lr-tb"/>
    </style:style>
    <style:style style:name="表19.C2" style:family="table-cell">
      <style:table-cell-properties style:vertical-align="top" fo:padding-left="0.175cm" fo:padding-right="0.175cm" fo:padding-top="0cm" fo:padding-bottom="0cm" fo:border-left="0.75pt solid #000000" fo:border-right="1.5pt solid #000000" fo:border-top="0.75pt solid #000000" fo:border-bottom="0.75pt solid #000000" style:writing-mode="lr-tb"/>
    </style:style>
    <style:style style:name="表19.A6" style:family="table-cell">
      <style:table-cell-properties style:vertical-align="top" fo:padding-left="0.175cm" fo:padding-right="0.175cm" fo:padding-top="0cm" fo:padding-bottom="0cm" fo:border-left="1.5pt solid #000000" fo:border-right="0.75pt solid #000000" fo:border-top="0.75pt solid #000000" fo:border-bottom="1.5pt solid #000000" style:writing-mode="lr-tb"/>
    </style:style>
    <style:style style:name="表19.B6" style:family="table-cell">
      <style:table-cell-properties style:vertical-align="top" fo:padding-left="0.175cm" fo:padding-right="0.175cm" fo:padding-top="0cm" fo:padding-bottom="0cm" fo:border-left="0.75pt solid #000000" fo:border-right="0.75pt solid #000000" fo:border-top="0.75pt solid #000000" fo:border-bottom="1.5pt solid #000000" style:writing-mode="lr-tb"/>
    </style:style>
    <style:style style:name="表19.C6" style:family="table-cell">
      <style:table-cell-properties style:vertical-align="top" fo:padding-left="0.175cm" fo:padding-right="0.175cm" fo:padding-top="0cm" fo:padding-bottom="0cm" fo:border-left="0.75pt solid #000000" fo:border-right="1.5pt solid #000000" fo:border-top="0.75pt solid #000000" fo:border-bottom="1.5pt solid #000000" style:writing-mode="lr-tb"/>
    </style:style>
    <style:style style:name="表20" style:family="table">
      <style:table-properties style:width="15.399cm" fo:margin-left="-0.201cm" table:align="left" style:writing-mode="lr-tb"/>
    </style:style>
    <style:style style:name="表20.A" style:family="table-column">
      <style:table-column-properties style:column-width="5.115cm"/>
    </style:style>
    <style:style style:name="表20.C" style:family="table-column">
      <style:table-column-properties style:column-width="5.168cm"/>
    </style:style>
    <style:style style:name="表20.1" style:family="table-row">
      <style:table-row-properties fo:keep-together="auto"/>
    </style:style>
    <style:style style:name="表20.A1" style:family="table-cell">
      <style:table-cell-properties style:vertical-align="top" fo:padding-left="0.175cm" fo:padding-right="0.175cm" fo:padding-top="0cm" fo:padding-bottom="0cm" fo:border-left="1.5pt solid #000000" fo:border-right="0.75pt solid #000000" fo:border-top="1.5pt solid #000000" fo:border-bottom="1.5pt solid #000000" style:writing-mode="lr-tb"/>
    </style:style>
    <style:style style:name="表20.B1" style:family="table-cell">
      <style:table-cell-properties style:vertical-align="top" fo:padding-left="0.175cm" fo:padding-right="0.175cm" fo:padding-top="0cm" fo:padding-bottom="0cm" fo:border-left="0.75pt solid #000000" fo:border-right="0.75pt solid #000000" fo:border-top="1.5pt solid #000000" fo:border-bottom="1.5pt solid #000000" style:writing-mode="lr-tb"/>
    </style:style>
    <style:style style:name="表20.C1" style:family="table-cell">
      <style:table-cell-properties style:vertical-align="top" fo:padding-left="0.175cm" fo:padding-right="0.175cm" fo:padding-top="0cm" fo:padding-bottom="0cm" fo:border-left="0.75pt solid #000000" fo:border-right="1.5pt solid #000000" fo:border-top="1.5pt solid #000000" fo:border-bottom="1.5pt solid #000000" style:writing-mode="lr-tb"/>
    </style:style>
    <style:style style:name="表20.A2" style:family="table-cell">
      <style:table-cell-properties style:vertical-align="top" fo:padding-left="0.175cm" fo:padding-right="0.175cm" fo:padding-top="0cm" fo:padding-bottom="0cm" fo:border-left="1.5pt solid #000000" fo:border-right="0.75pt solid #000000" fo:border-top="none" fo:border-bottom="0.75pt solid #000000" style:writing-mode="lr-tb"/>
    </style:style>
    <style:style style:name="表20.B2" style:family="table-cell">
      <style:table-cell-properties style:vertical-align="top" fo:padding-left="0.175cm" fo:padding-right="0.175cm" fo:padding-top="0cm" fo:padding-bottom="0cm" fo:border-left="0.75pt solid #000000" fo:border-right="0.75pt solid #000000" fo:border-top="none" fo:border-bottom="0.75pt solid #000000" style:writing-mode="lr-tb"/>
    </style:style>
    <style:style style:name="表20.C2" style:family="table-cell">
      <style:table-cell-properties style:vertical-align="top" fo:padding-left="0.175cm" fo:padding-right="0.175cm" fo:padding-top="0cm" fo:padding-bottom="0cm" fo:border-left="0.75pt solid #000000" fo:border-right="1.5pt solid #000000" fo:border-top="none" fo:border-bottom="0.75pt solid #000000" style:writing-mode="lr-tb"/>
    </style:style>
    <style:style style:name="表20.A3" style:family="table-cell">
      <style:table-cell-properties style:vertical-align="top" fo:padding-left="0.175cm" fo:padding-right="0.175cm" fo:padding-top="0cm" fo:padding-bottom="0cm" fo:border-left="1.5pt solid #000000" fo:border-right="0.75pt solid #000000" fo:border-top="0.75pt solid #000000" fo:border-bottom="0.75pt solid #000000" style:writing-mode="lr-tb"/>
    </style:style>
    <style:style style:name="表20.B3" style:family="table-cell">
      <style:table-cell-properties style:vertical-align="top" fo:padding-left="0.175cm" fo:padding-right="0.175cm" fo:padding-top="0cm" fo:padding-bottom="0cm" fo:border="0.75pt solid #000000" style:writing-mode="lr-tb"/>
    </style:style>
    <style:style style:name="表20.C3" style:family="table-cell">
      <style:table-cell-properties style:vertical-align="top" fo:padding-left="0.175cm" fo:padding-right="0.175cm" fo:padding-top="0cm" fo:padding-bottom="0cm" fo:border-left="0.75pt solid #000000" fo:border-right="1.5pt solid #000000" fo:border-top="0.75pt solid #000000" fo:border-bottom="0.75pt solid #000000" style:writing-mode="lr-tb"/>
    </style:style>
    <style:style style:name="表20.A9" style:family="table-cell">
      <style:table-cell-properties style:vertical-align="top" fo:padding-left="0.175cm" fo:padding-right="0.175cm" fo:padding-top="0cm" fo:padding-bottom="0cm" fo:border-left="1.5pt solid #000000" fo:border-right="0.75pt solid #000000" fo:border-top="0.75pt solid #000000" fo:border-bottom="1.5pt solid #000000" style:writing-mode="lr-tb"/>
    </style:style>
    <style:style style:name="表20.B9" style:family="table-cell">
      <style:table-cell-properties style:vertical-align="top" fo:padding-left="0.175cm" fo:padding-right="0.175cm" fo:padding-top="0cm" fo:padding-bottom="0cm" fo:border-left="0.75pt solid #000000" fo:border-right="0.75pt solid #000000" fo:border-top="0.75pt solid #000000" fo:border-bottom="1.5pt solid #000000" style:writing-mode="lr-tb"/>
    </style:style>
    <style:style style:name="表20.C9" style:family="table-cell">
      <style:table-cell-properties style:vertical-align="top" fo:padding-left="0.175cm" fo:padding-right="0.175cm" fo:padding-top="0cm" fo:padding-bottom="0cm" fo:border-left="0.75pt solid #000000" fo:border-right="1.5pt solid #000000" fo:border-top="0.75pt solid #000000" fo:border-bottom="1.5pt solid #000000" style:writing-mode="lr-tb"/>
    </style:style>
    <style:style style:name="表21" style:family="table">
      <style:table-properties style:width="15.399cm" fo:margin-left="-0.201cm" table:align="left" style:writing-mode="lr-tb"/>
    </style:style>
    <style:style style:name="表21.A" style:family="table-column">
      <style:table-column-properties style:column-width="5.115cm"/>
    </style:style>
    <style:style style:name="表21.B" style:family="table-column">
      <style:table-column-properties style:column-width="4.373cm"/>
    </style:style>
    <style:style style:name="表21.C" style:family="table-column">
      <style:table-column-properties style:column-width="5.911cm"/>
    </style:style>
    <style:style style:name="表21.1" style:family="table-row">
      <style:table-row-properties fo:keep-together="auto"/>
    </style:style>
    <style:style style:name="表21.A1" style:family="table-cell">
      <style:table-cell-properties style:vertical-align="top" fo:padding-left="0.175cm" fo:padding-right="0.175cm" fo:padding-top="0cm" fo:padding-bottom="0cm" fo:border-left="1.5pt solid #000000" fo:border-right="0.75pt solid #000000" fo:border-top="1.5pt solid #000000" fo:border-bottom="0.75pt solid #000000" style:writing-mode="lr-tb"/>
    </style:style>
    <style:style style:name="表21.B1" style:family="table-cell">
      <style:table-cell-properties style:vertical-align="top" fo:padding-left="0.175cm" fo:padding-right="0.175cm" fo:padding-top="0cm" fo:padding-bottom="0cm" fo:border-left="0.75pt solid #000000" fo:border-right="0.75pt solid #000000" fo:border-top="1.5pt solid #000000" fo:border-bottom="0.75pt solid #000000" style:writing-mode="lr-tb"/>
    </style:style>
    <style:style style:name="表21.C1" style:family="table-cell">
      <style:table-cell-properties style:vertical-align="top" fo:padding-left="0.175cm" fo:padding-right="0.175cm" fo:padding-top="0cm" fo:padding-bottom="0cm" fo:border-left="0.75pt solid #000000" fo:border-right="1.5pt solid #000000" fo:border-top="1.5pt solid #000000" fo:border-bottom="0.75pt solid #000000" style:writing-mode="lr-tb"/>
    </style:style>
    <style:style style:name="表21.A2" style:family="table-cell">
      <style:table-cell-properties style:vertical-align="top" fo:padding-left="0.175cm" fo:padding-right="0.175cm" fo:padding-top="0cm" fo:padding-bottom="0cm" fo:border-left="1.5pt solid #000000" fo:border-right="0.75pt solid #000000" fo:border-top="0.75pt solid #000000" fo:border-bottom="0.75pt solid #000000" style:writing-mode="lr-tb"/>
    </style:style>
    <style:style style:name="表21.B2" style:family="table-cell">
      <style:table-cell-properties style:vertical-align="top" fo:padding-left="0.175cm" fo:padding-right="0.175cm" fo:padding-top="0cm" fo:padding-bottom="0cm" fo:border="0.75pt solid #000000" style:writing-mode="lr-tb"/>
    </style:style>
    <style:style style:name="表21.C2" style:family="table-cell">
      <style:table-cell-properties style:vertical-align="top" fo:padding-left="0.175cm" fo:padding-right="0.175cm" fo:padding-top="0cm" fo:padding-bottom="0cm" fo:border-left="0.75pt solid #000000" fo:border-right="1.5pt solid #000000" fo:border-top="0.75pt solid #000000" fo:border-bottom="0.75pt solid #000000" style:writing-mode="lr-tb"/>
    </style:style>
    <style:style style:name="表21.A8" style:family="table-cell">
      <style:table-cell-properties style:vertical-align="top" fo:padding-left="0.175cm" fo:padding-right="0.175cm" fo:padding-top="0cm" fo:padding-bottom="0cm" fo:border-left="1.5pt solid #000000" fo:border-right="0.75pt solid #000000" fo:border-top="0.75pt solid #000000" fo:border-bottom="1.5pt solid #000000" style:writing-mode="lr-tb"/>
    </style:style>
    <style:style style:name="表21.B8" style:family="table-cell">
      <style:table-cell-properties style:vertical-align="top" fo:padding-left="0.175cm" fo:padding-right="0.175cm" fo:padding-top="0cm" fo:padding-bottom="0cm" fo:border-left="0.75pt solid #000000" fo:border-right="0.75pt solid #000000" fo:border-top="0.75pt solid #000000" fo:border-bottom="1.5pt solid #000000" style:writing-mode="lr-tb"/>
    </style:style>
    <style:style style:name="表21.C8" style:family="table-cell">
      <style:table-cell-properties style:vertical-align="top" fo:padding-left="0.175cm" fo:padding-right="0.175cm" fo:padding-top="0cm" fo:padding-bottom="0cm" fo:border-left="0.75pt solid #000000" fo:border-right="1.5pt solid #000000" fo:border-top="0.75pt solid #000000" fo:border-bottom="1.5pt solid #000000" style:writing-mode="lr-tb"/>
    </style:style>
    <style:style style:name="表22" style:family="table">
      <style:table-properties style:width="15.399cm" fo:margin-left="-0.201cm" table:align="left" style:writing-mode="lr-tb"/>
    </style:style>
    <style:style style:name="表22.A" style:family="table-column">
      <style:table-column-properties style:column-width="5.115cm"/>
    </style:style>
    <style:style style:name="表22.C" style:family="table-column">
      <style:table-column-properties style:column-width="5.168cm"/>
    </style:style>
    <style:style style:name="表22.1" style:family="table-row">
      <style:table-row-properties fo:keep-together="auto"/>
    </style:style>
    <style:style style:name="表22.A1" style:family="table-cell">
      <style:table-cell-properties style:vertical-align="top" fo:padding-left="0.175cm" fo:padding-right="0.175cm" fo:padding-top="0cm" fo:padding-bottom="0cm" fo:border-left="1.5pt solid #000000" fo:border-right="0.75pt solid #000000" fo:border-top="1.5pt solid #000000" fo:border-bottom="1.5pt solid #000000" style:writing-mode="lr-tb"/>
    </style:style>
    <style:style style:name="表22.B1" style:family="table-cell">
      <style:table-cell-properties style:vertical-align="top" fo:padding-left="0.175cm" fo:padding-right="0.175cm" fo:padding-top="0cm" fo:padding-bottom="0cm" fo:border-left="0.75pt solid #000000" fo:border-right="0.75pt solid #000000" fo:border-top="1.5pt solid #000000" fo:border-bottom="1.5pt solid #000000" style:writing-mode="lr-tb"/>
    </style:style>
    <style:style style:name="表22.C1" style:family="table-cell">
      <style:table-cell-properties style:vertical-align="top" fo:padding-left="0.175cm" fo:padding-right="0.175cm" fo:padding-top="0cm" fo:padding-bottom="0cm" fo:border-left="0.75pt solid #000000" fo:border-right="1.5pt solid #000000" fo:border-top="1.5pt solid #000000" fo:border-bottom="1.5pt solid #000000" style:writing-mode="lr-tb"/>
    </style:style>
    <style:style style:name="表22.A2" style:family="table-cell">
      <style:table-cell-properties style:vertical-align="top" fo:padding-left="0.175cm" fo:padding-right="0.175cm" fo:padding-top="0cm" fo:padding-bottom="0cm" fo:border-left="1.5pt solid #000000" fo:border-right="0.75pt solid #000000" fo:border-top="none" fo:border-bottom="0.75pt solid #000000" style:writing-mode="lr-tb"/>
    </style:style>
    <style:style style:name="表22.B2" style:family="table-cell">
      <style:table-cell-properties style:vertical-align="top" fo:padding-left="0.175cm" fo:padding-right="0.175cm" fo:padding-top="0cm" fo:padding-bottom="0cm" fo:border-left="0.75pt solid #000000" fo:border-right="0.75pt solid #000000" fo:border-top="none" fo:border-bottom="0.75pt solid #000000" style:writing-mode="lr-tb"/>
    </style:style>
    <style:style style:name="表22.C2" style:family="table-cell">
      <style:table-cell-properties style:vertical-align="top" fo:padding-left="0.175cm" fo:padding-right="0.175cm" fo:padding-top="0cm" fo:padding-bottom="0cm" fo:border-left="0.75pt solid #000000" fo:border-right="1.5pt solid #000000" fo:border-top="none" fo:border-bottom="0.75pt solid #000000" style:writing-mode="lr-tb"/>
    </style:style>
    <style:style style:name="表22.A3" style:family="table-cell">
      <style:table-cell-properties style:vertical-align="top" fo:padding-left="0.175cm" fo:padding-right="0.175cm" fo:padding-top="0cm" fo:padding-bottom="0cm" fo:border-left="1.5pt solid #000000" fo:border-right="0.75pt solid #000000" fo:border-top="0.75pt solid #000000" fo:border-bottom="0.75pt solid #000000" style:writing-mode="lr-tb"/>
    </style:style>
    <style:style style:name="表22.B3" style:family="table-cell">
      <style:table-cell-properties style:vertical-align="top" fo:padding-left="0.175cm" fo:padding-right="0.175cm" fo:padding-top="0cm" fo:padding-bottom="0cm" fo:border="0.75pt solid #000000" style:writing-mode="lr-tb"/>
    </style:style>
    <style:style style:name="表22.C3" style:family="table-cell">
      <style:table-cell-properties style:vertical-align="top" fo:padding-left="0.175cm" fo:padding-right="0.175cm" fo:padding-top="0cm" fo:padding-bottom="0cm" fo:border-left="0.75pt solid #000000" fo:border-right="1.5pt solid #000000" fo:border-top="0.75pt solid #000000" fo:border-bottom="0.75pt solid #000000" style:writing-mode="lr-tb"/>
    </style:style>
    <style:style style:name="表22.A6" style:family="table-cell">
      <style:table-cell-properties style:vertical-align="top" fo:padding-left="0.175cm" fo:padding-right="0.175cm" fo:padding-top="0cm" fo:padding-bottom="0cm" fo:border-left="1.5pt solid #000000" fo:border-right="0.75pt solid #000000" fo:border-top="0.75pt solid #000000" fo:border-bottom="none" style:writing-mode="lr-tb"/>
    </style:style>
    <style:style style:name="表22.B6" style:family="table-cell">
      <style:table-cell-properties style:vertical-align="top" fo:padding-left="0.175cm" fo:padding-right="0.175cm" fo:padding-top="0cm" fo:padding-bottom="0cm" fo:border-left="0.75pt solid #000000" fo:border-right="0.75pt solid #000000" fo:border-top="0.75pt solid #000000" fo:border-bottom="none" style:writing-mode="lr-tb"/>
    </style:style>
    <style:style style:name="表22.C6" style:family="table-cell">
      <style:table-cell-properties style:vertical-align="top" fo:padding-left="0.175cm" fo:padding-right="0.175cm" fo:padding-top="0cm" fo:padding-bottom="0cm" fo:border-left="0.75pt solid #000000" fo:border-right="1.5pt solid #000000" fo:border-top="0.75pt solid #000000" fo:border-bottom="none" style:writing-mode="lr-tb"/>
    </style:style>
    <style:style style:name="表22.A8" style:family="table-cell">
      <style:table-cell-properties style:vertical-align="top" fo:padding-left="0.175cm" fo:padding-right="0.175cm" fo:padding-top="0cm" fo:padding-bottom="0cm" fo:border-left="1.5pt solid #000000" fo:border-right="0.75pt solid #000000" fo:border-top="0.75pt solid #000000" fo:border-bottom="1.5pt solid #000000" style:writing-mode="lr-tb"/>
    </style:style>
    <style:style style:name="表22.B8" style:family="table-cell">
      <style:table-cell-properties style:vertical-align="top" fo:padding-left="0.175cm" fo:padding-right="0.175cm" fo:padding-top="0cm" fo:padding-bottom="0cm" fo:border-left="0.75pt solid #000000" fo:border-right="0.75pt solid #000000" fo:border-top="0.75pt solid #000000" fo:border-bottom="1.5pt solid #000000" style:writing-mode="lr-tb"/>
    </style:style>
    <style:style style:name="表22.C8" style:family="table-cell">
      <style:table-cell-properties style:vertical-align="top" fo:padding-left="0.175cm" fo:padding-right="0.175cm" fo:padding-top="0cm" fo:padding-bottom="0cm" fo:border-left="0.75pt solid #000000" fo:border-right="1.5pt solid #000000" fo:border-top="0.75pt solid #000000" fo:border-bottom="1.5pt solid #000000" style:writing-mode="lr-tb"/>
    </style:style>
    <style:style style:name="表23" style:family="table">
      <style:table-properties style:width="15.402cm" fo:margin-left="-0.201cm" table:align="left" style:writing-mode="lr-tb"/>
    </style:style>
    <style:style style:name="表23.A" style:family="table-column">
      <style:table-column-properties style:column-width="2.485cm"/>
    </style:style>
    <style:style style:name="表23.B" style:family="table-column">
      <style:table-column-properties style:column-width="4.168cm"/>
    </style:style>
    <style:style style:name="表23.C" style:family="table-column">
      <style:table-column-properties style:column-width="8.749cm"/>
    </style:style>
    <style:style style:name="表23.1" style:family="table-row">
      <style:table-row-properties fo:keep-together="auto"/>
    </style:style>
    <style:style style:name="表23.A1" style:family="table-cell">
      <style:table-cell-properties style:vertical-align="top" fo:padding-left="0.175cm" fo:padding-right="0.175cm" fo:padding-top="0cm" fo:padding-bottom="0cm" fo:border-left="1.5pt solid #000000" fo:border-right="0.75pt solid #000000" fo:border-top="1.5pt solid #000000" fo:border-bottom="1.5pt solid #000000" style:writing-mode="lr-tb"/>
    </style:style>
    <style:style style:name="表23.B1" style:family="table-cell">
      <style:table-cell-properties style:vertical-align="top" fo:padding-left="0.175cm" fo:padding-right="0.175cm" fo:padding-top="0cm" fo:padding-bottom="0cm" fo:border-left="0.75pt solid #000000" fo:border-right="0.75pt solid #000000" fo:border-top="1.5pt solid #000000" fo:border-bottom="1.5pt solid #000000" style:writing-mode="lr-tb"/>
    </style:style>
    <style:style style:name="表23.C1" style:family="table-cell">
      <style:table-cell-properties style:vertical-align="top" fo:padding-left="0.175cm" fo:padding-right="0.175cm" fo:padding-top="0cm" fo:padding-bottom="0cm" fo:border-left="0.75pt solid #000000" fo:border-right="1.5pt solid #000000" fo:border-top="1.5pt solid #000000" fo:border-bottom="1.5pt solid #000000" style:writing-mode="lr-tb"/>
    </style:style>
    <style:style style:name="表23.A2" style:family="table-cell">
      <style:table-cell-properties style:vertical-align="top" fo:padding-left="0.175cm" fo:padding-right="0.175cm" fo:padding-top="0cm" fo:padding-bottom="0cm" fo:border-left="1.5pt solid #000000" fo:border-right="0.75pt solid #000000" fo:border-top="none" fo:border-bottom="0.75pt solid #000000" style:writing-mode="lr-tb"/>
    </style:style>
    <style:style style:name="表23.B2" style:family="table-cell">
      <style:table-cell-properties style:vertical-align="top" fo:padding-left="0.175cm" fo:padding-right="0.175cm" fo:padding-top="0cm" fo:padding-bottom="0cm" fo:border-left="0.75pt solid #000000" fo:border-right="0.75pt solid #000000" fo:border-top="none" fo:border-bottom="0.75pt solid #000000" style:writing-mode="lr-tb"/>
    </style:style>
    <style:style style:name="表23.C2" style:family="table-cell">
      <style:table-cell-properties style:vertical-align="top" fo:padding-left="0.175cm" fo:padding-right="0.175cm" fo:padding-top="0cm" fo:padding-bottom="0cm" fo:border-left="0.75pt solid #000000" fo:border-right="1.5pt solid #000000" fo:border-top="none" fo:border-bottom="0.75pt solid #000000" style:writing-mode="lr-tb"/>
    </style:style>
    <style:style style:name="表23.A3" style:family="table-cell">
      <style:table-cell-properties style:vertical-align="top" fo:padding-left="0.175cm" fo:padding-right="0.175cm" fo:padding-top="0cm" fo:padding-bottom="0cm" fo:border-left="1.5pt solid #000000" fo:border-right="0.75pt solid #000000" fo:border-top="0.75pt solid #000000" fo:border-bottom="0.75pt solid #000000" style:writing-mode="lr-tb"/>
    </style:style>
    <style:style style:name="表23.B3" style:family="table-cell">
      <style:table-cell-properties style:vertical-align="top" fo:padding-left="0.175cm" fo:padding-right="0.175cm" fo:padding-top="0cm" fo:padding-bottom="0cm" fo:border="0.75pt solid #000000" style:writing-mode="lr-tb"/>
    </style:style>
    <style:style style:name="表23.C3" style:family="table-cell">
      <style:table-cell-properties style:vertical-align="top" fo:padding-left="0.175cm" fo:padding-right="0.175cm" fo:padding-top="0cm" fo:padding-bottom="0cm" fo:border-left="0.75pt solid #000000" fo:border-right="1.5pt solid #000000" fo:border-top="0.75pt solid #000000" fo:border-bottom="0.75pt solid #000000" style:writing-mode="lr-tb"/>
    </style:style>
    <style:style style:name="表23.A6" style:family="table-cell">
      <style:table-cell-properties style:vertical-align="top" fo:padding-left="0.175cm" fo:padding-right="0.175cm" fo:padding-top="0cm" fo:padding-bottom="0cm" fo:border-left="1.5pt solid #000000" fo:border-right="0.75pt solid #000000" fo:border-top="0.75pt solid #000000" fo:border-bottom="1.5pt solid #000000" style:writing-mode="lr-tb"/>
    </style:style>
    <style:style style:name="表23.B6" style:family="table-cell">
      <style:table-cell-properties style:vertical-align="top" fo:padding-left="0.175cm" fo:padding-right="0.175cm" fo:padding-top="0cm" fo:padding-bottom="0cm" fo:border-left="0.75pt solid #000000" fo:border-right="0.75pt solid #000000" fo:border-top="0.75pt solid #000000" fo:border-bottom="1.5pt solid #000000" style:writing-mode="lr-tb"/>
    </style:style>
    <style:style style:name="表23.C6" style:family="table-cell">
      <style:table-cell-properties style:vertical-align="top" fo:padding-left="0.175cm" fo:padding-right="0.175cm" fo:padding-top="0cm" fo:padding-bottom="0cm" fo:border-left="0.75pt solid #000000" fo:border-right="1.5pt solid #000000" fo:border-top="0.75pt solid #000000" fo:border-bottom="1.5pt solid #000000" style:writing-mode="lr-tb"/>
    </style:style>
    <style:style style:name="表24" style:family="table">
      <style:table-properties style:width="16.103cm" fo:margin-left="-0.201cm" table:align="left" style:writing-mode="lr-tb"/>
    </style:style>
    <style:style style:name="表24.A" style:family="table-column">
      <style:table-column-properties style:column-width="5.115cm"/>
    </style:style>
    <style:style style:name="表24.B" style:family="table-column">
      <style:table-column-properties style:column-width="4.584cm"/>
    </style:style>
    <style:style style:name="表24.C" style:family="table-column">
      <style:table-column-properties style:column-width="6.403cm"/>
    </style:style>
    <style:style style:name="表24.1" style:family="table-row">
      <style:table-row-properties fo:keep-together="auto"/>
    </style:style>
    <style:style style:name="表24.A1" style:family="table-cell">
      <style:table-cell-properties style:vertical-align="top" fo:padding-left="0.175cm" fo:padding-right="0.175cm" fo:padding-top="0cm" fo:padding-bottom="0cm" fo:border-left="1.5pt solid #000000" fo:border-right="0.75pt solid #000000" fo:border-top="1.5pt solid #000000" fo:border-bottom="1.5pt solid #000000" style:writing-mode="lr-tb"/>
    </style:style>
    <style:style style:name="表24.B1" style:family="table-cell">
      <style:table-cell-properties style:vertical-align="top" fo:padding-left="0.175cm" fo:padding-right="0.175cm" fo:padding-top="0cm" fo:padding-bottom="0cm" fo:border-left="0.75pt solid #000000" fo:border-right="0.75pt solid #000000" fo:border-top="1.5pt solid #000000" fo:border-bottom="1.5pt solid #000000" style:writing-mode="lr-tb"/>
    </style:style>
    <style:style style:name="表24.C1" style:family="table-cell">
      <style:table-cell-properties style:vertical-align="top" fo:padding-left="0.175cm" fo:padding-right="0.175cm" fo:padding-top="0cm" fo:padding-bottom="0cm" fo:border-left="0.75pt solid #000000" fo:border-right="1.5pt solid #000000" fo:border-top="1.5pt solid #000000" fo:border-bottom="1.5pt solid #000000" style:writing-mode="lr-tb"/>
    </style:style>
    <style:style style:name="表24.A2" style:family="table-cell">
      <style:table-cell-properties style:vertical-align="top" fo:padding-left="0.175cm" fo:padding-right="0.175cm" fo:padding-top="0cm" fo:padding-bottom="0cm" fo:border-left="1.5pt solid #000000" fo:border-right="0.75pt solid #000000" fo:border-top="none" fo:border-bottom="0.75pt solid #000000" style:writing-mode="lr-tb"/>
    </style:style>
    <style:style style:name="表24.B2" style:family="table-cell">
      <style:table-cell-properties style:vertical-align="top" fo:padding-left="0.175cm" fo:padding-right="0.175cm" fo:padding-top="0cm" fo:padding-bottom="0cm" fo:border-left="0.75pt solid #000000" fo:border-right="0.75pt solid #000000" fo:border-top="none" fo:border-bottom="0.75pt solid #000000" style:writing-mode="lr-tb"/>
    </style:style>
    <style:style style:name="表24.C2" style:family="table-cell">
      <style:table-cell-properties style:vertical-align="top" fo:padding-left="0.175cm" fo:padding-right="0.175cm" fo:padding-top="0cm" fo:padding-bottom="0cm" fo:border-left="0.75pt solid #000000" fo:border-right="1.5pt solid #000000" fo:border-top="none" fo:border-bottom="0.75pt solid #000000" style:writing-mode="lr-tb"/>
    </style:style>
    <style:style style:name="表24.A3" style:family="table-cell">
      <style:table-cell-properties style:vertical-align="top" fo:padding-left="0.175cm" fo:padding-right="0.175cm" fo:padding-top="0cm" fo:padding-bottom="0cm" fo:border-left="1.5pt solid #000000" fo:border-right="0.75pt solid #000000" fo:border-top="0.75pt solid #000000" fo:border-bottom="0.75pt solid #000000" style:writing-mode="lr-tb"/>
    </style:style>
    <style:style style:name="表24.B3" style:family="table-cell">
      <style:table-cell-properties style:vertical-align="top" fo:padding-left="0.175cm" fo:padding-right="0.175cm" fo:padding-top="0cm" fo:padding-bottom="0cm" fo:border="0.75pt solid #000000" style:writing-mode="lr-tb"/>
    </style:style>
    <style:style style:name="表24.C3" style:family="table-cell">
      <style:table-cell-properties style:vertical-align="top" fo:padding-left="0.175cm" fo:padding-right="0.175cm" fo:padding-top="0cm" fo:padding-bottom="0cm" fo:border-left="0.75pt solid #000000" fo:border-right="1.5pt solid #000000" fo:border-top="0.75pt solid #000000" fo:border-bottom="0.75pt solid #000000" style:writing-mode="lr-tb"/>
    </style:style>
    <style:style style:name="表24.A10" style:family="table-cell">
      <style:table-cell-properties style:vertical-align="top" fo:padding-left="0.175cm" fo:padding-right="0.175cm" fo:padding-top="0cm" fo:padding-bottom="0cm" fo:border-left="1.5pt solid #000000" fo:border-right="0.75pt solid #000000" fo:border-top="0.75pt solid #000000" fo:border-bottom="none" style:writing-mode="lr-tb"/>
    </style:style>
    <style:style style:name="表24.B10" style:family="table-cell">
      <style:table-cell-properties style:vertical-align="top" fo:padding-left="0.175cm" fo:padding-right="0.175cm" fo:padding-top="0cm" fo:padding-bottom="0cm" fo:border-left="0.75pt solid #000000" fo:border-right="0.75pt solid #000000" fo:border-top="0.75pt solid #000000" fo:border-bottom="none" style:writing-mode="lr-tb"/>
    </style:style>
    <style:style style:name="表24.C10" style:family="table-cell">
      <style:table-cell-properties style:vertical-align="top" fo:padding-left="0.175cm" fo:padding-right="0.175cm" fo:padding-top="0cm" fo:padding-bottom="0cm" fo:border-left="0.75pt solid #000000" fo:border-right="1.5pt solid #000000" fo:border-top="0.75pt solid #000000" fo:border-bottom="none" style:writing-mode="lr-tb"/>
    </style:style>
    <style:style style:name="表24.A11" style:family="table-cell">
      <style:table-cell-properties style:vertical-align="top" fo:padding-left="0.175cm" fo:padding-right="0.175cm" fo:padding-top="0cm" fo:padding-bottom="0cm" fo:border-left="0.75pt dashed #000000" fo:border-right="0.75pt dashed #000000" fo:border-top="0.75pt solid #000000" fo:border-bottom="none" style:writing-mode="lr-tb"/>
    </style:style>
    <style:style style:name="表24.B11" style:family="table-cell">
      <style:table-cell-properties style:vertical-align="top" fo:padding-left="0.175cm" fo:padding-right="0.175cm" fo:padding-top="0cm" fo:padding-bottom="0cm" fo:border-left="none" fo:border-right="0.75pt dashed #000000" fo:border-top="0.75pt solid #000000" fo:border-bottom="none" style:writing-mode="lr-tb"/>
    </style:style>
    <style:style style:name="表24.A12" style:family="table-cell">
      <style:table-cell-properties style:vertical-align="top" fo:padding-left="0.175cm" fo:padding-right="0.175cm" fo:padding-top="0cm" fo:padding-bottom="0cm" fo:border-left="0.75pt dashed #000000" fo:border-right="0.75pt dashed #000000" fo:border-top="none" fo:border-bottom="0.75pt solid #000000" style:writing-mode="lr-tb"/>
    </style:style>
    <style:style style:name="表24.B12" style:family="table-cell">
      <style:table-cell-properties style:vertical-align="top" fo:padding-left="0.175cm" fo:padding-right="0.175cm" fo:padding-top="0cm" fo:padding-bottom="0cm" fo:border-left="none" fo:border-right="0.75pt dashed #000000" fo:border-top="none" fo:border-bottom="0.75pt solid #000000" style:writing-mode="lr-tb"/>
    </style:style>
    <style:style style:name="表24.A13" style:family="table-cell">
      <style:table-cell-properties style:vertical-align="top" fo:padding-left="0.175cm" fo:padding-right="0.175cm" fo:padding-top="0cm" fo:padding-bottom="0cm" fo:border-left="1.5pt solid #000000" fo:border-right="0.75pt solid #000000" fo:border-top="0.75pt solid #000000" fo:border-bottom="1.5pt solid #000000" style:writing-mode="lr-tb"/>
    </style:style>
    <style:style style:name="表24.B13" style:family="table-cell">
      <style:table-cell-properties style:vertical-align="top" fo:padding-left="0.175cm" fo:padding-right="0.175cm" fo:padding-top="0cm" fo:padding-bottom="0cm" fo:border-left="0.75pt solid #000000" fo:border-right="0.75pt solid #000000" fo:border-top="0.75pt solid #000000" fo:border-bottom="1.5pt solid #000000" style:writing-mode="lr-tb"/>
    </style:style>
    <style:style style:name="表24.C13" style:family="table-cell">
      <style:table-cell-properties style:vertical-align="top" fo:padding-left="0.175cm" fo:padding-right="0.175cm" fo:padding-top="0cm" fo:padding-bottom="0cm" fo:border-left="0.75pt solid #000000" fo:border-right="1.5pt solid #000000" fo:border-top="0.75pt solid #000000" fo:border-bottom="1.5pt solid #000000" style:writing-mode="lr-tb"/>
    </style:style>
    <style:style style:name="表25" style:family="table">
      <style:table-properties style:width="15.402cm" fo:margin-left="-0.201cm" table:align="left" style:writing-mode="lr-tb"/>
    </style:style>
    <style:style style:name="表25.A" style:family="table-column">
      <style:table-column-properties style:column-width="2.485cm"/>
    </style:style>
    <style:style style:name="表25.B" style:family="table-column">
      <style:table-column-properties style:column-width="4.168cm"/>
    </style:style>
    <style:style style:name="表25.C" style:family="table-column">
      <style:table-column-properties style:column-width="8.749cm"/>
    </style:style>
    <style:style style:name="表25.1" style:family="table-row">
      <style:table-row-properties fo:keep-together="auto"/>
    </style:style>
    <style:style style:name="表25.A1" style:family="table-cell">
      <style:table-cell-properties style:vertical-align="top" fo:padding-left="0.175cm" fo:padding-right="0.175cm" fo:padding-top="0cm" fo:padding-bottom="0cm" fo:border-left="1.5pt solid #000000" fo:border-right="0.75pt solid #000000" fo:border-top="1.5pt solid #000000" fo:border-bottom="1.5pt solid #000000" style:writing-mode="lr-tb"/>
    </style:style>
    <style:style style:name="表25.B1" style:family="table-cell">
      <style:table-cell-properties style:vertical-align="top" fo:padding-left="0.175cm" fo:padding-right="0.175cm" fo:padding-top="0cm" fo:padding-bottom="0cm" fo:border-left="0.75pt solid #000000" fo:border-right="0.75pt solid #000000" fo:border-top="1.5pt solid #000000" fo:border-bottom="1.5pt solid #000000" style:writing-mode="lr-tb"/>
    </style:style>
    <style:style style:name="表25.C1" style:family="table-cell">
      <style:table-cell-properties style:vertical-align="top" fo:padding-left="0.175cm" fo:padding-right="0.175cm" fo:padding-top="0cm" fo:padding-bottom="0cm" fo:border-left="0.75pt solid #000000" fo:border-right="1.5pt solid #000000" fo:border-top="1.5pt solid #000000" fo:border-bottom="1.5pt solid #000000" style:writing-mode="lr-tb"/>
    </style:style>
    <style:style style:name="表25.A2" style:family="table-cell">
      <style:table-cell-properties style:vertical-align="top" fo:padding-left="0.175cm" fo:padding-right="0.175cm" fo:padding-top="0cm" fo:padding-bottom="0cm" fo:border-left="1.5pt solid #000000" fo:border-right="0.75pt solid #000000" fo:border-top="none" fo:border-bottom="0.75pt solid #000000" style:writing-mode="lr-tb"/>
    </style:style>
    <style:style style:name="表25.B2" style:family="table-cell">
      <style:table-cell-properties style:vertical-align="top" fo:padding-left="0.175cm" fo:padding-right="0.175cm" fo:padding-top="0cm" fo:padding-bottom="0cm" fo:border-left="0.75pt solid #000000" fo:border-right="0.75pt solid #000000" fo:border-top="none" fo:border-bottom="0.75pt solid #000000" style:writing-mode="lr-tb"/>
    </style:style>
    <style:style style:name="表25.C2" style:family="table-cell">
      <style:table-cell-properties style:vertical-align="top" fo:padding-left="0.175cm" fo:padding-right="0.175cm" fo:padding-top="0cm" fo:padding-bottom="0cm" fo:border-left="0.75pt solid #000000" fo:border-right="1.5pt solid #000000" fo:border-top="none" fo:border-bottom="0.75pt solid #000000" style:writing-mode="lr-tb"/>
    </style:style>
    <style:style style:name="表25.A3" style:family="table-cell">
      <style:table-cell-properties style:vertical-align="top" fo:padding-left="0.175cm" fo:padding-right="0.175cm" fo:padding-top="0cm" fo:padding-bottom="0cm" fo:border-left="1.5pt solid #000000" fo:border-right="0.75pt solid #000000" fo:border-top="0.75pt solid #000000" fo:border-bottom="0.75pt solid #000000" style:writing-mode="lr-tb"/>
    </style:style>
    <style:style style:name="表25.B3" style:family="table-cell">
      <style:table-cell-properties style:vertical-align="top" fo:padding-left="0.175cm" fo:padding-right="0.175cm" fo:padding-top="0cm" fo:padding-bottom="0cm" fo:border="0.75pt solid #000000" style:writing-mode="lr-tb"/>
    </style:style>
    <style:style style:name="表25.C3" style:family="table-cell">
      <style:table-cell-properties style:vertical-align="top" fo:padding-left="0.175cm" fo:padding-right="0.175cm" fo:padding-top="0cm" fo:padding-bottom="0cm" fo:border-left="0.75pt solid #000000" fo:border-right="1.5pt solid #000000" fo:border-top="0.75pt solid #000000" fo:border-bottom="0.75pt solid #000000" style:writing-mode="lr-tb"/>
    </style:style>
    <style:style style:name="表25.A6" style:family="table-cell">
      <style:table-cell-properties style:vertical-align="top" fo:padding-left="0.175cm" fo:padding-right="0.175cm" fo:padding-top="0cm" fo:padding-bottom="0cm" fo:border-left="1.5pt solid #000000" fo:border-right="0.75pt solid #000000" fo:border-top="0.75pt solid #000000" fo:border-bottom="1.5pt solid #000000" style:writing-mode="lr-tb"/>
    </style:style>
    <style:style style:name="表25.B6" style:family="table-cell">
      <style:table-cell-properties style:vertical-align="top" fo:padding-left="0.175cm" fo:padding-right="0.175cm" fo:padding-top="0cm" fo:padding-bottom="0cm" fo:border-left="0.75pt solid #000000" fo:border-right="0.75pt solid #000000" fo:border-top="0.75pt solid #000000" fo:border-bottom="1.5pt solid #000000" style:writing-mode="lr-tb"/>
    </style:style>
    <style:style style:name="表25.C6" style:family="table-cell">
      <style:table-cell-properties style:vertical-align="top" fo:padding-left="0.175cm" fo:padding-right="0.175cm" fo:padding-top="0cm" fo:padding-bottom="0cm" fo:border-left="0.75pt solid #000000" fo:border-right="1.5pt solid #000000" fo:border-top="0.75pt solid #000000" fo:border-bottom="1.5pt solid #000000" style:writing-mode="lr-tb"/>
    </style:style>
    <style:style style:name="表26" style:family="table">
      <style:table-properties style:width="15.402cm" fo:margin-left="-0.201cm" table:align="left" style:writing-mode="lr-tb"/>
    </style:style>
    <style:style style:name="表26.A" style:family="table-column">
      <style:table-column-properties style:column-width="2.485cm"/>
    </style:style>
    <style:style style:name="表26.B" style:family="table-column">
      <style:table-column-properties style:column-width="4.168cm"/>
    </style:style>
    <style:style style:name="表26.C" style:family="table-column">
      <style:table-column-properties style:column-width="8.749cm"/>
    </style:style>
    <style:style style:name="表26.1" style:family="table-row">
      <style:table-row-properties fo:keep-together="auto"/>
    </style:style>
    <style:style style:name="表26.A1" style:family="table-cell">
      <style:table-cell-properties style:vertical-align="top" fo:padding-left="0.175cm" fo:padding-right="0.175cm" fo:padding-top="0cm" fo:padding-bottom="0cm" fo:border-left="1.5pt solid #000000" fo:border-right="0.75pt solid #000000" fo:border-top="1.5pt solid #000000" fo:border-bottom="1.5pt solid #000000" style:writing-mode="lr-tb"/>
    </style:style>
    <style:style style:name="表26.B1" style:family="table-cell">
      <style:table-cell-properties style:vertical-align="top" fo:padding-left="0.175cm" fo:padding-right="0.175cm" fo:padding-top="0cm" fo:padding-bottom="0cm" fo:border-left="0.75pt solid #000000" fo:border-right="0.75pt solid #000000" fo:border-top="1.5pt solid #000000" fo:border-bottom="1.5pt solid #000000" style:writing-mode="lr-tb"/>
    </style:style>
    <style:style style:name="表26.C1" style:family="table-cell">
      <style:table-cell-properties style:vertical-align="top" fo:padding-left="0.175cm" fo:padding-right="0.175cm" fo:padding-top="0cm" fo:padding-bottom="0cm" fo:border-left="0.75pt solid #000000" fo:border-right="1.5pt solid #000000" fo:border-top="1.5pt solid #000000" fo:border-bottom="1.5pt solid #000000" style:writing-mode="lr-tb"/>
    </style:style>
    <style:style style:name="表26.A2" style:family="table-cell">
      <style:table-cell-properties style:vertical-align="top" fo:padding-left="0.175cm" fo:padding-right="0.175cm" fo:padding-top="0cm" fo:padding-bottom="0cm" fo:border-left="1.5pt solid #000000" fo:border-right="0.75pt solid #000000" fo:border-top="none" fo:border-bottom="0.75pt solid #000000" style:writing-mode="lr-tb"/>
    </style:style>
    <style:style style:name="表26.B2" style:family="table-cell">
      <style:table-cell-properties style:vertical-align="top" fo:padding-left="0.175cm" fo:padding-right="0.175cm" fo:padding-top="0cm" fo:padding-bottom="0cm" fo:border-left="0.75pt solid #000000" fo:border-right="0.75pt solid #000000" fo:border-top="none" fo:border-bottom="0.75pt solid #000000" style:writing-mode="lr-tb"/>
    </style:style>
    <style:style style:name="表26.C2" style:family="table-cell">
      <style:table-cell-properties style:vertical-align="top" fo:padding-left="0.175cm" fo:padding-right="0.175cm" fo:padding-top="0cm" fo:padding-bottom="0cm" fo:border-left="0.75pt solid #000000" fo:border-right="1.5pt solid #000000" fo:border-top="none" fo:border-bottom="0.75pt solid #000000" style:writing-mode="lr-tb"/>
    </style:style>
    <style:style style:name="表26.A3" style:family="table-cell">
      <style:table-cell-properties style:vertical-align="top" fo:padding-left="0.175cm" fo:padding-right="0.175cm" fo:padding-top="0cm" fo:padding-bottom="0cm" fo:border-left="1.5pt solid #000000" fo:border-right="0.75pt solid #000000" fo:border-top="0.75pt solid #000000" fo:border-bottom="0.75pt solid #000000" style:writing-mode="lr-tb"/>
    </style:style>
    <style:style style:name="表26.B3" style:family="table-cell">
      <style:table-cell-properties style:vertical-align="top" fo:padding-left="0.175cm" fo:padding-right="0.175cm" fo:padding-top="0cm" fo:padding-bottom="0cm" fo:border="0.75pt solid #000000" style:writing-mode="lr-tb"/>
    </style:style>
    <style:style style:name="表26.C3" style:family="table-cell">
      <style:table-cell-properties style:vertical-align="top" fo:padding-left="0.175cm" fo:padding-right="0.175cm" fo:padding-top="0cm" fo:padding-bottom="0cm" fo:border-left="0.75pt solid #000000" fo:border-right="1.5pt solid #000000" fo:border-top="0.75pt solid #000000" fo:border-bottom="0.75pt solid #000000" style:writing-mode="lr-tb"/>
    </style:style>
    <style:style style:name="表26.A6" style:family="table-cell">
      <style:table-cell-properties style:vertical-align="top" fo:padding-left="0.175cm" fo:padding-right="0.175cm" fo:padding-top="0cm" fo:padding-bottom="0cm" fo:border-left="1.5pt solid #000000" fo:border-right="0.75pt solid #000000" fo:border-top="0.75pt solid #000000" fo:border-bottom="1.5pt solid #000000" style:writing-mode="lr-tb"/>
    </style:style>
    <style:style style:name="表26.B6" style:family="table-cell">
      <style:table-cell-properties style:vertical-align="top" fo:padding-left="0.175cm" fo:padding-right="0.175cm" fo:padding-top="0cm" fo:padding-bottom="0cm" fo:border-left="0.75pt solid #000000" fo:border-right="0.75pt solid #000000" fo:border-top="0.75pt solid #000000" fo:border-bottom="1.5pt solid #000000" style:writing-mode="lr-tb"/>
    </style:style>
    <style:style style:name="表26.C6" style:family="table-cell">
      <style:table-cell-properties style:vertical-align="top" fo:padding-left="0.175cm" fo:padding-right="0.175cm" fo:padding-top="0cm" fo:padding-bottom="0cm" fo:border-left="0.75pt solid #000000" fo:border-right="1.5pt solid #000000" fo:border-top="0.75pt solid #000000" fo:border-bottom="1.5pt solid #000000" style:writing-mode="lr-tb"/>
    </style:style>
    <style:style style:name="表27" style:family="table">
      <style:table-properties style:width="15.402cm" fo:margin-left="-0.201cm" table:align="left" style:writing-mode="lr-tb"/>
    </style:style>
    <style:style style:name="表27.A" style:family="table-column">
      <style:table-column-properties style:column-width="2.485cm"/>
    </style:style>
    <style:style style:name="表27.B" style:family="table-column">
      <style:table-column-properties style:column-width="4.168cm"/>
    </style:style>
    <style:style style:name="表27.C" style:family="table-column">
      <style:table-column-properties style:column-width="8.749cm"/>
    </style:style>
    <style:style style:name="表27.1" style:family="table-row">
      <style:table-row-properties fo:keep-together="auto"/>
    </style:style>
    <style:style style:name="表27.A1" style:family="table-cell">
      <style:table-cell-properties style:vertical-align="top" fo:padding-left="0.175cm" fo:padding-right="0.175cm" fo:padding-top="0cm" fo:padding-bottom="0cm" fo:border-left="1.5pt solid #000000" fo:border-right="0.75pt solid #000000" fo:border-top="1.5pt solid #000000" fo:border-bottom="1.5pt solid #000000" style:writing-mode="lr-tb"/>
    </style:style>
    <style:style style:name="表27.B1" style:family="table-cell">
      <style:table-cell-properties style:vertical-align="top" fo:padding-left="0.175cm" fo:padding-right="0.175cm" fo:padding-top="0cm" fo:padding-bottom="0cm" fo:border-left="0.75pt solid #000000" fo:border-right="0.75pt solid #000000" fo:border-top="1.5pt solid #000000" fo:border-bottom="1.5pt solid #000000" style:writing-mode="lr-tb"/>
    </style:style>
    <style:style style:name="表27.C1" style:family="table-cell">
      <style:table-cell-properties style:vertical-align="top" fo:padding-left="0.175cm" fo:padding-right="0.175cm" fo:padding-top="0cm" fo:padding-bottom="0cm" fo:border-left="0.75pt solid #000000" fo:border-right="1.5pt solid #000000" fo:border-top="1.5pt solid #000000" fo:border-bottom="1.5pt solid #000000" style:writing-mode="lr-tb"/>
    </style:style>
    <style:style style:name="表27.A2" style:family="table-cell">
      <style:table-cell-properties style:vertical-align="top" fo:padding-left="0.175cm" fo:padding-right="0.175cm" fo:padding-top="0cm" fo:padding-bottom="0cm" fo:border-left="1.5pt solid #000000" fo:border-right="0.75pt solid #000000" fo:border-top="none" fo:border-bottom="0.75pt solid #000000" style:writing-mode="lr-tb"/>
    </style:style>
    <style:style style:name="表27.B2" style:family="table-cell">
      <style:table-cell-properties style:vertical-align="top" fo:padding-left="0.175cm" fo:padding-right="0.175cm" fo:padding-top="0cm" fo:padding-bottom="0cm" fo:border-left="0.75pt solid #000000" fo:border-right="0.75pt solid #000000" fo:border-top="none" fo:border-bottom="0.75pt solid #000000" style:writing-mode="lr-tb"/>
    </style:style>
    <style:style style:name="表27.C2" style:family="table-cell">
      <style:table-cell-properties style:vertical-align="top" fo:padding-left="0.175cm" fo:padding-right="0.175cm" fo:padding-top="0cm" fo:padding-bottom="0cm" fo:border-left="0.75pt solid #000000" fo:border-right="1.5pt solid #000000" fo:border-top="none" fo:border-bottom="0.75pt solid #000000" style:writing-mode="lr-tb"/>
    </style:style>
    <style:style style:name="表27.A3" style:family="table-cell">
      <style:table-cell-properties style:vertical-align="top" fo:padding-left="0.175cm" fo:padding-right="0.175cm" fo:padding-top="0cm" fo:padding-bottom="0cm" fo:border-left="1.5pt solid #000000" fo:border-right="0.75pt solid #000000" fo:border-top="0.75pt solid #000000" fo:border-bottom="0.75pt solid #000000" style:writing-mode="lr-tb"/>
    </style:style>
    <style:style style:name="表27.B3" style:family="table-cell">
      <style:table-cell-properties style:vertical-align="top" fo:padding-left="0.175cm" fo:padding-right="0.175cm" fo:padding-top="0cm" fo:padding-bottom="0cm" fo:border="0.75pt solid #000000" style:writing-mode="lr-tb"/>
    </style:style>
    <style:style style:name="表27.C3" style:family="table-cell">
      <style:table-cell-properties style:vertical-align="top" fo:padding-left="0.175cm" fo:padding-right="0.175cm" fo:padding-top="0cm" fo:padding-bottom="0cm" fo:border-left="0.75pt solid #000000" fo:border-right="1.5pt solid #000000" fo:border-top="0.75pt solid #000000" fo:border-bottom="0.75pt solid #000000" style:writing-mode="lr-tb"/>
    </style:style>
    <style:style style:name="表27.A6" style:family="table-cell">
      <style:table-cell-properties style:vertical-align="top" fo:padding-left="0.175cm" fo:padding-right="0.175cm" fo:padding-top="0cm" fo:padding-bottom="0cm" fo:border-left="1.5pt solid #000000" fo:border-right="0.75pt solid #000000" fo:border-top="0.75pt solid #000000" fo:border-bottom="1.5pt solid #000000" style:writing-mode="lr-tb"/>
    </style:style>
    <style:style style:name="表27.B6" style:family="table-cell">
      <style:table-cell-properties style:vertical-align="top" fo:padding-left="0.175cm" fo:padding-right="0.175cm" fo:padding-top="0cm" fo:padding-bottom="0cm" fo:border-left="0.75pt solid #000000" fo:border-right="0.75pt solid #000000" fo:border-top="0.75pt solid #000000" fo:border-bottom="1.5pt solid #000000" style:writing-mode="lr-tb"/>
    </style:style>
    <style:style style:name="表27.C6" style:family="table-cell">
      <style:table-cell-properties style:vertical-align="top" fo:padding-left="0.175cm" fo:padding-right="0.175cm" fo:padding-top="0cm" fo:padding-bottom="0cm" fo:border-left="0.75pt solid #000000" fo:border-right="1.5pt solid #000000" fo:border-top="0.75pt solid #000000" fo:border-bottom="1.5pt solid #000000" style:writing-mode="lr-tb"/>
    </style:style>
    <style:style style:name="表28" style:family="table">
      <style:table-properties style:width="16.103cm" fo:margin-left="-0.201cm" table:align="left" style:writing-mode="lr-tb"/>
    </style:style>
    <style:style style:name="表28.A" style:family="table-column">
      <style:table-column-properties style:column-width="5.115cm"/>
    </style:style>
    <style:style style:name="表28.B" style:family="table-column">
      <style:table-column-properties style:column-width="4.584cm"/>
    </style:style>
    <style:style style:name="表28.C" style:family="table-column">
      <style:table-column-properties style:column-width="6.403cm"/>
    </style:style>
    <style:style style:name="表28.1" style:family="table-row">
      <style:table-row-properties fo:keep-together="auto"/>
    </style:style>
    <style:style style:name="表28.A1" style:family="table-cell">
      <style:table-cell-properties style:vertical-align="top" fo:padding-left="0.175cm" fo:padding-right="0.175cm" fo:padding-top="0cm" fo:padding-bottom="0cm" fo:border-left="1.5pt solid #000000" fo:border-right="0.75pt solid #000000" fo:border-top="1.5pt solid #000000" fo:border-bottom="1.5pt solid #000000" style:writing-mode="lr-tb"/>
    </style:style>
    <style:style style:name="表28.B1" style:family="table-cell">
      <style:table-cell-properties style:vertical-align="top" fo:padding-left="0.175cm" fo:padding-right="0.175cm" fo:padding-top="0cm" fo:padding-bottom="0cm" fo:border-left="0.75pt solid #000000" fo:border-right="0.75pt solid #000000" fo:border-top="1.5pt solid #000000" fo:border-bottom="1.5pt solid #000000" style:writing-mode="lr-tb"/>
    </style:style>
    <style:style style:name="表28.C1" style:family="table-cell">
      <style:table-cell-properties style:vertical-align="top" fo:padding-left="0.175cm" fo:padding-right="0.175cm" fo:padding-top="0cm" fo:padding-bottom="0cm" fo:border-left="0.75pt solid #000000" fo:border-right="1.5pt solid #000000" fo:border-top="1.5pt solid #000000" fo:border-bottom="1.5pt solid #000000" style:writing-mode="lr-tb"/>
    </style:style>
    <style:style style:name="表28.A2" style:family="table-cell">
      <style:table-cell-properties style:vertical-align="top" fo:padding-left="0.175cm" fo:padding-right="0.175cm" fo:padding-top="0cm" fo:padding-bottom="0cm" fo:border-left="1.5pt solid #000000" fo:border-right="0.75pt solid #000000" fo:border-top="none" fo:border-bottom="0.75pt solid #000000" style:writing-mode="lr-tb"/>
    </style:style>
    <style:style style:name="表28.B2" style:family="table-cell">
      <style:table-cell-properties style:vertical-align="top" fo:padding-left="0.175cm" fo:padding-right="0.175cm" fo:padding-top="0cm" fo:padding-bottom="0cm" fo:border-left="0.75pt solid #000000" fo:border-right="0.75pt solid #000000" fo:border-top="none" fo:border-bottom="0.75pt solid #000000" style:writing-mode="lr-tb"/>
    </style:style>
    <style:style style:name="表28.C2" style:family="table-cell">
      <style:table-cell-properties style:vertical-align="top" fo:padding-left="0.175cm" fo:padding-right="0.175cm" fo:padding-top="0cm" fo:padding-bottom="0cm" fo:border-left="0.75pt solid #000000" fo:border-right="1.5pt solid #000000" fo:border-top="none" fo:border-bottom="0.75pt solid #000000" style:writing-mode="lr-tb"/>
    </style:style>
    <style:style style:name="表28.A3" style:family="table-cell">
      <style:table-cell-properties style:vertical-align="top" fo:padding-left="0.175cm" fo:padding-right="0.175cm" fo:padding-top="0cm" fo:padding-bottom="0cm" fo:border-left="1.5pt solid #000000" fo:border-right="0.75pt solid #000000" fo:border-top="0.75pt solid #000000" fo:border-bottom="0.75pt solid #000000" style:writing-mode="lr-tb"/>
    </style:style>
    <style:style style:name="表28.B3" style:family="table-cell">
      <style:table-cell-properties style:vertical-align="top" fo:padding-left="0.175cm" fo:padding-right="0.175cm" fo:padding-top="0cm" fo:padding-bottom="0cm" fo:border="0.75pt solid #000000" style:writing-mode="lr-tb"/>
    </style:style>
    <style:style style:name="表28.C3" style:family="table-cell">
      <style:table-cell-properties style:vertical-align="top" fo:padding-left="0.175cm" fo:padding-right="0.175cm" fo:padding-top="0cm" fo:padding-bottom="0cm" fo:border-left="0.75pt solid #000000" fo:border-right="1.5pt solid #000000" fo:border-top="0.75pt solid #000000" fo:border-bottom="0.75pt solid #000000" style:writing-mode="lr-tb"/>
    </style:style>
    <style:style style:name="表28.A11" style:family="table-cell">
      <style:table-cell-properties style:vertical-align="top" fo:padding-left="0.175cm" fo:padding-right="0.175cm" fo:padding-top="0cm" fo:padding-bottom="0cm" fo:border-left="1.5pt solid #000000" fo:border-right="0.75pt solid #000000" fo:border-top="0.75pt solid #000000" fo:border-bottom="none" style:writing-mode="lr-tb"/>
    </style:style>
    <style:style style:name="表28.B11" style:family="table-cell">
      <style:table-cell-properties style:vertical-align="top" fo:padding-left="0.175cm" fo:padding-right="0.175cm" fo:padding-top="0cm" fo:padding-bottom="0cm" fo:border-left="0.75pt solid #000000" fo:border-right="0.75pt solid #000000" fo:border-top="0.75pt solid #000000" fo:border-bottom="none" style:writing-mode="lr-tb"/>
    </style:style>
    <style:style style:name="表28.C11" style:family="table-cell">
      <style:table-cell-properties style:vertical-align="top" fo:padding-left="0.175cm" fo:padding-right="0.175cm" fo:padding-top="0cm" fo:padding-bottom="0cm" fo:border-left="0.75pt solid #000000" fo:border-right="1.5pt solid #000000" fo:border-top="0.75pt solid #000000" fo:border-bottom="none" style:writing-mode="lr-tb"/>
    </style:style>
    <style:style style:name="表28.A13" style:family="table-cell">
      <style:table-cell-properties style:vertical-align="top" fo:padding-left="0.175cm" fo:padding-right="0.175cm" fo:padding-top="0cm" fo:padding-bottom="0cm" fo:border-left="0.75pt dashed #000000" fo:border-right="0.75pt dashed #000000" fo:border-top="0.75pt solid #000000" fo:border-bottom="none" style:writing-mode="lr-tb"/>
    </style:style>
    <style:style style:name="表28.B13" style:family="table-cell">
      <style:table-cell-properties style:vertical-align="top" fo:padding-left="0.175cm" fo:padding-right="0.175cm" fo:padding-top="0cm" fo:padding-bottom="0cm" fo:border-left="none" fo:border-right="0.75pt dashed #000000" fo:border-top="0.75pt solid #000000" fo:border-bottom="none" style:writing-mode="lr-tb"/>
    </style:style>
    <style:style style:name="表28.A14" style:family="table-cell">
      <style:table-cell-properties style:vertical-align="top" fo:padding-left="0.175cm" fo:padding-right="0.175cm" fo:padding-top="0cm" fo:padding-bottom="0cm" fo:border-left="0.75pt dashed #000000" fo:border-right="0.75pt dashed #000000" fo:border-top="none" fo:border-bottom="0.75pt solid #000000" style:writing-mode="lr-tb"/>
    </style:style>
    <style:style style:name="表28.B14" style:family="table-cell">
      <style:table-cell-properties style:vertical-align="top" fo:padding-left="0.175cm" fo:padding-right="0.175cm" fo:padding-top="0cm" fo:padding-bottom="0cm" fo:border-left="none" fo:border-right="0.75pt dashed #000000" fo:border-top="none" fo:border-bottom="0.75pt solid #000000" style:writing-mode="lr-tb"/>
    </style:style>
    <style:style style:name="表28.A15" style:family="table-cell">
      <style:table-cell-properties style:vertical-align="top" fo:padding-left="0.175cm" fo:padding-right="0.175cm" fo:padding-top="0cm" fo:padding-bottom="0cm" fo:border-left="1.5pt solid #000000" fo:border-right="0.75pt solid #000000" fo:border-top="0.75pt solid #000000" fo:border-bottom="1.5pt solid #000000" style:writing-mode="lr-tb"/>
    </style:style>
    <style:style style:name="表28.B15" style:family="table-cell">
      <style:table-cell-properties style:vertical-align="top" fo:padding-left="0.175cm" fo:padding-right="0.175cm" fo:padding-top="0cm" fo:padding-bottom="0cm" fo:border-left="0.75pt solid #000000" fo:border-right="0.75pt solid #000000" fo:border-top="0.75pt solid #000000" fo:border-bottom="1.5pt solid #000000" style:writing-mode="lr-tb"/>
    </style:style>
    <style:style style:name="表28.C15" style:family="table-cell">
      <style:table-cell-properties style:vertical-align="top" fo:padding-left="0.175cm" fo:padding-right="0.175cm" fo:padding-top="0cm" fo:padding-bottom="0cm" fo:border-left="0.75pt solid #000000" fo:border-right="1.5pt solid #000000" fo:border-top="0.75pt solid #000000" fo:border-bottom="1.5pt solid #000000" style:writing-mode="lr-tb"/>
    </style:style>
    <style:style style:name="P1" style:family="paragraph" style:parent-style-name="Contents_20_1">
      <style:paragraph-properties fo:text-align="center" style:justify-single-word="false"/>
      <style:text-properties fo:font-size="24pt" style:font-size-asian="24pt"/>
    </style:style>
    <style:style style:name="P2" style:family="paragraph" style:parent-style-name="Contents_20_1">
      <style:paragraph-properties>
        <style:tab-stops>
          <style:tab-stop style:position="0.741cm"/>
          <style:tab-stop style:position="15cm" style:type="right"/>
        </style:tab-stops>
      </style:paragraph-properties>
    </style:style>
    <style:style style:name="P3" style:family="paragraph" style:parent-style-name="Contents_20_2">
      <style:paragraph-properties>
        <style:tab-stops>
          <style:tab-stop style:position="1.111cm"/>
          <style:tab-stop style:position="15cm" style:type="right"/>
        </style:tab-stops>
      </style:paragraph-properties>
    </style:style>
    <style:style style:name="P4" style:family="paragraph" style:parent-style-name="Contents_20_3">
      <style:paragraph-properties>
        <style:tab-stops>
          <style:tab-stop style:position="1.482cm"/>
          <style:tab-stop style:position="15cm" style:type="right"/>
        </style:tab-stops>
      </style:paragraph-properties>
    </style:style>
    <style:style style:name="P5" style:family="paragraph" style:parent-style-name="Contents_20_3">
      <style:paragraph-properties>
        <style:tab-stops>
          <style:tab-stop style:position="1.852cm"/>
          <style:tab-stop style:position="15cm" style:type="right"/>
        </style:tab-stops>
      </style:paragraph-properties>
    </style:style>
    <style:style style:name="P6" style:family="paragraph" style:parent-style-name="Heading_20_1">
      <style:paragraph-properties fo:margin-left="0cm" fo:margin-right="0cm" fo:text-indent="0cm" style:auto-text-indent="false" fo:break-before="page"/>
    </style:style>
    <style:style style:name="P7" style:family="paragraph" style:parent-style-name="Heading_20_1" style:list-style-name="">
      <style:paragraph-properties fo:margin-left="0cm" fo:margin-right="0cm" fo:text-indent="0cm" style:auto-text-indent="false"/>
    </style:style>
    <style:style style:name="P8" style:family="paragraph" style:parent-style-name="Heading_20_1">
      <style:paragraph-properties fo:break-before="page"/>
    </style:style>
    <style:style style:name="P9" style:family="paragraph" style:parent-style-name="Heading_20_1">
      <style:paragraph-properties fo:break-before="page"/>
    </style:style>
    <style:style style:name="P10" style:family="paragraph" style:parent-style-name="Heading_20_2" style:master-page-name="_31__20_を変換">
      <style:paragraph-properties style:page-number="auto"/>
    </style:style>
    <style:style style:name="P11" style:family="paragraph" style:parent-style-name="Heading_20_2" style:master-page-name="_32__20_を変換">
      <style:paragraph-properties style:page-number="auto"/>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snap-to-layout-grid="false"/>
    </style:style>
    <style:style style:name="P14" style:family="paragraph" style:parent-style-name="Standard">
      <style:paragraph-properties fo:text-align="center" style:justify-single-word="false"/>
      <style:text-properties fo:font-size="24pt" style:font-size-asian="24pt"/>
    </style:style>
    <style:style style:name="P15" style:family="paragraph" style:parent-style-name="Standard">
      <style:paragraph-properties fo:text-align="center" style:justify-single-word="false"/>
      <style:text-properties fo:font-size="24pt" style:font-size-asian="24pt"/>
    </style:style>
    <style:style style:name="P16" style:family="paragraph" style:parent-style-name="Standard">
      <style:paragraph-properties fo:text-align="center" style:justify-single-word="false"/>
      <style:text-properties fo:font-size="16pt" style:font-size-asian="16pt"/>
    </style:style>
    <style:style style:name="P17" style:family="paragraph" style:parent-style-name="Standard">
      <style:paragraph-properties fo:text-align="end" style:justify-single-word="false"/>
    </style:style>
    <style:style style:name="P18" style:family="paragraph" style:parent-style-name="Standard">
      <style:text-properties fo:text-transform="uppercase" style:font-name="Arial" fo:font-size="12pt" fo:language="none" fo:country="none" fo:font-weight="bold" style:letter-kerning="true" style:font-size-asian="12pt" style:language-asian="none" style:country-asian="none" style:font-weight-asian="bold" style:font-name-complex="Arial" style:font-size-complex="12pt"/>
    </style:style>
    <style:style style:name="P19" style:family="paragraph" style:parent-style-name="Standard">
      <style:paragraph-properties fo:text-align="center" style:justify-single-word="false"/>
    </style:style>
    <style:style style:name="P20" style:family="paragraph" style:parent-style-name="Standard">
      <style:paragraph-properties style:line-height-at-least="0.353cm"/>
    </style:style>
    <style:style style:name="P21" style:family="paragraph" style:parent-style-name="Standard">
      <style:paragraph-properties style:line-height-at-least="0.353cm" fo:text-align="center" style:justify-single-word="false"/>
    </style:style>
    <style:style style:name="P22" style:family="paragraph" style:parent-style-name="Standard">
      <style:paragraph-properties style:line-height-at-least="0.353cm" style:snap-to-layout-grid="false"/>
    </style:style>
    <style:style style:name="P23" style:family="paragraph" style:parent-style-name="Standard">
      <style:paragraph-properties style:snap-to-layout-grid="false"/>
    </style:style>
    <style:style style:name="P24" style:family="paragraph" style:parent-style-name="Standard">
      <style:paragraph-properties fo:text-align="center" style:justify-single-word="false"/>
      <style:text-properties fo:font-size="9pt" style:font-size-asian="9pt"/>
    </style:style>
    <style:style style:name="P25" style:family="paragraph" style:parent-style-name="Standard">
      <style:paragraph-properties fo:line-height="100%"/>
      <style:text-properties fo:font-size="9pt" style:font-size-asian="9pt"/>
    </style:style>
    <style:style style:name="P26" style:family="paragraph" style:parent-style-name="Standard">
      <style:paragraph-properties fo:line-height="100%"/>
    </style:style>
    <style:style style:name="P27" style:family="paragraph" style:parent-style-name="Standard">
      <style:paragraph-properties fo:line-height="100%" style:snap-to-layout-grid="false"/>
      <style:text-properties fo:font-size="10pt" style:font-size-asian="10pt"/>
    </style:style>
    <style:style style:name="P28" style:family="paragraph" style:parent-style-name="Standard">
      <style:paragraph-properties fo:line-height="100%"/>
      <style:text-properties fo:font-size="10pt" style:font-size-asian="10pt"/>
    </style:style>
    <style:style style:name="P29" style:family="paragraph" style:parent-style-name="Standard">
      <style:paragraph-properties fo:line-height="100%" style:snap-to-layout-grid="false"/>
      <style:text-properties fo:font-size="10pt" style:font-size-asian="10pt"/>
    </style:style>
    <style:style style:name="P30" style:family="paragraph" style:parent-style-name="Standard">
      <style:paragraph-properties style:snap-to-layout-grid="false"/>
    </style:style>
    <style:style style:name="P31" style:family="paragraph" style:parent-style-name="Standard">
      <style:paragraph-properties fo:text-align="center" style:justify-single-word="false"/>
      <style:text-properties fo:font-weight="bold" style:font-weight-asian="bold"/>
    </style:style>
    <style:style style:name="P32" style:family="paragraph" style:parent-style-name="Standard">
      <style:paragraph-properties style:line-height-at-least="0.353cm" style:snap-to-layout-grid="false"/>
      <style:text-properties fo:font-weight="bold" style:font-weight-asian="bold"/>
    </style:style>
    <style:style style:name="P33" style:family="paragraph" style:parent-style-name="Standard">
      <style:paragraph-properties style:line-height-at-least="0.353cm"/>
    </style:style>
    <style:style style:name="P34" style:family="paragraph" style:parent-style-name="Standard">
      <style:paragraph-properties style:line-height-at-least="0.353cm" style:snap-to-layout-grid="false"/>
    </style:style>
    <style:style style:name="P35" style:family="paragraph" style:parent-style-name="Standard">
      <style:paragraph-properties style:line-height-at-least="0.353cm"/>
      <style:text-properties fo:color="#808080" loext:opacity="100%"/>
    </style:style>
    <style:style style:name="P36" style:family="paragraph" style:parent-style-name="Standard">
      <style:paragraph-properties style:line-height-at-least="0.353cm" style:snap-to-layout-grid="false"/>
      <style:text-properties fo:color="#808080" loext:opacity="100%"/>
    </style:style>
    <style:style style:name="P37" style:family="paragraph" style:parent-style-name="Standard">
      <style:paragraph-properties style:line-height-at-least="0.353cm"/>
      <style:text-properties fo:color="#808080" loext:opacity="100%"/>
    </style:style>
    <style:style style:name="P38" style:family="paragraph" style:parent-style-name="Standard">
      <style:paragraph-properties style:line-height-at-least="0.353cm"/>
      <style:text-properties fo:color="#c0c0c0" loext:opacity="100%" fo:font-weight="bold" style:font-weight-asian="bold"/>
    </style:style>
    <style:style style:name="P39" style:family="paragraph" style:parent-style-name="Standard">
      <style:paragraph-properties style:line-height-at-least="0.353cm" style:snap-to-layout-grid="false"/>
      <style:text-properties fo:color="#c0c0c0" loext:opacity="100%" fo:font-weight="bold" style:font-weight-asian="bold"/>
    </style:style>
    <style:style style:name="P40" style:family="paragraph" style:parent-style-name="Standard">
      <style:paragraph-properties style:line-height-at-least="0.353cm"/>
      <style:text-properties fo:color="#c0c0c0" loext:opacity="100%"/>
    </style:style>
    <style:style style:name="P41" style:family="paragraph" style:parent-style-name="Standard">
      <style:paragraph-properties style:line-height-at-least="0.353cm" style:snap-to-layout-grid="false"/>
      <style:text-properties fo:color="#c0c0c0" loext:opacity="100%"/>
    </style:style>
    <style:style style:name="P42" style:family="paragraph" style:parent-style-name="Standard">
      <style:paragraph-properties style:line-height-at-least="0.353cm"/>
      <style:text-properties fo:color="#c0c0c0" loext:opacity="100%"/>
    </style:style>
    <style:style style:name="P43" style:family="paragraph" style:parent-style-name="Standard">
      <style:paragraph-properties style:line-height-at-least="0.353cm"/>
      <style:text-properties fo:color="#33cc33" loext:opacity="100%"/>
    </style:style>
    <style:style style:name="P44" style:family="paragraph" style:parent-style-name="Standard" style:list-style-name="L2"/>
    <style:style style:name="P45" style:family="paragraph" style:parent-style-name="Standard">
      <style:text-properties fo:color="#339966" loext:opacity="100%"/>
    </style:style>
    <style:style style:name="P46" style:family="paragraph" style:parent-style-name="Standard">
      <style:text-properties fo:color="#0000ff" loext:opacity="100%"/>
    </style:style>
    <style:style style:name="P47" style:family="paragraph" style:parent-style-name="Standard">
      <style:text-properties fo:color="#0000ff" loext:opacity="100%"/>
    </style:style>
    <style:style style:name="P48" style:family="paragraph" style:parent-style-name="Standard">
      <style:paragraph-properties style:snap-to-layout-grid="false"/>
      <style:text-properties fo:color="#0000ff" loext:opacity="100%"/>
    </style:style>
    <style:style style:name="P49" style:family="paragraph" style:parent-style-name="Standard">
      <style:text-properties style:text-line-through-style="solid" style:text-line-through-type="single"/>
    </style:style>
    <style:style style:name="P50" style:family="paragraph" style:parent-style-name="Standard">
      <style:text-properties style:text-line-through-style="solid" style:text-line-through-type="single"/>
    </style:style>
    <style:style style:name="P51" style:family="paragraph" style:parent-style-name="Standard" style:list-style-name="L1"/>
    <style:style style:name="P52" style:family="paragraph" style:parent-style-name="Standard">
      <style:paragraph-properties fo:margin-left="0cm" fo:margin-right="0cm" fo:text-indent="0.37cm" style:auto-text-indent="false"/>
    </style:style>
    <style:style style:name="P53" style:family="paragraph" style:parent-style-name="Standard">
      <style:paragraph-properties fo:margin-left="0cm" fo:margin-right="0cm" fo:text-indent="0.37cm" style:auto-text-indent="false"/>
    </style:style>
    <style:style style:name="P54" style:family="paragraph" style:parent-style-name="Standard" style:master-page-name="Standard">
      <style:paragraph-properties fo:text-align="center" style:justify-single-word="false" style:page-number="auto"/>
      <style:text-properties fo:font-size="24pt" style:font-size-asian="24pt"/>
    </style:style>
    <style:style style:name="P55" style:family="paragraph" style:parent-style-name="Text_20_body">
      <style:paragraph-properties fo:text-align="start" style:justify-single-word="false"/>
    </style:style>
    <style:style style:name="P56" style:family="paragraph" style:parent-style-name="Text_20_body" style:list-style-name="WW8Num3"/>
    <style:style style:name="P57" style:family="paragraph" style:parent-style-name="Text_20_body">
      <style:paragraph-properties fo:text-align="start" style:justify-single-word="false"/>
    </style:style>
    <style:style style:name="P58" style:family="paragraph" style:parent-style-name="Text_20_body" style:list-style-name="WW8Num7"/>
    <style:style style:name="P59" style:family="paragraph" style:parent-style-name="Text_20_body" style:list-style-name="WW8Num9"/>
    <style:style style:name="P60" style:family="paragraph" style:parent-style-name="Text_20_body" style:list-style-name="L2"/>
    <style:style style:name="P61" style:family="paragraph" style:parent-style-name="Text_20_body">
      <style:text-properties fo:color="#808080" loext:opacity="100%" style:text-line-through-style="solid" style:text-line-through-type="single"/>
    </style:style>
    <style:style style:name="P62" style:family="paragraph" style:parent-style-name="Text_20_body">
      <style:text-properties fo:color="#808080" loext:opacity="100%"/>
    </style:style>
    <style:style style:name="P63" style:family="paragraph" style:parent-style-name="Text_20_body">
      <style:text-properties fo:font-weight="bold" style:font-weight-asian="bold"/>
    </style:style>
    <style:style style:name="P64" style:family="paragraph" style:parent-style-name="Text_20_body">
      <style:text-properties style:text-underline-style="solid" style:text-underline-width="auto" style:text-underline-color="font-color" fo:font-weight="bold" style:font-weight-asian="bold"/>
    </style:style>
    <style:style style:name="T1" style:family="text">
      <style:text-properties fo:font-size="24pt" style:font-size-asian="24pt"/>
    </style:style>
    <style:style style:name="T2" style:family="text">
      <style:text-properties fo:font-size="24pt" style:font-size-asian="24pt"/>
    </style:style>
    <style:style style:name="T3" style:family="text">
      <style:text-properties fo:font-size="16pt" style:font-size-asian="16pt"/>
    </style:style>
    <style:style style:name="T4" style:family="text">
      <style:text-properties fo:font-size="16pt" style:font-size-asian="16pt"/>
    </style:style>
    <style:style style:name="T5" style:family="text">
      <style:text-properties fo:font-weight="normal" style:font-weight-asian="normal"/>
    </style:style>
    <style:style style:name="T6" style:family="text">
      <style:text-properties fo:font-variant="normal" fo:text-transform="none" fo:font-weight="normal" style:font-weight-asian="normal"/>
    </style:style>
    <style:style style:name="T7" style:family="text">
      <style:text-properties fo:font-variant="normal" fo:text-transform="none" style:font-name="Century" fo:font-size="10.5pt" fo:language="none" fo:country="none" fo:font-weight="normal" style:letter-kerning="true" style:font-size-asian="10.5pt" style:language-asian="none" style:country-asian="none" style:font-weight-asian="normal" style:font-name-complex="Century" style:font-size-complex="12pt"/>
    </style:style>
    <style:style style:name="T8" style:family="text">
      <style:text-properties fo:font-variant="normal" fo:text-transform="none" fo:language="none" fo:country="none" fo:font-weight="normal" style:language-asian="none" style:country-asian="none" style:font-weight-asian="normal"/>
    </style:style>
    <style:style style:name="T9" style:family="text">
      <style:text-properties fo:font-variant="normal" fo:text-transform="none" fo:language="none" fo:country="none" fo:font-weight="normal" style:language-asian="none" style:country-asian="none" style:font-weight-asian="normal"/>
    </style:style>
    <style:style style:name="T10" style:family="text">
      <style:text-properties fo:language="none" fo:country="none" style:language-asian="none" style:country-asian="none"/>
    </style:style>
    <style:style style:name="T11" style:family="text">
      <style:text-properties fo:language="none" fo:country="none" style:language-asian="none" style:country-asian="none"/>
    </style:style>
    <style:style style:name="T12" style:family="text">
      <style:text-properties fo:language="none" fo:country="none" style:language-asian="none" style:country-asian="none" style:font-size-complex="10.5pt"/>
    </style:style>
    <style:style style:name="T13" style:family="text">
      <style:text-properties fo:language="none" fo:country="none" style:language-asian="none" style:country-asian="none" style:font-size-complex="10.5pt"/>
    </style:style>
    <style:style style:name="T14" style:family="text">
      <style:text-properties fo:language="none" fo:country="none" style:font-name-asian="Arial" style:language-asian="none" style:country-asian="none"/>
    </style:style>
    <style:style style:name="T15" style:family="text">
      <style:text-properties fo:language="none" fo:country="none" style:font-name-asian="Times New Roman" style:language-asian="none" style:country-asian="none" style:font-size-complex="10.5pt"/>
    </style:style>
    <style:style style:name="T16" style:family="text">
      <style:text-properties style:font-name="Century" fo:font-size="10.5pt" fo:language="none" fo:country="none" fo:font-weight="normal" style:letter-kerning="true" style:font-size-asian="10.5pt" style:language-asian="none" style:country-asian="none" style:font-weight-asian="normal" style:font-name-complex="Century" style:font-size-complex="12pt"/>
    </style:style>
    <style:style style:name="T17" style:family="text">
      <style:text-properties style:font-name="Century" fo:font-size="10.5pt" fo:language="none" fo:country="none" style:letter-kerning="true" style:font-size-asian="10.5pt" style:language-asian="none" style:country-asian="none" style:font-name-complex="Century" style:font-size-complex="12pt"/>
    </style:style>
    <style:style style:name="T18" style:family="text">
      <style:text-properties style:font-name-asian="Arial"/>
    </style:style>
    <style:style style:name="T19" style:family="text">
      <style:text-properties style:font-name-asian="Arial"/>
    </style:style>
    <style:style style:name="T20" style:family="text">
      <style:text-properties style:font-name-asian="Times New Roman"/>
    </style:style>
    <style:style style:name="T21" style:family="text">
      <style:text-properties style:font-name-asian="Times New Roman"/>
    </style:style>
    <style:style style:name="T22" style:family="text">
      <style:text-properties fo:font-size="9pt" style:font-size-asian="9pt"/>
    </style:style>
    <style:style style:name="T23" style:family="text">
      <style:text-properties fo:font-size="9pt" style:font-size-asian="9pt"/>
    </style:style>
    <style:style style:name="T24" style:family="text">
      <style:text-properties fo:font-size="10pt" style:font-size-asian="10pt"/>
    </style:style>
    <style:style style:name="T25" style:family="text">
      <style:text-properties fo:font-size="10pt" style:font-size-asian="10pt"/>
    </style:style>
    <style:style style:name="T26" style:family="text">
      <style:text-properties fo:font-weight="bold" style:font-weight-asian="bold"/>
    </style:style>
    <style:style style:name="T27" style:family="text">
      <style:text-properties fo:font-weight="bold" style:font-weight-asian="bold"/>
    </style:style>
    <style:style style:name="T28" style:family="text">
      <style:text-properties fo:color="#0000ff" loext:opacity="100%"/>
    </style:style>
    <style:style style:name="T29" style:family="text">
      <style:text-properties fo:color="#0000ff" loext:opacity="100%"/>
    </style:style>
    <style:style style:name="T30" style:family="text">
      <style:text-properties fo:color="#0000ff" loext:opacity="100%" fo:font-weight="bold" style:font-weight-asian="bold"/>
    </style:style>
    <style:style style:name="T31" style:family="text">
      <style:text-properties fo:color="#0000ff" loext:opacity="100%" fo:font-weight="bold" style:font-weight-asian="bold"/>
    </style:style>
    <style:style style:name="T32" style:family="text">
      <style:text-properties fo:color="#808080" loext:opacity="100%"/>
    </style:style>
    <style:style style:name="T33" style:family="text">
      <style:text-properties fo:color="#c0c0c0" loext:opacity="100%"/>
    </style:style>
    <style:style style:name="T34" style:family="text">
      <style:text-properties fo:color="#c0c0c0" loext:opacity="100%" fo:font-weight="bold" style:font-weight-asian="bold"/>
    </style:style>
    <style:style style:name="T35" style:family="text">
      <style:text-properties fo:color="#c0c0c0" loext:opacity="100%" fo:font-weight="bold" style:font-weight-asian="bold"/>
    </style:style>
    <style:style style:name="T36" style:family="text">
      <style:text-properties fo:color="#c0c0c0" loext:opacity="100%"/>
    </style:style>
    <style:style style:name="T37" style:family="text">
      <style:text-properties fo:color="#33cc33" loext:opacity="100%"/>
    </style:style>
    <style:style style:name="T38" style:family="text">
      <style:text-properties style:font-name="ＭＳ 明朝" style:font-name-complex="ＭＳ 明朝"/>
    </style:style>
    <style:style style:name="T39" style:family="text">
      <style:text-properties style:font-name="ＭＳ 明朝" style:font-name-complex="ＭＳ 明朝"/>
    </style:style>
    <style:style style:name="T40" style:family="text">
      <style:text-properties style:text-underline-style="solid" style:text-underline-width="auto" style:text-underline-color="font-color"/>
    </style:style>
    <style:style style:name="T41" style:family="text">
      <style:text-properties fo:color="#339966" loext:opacity="100%"/>
    </style:style>
    <style:style style:name="T42" style:family="text">
      <style:text-properties fo:color="#339966" loext:opacity="100%"/>
    </style:style>
    <style:style style:name="T43" style:family="text">
      <style:text-properties style:text-line-through-style="solid" style:text-line-through-type="single"/>
    </style:style>
    <style:style style:name="T44" style:family="text">
      <style:text-properties style:text-line-through-style="solid" style:text-line-through-type="single"/>
    </style:style>
    <style:style style:name="T45" style:family="text">
      <style:text-properties fo:color="#ff0000" loext:opacity="100%"/>
    </style:style>
    <style:style style:name="T46" style:family="text">
      <style:text-properties fo:color="#ff0000" loext:opacity="100%"/>
    </style:style>
    <style:style style:name="fr1" style:family="graphic" style:parent-style-name="OLE">
      <style:graphic-properties fo:margin-left="0cm" fo:margin-right="0cm" fo:margin-top="0cm" fo:margin-bottom="0cm" style:vertical-pos="middle" style:vertical-rel="text" fo:padding="0cm" fo:border="none" draw:ole-draw-aspect="1"/>
    </style:style>
    <style:style style:name="Sect1" style:family="section">
      <style:section-properties style:editable="false">
        <style:columns fo:column-count="1" fo:column-gap="0cm"/>
      </style:section-properties>
    </style:style>
    <text:list-style style:name="L1" text:consecutive-numbering="true">
      <text:list-level-style-bullet text:level="1" text:style-name="WW8NumSt2z0" style:num-suffix="." text:bullet-char="・">
        <style:list-level-properties text:list-level-position-and-space-mode="label-alignment">
          <style:list-level-label-alignment text:label-followed-by="listtab" text:list-tab-stop-position="0.37cm" fo:text-indent="-0.37cm" fo:margin-left="0.37cm"/>
        </style:list-level-properties>
        <style:text-properties style:font-name="ＭＳ 明朝"/>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3z0" style:num-suffix="." text:bullet-char="※">
        <style:list-level-properties text:list-level-position-and-space-mode="label-alignment">
          <style:list-level-label-alignment text:label-followed-by="listtab" text:list-tab-stop-position="0.37cm" fo:text-indent="-0.37cm" fo:margin-left="0.37cm"/>
        </style:list-level-properties>
        <style:text-properties style:font-name="ＭＳ 明朝"/>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14"/>
      <text:p text:style-name="P14"/>
      <text:p text:style-name="P14"/>
      <text:p text:style-name="P14"/>
      <text:p text:style-name="P14"/>
      <text:p text:style-name="P12"><text:span text:style-name="T1">PDIC</text:span><text:span text:style-name="T1">/Unicode辞書形式仕様書</text:span></text:p>
      <text:p text:style-name="P12"><text:span text:style-name="T1">第</text:span><text:span text:style-name="T1">0.</text:span><text:span text:style-name="T1">90版</text:span></text:p>
      <text:p text:style-name="P16"/>
      <text:p text:style-name="P12"><text:span text:style-name="T3">2007</text:span><text:span text:style-name="T3">.</text:span><text:span text:style-name="T3">7</text:span><text:span text:style-name="T3">.</text:span><text:span text:style-name="T3">24</text:span></text:p>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SGM00353@niftyserve.or.jp<text:tab/>TaN</text:p>
      <text:p text:style-name="P12"/>
      <text:p text:style-name="P12"/>
      <text:p text:style-name="P12"/>
      <text:p text:style-name="P12"><text:soft-page-break/></text:p>
      <text:p text:style-name="P1">目次</text:p>
      <text:table-of-content text:style-name="Sect1" text:name="目次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right" style:leader-char=" "/>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right" style:leader-char=" "/>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span> </text:index-entry-span>
            <text:index-entry-text/>
            <text:index-entry-tab-stop style:type="right" style:leader-char=" "/>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span> </text:index-entry-span>
            <text:index-entry-text/>
            <text:index-entry-tab-stop style:type="right" style:leader-char=" "/>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span> </text:index-entry-span>
            <text:index-entry-text/>
            <text:index-entry-tab-stop style:type="right" style:leader-char=" "/>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span> </text:index-entry-span>
            <text:index-entry-text/>
            <text:index-entry-tab-stop style:type="right" style:leader-char=" "/>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span> </text:index-entry-span>
            <text:index-entry-text/>
            <text:index-entry-tab-stop style:type="right" style:leader-char=" "/>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173167246" text:style-name="Index_20_Link_20__28_user_29_" text:visited-style-name="Index_20_Link_20__28_user_29_"><text:span text:style-name="T10">1</text:span></text:a><text:a xlink:type="simple" xlink:href="#__RefHeading___Toc173167246" text:style-name="Index_20_Link_20__28_user_29_" text:visited-style-name="Index_20_Link_20__28_user_29_"><text:span text:style-name="T7"><text:tab/></text:span></text:a><text:a xlink:type="simple" xlink:href="#__RefHeading___Toc173167246" text:style-name="Index_20_Link_20__28_user_29_" text:visited-style-name="Index_20_Link_20__28_user_29_"><text:span text:style-name="T10">はじめに</text:span></text:a><text:a xlink:type="simple" xlink:href="#__RefHeading___Toc173167246" text:style-name="Index_20_Link_20__28_user_29_" text:visited-style-name="Index_20_Link_20__28_user_29_"><text:span text:style-name="T10"><text:tab/>4</text:span></text:a></text:p>
          <text:p text:style-name="P2"><text:a xlink:type="simple" xlink:href="#__RefHeading___Toc173167247" text:style-name="Index_20_Link_20__28_user_29_" text:visited-style-name="Index_20_Link_20__28_user_29_"><text:span text:style-name="T10">2</text:span></text:a><text:a xlink:type="simple" xlink:href="#__RefHeading___Toc173167247" text:style-name="Index_20_Link_20__28_user_29_" text:visited-style-name="Index_20_Link_20__28_user_29_"><text:span text:style-name="T7"><text:tab/></text:span></text:a><text:a xlink:type="simple" xlink:href="#__RefHeading___Toc173167247" text:style-name="Index_20_Link_20__28_user_29_" text:visited-style-name="Index_20_Link_20__28_user_29_"><text:span text:style-name="T10">辞書構造概略</text:span></text:a><text:a xlink:type="simple" xlink:href="#__RefHeading___Toc173167247" text:style-name="Index_20_Link_20__28_user_29_" text:visited-style-name="Index_20_Link_20__28_user_29_"><text:span text:style-name="T10"><text:tab/>4</text:span></text:a></text:p>
          <text:p text:style-name="P3"><text:a xlink:type="simple" xlink:href="#__RefHeading___Toc173167248" text:style-name="Index_20_Link_20__28_user_29_" text:visited-style-name="Index_20_Link_20__28_user_29_"><text:span text:style-name="T12">2.1</text:span></text:a><text:a xlink:type="simple" xlink:href="#__RefHeading___Toc173167248" text:style-name="Index_20_Link_20__28_user_29_" text:visited-style-name="Index_20_Link_20__28_user_29_"><text:span text:style-name="T16"><text:tab/></text:span></text:a><text:a xlink:type="simple" xlink:href="#__RefHeading___Toc173167248" text:style-name="Index_20_Link_20__28_user_29_" text:visited-style-name="Index_20_Link_20__28_user_29_"><text:span text:style-name="T12">辞書の種類</text:span></text:a><text:a xlink:type="simple" xlink:href="#__RefHeading___Toc173167248" text:style-name="Index_20_Link_20__28_user_29_" text:visited-style-name="Index_20_Link_20__28_user_29_"><text:span text:style-name="T10"><text:tab/>4</text:span></text:a></text:p>
          <text:p text:style-name="P3"><text:a xlink:type="simple" xlink:href="#__RefHeading___Toc173167249" text:style-name="Index_20_Link_20__28_user_29_" text:visited-style-name="Index_20_Link_20__28_user_29_"><text:span text:style-name="T12">2.2</text:span></text:a><text:a xlink:type="simple" xlink:href="#__RefHeading___Toc173167249" text:style-name="Index_20_Link_20__28_user_29_" text:visited-style-name="Index_20_Link_20__28_user_29_"><text:span text:style-name="T16"><text:tab/></text:span></text:a><text:a xlink:type="simple" xlink:href="#__RefHeading___Toc173167249" text:style-name="Index_20_Link_20__28_user_29_" text:visited-style-name="Index_20_Link_20__28_user_29_"><text:span text:style-name="T12">各辞書形式の内容</text:span></text:a><text:a xlink:type="simple" xlink:href="#__RefHeading___Toc173167249" text:style-name="Index_20_Link_20__28_user_29_" text:visited-style-name="Index_20_Link_20__28_user_29_"><text:span text:style-name="T10"><text:tab/>5</text:span></text:a></text:p>
          <text:p text:style-name="P3"><text:a xlink:type="simple" xlink:href="#__RefHeading___Toc173167250" text:style-name="Index_20_Link_20__28_user_29_" text:visited-style-name="Index_20_Link_20__28_user_29_"><text:span text:style-name="T12">2.3</text:span></text:a><text:a xlink:type="simple" xlink:href="#__RefHeading___Toc173167250" text:style-name="Index_20_Link_20__28_user_29_" text:visited-style-name="Index_20_Link_20__28_user_29_"><text:span text:style-name="T16"><text:tab/></text:span></text:a><text:a xlink:type="simple" xlink:href="#__RefHeading___Toc173167250" text:style-name="Index_20_Link_20__28_user_29_" text:visited-style-name="Index_20_Link_20__28_user_29_"><text:span text:style-name="T12">定義</text:span></text:a><text:a xlink:type="simple" xlink:href="#__RefHeading___Toc173167250" text:style-name="Index_20_Link_20__28_user_29_" text:visited-style-name="Index_20_Link_20__28_user_29_"><text:span text:style-name="T10"><text:tab/>6</text:span></text:a></text:p>
          <text:p text:style-name="P2"><text:a xlink:type="simple" xlink:href="#__RefHeading___Toc173167251" text:style-name="Index_20_Link_20__28_user_29_" text:visited-style-name="Index_20_Link_20__28_user_29_"><text:span text:style-name="T10">3</text:span></text:a><text:a xlink:type="simple" xlink:href="#__RefHeading___Toc173167251" text:style-name="Index_20_Link_20__28_user_29_" text:visited-style-name="Index_20_Link_20__28_user_29_"><text:span text:style-name="T7"><text:tab/></text:span></text:a><text:a xlink:type="simple" xlink:href="#__RefHeading___Toc173167251" text:style-name="Index_20_Link_20__28_user_29_" text:visited-style-name="Index_20_Link_20__28_user_29_"><text:span text:style-name="T10">Unicode(BOCU) </text:span></text:a><text:a xlink:type="simple" xlink:href="#__RefHeading___Toc173167251" text:style-name="Index_20_Link_20__28_user_29_" text:visited-style-name="Index_20_Link_20__28_user_29_"><text:span text:style-name="T10">辞書</text:span></text:a><text:a xlink:type="simple" xlink:href="#__RefHeading___Toc173167251" text:style-name="Index_20_Link_20__28_user_29_" text:visited-style-name="Index_20_Link_20__28_user_29_"><text:span text:style-name="T14"> </text:span></text:a><text:a xlink:type="simple" xlink:href="#__RefHeading___Toc173167251" text:style-name="Index_20_Link_20__28_user_29_" text:visited-style-name="Index_20_Link_20__28_user_29_"><text:span text:style-name="T10">(Hyper</text:span></text:a><text:a xlink:type="simple" xlink:href="#__RefHeading___Toc173167251" text:style-name="Index_20_Link_20__28_user_29_" text:visited-style-name="Index_20_Link_20__28_user_29_"><text:span text:style-name="T10">辞書形式</text:span></text:a><text:a xlink:type="simple" xlink:href="#__RefHeading___Toc173167251" text:style-name="Index_20_Link_20__28_user_29_" text:visited-style-name="Index_20_Link_20__28_user_29_"><text:span text:style-name="T14"> </text:span></text:a><text:a xlink:type="simple" xlink:href="#__RefHeading___Toc173167251" text:style-name="Index_20_Link_20__28_user_29_" text:visited-style-name="Index_20_Link_20__28_user_29_"><text:span text:style-name="T10">Ver.6.00, Ver.6.10)<text:tab/>7</text:span></text:a></text:p>
          <text:p text:style-name="P3"><text:a xlink:type="simple" xlink:href="#__RefHeading___Toc173167252" text:style-name="Index_20_Link_20__28_user_29_" text:visited-style-name="Index_20_Link_20__28_user_29_"><text:span text:style-name="T12">3.1</text:span></text:a><text:a xlink:type="simple" xlink:href="#__RefHeading___Toc173167252" text:style-name="Index_20_Link_20__28_user_29_" text:visited-style-name="Index_20_Link_20__28_user_29_"><text:span text:style-name="T16"><text:tab/></text:span></text:a><text:a xlink:type="simple" xlink:href="#__RefHeading___Toc173167252" text:style-name="Index_20_Link_20__28_user_29_" text:visited-style-name="Index_20_Link_20__28_user_29_"><text:span text:style-name="T12">BOCU</text:span></text:a><text:a xlink:type="simple" xlink:href="#__RefHeading___Toc173167252" text:style-name="Index_20_Link_20__28_user_29_" text:visited-style-name="Index_20_Link_20__28_user_29_"><text:span text:style-name="T12">圧縮方式</text:span></text:a><text:a xlink:type="simple" xlink:href="#__RefHeading___Toc173167252" text:style-name="Index_20_Link_20__28_user_29_" text:visited-style-name="Index_20_Link_20__28_user_29_"><text:span text:style-name="T10"><text:tab/>7</text:span></text:a></text:p>
          <text:p text:style-name="P4"><text:a xlink:type="simple" xlink:href="#__RefHeading___Toc173167253" text:style-name="Index_20_Link_20__28_user_29_" text:visited-style-name="Index_20_Link_20__28_user_29_"><text:span text:style-name="T12">3.1.1</text:span></text:a><text:a xlink:type="simple" xlink:href="#__RefHeading___Toc173167253" text:style-name="Index_20_Link_20__28_user_29_" text:visited-style-name="Index_20_Link_20__28_user_29_"><text:span text:style-name="T17"><text:tab/></text:span></text:a><text:a xlink:type="simple" xlink:href="#__RefHeading___Toc173167253" text:style-name="Index_20_Link_20__28_user_29_" text:visited-style-name="Index_20_Link_20__28_user_29_"><text:span text:style-name="T12">BOCU-1</text:span></text:a><text:a xlink:type="simple" xlink:href="#__RefHeading___Toc173167253" text:style-name="Index_20_Link_20__28_user_29_" text:visited-style-name="Index_20_Link_20__28_user_29_"><text:span text:style-name="T12">の圧縮効率と検索速度</text:span></text:a><text:a xlink:type="simple" xlink:href="#__RefHeading___Toc173167253" text:style-name="Index_20_Link_20__28_user_29_" text:visited-style-name="Index_20_Link_20__28_user_29_"><text:span text:style-name="T10"><text:tab/>8</text:span></text:a></text:p>
          <text:p text:style-name="P3"><text:a xlink:type="simple" xlink:href="#__RefHeading___Toc173167254" text:style-name="Index_20_Link_20__28_user_29_" text:visited-style-name="Index_20_Link_20__28_user_29_"><text:span text:style-name="T12">3.2</text:span></text:a><text:a xlink:type="simple" xlink:href="#__RefHeading___Toc173167254" text:style-name="Index_20_Link_20__28_user_29_" text:visited-style-name="Index_20_Link_20__28_user_29_"><text:span text:style-name="T16"><text:tab/></text:span></text:a><text:a xlink:type="simple" xlink:href="#__RefHeading___Toc173167254" text:style-name="Index_20_Link_20__28_user_29_" text:visited-style-name="Index_20_Link_20__28_user_29_"><text:span text:style-name="T12">辞書全体の構成</text:span></text:a><text:a xlink:type="simple" xlink:href="#__RefHeading___Toc173167254" text:style-name="Index_20_Link_20__28_user_29_" text:visited-style-name="Index_20_Link_20__28_user_29_"><text:span text:style-name="T10"><text:tab/>8</text:span></text:a></text:p>
          <text:p text:style-name="P3"><text:a xlink:type="simple" xlink:href="#__RefHeading___Toc173167255" text:style-name="Index_20_Link_20__28_user_29_" text:visited-style-name="Index_20_Link_20__28_user_29_"><text:span text:style-name="T12">3.3</text:span></text:a><text:a xlink:type="simple" xlink:href="#__RefHeading___Toc173167255" text:style-name="Index_20_Link_20__28_user_29_" text:visited-style-name="Index_20_Link_20__28_user_29_"><text:span text:style-name="T16"><text:tab/></text:span></text:a><text:a xlink:type="simple" xlink:href="#__RefHeading___Toc173167255" text:style-name="Index_20_Link_20__28_user_29_" text:visited-style-name="Index_20_Link_20__28_user_29_"><text:span text:style-name="T12">見出語検索キー</text:span></text:a><text:a xlink:type="simple" xlink:href="#__RefHeading___Toc173167255" text:style-name="Index_20_Link_20__28_user_29_" text:visited-style-name="Index_20_Link_20__28_user_29_"><text:span text:style-name="T10"><text:tab/>8</text:span></text:a></text:p>
          <text:p text:style-name="P3"><text:a xlink:type="simple" xlink:href="#__RefHeading___Toc173167256" text:style-name="Index_20_Link_20__28_user_29_" text:visited-style-name="Index_20_Link_20__28_user_29_"><text:span text:style-name="T12">3.4</text:span></text:a><text:a xlink:type="simple" xlink:href="#__RefHeading___Toc173167256" text:style-name="Index_20_Link_20__28_user_29_" text:visited-style-name="Index_20_Link_20__28_user_29_"><text:span text:style-name="T16"><text:tab/></text:span></text:a><text:a xlink:type="simple" xlink:href="#__RefHeading___Toc173167256" text:style-name="Index_20_Link_20__28_user_29_" text:visited-style-name="Index_20_Link_20__28_user_29_"><text:span text:style-name="T12">ヘッダー部</text:span></text:a><text:a xlink:type="simple" xlink:href="#__RefHeading___Toc173167256" text:style-name="Index_20_Link_20__28_user_29_" text:visited-style-name="Index_20_Link_20__28_user_29_"><text:span text:style-name="T10"><text:tab/>8</text:span></text:a></text:p>
          <text:p text:style-name="P4"><text:a xlink:type="simple" xlink:href="#__RefHeading___Toc173167257" text:style-name="Index_20_Link_20__28_user_29_" text:visited-style-name="Index_20_Link_20__28_user_29_"><text:span text:style-name="T12">3.4.1</text:span></text:a><text:a xlink:type="simple" xlink:href="#__RefHeading___Toc173167257" text:style-name="Index_20_Link_20__28_user_29_" text:visited-style-name="Index_20_Link_20__28_user_29_"><text:span text:style-name="T17"><text:tab/></text:span></text:a><text:a xlink:type="simple" xlink:href="#__RefHeading___Toc173167257" text:style-name="Index_20_Link_20__28_user_29_" text:visited-style-name="Index_20_Link_20__28_user_29_"><text:span text:style-name="T12">辞書識別子</text:span></text:a><text:a xlink:type="simple" xlink:href="#__RefHeading___Toc173167257" text:style-name="Index_20_Link_20__28_user_29_" text:visited-style-name="Index_20_Link_20__28_user_29_"><text:span text:style-name="T10"><text:tab/>10</text:span></text:a></text:p>
          <text:p text:style-name="P4"><text:a xlink:type="simple" xlink:href="#__RefHeading___Toc173167258" text:style-name="Index_20_Link_20__28_user_29_" text:visited-style-name="Index_20_Link_20__28_user_29_"><text:span text:style-name="T12">3.4.2</text:span></text:a><text:a xlink:type="simple" xlink:href="#__RefHeading___Toc173167258" text:style-name="Index_20_Link_20__28_user_29_" text:visited-style-name="Index_20_Link_20__28_user_29_"><text:span text:style-name="T17"><text:tab/></text:span></text:a><text:a xlink:type="simple" xlink:href="#__RefHeading___Toc173167258" text:style-name="Index_20_Link_20__28_user_29_" text:visited-style-name="Index_20_Link_20__28_user_29_"><text:span text:style-name="T12">暗号化のセキュリティについて</text:span></text:a><text:a xlink:type="simple" xlink:href="#__RefHeading___Toc173167258" text:style-name="Index_20_Link_20__28_user_29_" text:visited-style-name="Index_20_Link_20__28_user_29_"><text:span text:style-name="T10"><text:tab/>11</text:span></text:a></text:p>
          <text:p text:style-name="P3"><text:a xlink:type="simple" xlink:href="#__RefHeading___Toc173167259" text:style-name="Index_20_Link_20__28_user_29_" text:visited-style-name="Index_20_Link_20__28_user_29_"><text:span text:style-name="T12">3.5</text:span></text:a><text:a xlink:type="simple" xlink:href="#__RefHeading___Toc173167259" text:style-name="Index_20_Link_20__28_user_29_" text:visited-style-name="Index_20_Link_20__28_user_29_"><text:span text:style-name="T16"><text:tab/></text:span></text:a><text:a xlink:type="simple" xlink:href="#__RefHeading___Toc173167259" text:style-name="Index_20_Link_20__28_user_29_" text:visited-style-name="Index_20_Link_20__28_user_29_"><text:span text:style-name="T12">拡張ヘッダー部</text:span></text:a><text:a xlink:type="simple" xlink:href="#__RefHeading___Toc173167259" text:style-name="Index_20_Link_20__28_user_29_" text:visited-style-name="Index_20_Link_20__28_user_29_"><text:span text:style-name="T10"><text:tab/>11</text:span></text:a></text:p>
          <text:p text:style-name="P4"><text:a xlink:type="simple" xlink:href="#__RefHeading___Toc173167260" text:style-name="Index_20_Link_20__28_user_29_" text:visited-style-name="Index_20_Link_20__28_user_29_"><text:span text:style-name="T12">3.5.1</text:span></text:a><text:a xlink:type="simple" xlink:href="#__RefHeading___Toc173167260" text:style-name="Index_20_Link_20__28_user_29_" text:visited-style-name="Index_20_Link_20__28_user_29_"><text:span text:style-name="T17"><text:tab/></text:span></text:a><text:a xlink:type="simple" xlink:href="#__RefHeading___Toc173167260" text:style-name="Index_20_Link_20__28_user_29_" text:visited-style-name="Index_20_Link_20__28_user_29_"><text:span text:style-name="T12">拡張ヘッダー部の構成</text:span></text:a><text:a xlink:type="simple" xlink:href="#__RefHeading___Toc173167260" text:style-name="Index_20_Link_20__28_user_29_" text:visited-style-name="Index_20_Link_20__28_user_29_"><text:span text:style-name="T10"><text:tab/>11</text:span></text:a></text:p>
          <text:p text:style-name="P3"><text:a xlink:type="simple" xlink:href="#__RefHeading___Toc173167261" text:style-name="Index_20_Link_20__28_user_29_" text:visited-style-name="Index_20_Link_20__28_user_29_"><text:span text:style-name="T12">3.6</text:span></text:a><text:a xlink:type="simple" xlink:href="#__RefHeading___Toc173167261" text:style-name="Index_20_Link_20__28_user_29_" text:visited-style-name="Index_20_Link_20__28_user_29_"><text:span text:style-name="T16"><text:tab/></text:span></text:a><text:a xlink:type="simple" xlink:href="#__RefHeading___Toc173167261" text:style-name="Index_20_Link_20__28_user_29_" text:visited-style-name="Index_20_Link_20__28_user_29_"><text:span text:style-name="T12">インデックス部</text:span></text:a><text:a xlink:type="simple" xlink:href="#__RefHeading___Toc173167261" text:style-name="Index_20_Link_20__28_user_29_" text:visited-style-name="Index_20_Link_20__28_user_29_"><text:span text:style-name="T10"><text:tab/>12</text:span></text:a></text:p>
          <text:p text:style-name="P4"><text:a xlink:type="simple" xlink:href="#__RefHeading___Toc173167262" text:style-name="Index_20_Link_20__28_user_29_" text:visited-style-name="Index_20_Link_20__28_user_29_"><text:span text:style-name="T12">3.6.1</text:span></text:a><text:a xlink:type="simple" xlink:href="#__RefHeading___Toc173167262" text:style-name="Index_20_Link_20__28_user_29_" text:visited-style-name="Index_20_Link_20__28_user_29_"><text:span text:style-name="T17"><text:tab/></text:span></text:a><text:a xlink:type="simple" xlink:href="#__RefHeading___Toc173167262" text:style-name="Index_20_Link_20__28_user_29_" text:visited-style-name="Index_20_Link_20__28_user_29_"><text:span text:style-name="T12">物理ブロック番号からディスク上の位置を求める</text:span></text:a><text:a xlink:type="simple" xlink:href="#__RefHeading___Toc173167262" text:style-name="Index_20_Link_20__28_user_29_" text:visited-style-name="Index_20_Link_20__28_user_29_"><text:span text:style-name="T10"><text:tab/>13</text:span></text:a></text:p>
          <text:p text:style-name="P4"><text:a xlink:type="simple" xlink:href="#__RefHeading___Toc173167263" text:style-name="Index_20_Link_20__28_user_29_" text:visited-style-name="Index_20_Link_20__28_user_29_"><text:span text:style-name="T12">3.6.2</text:span></text:a><text:a xlink:type="simple" xlink:href="#__RefHeading___Toc173167263" text:style-name="Index_20_Link_20__28_user_29_" text:visited-style-name="Index_20_Link_20__28_user_29_"><text:span text:style-name="T17"><text:tab/></text:span></text:a><text:a xlink:type="simple" xlink:href="#__RefHeading___Toc173167263" text:style-name="Index_20_Link_20__28_user_29_" text:visited-style-name="Index_20_Link_20__28_user_29_"><text:span text:style-name="T12">ツリービューモード</text:span></text:a><text:a xlink:type="simple" xlink:href="#__RefHeading___Toc173167263" text:style-name="Index_20_Link_20__28_user_29_" text:visited-style-name="Index_20_Link_20__28_user_29_"><text:span text:style-name="T10"><text:tab/>14</text:span></text:a></text:p>
          <text:p text:style-name="P3"><text:a xlink:type="simple" xlink:href="#__RefHeading___Toc173167264" text:style-name="Index_20_Link_20__28_user_29_" text:visited-style-name="Index_20_Link_20__28_user_29_"><text:span text:style-name="T12">3.7</text:span></text:a><text:a xlink:type="simple" xlink:href="#__RefHeading___Toc173167264" text:style-name="Index_20_Link_20__28_user_29_" text:visited-style-name="Index_20_Link_20__28_user_29_"><text:span text:style-name="T16"><text:tab/></text:span></text:a><text:a xlink:type="simple" xlink:href="#__RefHeading___Toc173167264" text:style-name="Index_20_Link_20__28_user_29_" text:visited-style-name="Index_20_Link_20__28_user_29_"><text:span text:style-name="T12">データ部</text:span></text:a><text:a xlink:type="simple" xlink:href="#__RefHeading___Toc173167264" text:style-name="Index_20_Link_20__28_user_29_" text:visited-style-name="Index_20_Link_20__28_user_29_"><text:span text:style-name="T10"><text:tab/>14</text:span></text:a></text:p>
          <text:p text:style-name="P4"><text:a xlink:type="simple" xlink:href="#__RefHeading___Toc173167265" text:style-name="Index_20_Link_20__28_user_29_" text:visited-style-name="Index_20_Link_20__28_user_29_"><text:span text:style-name="T12">3.7.1</text:span></text:a><text:a xlink:type="simple" xlink:href="#__RefHeading___Toc173167265" text:style-name="Index_20_Link_20__28_user_29_" text:visited-style-name="Index_20_Link_20__28_user_29_"><text:span text:style-name="T17"><text:tab/></text:span></text:a><text:a xlink:type="simple" xlink:href="#__RefHeading___Toc173167265" text:style-name="Index_20_Link_20__28_user_29_" text:visited-style-name="Index_20_Link_20__28_user_29_"><text:span text:style-name="T12">空きブロック</text:span></text:a><text:a xlink:type="simple" xlink:href="#__RefHeading___Toc173167265" text:style-name="Index_20_Link_20__28_user_29_" text:visited-style-name="Index_20_Link_20__28_user_29_"><text:span text:style-name="T10"><text:tab/>15</text:span></text:a></text:p>
          <text:p text:style-name="P4"><text:a xlink:type="simple" xlink:href="#__RefHeading___Toc173167266" text:style-name="Index_20_Link_20__28_user_29_" text:visited-style-name="Index_20_Link_20__28_user_29_"><text:span text:style-name="T12">3.7.2</text:span></text:a><text:a xlink:type="simple" xlink:href="#__RefHeading___Toc173167266" text:style-name="Index_20_Link_20__28_user_29_" text:visited-style-name="Index_20_Link_20__28_user_29_"><text:span text:style-name="T17"><text:tab/></text:span></text:a><text:a xlink:type="simple" xlink:href="#__RefHeading___Toc173167266" text:style-name="Index_20_Link_20__28_user_29_" text:visited-style-name="Index_20_Link_20__28_user_29_"><text:span text:style-name="T12">データブロック構成</text:span></text:a><text:a xlink:type="simple" xlink:href="#__RefHeading___Toc173167266" text:style-name="Index_20_Link_20__28_user_29_" text:visited-style-name="Index_20_Link_20__28_user_29_"><text:span text:style-name="T10"><text:tab/>16</text:span></text:a></text:p>
          <text:p text:style-name="P4"><text:a xlink:type="simple" xlink:href="#__RefHeading___Toc173167267" text:style-name="Index_20_Link_20__28_user_29_" text:visited-style-name="Index_20_Link_20__28_user_29_"><text:span text:style-name="T12">3.7.3</text:span></text:a><text:a xlink:type="simple" xlink:href="#__RefHeading___Toc173167267" text:style-name="Index_20_Link_20__28_user_29_" text:visited-style-name="Index_20_Link_20__28_user_29_"><text:span text:style-name="T17"><text:tab/></text:span></text:a><text:a xlink:type="simple" xlink:href="#__RefHeading___Toc173167267" text:style-name="Index_20_Link_20__28_user_29_" text:visited-style-name="Index_20_Link_20__28_user_29_"><text:span text:style-name="T12">データ部・基本構成</text:span></text:a><text:a xlink:type="simple" xlink:href="#__RefHeading___Toc173167267" text:style-name="Index_20_Link_20__28_user_29_" text:visited-style-name="Index_20_Link_20__28_user_29_"><text:span text:style-name="T10"><text:tab/>16</text:span></text:a></text:p>
          <text:p text:style-name="P4"><text:soft-page-break/><text:a xlink:type="simple" xlink:href="#__RefHeading___Toc173167268" text:style-name="Index_20_Link_20__28_user_29_" text:visited-style-name="Index_20_Link_20__28_user_29_"><text:span text:style-name="T12">3.7.4</text:span></text:a><text:a xlink:type="simple" xlink:href="#__RefHeading___Toc173167268" text:style-name="Index_20_Link_20__28_user_29_" text:visited-style-name="Index_20_Link_20__28_user_29_"><text:span text:style-name="T17"><text:tab/></text:span></text:a><text:a xlink:type="simple" xlink:href="#__RefHeading___Toc173167268" text:style-name="Index_20_Link_20__28_user_29_" text:visited-style-name="Index_20_Link_20__28_user_29_"><text:span text:style-name="T12">拡張構成</text:span></text:a><text:a xlink:type="simple" xlink:href="#__RefHeading___Toc173167268" text:style-name="Index_20_Link_20__28_user_29_" text:visited-style-name="Index_20_Link_20__28_user_29_"><text:span text:style-name="T10"><text:tab/>18</text:span></text:a></text:p>
          <text:p text:style-name="P4"><text:a xlink:type="simple" xlink:href="#__RefHeading___Toc173167269" text:style-name="Index_20_Link_20__28_user_29_" text:visited-style-name="Index_20_Link_20__28_user_29_"><text:span text:style-name="T12">3.7.5</text:span></text:a><text:a xlink:type="simple" xlink:href="#__RefHeading___Toc173167269" text:style-name="Index_20_Link_20__28_user_29_" text:visited-style-name="Index_20_Link_20__28_user_29_"><text:span text:style-name="T17"><text:tab/></text:span></text:a><text:a xlink:type="simple" xlink:href="#__RefHeading___Toc173167269" text:style-name="Index_20_Link_20__28_user_29_" text:visited-style-name="Index_20_Link_20__28_user_29_"><text:span text:style-name="T12">拡張構成</text:span></text:a><text:a xlink:type="simple" xlink:href="#__RefHeading___Toc173167269" text:style-name="Index_20_Link_20__28_user_29_" text:visited-style-name="Index_20_Link_20__28_user_29_"><text:span text:style-name="T10"><text:tab/>19</text:span></text:a></text:p>
          <text:p text:style-name="P4"><text:a xlink:type="simple" xlink:href="#__RefHeading___Toc173167270" text:style-name="Index_20_Link_20__28_user_29_" text:visited-style-name="Index_20_Link_20__28_user_29_"><text:span text:style-name="T12">3.7.6</text:span></text:a><text:a xlink:type="simple" xlink:href="#__RefHeading___Toc173167270" text:style-name="Index_20_Link_20__28_user_29_" text:visited-style-name="Index_20_Link_20__28_user_29_"><text:span text:style-name="T17"><text:tab/></text:span></text:a><text:a xlink:type="simple" xlink:href="#__RefHeading___Toc173167270" text:style-name="Index_20_Link_20__28_user_29_" text:visited-style-name="Index_20_Link_20__28_user_29_"><text:span text:style-name="T12">拡張構成</text:span></text:a><text:a xlink:type="simple" xlink:href="#__RefHeading___Toc173167270" text:style-name="Index_20_Link_20__28_user_29_" text:visited-style-name="Index_20_Link_20__28_user_29_"><text:span text:style-name="T10"><text:tab/>20</text:span></text:a></text:p>
          <text:p text:style-name="P4"><text:a xlink:type="simple" xlink:href="#__RefHeading___Toc173167271" text:style-name="Index_20_Link_20__28_user_29_" text:visited-style-name="Index_20_Link_20__28_user_29_"><text:span text:style-name="T12">3.7.7</text:span></text:a><text:a xlink:type="simple" xlink:href="#__RefHeading___Toc173167271" text:style-name="Index_20_Link_20__28_user_29_" text:visited-style-name="Index_20_Link_20__28_user_29_"><text:span text:style-name="T17"><text:tab/></text:span></text:a><text:a xlink:type="simple" xlink:href="#__RefHeading___Toc173167271" text:style-name="Index_20_Link_20__28_user_29_" text:visited-style-name="Index_20_Link_20__28_user_29_"><text:span text:style-name="T12">拡張部の構成１</text:span></text:a><text:a xlink:type="simple" xlink:href="#__RefHeading___Toc173167271" text:style-name="Index_20_Link_20__28_user_29_" text:visited-style-name="Index_20_Link_20__28_user_29_"><text:span text:style-name="T12">-</text:span></text:a><text:a xlink:type="simple" xlink:href="#__RefHeading___Toc173167271" text:style-name="Index_20_Link_20__28_user_29_" text:visited-style-name="Index_20_Link_20__28_user_29_"><text:span text:style-name="T12">バイナリデータフラグ、圧縮フラグ、拡張終了フラグがない場合</text:span></text:a><text:a xlink:type="simple" xlink:href="#__RefHeading___Toc173167271" text:style-name="Index_20_Link_20__28_user_29_" text:visited-style-name="Index_20_Link_20__28_user_29_"><text:span text:style-name="T10"><text:tab/>20</text:span></text:a></text:p>
          <text:p text:style-name="P4"><text:a xlink:type="simple" xlink:href="#__RefHeading___Toc173167272" text:style-name="Index_20_Link_20__28_user_29_" text:visited-style-name="Index_20_Link_20__28_user_29_"><text:span text:style-name="T12">3.7.8</text:span></text:a><text:a xlink:type="simple" xlink:href="#__RefHeading___Toc173167272" text:style-name="Index_20_Link_20__28_user_29_" text:visited-style-name="Index_20_Link_20__28_user_29_"><text:span text:style-name="T17"><text:tab/></text:span></text:a><text:a xlink:type="simple" xlink:href="#__RefHeading___Toc173167272" text:style-name="Index_20_Link_20__28_user_29_" text:visited-style-name="Index_20_Link_20__28_user_29_"><text:span text:style-name="T12">ﾘﾝｸﾃﾞｰﾀの構成</text:span></text:a><text:a xlink:type="simple" xlink:href="#__RefHeading___Toc173167272" text:style-name="Index_20_Link_20__28_user_29_" text:visited-style-name="Index_20_Link_20__28_user_29_"><text:span text:style-name="T10"><text:tab/>21</text:span></text:a></text:p>
          <text:p text:style-name="P3"><text:a xlink:type="simple" xlink:href="#__RefHeading___Toc173167273" text:style-name="Index_20_Link_20__28_user_29_" text:visited-style-name="Index_20_Link_20__28_user_29_"><text:span text:style-name="T12">3.8</text:span></text:a><text:a xlink:type="simple" xlink:href="#__RefHeading___Toc173167273" text:style-name="Index_20_Link_20__28_user_29_" text:visited-style-name="Index_20_Link_20__28_user_29_"><text:span text:style-name="T16"><text:tab/></text:span></text:a><text:a xlink:type="simple" xlink:href="#__RefHeading___Toc173167273" text:style-name="Index_20_Link_20__28_user_29_" text:visited-style-name="Index_20_Link_20__28_user_29_"><text:span text:style-name="T12">リファレンス登録語→</text:span></text:a><text:a xlink:type="simple" xlink:href="#__RefHeading___Toc173167273" text:style-name="Index_20_Link_20__28_user_29_" text:visited-style-name="Index_20_Link_20__28_user_29_"><text:span text:style-name="T12">Ver.6.10</text:span></text:a><text:a xlink:type="simple" xlink:href="#__RefHeading___Toc173167273" text:style-name="Index_20_Link_20__28_user_29_" text:visited-style-name="Index_20_Link_20__28_user_29_"><text:span text:style-name="T12">で廃案</text:span></text:a><text:a xlink:type="simple" xlink:href="#__RefHeading___Toc173167273" text:style-name="Index_20_Link_20__28_user_29_" text:visited-style-name="Index_20_Link_20__28_user_29_"><text:span text:style-name="T10"><text:tab/>23</text:span></text:a></text:p>
          <text:p text:style-name="P3"><text:a xlink:type="simple" xlink:href="#__RefHeading___Toc173167274" text:style-name="Index_20_Link_20__28_user_29_" text:visited-style-name="Index_20_Link_20__28_user_29_"><text:span text:style-name="T12">3.9</text:span></text:a><text:a xlink:type="simple" xlink:href="#__RefHeading___Toc173167274" text:style-name="Index_20_Link_20__28_user_29_" text:visited-style-name="Index_20_Link_20__28_user_29_"><text:span text:style-name="T16"><text:tab/></text:span></text:a><text:a xlink:type="simple" xlink:href="#__RefHeading___Toc173167274" text:style-name="Index_20_Link_20__28_user_29_" text:visited-style-name="Index_20_Link_20__28_user_29_"><text:span text:style-name="T12">逆リファレンス辞書→</text:span></text:a><text:a xlink:type="simple" xlink:href="#__RefHeading___Toc173167274" text:style-name="Index_20_Link_20__28_user_29_" text:visited-style-name="Index_20_Link_20__28_user_29_"><text:span text:style-name="T12">Ver.6.10</text:span></text:a><text:a xlink:type="simple" xlink:href="#__RefHeading___Toc173167274" text:style-name="Index_20_Link_20__28_user_29_" text:visited-style-name="Index_20_Link_20__28_user_29_"><text:span text:style-name="T12">で廃案</text:span></text:a><text:a xlink:type="simple" xlink:href="#__RefHeading___Toc173167274" text:style-name="Index_20_Link_20__28_user_29_" text:visited-style-name="Index_20_Link_20__28_user_29_"><text:span text:style-name="T10"><text:tab/>23</text:span></text:a></text:p>
          <text:p text:style-name="P3"><text:a xlink:type="simple" xlink:href="#__RefHeading___Toc173167275" text:style-name="Index_20_Link_20__28_user_29_" text:visited-style-name="Index_20_Link_20__28_user_29_"><text:span text:style-name="T12">3.10</text:span></text:a><text:a xlink:type="simple" xlink:href="#__RefHeading___Toc173167275" text:style-name="Index_20_Link_20__28_user_29_" text:visited-style-name="Index_20_Link_20__28_user_29_"><text:span text:style-name="T16"><text:tab/></text:span></text:a><text:a xlink:type="simple" xlink:href="#__RefHeading___Toc173167275" text:style-name="Index_20_Link_20__28_user_29_" text:visited-style-name="Index_20_Link_20__28_user_29_"><text:span text:style-name="T12">PDIC</text:span></text:a><text:a xlink:type="simple" xlink:href="#__RefHeading___Toc173167275" text:style-name="Index_20_Link_20__28_user_29_" text:visited-style-name="Index_20_Link_20__28_user_29_"><text:span text:style-name="T12">におけるデータブロックの分割方法</text:span></text:a><text:a xlink:type="simple" xlink:href="#__RefHeading___Toc173167275" text:style-name="Index_20_Link_20__28_user_29_" text:visited-style-name="Index_20_Link_20__28_user_29_"><text:span text:style-name="T10"><text:tab/>23</text:span></text:a></text:p>
          <text:p text:style-name="P5"><text:a xlink:type="simple" xlink:href="#__RefHeading___Toc173167276" text:style-name="Index_20_Link_20__28_user_29_" text:visited-style-name="Index_20_Link_20__28_user_29_"><text:span text:style-name="T12">3.10.1</text:span></text:a><text:a xlink:type="simple" xlink:href="#__RefHeading___Toc173167276" text:style-name="Index_20_Link_20__28_user_29_" text:visited-style-name="Index_20_Link_20__28_user_29_"><text:span text:style-name="T17"><text:tab/></text:span></text:a><text:a xlink:type="simple" xlink:href="#__RefHeading___Toc173167276" text:style-name="Index_20_Link_20__28_user_29_" text:visited-style-name="Index_20_Link_20__28_user_29_"><text:span text:style-name="T12">データブロックの分割の基準</text:span></text:a><text:a xlink:type="simple" xlink:href="#__RefHeading___Toc173167276" text:style-name="Index_20_Link_20__28_user_29_" text:visited-style-name="Index_20_Link_20__28_user_29_"><text:span text:style-name="T15"> </text:span></text:a><text:a xlink:type="simple" xlink:href="#__RefHeading___Toc173167276" text:style-name="Index_20_Link_20__28_user_29_" text:visited-style-name="Index_20_Link_20__28_user_29_"><text:span text:style-name="T12">- </text:span></text:a><text:a xlink:type="simple" xlink:href="#__RefHeading___Toc173167276" text:style-name="Index_20_Link_20__28_user_29_" text:visited-style-name="Index_20_Link_20__28_user_29_"><text:span text:style-name="T12">開発者メモ</text:span></text:a><text:a xlink:type="simple" xlink:href="#__RefHeading___Toc173167276" text:style-name="Index_20_Link_20__28_user_29_" text:visited-style-name="Index_20_Link_20__28_user_29_"><text:span text:style-name="T10"><text:tab/>24</text:span></text:a></text:p>
          <text:p text:style-name="P5"><text:a xlink:type="simple" xlink:href="#__RefHeading___Toc173167277" text:style-name="Index_20_Link_20__28_user_29_" text:visited-style-name="Index_20_Link_20__28_user_29_"><text:span text:style-name="T12">3.10.2</text:span></text:a><text:a xlink:type="simple" xlink:href="#__RefHeading___Toc173167277" text:style-name="Index_20_Link_20__28_user_29_" text:visited-style-name="Index_20_Link_20__28_user_29_"><text:span text:style-name="T17"><text:tab/></text:span></text:a><text:a xlink:type="simple" xlink:href="#__RefHeading___Toc173167277" text:style-name="Index_20_Link_20__28_user_29_" text:visited-style-name="Index_20_Link_20__28_user_29_"><text:span text:style-name="T12">データブロックの分割方法</text:span></text:a><text:a xlink:type="simple" xlink:href="#__RefHeading___Toc173167277" text:style-name="Index_20_Link_20__28_user_29_" text:visited-style-name="Index_20_Link_20__28_user_29_"><text:span text:style-name="T10"><text:tab/>25</text:span></text:a></text:p>
          <text:p text:style-name="P2"><text:a xlink:type="simple" xlink:href="#__RefHeading___Toc173167278" text:style-name="Index_20_Link_20__28_user_29_" text:visited-style-name="Index_20_Link_20__28_user_29_"><text:span text:style-name="T10">4</text:span></text:a><text:a xlink:type="simple" xlink:href="#__RefHeading___Toc173167278" text:style-name="Index_20_Link_20__28_user_29_" text:visited-style-name="Index_20_Link_20__28_user_29_"><text:span text:style-name="T7"><text:tab/></text:span></text:a><text:a xlink:type="simple" xlink:href="#__RefHeading___Toc173167278" text:style-name="Index_20_Link_20__28_user_29_" text:visited-style-name="Index_20_Link_20__28_user_29_"><text:span text:style-name="T10">Unicode</text:span></text:a><text:a xlink:type="simple" xlink:href="#__RefHeading___Toc173167278" text:style-name="Index_20_Link_20__28_user_29_" text:visited-style-name="Index_20_Link_20__28_user_29_"><text:span text:style-name="T10">辞書</text:span></text:a><text:a xlink:type="simple" xlink:href="#__RefHeading___Toc173167278" text:style-name="Index_20_Link_20__28_user_29_" text:visited-style-name="Index_20_Link_20__28_user_29_"><text:span text:style-name="T14"> </text:span></text:a><text:a xlink:type="simple" xlink:href="#__RefHeading___Toc173167278" text:style-name="Index_20_Link_20__28_user_29_" text:visited-style-name="Index_20_Link_20__28_user_29_"><text:span text:style-name="T10">Ver.5.00 </text:span></text:a><text:a xlink:type="simple" xlink:href="#__RefHeading___Toc173167278" text:style-name="Index_20_Link_20__28_user_29_" text:visited-style-name="Index_20_Link_20__28_user_29_"><text:span text:style-name="T10">の構造</text:span></text:a><text:a xlink:type="simple" xlink:href="#__RefHeading___Toc173167278" text:style-name="Index_20_Link_20__28_user_29_" text:visited-style-name="Index_20_Link_20__28_user_29_"><text:span text:style-name="T10"><text:tab/>26</text:span></text:a></text:p>
          <text:p text:style-name="P3"><text:a xlink:type="simple" xlink:href="#__RefHeading___Toc173167279" text:style-name="Index_20_Link_20__28_user_29_" text:visited-style-name="Index_20_Link_20__28_user_29_"><text:span text:style-name="T12">4.1</text:span></text:a><text:a xlink:type="simple" xlink:href="#__RefHeading___Toc173167279" text:style-name="Index_20_Link_20__28_user_29_" text:visited-style-name="Index_20_Link_20__28_user_29_"><text:span text:style-name="T16"><text:tab/></text:span></text:a><text:a xlink:type="simple" xlink:href="#__RefHeading___Toc173167279" text:style-name="Index_20_Link_20__28_user_29_" text:visited-style-name="Index_20_Link_20__28_user_29_"><text:span text:style-name="T12">データブロック部</text:span></text:a><text:a xlink:type="simple" xlink:href="#__RefHeading___Toc173167279" text:style-name="Index_20_Link_20__28_user_29_" text:visited-style-name="Index_20_Link_20__28_user_29_"><text:span text:style-name="T10"><text:tab/>26</text:span></text:a></text:p>
          <text:p text:style-name="P4"><text:a xlink:type="simple" xlink:href="#__RefHeading___Toc173167280" text:style-name="Index_20_Link_20__28_user_29_" text:visited-style-name="Index_20_Link_20__28_user_29_"><text:span text:style-name="T12">4.1.1</text:span></text:a><text:a xlink:type="simple" xlink:href="#__RefHeading___Toc173167280" text:style-name="Index_20_Link_20__28_user_29_" text:visited-style-name="Index_20_Link_20__28_user_29_"><text:span text:style-name="T17"><text:tab/></text:span></text:a><text:a xlink:type="simple" xlink:href="#__RefHeading___Toc173167280" text:style-name="Index_20_Link_20__28_user_29_" text:visited-style-name="Index_20_Link_20__28_user_29_"><text:span text:style-name="T12">拡張構成</text:span></text:a><text:a xlink:type="simple" xlink:href="#__RefHeading___Toc173167280" text:style-name="Index_20_Link_20__28_user_29_" text:visited-style-name="Index_20_Link_20__28_user_29_"><text:span text:style-name="T10"><text:tab/>26</text:span></text:a></text:p>
          <text:p text:style-name="P2"><text:a xlink:type="simple" xlink:href="#__RefHeading___Toc173167281" text:style-name="Index_20_Link_20__28_user_29_" text:visited-style-name="Index_20_Link_20__28_user_29_"><text:span text:style-name="T10">5</text:span></text:a><text:a xlink:type="simple" xlink:href="#__RefHeading___Toc173167281" text:style-name="Index_20_Link_20__28_user_29_" text:visited-style-name="Index_20_Link_20__28_user_29_"><text:span text:style-name="T7"><text:tab/></text:span></text:a><text:a xlink:type="simple" xlink:href="#__RefHeading___Toc173167281" text:style-name="Index_20_Link_20__28_user_29_" text:visited-style-name="Index_20_Link_20__28_user_29_"><text:span text:style-name="T10">Unicode(BOCU) </text:span></text:a><text:a xlink:type="simple" xlink:href="#__RefHeading___Toc173167281" text:style-name="Index_20_Link_20__28_user_29_" text:visited-style-name="Index_20_Link_20__28_user_29_"><text:span text:style-name="T10">辞書</text:span></text:a><text:a xlink:type="simple" xlink:href="#__RefHeading___Toc173167281" text:style-name="Index_20_Link_20__28_user_29_" text:visited-style-name="Index_20_Link_20__28_user_29_"><text:span text:style-name="T14"> </text:span></text:a><text:a xlink:type="simple" xlink:href="#__RefHeading___Toc173167281" text:style-name="Index_20_Link_20__28_user_29_" text:visited-style-name="Index_20_Link_20__28_user_29_"><text:span text:style-name="T10">(Hyper</text:span></text:a><text:a xlink:type="simple" xlink:href="#__RefHeading___Toc173167281" text:style-name="Index_20_Link_20__28_user_29_" text:visited-style-name="Index_20_Link_20__28_user_29_"><text:span text:style-name="T10">辞書形式</text:span></text:a><text:a xlink:type="simple" xlink:href="#__RefHeading___Toc173167281" text:style-name="Index_20_Link_20__28_user_29_" text:visited-style-name="Index_20_Link_20__28_user_29_"><text:span text:style-name="T14"> </text:span></text:a><text:a xlink:type="simple" xlink:href="#__RefHeading___Toc173167281" text:style-name="Index_20_Link_20__28_user_29_" text:visited-style-name="Index_20_Link_20__28_user_29_"><text:span text:style-name="T10">Ver.5)<text:tab/>28</text:span></text:a></text:p>
          <text:p text:style-name="P2"><text:a xlink:type="simple" xlink:href="#__RefHeading___Toc173167282" text:style-name="Index_20_Link_20__28_user_29_" text:visited-style-name="Index_20_Link_20__28_user_29_"><text:span text:style-name="T10">6</text:span></text:a><text:a xlink:type="simple" xlink:href="#__RefHeading___Toc173167282" text:style-name="Index_20_Link_20__28_user_29_" text:visited-style-name="Index_20_Link_20__28_user_29_"><text:span text:style-name="T7"><text:tab/></text:span></text:a><text:a xlink:type="simple" xlink:href="#__RefHeading___Toc173167282" text:style-name="Index_20_Link_20__28_user_29_" text:visited-style-name="Index_20_Link_20__28_user_29_"><text:span text:style-name="T10">Unicode(UTF-8) </text:span></text:a><text:a xlink:type="simple" xlink:href="#__RefHeading___Toc173167282" text:style-name="Index_20_Link_20__28_user_29_" text:visited-style-name="Index_20_Link_20__28_user_29_"><text:span text:style-name="T10">辞書</text:span></text:a><text:a xlink:type="simple" xlink:href="#__RefHeading___Toc173167282" text:style-name="Index_20_Link_20__28_user_29_" text:visited-style-name="Index_20_Link_20__28_user_29_"><text:span text:style-name="T10"><text:tab/>29</text:span></text:a></text:p>
          <text:p text:style-name="P2"><text:a xlink:type="simple" xlink:href="#__RefHeading___Toc173167283" text:style-name="Index_20_Link_20__28_user_29_" text:visited-style-name="Index_20_Link_20__28_user_29_"><text:span text:style-name="T10">7</text:span></text:a><text:a xlink:type="simple" xlink:href="#__RefHeading___Toc173167283" text:style-name="Index_20_Link_20__28_user_29_" text:visited-style-name="Index_20_Link_20__28_user_29_"><text:span text:style-name="T7"><text:tab/></text:span></text:a><text:a xlink:type="simple" xlink:href="#__RefHeading___Toc173167283" text:style-name="Index_20_Link_20__28_user_29_" text:visited-style-name="Index_20_Link_20__28_user_29_"><text:span text:style-name="T10">Unicode(UTF-16)</text:span></text:a><text:a xlink:type="simple" xlink:href="#__RefHeading___Toc173167283" text:style-name="Index_20_Link_20__28_user_29_" text:visited-style-name="Index_20_Link_20__28_user_29_"><text:span text:style-name="T10">対応辞書</text:span></text:a><text:a xlink:type="simple" xlink:href="#__RefHeading___Toc173167283" text:style-name="Index_20_Link_20__28_user_29_" text:visited-style-name="Index_20_Link_20__28_user_29_"><text:span text:style-name="T10"><text:tab/>30</text:span></text:a></text:p>
          <text:p text:style-name="P2"><text:a xlink:type="simple" xlink:href="#__RefHeading___Toc173167284" text:style-name="Index_20_Link_20__28_user_29_" text:visited-style-name="Index_20_Link_20__28_user_29_"><text:span text:style-name="T10">8</text:span></text:a><text:a xlink:type="simple" xlink:href="#__RefHeading___Toc173167284" text:style-name="Index_20_Link_20__28_user_29_" text:visited-style-name="Index_20_Link_20__28_user_29_"><text:span text:style-name="T7"><text:tab/></text:span></text:a><text:a xlink:type="simple" xlink:href="#__RefHeading___Toc173167284" text:style-name="Index_20_Link_20__28_user_29_" text:visited-style-name="Index_20_Link_20__28_user_29_"><text:span text:style-name="T10">履歴</text:span></text:a><text:a xlink:type="simple" xlink:href="#__RefHeading___Toc173167284" text:style-name="Index_20_Link_20__28_user_29_" text:visited-style-name="Index_20_Link_20__28_user_29_"><text:span text:style-name="T10"><text:tab/>31</text:span></text:a></text:p>
          <text:p text:style-name="P2"><text:a xlink:type="simple" xlink:href="#__RefHeading___Toc173167285" text:style-name="Index_20_Link_20__28_user_29_" text:visited-style-name="Index_20_Link_20__28_user_29_"><text:span text:style-name="T8">9</text:span></text:a><text:a xlink:type="simple" xlink:href="#__RefHeading___Toc173167285" text:style-name="Index_20_Link_20__28_user_29_" text:visited-style-name="Index_20_Link_20__28_user_29_"><text:span text:style-name="T7"><text:tab/></text:span></text:a><text:a xlink:type="simple" xlink:href="#__RefHeading___Toc173167285" text:style-name="Index_20_Link_20__28_user_29_" text:visited-style-name="Index_20_Link_20__28_user_29_"><text:span text:style-name="T8">著作権</text:span></text:a><text:a xlink:type="simple" xlink:href="#__RefHeading___Toc173167285" text:style-name="Index_20_Link_20__28_user_29_" text:visited-style-name="Index_20_Link_20__28_user_29_"><text:span text:style-name="T8"><text:tab/>31</text:span></text:a></text:p>
        </text:index-body>
      </text:table-of-content>
      <text:p text:style-name="P18"/>
      <text:p text:style-name="Standard"/>
      <text:list xml:id="list4259580693" text:style-name="WW8Num5">
        <text:list-item>
          <text:h text:style-name="P6" text:outline-level="1"><text:bookmark-start text:name="__RefHeading___Toc173167246"/>はじめに<text:bookmark-end text:name="__RefHeading___Toc173167246"/></text:h>
        </text:list-item>
      </text:list>
      <text:p text:style-name="Standard">　この仕様書はPersonal Dictionary(略してPDIC)という英和辞書検索アプリケーションで使用している辞書の構造を述べています。PDICは2008年現在、DOS, Windows(3.1, 95, 98, Me, NT4.0, 2000, XP,Vista), WindowsCE(PocketPC)上で動作しています。</text:p>
      <text:p text:style-name="Standard">　この辞書の特徴は単一キーで、検索が高速であるところです。登録データはブロックごとに分割した領域に格納することにより、インデックス部を最低限に抑え、コンパクトな辞書となっています。</text:p>
      <text:p text:style-name="P52">この仕様書はプログラマ向けのもので、一般ユーザが読むべきものではありません。また、プログラミングに長けている人でもこの仕様書は難解です。というのは、この仕様書をメモ代わりに使用しているため、読者が理解しやすいように、というより、備忘録としているためです。</text:p>
      <text:list xml:id="list90036062217657" text:continue-numbering="true" text:style-name="WW8Num5">
        <text:list-item>
          <text:h text:style-name="Heading_20_1" text:outline-level="1"><text:bookmark-start text:name="__RefHeading___Toc173167247"/>辞書構造概略<text:bookmark-end text:name="__RefHeading___Toc173167247"/></text:h>
        </text:list-item>
      </text:list>
      <text:p text:style-name="Standard"/>
      <text:list xml:id="list90036002291936" text:continue-numbering="true" text:style-name="WW8Num5">
        <text:list-item>
          <text:list>
            <text:list-item>
              <text:h text:style-name="Heading_20_2" text:outline-level="2"><text:bookmark-start text:name="__RefHeading___Toc173167248"/>辞書の種類<text:bookmark-end text:name="__RefHeading___Toc173167248"/></text:h>
            </text:list-item>
          </text:list>
        </text:list-item>
      </text:list>
      <text:p text:style-name="Standard">PDICには現在公開されているもので次の種類があります。</text:p>
      <table:table table:name="表1" table:style-name="表1">
        <table:table-column table:style-name="表1.A" table:number-columns-repeated="2"/>
        <table:table-column table:style-name="表1.C"/>
        <table:table-row table:style-name="表1.1">
          <table:table-cell table:style-name="表1.A1" office:value-type="string">
            <text:p text:style-name="P12">辞書バージョン</text:p>
          </table:table-cell>
          <table:table-cell table:style-name="表1.A1" office:value-type="string">
            <text:p text:style-name="P12">一般名称</text:p>
          </table:table-cell>
          <table:table-cell table:style-name="表1.A1" office:value-type="string">
            <text:p text:style-name="P12">対応アプリケーション</text:p>
          </table:table-cell>
        </table:table-row>
        <table:table-row table:style-name="表1.1">
          <table:table-cell table:style-name="表1.A1" office:value-type="string">
            <text:p text:style-name="Standard">1.00</text:p>
          </table:table-cell>
          <table:table-cell table:style-name="表1.A1" office:value-type="string">
            <text:p text:style-name="Standard">旧辞書形式</text:p>
          </table:table-cell>
          <table:table-cell table:style-name="表1.A1" office:value-type="string">
            <text:p text:style-name="Standard">DOS版PDIC Ver.3.xx～Ver.4.xx</text:p>
          </table:table-cell>
        </table:table-row>
        <table:table-row table:style-name="表1.1">
          <table:table-cell table:style-name="表1.A1" office:value-type="string">
            <text:p text:style-name="Standard">2.00</text:p>
          </table:table-cell>
          <table:table-cell table:style-name="表1.A1" office:value-type="string">
            <text:p text:style-name="Standard">新辞書形式1</text:p>
          </table:table-cell>
          <table:table-cell table:style-name="表1.A1" office:value-type="string">
            <text:p text:style-name="Standard">DOS版PDIC Ver.5.xx以降及びPDIC for Windows(16bit版,32bit版)</text:p>
          </table:table-cell>
        </table:table-row>
        <table:table-row table:style-name="表1.1">
          <table:table-cell table:style-name="表1.A1" office:value-type="string">
            <text:p text:style-name="Standard">3.00</text:p>
          </table:table-cell>
          <table:table-cell table:style-name="表1.A1" office:value-type="string">
            <text:p text:style-name="Standard">新辞書形式2</text:p>
          </table:table-cell>
          <table:table-cell table:style-name="表1.A1" office:value-type="string">
            <text:p text:style-name="Standard">PDIC for Windows (32bit版)</text:p>
          </table:table-cell>
        </table:table-row>
        <table:table-row table:style-name="表1.1">
          <table:table-cell table:style-name="表1.A1" office:value-type="string">
            <text:p text:style-name="Standard">4.00</text:p>
          </table:table-cell>
          <table:table-cell table:style-name="表1.A1" office:value-type="string">
            <text:p text:style-name="Standard">Hyper辞書形式</text:p>
          </table:table-cell>
          <table:table-cell table:style-name="表1.A1" office:value-type="string">
            <text:p text:style-name="Standard">PDIC for Win32 Ver.3.xx以降</text:p>
          </table:table-cell>
        </table:table-row>
        <table:table-row table:style-name="表1.1">
          <table:table-cell table:style-name="表1.A1" office:value-type="string">
            <text:p text:style-name="Standard">5.00</text:p>
          </table:table-cell>
          <table:table-cell table:style-name="表1.A1" office:value-type="string">
            <text:p text:style-name="Standard">Hyper辞書形式</text:p>
          </table:table-cell>
          <table:table-cell table:style-name="表1.A1" office:value-type="string">
            <text:p text:style-name="Standard">PDIC for Win32 Ver.5.00以降</text:p>
            <text:p text:style-name="Standard">（現在read/writeのみ、新規作成はできない）</text:p>
          </table:table-cell>
        </table:table-row>
        <table:table-row table:style-name="表1.1">
          <table:table-cell table:style-name="表1.A1" office:value-type="string">
            <text:p text:style-name="Standard">5.00</text:p>
          </table:table-cell>
          <table:table-cell table:style-name="表1.A1" office:value-type="string">
            <text:p text:style-name="Standard">Unicode辞書</text:p>
          </table:table-cell>
          <table:table-cell table:style-name="表1.A1" office:value-type="string">
            <text:p text:style-name="Standard">PDIC/Unicode（初期）</text:p>
          </table:table-cell>
        </table:table-row>
        <table:table-row table:style-name="表1.1">
          <table:table-cell table:style-name="表1.A1" office:value-type="string">
            <text:p text:style-name="Standard">6.00</text:p>
          </table:table-cell>
          <table:table-cell table:style-name="表1.A1" office:value-type="string">
            <text:p text:style-name="Standard">Unicode辞書</text:p>
          </table:table-cell>
          <table:table-cell table:style-name="表1.A1" office:value-type="string">
            <text:p text:style-name="Standard">PDIC/Unicode (～Ver.0.70)</text:p>
          </table:table-cell>
        </table:table-row>
        <table:table-row table:style-name="表1.1">
          <table:table-cell table:style-name="表1.A1" office:value-type="string">
            <text:p text:style-name="Standard">6.10</text:p>
          </table:table-cell>
          <table:table-cell table:style-name="表1.A1" office:value-type="string">
            <text:p text:style-name="Standard">Unicode辞書</text:p>
          </table:table-cell>
          <table:table-cell table:style-name="表1.A1" office:value-type="string">
            <text:p text:style-name="Standard">PDIC/Unicode (Ver.0.80～)</text:p>
          </table:table-cell>
        </table:table-row>
      </table:table>
      <text:list xml:id="list90034885999205" text:continue-numbering="true" text:style-name="WW8Num5">
        <text:list-item>
          <text:list>
            <text:list-item>
              <text:h text:style-name="P10" text:outline-level="2"><text:bookmark-start text:name="__RefHeading___Toc173167249"/>各辞書形式の内容<text:bookmark-end text:name="__RefHeading___Toc173167249"/></text:h>
            </text:list-item>
          </text:list>
        </text:list-item>
      </text:list>
      <table:table table:name="表2" table:style-name="表2">
        <table:table-column table:style-name="表2.A"/>
        <table:table-column table:style-name="表2.B"/>
        <table:table-column table:style-name="表2.C" table:number-columns-repeated="2"/>
        <table:table-column table:style-name="表2.E"/>
        <table:table-column table:style-name="表2.B"/>
        <table:table-column table:style-name="表2.G"/>
        <table:table-row table:style-name="表2.1">
          <table:table-cell table:style-name="表2.A1" office:value-type="string">
            <text:p text:style-name="P24">辞書形式</text:p>
          </table:table-cell>
          <table:table-cell table:style-name="表2.B1" office:value-type="string">
            <text:p text:style-name="P24">辞書サイズ</text:p>
          </table:table-cell>
          <table:table-cell table:style-name="表2.B1" office:value-type="string">
            <text:p text:style-name="P24">最大見出語長</text:p>
          </table:table-cell>
          <table:table-cell table:style-name="表2.B1" office:value-type="string">
            <text:p text:style-name="P24">最大訳語長</text:p>
          </table:table-cell>
          <table:table-cell table:style-name="表2.B1" office:value-type="string">
            <text:p text:style-name="P24">最大用例長</text:p>
          </table:table-cell>
          <table:table-cell table:style-name="表2.B1" office:value-type="string">
            <text:p text:style-name="P24">最大発音記号長</text:p>
          </table:table-cell>
          <table:table-cell table:style-name="表2.G1" office:value-type="string">
            <text:p text:style-name="P24">他</text:p>
          </table:table-cell>
        </table:table-row>
        <table:table-row table:style-name="表2.1">
          <table:table-cell table:style-name="表2.A2" office:value-type="string">
            <text:p text:style-name="P28">旧辞書形式</text:p>
            <text:p text:style-name="P28">1.00</text:p>
            <text:p text:style-name="P28">OLDDIC</text:p>
          </table:table-cell>
          <table:table-cell table:style-name="表2.B2" office:value-type="string">
            <text:p text:style-name="P28">ｽﾓｰﾙ辞書</text:p>
            <text:p text:style-name="P28">ﾐﾃﾞｨｱﾑ辞書</text:p>
            <text:p text:style-name="P28">ﾗｰｼﾞ辞書</text:p>
          </table:table-cell>
          <table:table-cell table:style-name="表2.B2" office:value-type="string">
            <text:p text:style-name="P28">忘れた</text:p>
          </table:table-cell>
          <table:table-cell table:style-name="表2.B2" office:value-type="string">
            <text:p text:style-name="P28">忘れた</text:p>
          </table:table-cell>
          <table:table-cell table:style-name="表2.B2" office:value-type="string">
            <text:p text:style-name="P28">忘れた</text:p>
          </table:table-cell>
          <table:table-cell table:style-name="表2.B2" office:value-type="string">
            <text:p text:style-name="P27"/>
          </table:table-cell>
          <table:table-cell table:style-name="表2.G2" office:value-type="string">
            <text:p text:style-name="P27"/>
          </table:table-cell>
        </table:table-row>
        <table:table-row table:style-name="表2.1">
          <table:table-cell table:style-name="表2.A3" office:value-type="string">
            <text:p text:style-name="P28">新辞書形式１</text:p>
            <text:p text:style-name="P28">2.00</text:p>
            <text:p text:style-name="P28">NEWDIC</text:p>
          </table:table-cell>
          <table:table-cell table:style-name="表2.B3" office:value-type="string">
            <text:p text:style-name="P28">ﾀｲﾆｨ辞書</text:p>
            <text:p text:style-name="P28">ｽﾓｰﾙ辞書</text:p>
            <text:p text:style-name="P28">ﾐﾃﾞｨｱﾑ辞書</text:p>
            <text:p text:style-name="P28">ﾗｰｼﾞ辞書</text:p>
          </table:table-cell>
          <table:table-cell table:style-name="表2.B3" office:value-type="string">
            <text:p text:style-name="P26"><text:span text:style-name="T24">128</text:span><text:span text:style-name="T24">ﾊﾞｲﾄ</text:span></text:p>
          </table:table-cell>
          <table:table-cell table:style-name="表2.B3" office:value-type="string">
            <text:p text:style-name="P26"><text:span text:style-name="T24">300</text:span><text:span text:style-name="T24">ﾊﾞｲﾄ</text:span></text:p>
          </table:table-cell>
          <table:table-cell table:style-name="表2.B3" office:value-type="string">
            <text:p text:style-name="P26"><text:span text:style-name="T24">300</text:span><text:span text:style-name="T24">ﾊﾞｲﾄ</text:span></text:p>
          </table:table-cell>
          <table:table-cell table:style-name="表2.B3" office:value-type="string">
            <text:p text:style-name="P27"/>
          </table:table-cell>
          <table:table-cell table:style-name="表2.G3" office:value-type="string">
            <text:p text:style-name="P27"/>
          </table:table-cell>
        </table:table-row>
        <table:table-row table:style-name="表2.1">
          <table:table-cell table:style-name="表2.A4" office:value-type="string">
            <text:p text:style-name="P28">新辞書形式２</text:p>
            <text:p text:style-name="P28">3.00</text:p>
            <text:p text:style-name="P28">NEWDIC2</text:p>
          </table:table-cell>
          <table:table-cell table:style-name="表2.B4" office:value-type="string">
            <text:p text:style-name="P28">ﾀｲﾆｨ辞書</text:p>
            <text:p text:style-name="P28">ｽﾓｰﾙ辞書</text:p>
            <text:p text:style-name="P28">ﾐﾃﾞｨｱﾑ辞書</text:p>
            <text:p text:style-name="P28">ﾗｰｼﾞ辞書</text:p>
          </table:table-cell>
          <table:table-cell table:style-name="表2.B4" office:value-type="string">
            <text:p text:style-name="P26"><text:span text:style-name="T24">248</text:span><text:span text:style-name="T24">ﾊﾞｲﾄ</text:span></text:p>
          </table:table-cell>
          <table:table-cell table:style-name="表2.B4" office:value-type="string">
            <text:p text:style-name="P26"><text:span text:style-name="T24">3000</text:span><text:span text:style-name="T24">ﾊﾞｲﾄ</text:span></text:p>
          </table:table-cell>
          <table:table-cell table:style-name="表2.B4" office:value-type="string">
            <text:p text:style-name="P26"><text:span text:style-name="T24">20,000</text:span><text:span text:style-name="T24">ﾊﾞｲﾄ</text:span></text:p>
            <text:p text:style-name="P26"><text:span text:style-name="T24">(</text:span><text:span text:style-name="T24">圧縮対応</text:span><text:span text:style-name="T24">)</text:span></text:p>
          </table:table-cell>
          <table:table-cell table:style-name="表2.B4" office:value-type="string">
            <text:p text:style-name="P26"><text:span text:style-name="T24">1,000</text:span><text:span text:style-name="T24">ﾊﾞｲﾄ</text:span></text:p>
          </table:table-cell>
          <table:table-cell table:style-name="表2.G4" office:value-type="string">
            <text:p text:style-name="P25">ﾌｧｲﾙﾘﾝｸｵﾌﾞｼﾞｪｸﾄ</text:p>
            <text:p text:style-name="P26"><text:span text:style-name="T22">OLE</text:span><text:span text:style-name="T22">ｵﾌﾞｼﾞｪｸﾄ</text:span></text:p>
            <text:p text:style-name="P25">圧縮対応</text:p>
          </table:table-cell>
        </table:table-row>
        <table:table-row table:style-name="表2.1">
          <table:table-cell table:style-name="表2.A4" office:value-type="string">
            <text:p text:style-name="P26"><text:span text:style-name="T24">Hyper</text:span><text:span text:style-name="T24">辞書形式</text:span></text:p>
            <text:p text:style-name="P28">4.00</text:p>
            <text:p text:style-name="P28">NEWDIC3</text:p>
          </table:table-cell>
          <table:table-cell table:style-name="表2.B4" office:value-type="string">
            <text:p text:style-name="P28">辞書サイズの区別はない</text:p>
          </table:table-cell>
          <table:table-cell table:style-name="表2.B4" office:value-type="string">
            <text:p text:style-name="P26"><text:span text:style-name="T24">248</text:span><text:span text:style-name="T24">ﾊﾞｲﾄ</text:span></text:p>
          </table:table-cell>
          <table:table-cell table:style-name="表2.B4" office:value-type="string">
            <text:p text:style-name="P26"><text:span text:style-name="T24">3000</text:span><text:span text:style-name="T24">ﾊﾞｲﾄ</text:span></text:p>
          </table:table-cell>
          <table:table-cell table:style-name="表2.B4" office:value-type="string">
            <text:p text:style-name="P26"><text:span text:style-name="T24">20,000</text:span><text:span text:style-name="T24">ﾊﾞｲﾄ</text:span></text:p>
            <text:p text:style-name="P26"><text:span text:style-name="T24">(</text:span><text:span text:style-name="T24">圧縮対応</text:span><text:span text:style-name="T24">)</text:span></text:p>
          </table:table-cell>
          <table:table-cell table:style-name="表2.B4" office:value-type="string">
            <text:p text:style-name="P26"><text:span text:style-name="T24">1,000</text:span><text:span text:style-name="T24">ﾊﾞｲﾄ</text:span></text:p>
          </table:table-cell>
          <table:table-cell table:style-name="表2.G4" office:value-type="string">
            <text:p text:style-name="P25">ﾌｧｲﾙﾘﾝｸｵﾌﾞｼﾞｪｸﾄ</text:p>
            <text:p text:style-name="P26"><text:span text:style-name="T22">OLE</text:span><text:span text:style-name="T22">ｵﾌﾞｼﾞｪｸﾄ</text:span></text:p>
            <text:p text:style-name="P25">圧縮対応</text:p>
          </table:table-cell>
        </table:table-row>
        <table:table-row table:style-name="表2.1">
          <table:table-cell table:style-name="表2.A4" office:value-type="string">
            <text:p text:style-name="P26"><text:span text:style-name="T24">Hyper</text:span><text:span text:style-name="T24">辞書形式</text:span></text:p>
            <text:p text:style-name="P28">5.00</text:p>
            <text:p text:style-name="P28">NEWDIC4</text:p>
          </table:table-cell>
          <table:table-cell table:style-name="表2.B4" office:value-type="string">
            <text:p text:style-name="P28">辞書サイズの区別はない</text:p>
          </table:table-cell>
          <table:table-cell table:style-name="表2.B4" office:value-type="string">
            <text:p text:style-name="P26"><text:span text:style-name="T24">248</text:span><text:span text:style-name="T24">ﾊﾞｲﾄ</text:span></text:p>
          </table:table-cell>
          <table:table-cell table:style-name="表2.B4" office:value-type="string">
            <text:p text:style-name="P26"><text:span text:style-name="T24">3000</text:span><text:span text:style-name="T24">ﾊﾞｲﾄ</text:span></text:p>
          </table:table-cell>
          <table:table-cell table:style-name="表2.B4" office:value-type="string">
            <text:p text:style-name="P26"><text:span text:style-name="T24">20,000</text:span><text:span text:style-name="T24">ﾊﾞｲﾄ</text:span></text:p>
            <text:p text:style-name="P26"><text:span text:style-name="T24">(</text:span><text:span text:style-name="T24">圧縮対応</text:span><text:span text:style-name="T24">)</text:span></text:p>
          </table:table-cell>
          <table:table-cell table:style-name="表2.B4" office:value-type="string">
            <text:p text:style-name="P26"><text:span text:style-name="T24">1,000</text:span><text:span text:style-name="T24">ﾊﾞｲﾄ</text:span></text:p>
          </table:table-cell>
          <table:table-cell table:style-name="表2.G4" office:value-type="string">
            <text:p text:style-name="P25">ﾌｧｲﾙﾘﾝｸｵﾌﾞｼﾞｪｸﾄ</text:p>
            <text:p text:style-name="P26"><text:span text:style-name="T22">OLE</text:span><text:span text:style-name="T22">ｵﾌﾞｼﾞｪｸﾄ</text:span></text:p>
            <text:p text:style-name="P25">圧縮対応</text:p>
            <text:p text:style-name="P25">（辞書順辞書対応）</text:p>
          </table:table-cell>
        </table:table-row>
        <table:table-row table:style-name="表2.1">
          <table:table-cell table:style-name="表2.A3" office:value-type="string">
            <text:p text:style-name="P28">Unicode辞書</text:p>
            <text:p text:style-name="P28">5.00</text:p>
            <text:p text:style-name="P28">NEWDIC4</text:p>
          </table:table-cell>
          <table:table-cell table:style-name="表2.B3" office:value-type="string">
            <text:p text:style-name="P28">辞書サイズの区別はない</text:p>
          </table:table-cell>
          <table:table-cell table:style-name="表2.B3" office:value-type="string">
            <text:p text:style-name="P26"><text:span text:style-name="T24">248</text:span><text:span text:style-name="T24">ﾊﾞｲﾄ</text:span></text:p>
          </table:table-cell>
          <table:table-cell table:style-name="表2.B3" office:value-type="string">
            <text:p text:style-name="P26"><text:span text:style-name="T24">3000</text:span><text:span text:style-name="T24">ﾊﾞｲﾄ</text:span></text:p>
          </table:table-cell>
          <table:table-cell table:style-name="表2.B3" office:value-type="string">
            <text:p text:style-name="P26"><text:span text:style-name="T24">20,000</text:span><text:span text:style-name="T24">ﾊﾞｲﾄ</text:span></text:p>
            <text:p text:style-name="P26"><text:span text:style-name="T24">(</text:span><text:span text:style-name="T24">圧縮対応</text:span><text:span text:style-name="T24">)</text:span></text:p>
          </table:table-cell>
          <table:table-cell table:style-name="表2.B3" office:value-type="string">
            <text:p text:style-name="P26"><text:span text:style-name="T24">1,000</text:span><text:span text:style-name="T24">ﾊﾞｲﾄ</text:span></text:p>
          </table:table-cell>
          <table:table-cell table:style-name="表2.G3" office:value-type="string">
            <text:p text:style-name="P25">ﾌｧｲﾙﾘﾝｸｵﾌﾞｼﾞｪｸﾄ</text:p>
            <text:p text:style-name="P26"><text:span text:style-name="T22">OLE</text:span><text:span text:style-name="T22">ｵﾌﾞｼﾞｪｸﾄ</text:span></text:p>
            <text:p text:style-name="P25">圧縮対応</text:p>
            <text:p text:style-name="P25">（辞書順辞書対応）</text:p>
          </table:table-cell>
        </table:table-row>
        <table:table-row table:style-name="表2.1">
          <table:table-cell table:style-name="表2.A3" office:value-type="string">
            <text:p text:style-name="P28">Unicode辞書２</text:p>
            <text:p text:style-name="P28">6.00</text:p>
            <text:p text:style-name="P28">NEWDIC5</text:p>
          </table:table-cell>
          <table:table-cell table:style-name="表2.B3" office:value-type="string">
            <text:p text:style-name="P28">辞書サイズの区別はない</text:p>
          </table:table-cell>
          <table:table-cell table:style-name="表2.B3" office:value-type="string">
            <text:p text:style-name="P26"><text:span text:style-name="T24">248</text:span><text:span text:style-name="T24">ﾊﾞｲﾄ</text:span></text:p>
          </table:table-cell>
          <table:table-cell table:style-name="表2.B3" office:value-type="string">
            <text:p text:style-name="P26"><text:span text:style-name="T24">10</text:span><text:span text:style-name="T24">000</text:span><text:span text:style-name="T24">ﾊﾞｲﾄ</text:span></text:p>
          </table:table-cell>
          <table:table-cell table:style-name="表2.B3" office:value-type="string">
            <text:p text:style-name="P26"><text:span text:style-name="T24">100,000</text:span><text:span text:style-name="T24">ﾊﾞｲﾄ</text:span></text:p>
            <text:p text:style-name="P26"><text:span text:style-name="T24">(</text:span><text:span text:style-name="T24">圧縮対応</text:span><text:span text:style-name="T24">)</text:span></text:p>
          </table:table-cell>
          <table:table-cell table:style-name="表2.B3" office:value-type="string">
            <text:p text:style-name="P26"><text:span text:style-name="T24">1,000</text:span><text:span text:style-name="T24">ﾊﾞｲﾄ</text:span></text:p>
          </table:table-cell>
          <table:table-cell table:style-name="表2.G3" office:value-type="string">
            <text:p text:style-name="P25">ﾌｧｲﾙﾘﾝｸｵﾌﾞｼﾞｪｸﾄ</text:p>
            <text:p text:style-name="P26"><text:span text:style-name="T22">OLE</text:span><text:span text:style-name="T22">ｵﾌﾞｼﾞｪｸﾄ</text:span></text:p>
            <text:p text:style-name="P25">圧縮対応</text:p>
            <text:p text:style-name="P25">見出語検索キー</text:p>
          </table:table-cell>
        </table:table-row>
        <table:table-row table:style-name="表2.1">
          <table:table-cell table:style-name="表2.A9" office:value-type="string">
            <text:p text:style-name="P28">Unicode辞書３</text:p>
            <text:p text:style-name="P28"><text:soft-page-break/>6.10</text:p>
            <text:p text:style-name="P28">NEWDIC51</text:p>
          </table:table-cell>
          <table:table-cell table:style-name="表2.B9" office:value-type="string">
            <text:p text:style-name="P28">同上</text:p>
          </table:table-cell>
          <table:table-cell table:style-name="表2.B9" office:value-type="string">
            <text:p text:style-name="P28">1024バイト</text:p>
          </table:table-cell>
          <table:table-cell table:style-name="表2.B9" office:value-type="string">
            <text:p text:style-name="P28">256Kバイト</text:p>
          </table:table-cell>
          <table:table-cell table:style-name="表2.B9" office:value-type="string">
            <text:p text:style-name="P28">256Kバイ<text:soft-page-break/>ト</text:p>
          </table:table-cell>
          <table:table-cell table:style-name="表2.B9" office:value-type="string">
            <text:p text:style-name="P28">同上</text:p>
          </table:table-cell>
          <table:table-cell table:style-name="表2.G9" office:value-type="string">
            <text:p text:style-name="P28">同上</text:p>
          </table:table-cell>
        </table:table-row>
      </table:table>
      <text:p text:style-name="Standard">この仕様書では、上表のUnicode辞書３のみについて述べます。それ以前の辞書については「PDIC辞書形式仕様書」を参照してください。</text:p>
      <text:list xml:id="list90035473741745" text:continue-numbering="true" text:style-name="WW8Num5">
        <text:list-item>
          <text:list>
            <text:list-item>
              <text:h text:style-name="P11" text:outline-level="2"><text:bookmark-start text:name="__RefHeading___Toc173167250"/>定義<text:bookmark-end text:name="__RefHeading___Toc173167250"/></text:h>
            </text:list-item>
          </text:list>
        </text:list-item>
      </text:list>
      <text:p text:style-name="Standard">以降現れるC言語の型宣言などは次のようになっています。</text:p>
      <text:p text:style-name="Standard">typedef unsigned char uchar;</text:p>
      <text:p text:style-name="Standard">typedef unsigned char byte;</text:p>
      <text:p text:style-name="Standard">typedef unsigned short ushort;</text:p>
      <text:p text:style-name="Standard">typedef unsigned short word;</text:p>
      <text:p text:style-name="Standard">typedef unsigned int uint;</text:p>
      <text:p text:style-name="Standard">typedef unsigned long ulong;</text:p>
      <text:p text:style-name="Standard"/>
      <text:list xml:id="list90035562510804" text:continue-numbering="true" text:style-name="WW8Num5">
        <text:list-item>
          <text:h text:style-name="P8" text:outline-level="1"><text:bookmark-start text:name="__RefHeading___Toc173167251"/>Unicode(BOCU) 辞書<text:span text:style-name="T18"> </text:span>(Hyper辞書形式<text:span text:style-name="T18"> </text:span>Ver.6.00, Ver.6.10)<text:bookmark-end text:name="__RefHeading___Toc173167251"/></text:h>
        </text:list-item>
      </text:list>
      <text:p text:style-name="Text_20_body">Unicodeに対応した辞書形式です。文字コードにはBOCU方式の圧縮を行ったUnicodeを用います。BOCUはBinary-Ordered Compression for Unicodeの略で、Unicodeに向いた簡単で便利な圧縮方法です。</text:p>
      <text:p text:style-name="Text_20_body"/>
      <text:p text:style-name="Text_20_body">・文字コードはすべてBOCU1 encoding</text:p>
      <text:p text:style-name="Text_20_body">・各項目の最大バイト数の制限を緩和（カッコ内は旧バージョン時）</text:p>
      <text:list xml:id="list2834811300" text:style-name="WW8Num3">
        <text:list-item>
          <text:p text:style-name="P56">見出語<text:span text:style-name="T20"> </text:span>1,024（248）バイト</text:p>
        </text:list-item>
        <text:list-item>
          <text:p text:style-name="P56">訳語<text:span text:style-name="T20"> </text:span>256K (3,000) バイト</text:p>
        </text:list-item>
        <text:list-item>
          <text:p text:style-name="P56">用例<text:span text:style-name="T20"> </text:span>256K(20,000) バイト</text:p>
        </text:list-item>
        <text:list-item>
          <text:p text:style-name="P56">発音記号<text:span text:style-name="T20"> </text:span>1,000 (1,000) バイト</text:p>
        </text:list-item>
      </text:list>
      <text:p text:style-name="Text_20_body">・格納できる文字数は文字の種類と圧縮後のサイズに依存するため不定</text:p>
      <text:p text:style-name="Text_20_body"/>
      <text:p text:style-name="Text_20_body">Ver.6.00とVer.6.10の違いは登録できる文字数の最大長です。</text:p>
      <text:p text:style-name="Text_20_body"/>
      <text:list xml:id="list90034405055737" text:continue-list="list90035562510804" text:style-name="WW8Num5">
        <text:list-item>
          <text:list>
            <text:list-item>
              <text:h text:style-name="Heading_20_2" text:outline-level="2"><text:bookmark-start text:name="__RefHeading___Toc173167252"/>BOCU-1圧縮方式<text:bookmark-end text:name="__RefHeading___Toc173167252"/></text:h>
            </text:list-item>
          </text:list>
        </text:list-item>
      </text:list>
      <text:p text:style-name="P55">指定されたところを除き、文字コードにはBOCU-１<text:span text:style-name="T20"> </text:span>Encodingを使用しています。</text:p>
      <text:p text:style-name="P55">（BOCUの詳細については<text:a xlink:type="simple" xlink:href="http://www-6.ibm.com/jp/developerworks/unicode/010921/j_u-binary.html" text:style-name="Internet_20_link" text:visited-style-name="Visited_20_Internet_20_Link"><text:span text:style-name="Internet_20_link">http://www-6.ibm.com/jp/developerworks/unicode/010921/j_u-binary.html</text:span></text:a> などを参考）</text:p>
      <text:p text:style-name="Text_20_body">BOCUの特徴は、参考URLに記載されている通り、</text:p>
      <text:p text:style-name="Text_20_body">・欧米文字はほぼ１バイト（UTF-8とほぼ同等）</text:p>
      <text:p text:style-name="Text_20_body">・日本語ではほぼ２バイト（UTF-8なら３バイト）</text:p>
      <text:p text:style-name="Text_20_body">・バイナリ―オーダーが保存される（文字列ソートにおける前後関係を圧縮したまま調べることができる）</text:p>
      <text:p text:style-name="Text_20_body">という特徴があり、辞書へ保存するには適した形式です。</text:p>
      <text:p text:style-name="Text_20_body">さらに、</text:p>
      <text:p text:style-name="Text_20_body">・UTF-8やUTF-16といったエンコーディングに依存せず、同等に対応できる(CodePointそのものを扱っているため)</text:p>
      <text:p text:style-name="Text_20_body">・エンディアンに依存しない</text:p>
      <text:p text:style-name="Text_20_body">・文字列終端はシングルバイトの’\0’で表す</text:p>
      <text:p text:style-name="Text_20_body">という特徴もあります。</text:p>
      <text:p text:style-name="Text_20_body">欠点としては、圧縮伸長処理が必要になります。しかしBOCUは単純な差分による圧縮方式であるため、ディスクアクセスに比べれば小さいオーバーヘッドで済み、パフォーマンスに大きな差はないはずです。</text:p>
      <text:p text:style-name="Text_20_body"/>
      <text:list xml:id="list90035297078467" text:continue-numbering="true" text:style-name="WW8Num5">
        <text:list-item>
          <text:list>
            <text:list-item>
              <text:list>
                <text:list-item>
                  <text:h text:style-name="Heading_20_3" text:outline-level="3"><text:bookmark-start text:name="__RefHeading___Toc173167253"/><text:soft-page-break/>BOCU-1の圧縮効率と検索速度<text:bookmark-end text:name="__RefHeading___Toc173167253"/></text:h>
                </text:list-item>
              </text:list>
            </text:list-item>
          </text:list>
        </text:list-item>
      </text:list>
      <text:p text:style-name="Text_20_body">例えばShiftJISで書かれた英和辞書テキストファイルをUnicodeへ変換しBOCU-1圧縮した場合、だいたい同じサイズくらいになるはずです。</text:p>
      <text:p text:style-name="Text_20_body">検索にかかる時間についてもBOCU-1の伸長処理が余計にかかるため検索がほんの少し遅くなりますが、ディスクアクセスへの時間が支配的であるため無視できます。仮にディスクをRAMDISKなど高速なデバイスにした場合でも、辞書全体の処理に比べればBOCU-1の伸長処理は非常に小さいものと思われます。</text:p>
      <text:p text:style-name="Standard"/>
      <text:list xml:id="list90034693750730" text:continue-numbering="true" text:style-name="WW8Num5">
        <text:list-item>
          <text:list>
            <text:list-item>
              <text:h text:style-name="Heading_20_2" text:outline-level="2"><text:bookmark-start text:name="__RefHeading___Toc173167254"/>辞書全体の構成<text:bookmark-end text:name="__RefHeading___Toc173167254"/></text:h>
            </text:list-item>
          </text:list>
        </text:list-item>
      </text:list>
      <text:p text:style-name="Standard"/>
      <table:table table:name="表3" table:style-name="表3">
        <table:table-column table:style-name="表3.A"/>
        <table:table-row table:style-name="表3.1">
          <table:table-cell table:style-name="表3.A1" office:value-type="string">
            <text:p text:style-name="P31">ヘッダー部</text:p>
            <text:p text:style-name="Standard">固定長(1,024ﾊﾞｲﾄ)</text:p>
          </table:table-cell>
        </table:table-row>
        <table:table-row table:style-name="表3.2">
          <table:table-cell table:style-name="表3.A1" office:value-type="string">
            <text:p text:style-name="P31">拡張ヘッダー部</text:p>
            <text:p text:style-name="Standard">可変長(最大約4Gバイト(理論値))</text:p>
            <text:p text:style-name="Standard">新規作成時は0バイト。</text:p>
          </table:table-cell>
        </table:table-row>
        <table:table-row table:style-name="表3.2">
          <table:table-cell table:style-name="表3.A1" office:value-type="string">
            <text:p text:style-name="P31">インデックス部</text:p>
            <text:p text:style-name="Standard">可変長(1,024ﾊﾞｲﾄ単位)</text:p>
            <text:p text:style-name="Standard">何もデータが無いと0ﾊﾞｲﾄ。最大1,024×32,767 = 32M</text:p>
          </table:table-cell>
        </table:table-row>
        <table:table-row table:style-name="表3.1">
          <table:table-cell table:style-name="表3.A1" office:value-type="string">
            <text:p text:style-name="P31">データ部</text:p>
            <text:p text:style-name="Standard">可変長(1,024ﾊﾞｲﾄ単位)</text:p>
            <text:p text:style-name="Standard">1,024ﾊﾞｲﾄを１物理ブロック単位とする</text:p>
            <text:p text:style-name="Standard">インデックス部により論理ブロック番号から物理ブロック番号にマッピングされる。１つの論理ブロックには連続した複数の物理ブロックを示すことができる。この場合の連続ブロック数は32,767個までなので、32,767×1,024= 33,553,408(32MB)バイトが最大の１つの論理的なブロックとなる。物理ブロック番号は理論上は最大<text:span text:style-name="T20"> </text:span>2,147,418,112(2G)、実際はファイルサイズの制限があるためそれ以下となる。</text:p>
          </table:table-cell>
        </table:table-row>
      </table:table>
      <text:p text:style-name="Standard"/>
      <text:list xml:id="list90034835349217" text:continue-numbering="true" text:style-name="WW8Num5">
        <text:list-item>
          <text:list>
            <text:list-item>
              <text:h text:style-name="Heading_20_2" text:outline-level="2"><text:bookmark-start text:name="__RefHeading___Toc173167255"/>見出語検索キー<text:bookmark-end text:name="__RefHeading___Toc173167255"/></text:h>
            </text:list-item>
            <text:list-item>
              <text:h text:style-name="Heading_20_2" text:outline-level="2"><text:bookmark-start text:name="__RefHeading___Toc173167256"/>ヘッダー部<text:bookmark-end text:name="__RefHeading___Toc173167256"/></text:h>
            </text:list-item>
          </text:list>
        </text:list-item>
      </text:list>
      <text:p text:style-name="Standard">ヘッダー部は1,024ﾊﾞｲﾄの固定長</text:p>
      <text:p text:style-name="Text_20_body"/>
      <table:table table:name="表4" table:style-name="表4">
        <table:table-column table:style-name="表4.A"/>
        <table:table-column table:style-name="表4.B"/>
        <table:table-column table:style-name="表4.C"/>
        <table:table-column table:style-name="表4.D"/>
        <table:table-column table:style-name="表4.E"/>
        <table:table-row table:style-name="表4.1">
          <table:table-cell table:style-name="表4.A1" office:value-type="string">
            <text:p text:style-name="P21">名前</text:p>
          </table:table-cell>
          <table:table-cell table:style-name="表4.B1" office:value-type="string">
            <text:p text:style-name="P21">型</text:p>
          </table:table-cell>
          <table:table-cell table:style-name="表4.C1" table:number-columns-spanned="3" office:value-type="string">
            <text:p text:style-name="P21">説明</text:p>
          </table:table-cell>
          <table:covered-table-cell/>
          <table:covered-table-cell/>
        </table:table-row>
        <table:table-row table:style-name="表4.1">
          <table:table-cell table:style-name="表4.A2" office:value-type="string">
            <text:p text:style-name="P20">headername</text:p>
          </table:table-cell>
          <table:table-cell table:style-name="表4.B2" office:value-type="string">
            <text:p text:style-name="P20">char</text:p>
            <text:p text:style-name="P20"><text:soft-page-break/>*100</text:p>
          </table:table-cell>
          <table:table-cell table:style-name="表4.C2" table:number-columns-spanned="3" office:value-type="string">
            <text:p text:style-name="P20">ヘッダー文字列。とくに意味はないが、以下のような文字列が必ず<text:soft-page-break/>入る。</text:p>
            <text:p text:style-name="P20">“<text:tab/> <text:s text:c="12"/>=============== Dictionary for PDIC =============== <text:s text:c="6"/>　<text:span text:style-name="T20"> <text:s text:c="6"/></text:span>“(ASCII encoding)</text:p>
          </table:table-cell>
          <table:covered-table-cell/>
          <table:covered-table-cell/>
        </table:table-row>
        <table:table-row table:style-name="表4.1">
          <table:table-cell table:style-name="表4.A3" office:value-type="string">
            <text:p text:style-name="P20">dictitle</text:p>
          </table:table-cell>
          <table:table-cell table:style-name="表4.B3" office:value-type="string">
            <text:p text:style-name="P20">char</text:p>
            <text:p text:style-name="P20">*40</text:p>
          </table:table-cell>
          <table:table-cell table:style-name="表4.C3" table:number-columns-spanned="3" office:value-type="string">
            <text:p text:style-name="P20">辞書名。現在は未使用でNULLでパディング（BOCU1 encodingを使用）</text:p>
          </table:table-cell>
          <table:covered-table-cell/>
          <table:covered-table-cell/>
        </table:table-row>
        <table:table-row table:style-name="表4.1">
          <table:table-cell table:style-name="表4.A3" office:value-type="string">
            <text:p text:style-name="P20">version</text:p>
          </table:table-cell>
          <table:table-cell table:style-name="表4.B3" office:value-type="string">
            <text:p text:style-name="P20">short</text:p>
          </table:table-cell>
          <table:table-cell table:style-name="表4.C3" table:number-columns-spanned="3" office:value-type="string">
            <text:p text:style-name="P20">辞書のバージョン。上位ﾊﾞｲﾄはメジャー番号、下位ﾊﾞｲﾄはマイナー番号</text:p>
            <text:p text:style-name="P20">0x0600 : Ver.6.00</text:p>
            <text:p text:style-name="P20">0x0610 : Ver.6.10</text:p>
          </table:table-cell>
          <table:covered-table-cell/>
          <table:covered-table-cell/>
        </table:table-row>
        <table:table-row table:style-name="表4.1">
          <table:table-cell table:style-name="表4.A3" office:value-type="string">
            <text:p text:style-name="P20">lword</text:p>
          </table:table-cell>
          <table:table-cell table:style-name="表4.B3" office:value-type="string">
            <text:p text:style-name="P20">ushort</text:p>
          </table:table-cell>
          <table:table-cell table:style-name="表4.C3" table:number-columns-spanned="3" office:value-type="string">
            <text:p text:style-name="P20">見出語の最大長。現在未参照。</text:p>
            <text:p text:style-name="P20">248 : Ver.6.00</text:p>
            <text:p text:style-name="P20">1,024 : Ver.6.10</text:p>
          </table:table-cell>
          <table:covered-table-cell/>
          <table:covered-table-cell/>
        </table:table-row>
        <table:table-row table:style-name="表4.1">
          <table:table-cell table:style-name="表4.A3" office:value-type="string">
            <text:p text:style-name="P20">ljapa</text:p>
          </table:table-cell>
          <table:table-cell table:style-name="表4.B3" office:value-type="string">
            <text:p text:style-name="P20">ushort</text:p>
          </table:table-cell>
          <table:table-cell table:style-name="表4.C3" table:number-columns-spanned="3" office:value-type="string">
            <text:p text:style-name="P20">訳語の最大長。現在未参照。</text:p>
            <text:p text:style-name="P20">10,000 : Ver.6.00</text:p>
            <text:p text:style-name="P20">262,144 : Ver.6.10</text:p>
          </table:table-cell>
          <table:covered-table-cell/>
          <table:covered-table-cell/>
        </table:table-row>
        <table:table-row table:style-name="表4.7">
          <table:table-cell table:style-name="表4.A3" table:number-rows-spanned="3" office:value-type="string">
            <text:p text:style-name="P20">block_size</text:p>
          </table:table-cell>
          <table:table-cell table:style-name="表4.B3" table:number-rows-spanned="3" office:value-type="string">
            <text:p text:style-name="P20">ushort</text:p>
          </table:table-cell>
          <table:table-cell table:style-name="表4.C3" table:number-rows-spanned="3" table:number-columns-spanned="3" office:value-type="string">
            <text:p text:style-name="P20">データブロックの１ブロックの長さを示す。</text:p>
            <text:p text:style-name="P20">1,024に固定</text:p>
          </table:table-cell>
          <table:covered-table-cell/>
          <table:covered-table-cell/>
        </table:table-row>
        <table:table-row table:style-name="表4.8">
          <table:covered-table-cell/>
          <table:covered-table-cell/>
          <table:covered-table-cell/>
          <table:covered-table-cell/>
          <table:covered-table-cell/>
        </table:table-row>
        <table:table-row table:style-name="表4.9">
          <table:covered-table-cell/>
          <table:covered-table-cell/>
          <table:covered-table-cell/>
          <table:covered-table-cell/>
          <table:covered-table-cell/>
        </table:table-row>
        <table:table-row table:style-name="表4.10">
          <table:table-cell table:style-name="表4.A3" table:number-rows-spanned="2" office:value-type="string">
            <text:p text:style-name="P20">index_block</text:p>
          </table:table-cell>
          <table:table-cell table:style-name="表4.B3" table:number-rows-spanned="2" office:value-type="string">
            <text:p text:style-name="P20">ushort</text:p>
          </table:table-cell>
          <table:table-cell table:style-name="表4.C3" table:number-rows-spanned="2" table:number-columns-spanned="3" office:value-type="string">
            <text:p text:style-name="P20">インデックスのサイズをブロック数であらわしたもの。</text:p>
            <text:p text:style-name="P20">１ブロックは1,024バイト</text:p>
            <text:p text:style-name="P20">インデックス部のサイズは、index_block * block_sizeで求めること。</text:p>
            <text:p text:style-name="P20">このフィールドはNEWDIC,NEWDIC2と名前が同じでも扱いがまったく異なるので注意が必要。</text:p>
          </table:table-cell>
          <table:covered-table-cell/>
          <table:covered-table-cell/>
        </table:table-row>
        <table:table-row table:style-name="表4.11">
          <table:covered-table-cell/>
          <table:covered-table-cell/>
          <table:covered-table-cell/>
          <table:covered-table-cell/>
          <table:covered-table-cell/>
        </table:table-row>
        <table:table-row table:style-name="表4.1">
          <table:table-cell table:style-name="表4.A3" office:value-type="string">
            <text:p text:style-name="P20">header_size</text:p>
          </table:table-cell>
          <table:table-cell table:style-name="表4.B3" office:value-type="string">
            <text:p text:style-name="P20">ushort</text:p>
          </table:table-cell>
          <table:table-cell table:style-name="表4.C3" table:number-columns-spanned="3" office:value-type="string">
            <text:p text:style-name="P20">ヘッダーのサイズ。1,024固定</text:p>
          </table:table-cell>
          <table:covered-table-cell/>
          <table:covered-table-cell/>
        </table:table-row>
        <table:table-row table:style-name="表4.13">
          <table:table-cell table:style-name="表4.A3" table:number-rows-spanned="2" office:value-type="string">
            <text:p text:style-name="P20">index_size</text:p>
          </table:table-cell>
          <table:table-cell table:style-name="表4.B3" table:number-rows-spanned="2" office:value-type="string">
            <text:p text:style-name="P20">short</text:p>
          </table:table-cell>
          <table:table-cell table:style-name="表4.C3" table:number-rows-spanned="2" table:number-columns-spanned="3" office:value-type="string">
            <text:p text:style-name="P20">未使用</text:p>
          </table:table-cell>
          <table:covered-table-cell/>
          <table:covered-table-cell/>
        </table:table-row>
        <table:table-row table:style-name="表4.13">
          <table:covered-table-cell/>
          <table:covered-table-cell/>
          <table:covered-table-cell/>
          <table:covered-table-cell/>
          <table:covered-table-cell/>
        </table:table-row>
        <table:table-row table:style-name="表4.1">
          <table:table-cell table:style-name="表4.A3" office:value-type="string">
            <text:p text:style-name="P20">empty_block</text:p>
          </table:table-cell>
          <table:table-cell table:style-name="表4.B3" office:value-type="string">
            <text:p text:style-name="P20">short</text:p>
          </table:table-cell>
          <table:table-cell table:style-name="表4.C3" table:number-columns-spanned="3" office:value-type="string">
            <text:p text:style-name="P20">未使用</text:p>
          </table:table-cell>
          <table:covered-table-cell/>
          <table:covered-table-cell/>
        </table:table-row>
        <table:table-row table:style-name="表4.1">
          <table:table-cell table:style-name="表4.A3" office:value-type="string">
            <text:p text:style-name="P20">nindex</text:p>
          </table:table-cell>
          <table:table-cell table:style-name="表4.B3" office:value-type="string">
            <text:p text:style-name="P20">short</text:p>
          </table:table-cell>
          <table:table-cell table:style-name="表4.C3" table:number-columns-spanned="3" office:value-type="string">
            <text:p text:style-name="P20">未使用</text:p>
          </table:table-cell>
          <table:covered-table-cell/>
          <table:covered-table-cell/>
        </table:table-row>
        <table:table-row table:style-name="表4.1">
          <table:table-cell table:style-name="表4.A3" office:value-type="string">
            <text:p text:style-name="P20">nblock</text:p>
          </table:table-cell>
          <table:table-cell table:style-name="表4.B3" office:value-type="string">
            <text:p text:style-name="P20">short</text:p>
          </table:table-cell>
          <table:table-cell table:style-name="表4.C3" table:number-columns-spanned="3" office:value-type="string">
            <text:p text:style-name="P20">未使用</text:p>
          </table:table-cell>
          <table:covered-table-cell/>
          <table:covered-table-cell/>
        </table:table-row>
        <table:table-row table:style-name="表4.1">
          <table:table-cell table:style-name="表4.A3" office:value-type="string">
            <text:p text:style-name="P20">nword</text:p>
          </table:table-cell>
          <table:table-cell table:style-name="表4.B3" office:value-type="string">
            <text:p text:style-name="P20">ulong</text:p>
          </table:table-cell>
          <table:table-cell table:style-name="表4.C3" table:number-columns-spanned="3" office:value-type="string">
            <text:p text:style-name="P20">登録単語数</text:p>
          </table:table-cell>
          <table:covered-table-cell/>
          <table:covered-table-cell/>
        </table:table-row>
        <table:table-row table:style-name="表4.13">
          <table:table-cell table:style-name="表4.A3" table:number-rows-spanned="5" office:value-type="string">
            <text:p text:style-name="P20">dicorder</text:p>
          </table:table-cell>
          <table:table-cell table:style-name="表4.B3" table:number-rows-spanned="5" office:value-type="string">
            <text:p text:style-name="P20">byte</text:p>
          </table:table-cell>
          <table:table-cell table:style-name="表4.C3" table:number-columns-spanned="3" office:value-type="string">
            <text:p text:style-name="P20">見出語の登録順</text:p>
            <text:p text:style-name="P20">現在のPDICはコード順のみをサポート</text:p>
          </table:table-cell>
          <table:covered-table-cell/>
          <table:covered-table-cell/>
        </table:table-row>
        <table:table-row table:style-name="表4.20">
          <table:covered-table-cell/>
          <table:covered-table-cell/>
          <table:table-cell table:style-name="表4.B3" office:value-type="string">
            <text:p text:style-name="P20">0</text:p>
          </table:table-cell>
          <table:table-cell table:style-name="表4.C3" table:number-columns-spanned="2" office:value-type="string">
            <text:p text:style-name="P20">コード順</text:p>
          </table:table-cell>
          <table:covered-table-cell/>
        </table:table-row>
        <table:table-row table:style-name="表4.21">
          <table:covered-table-cell/>
          <table:covered-table-cell/>
          <table:table-cell table:style-name="表4.B3" office:value-type="string">
            <text:p text:style-name="P35">1</text:p>
          </table:table-cell>
          <table:table-cell table:style-name="表4.C3" table:number-columns-spanned="2" office:value-type="string">
            <text:p text:style-name="P35">大文字・小文字同一視順</text:p>
          </table:table-cell>
          <table:covered-table-cell/>
        </table:table-row>
        <table:table-row table:style-name="表4.22">
          <table:covered-table-cell/>
          <table:covered-table-cell/>
          <table:table-cell table:style-name="表4.B3" office:value-type="string">
            <text:p text:style-name="P35">2</text:p>
          </table:table-cell>
          <table:table-cell table:style-name="表4.C3" table:number-columns-spanned="2" office:value-type="string">
            <text:p text:style-name="P35">辞書順</text:p>
          </table:table-cell>
          <table:covered-table-cell/>
        </table:table-row>
        <table:table-row table:style-name="表4.23">
          <table:covered-table-cell/>
          <table:covered-table-cell/>
          <table:table-cell table:style-name="表4.B3" office:value-type="string">
            <text:p text:style-name="P35">3</text:p>
          </table:table-cell>
          <table:table-cell table:style-name="表4.C3" table:number-columns-spanned="2" office:value-type="string">
            <text:p text:style-name="P35">降順</text:p>
          </table:table-cell>
          <table:covered-table-cell/>
        </table:table-row>
        <text:soft-page-break/>
        <table:table-row table:style-name="表4.24">
          <table:table-cell table:style-name="表4.A3" table:number-rows-spanned="8" office:value-type="string">
            <text:p text:style-name="P20">dictype</text:p>
          </table:table-cell>
          <table:table-cell table:style-name="表4.B3" table:number-rows-spanned="8" office:value-type="string">
            <text:p text:style-name="P20">byte</text:p>
          </table:table-cell>
          <table:table-cell table:style-name="表4.C3" table:number-rows-spanned="2" table:number-columns-spanned="3" office:value-type="string">
            <text:p text:style-name="P20">辞書の属性</text:p>
            <text:p text:style-name="P20">以下のフラグの組み合わせ</text:p>
          </table:table-cell>
          <table:covered-table-cell/>
          <table:covered-table-cell/>
        </table:table-row>
        <table:table-row table:style-name="表4.25">
          <table:covered-table-cell/>
          <table:covered-table-cell/>
          <table:covered-table-cell/>
          <table:covered-table-cell/>
          <table:covered-table-cell/>
        </table:table-row>
        <table:table-row table:style-name="表4.22">
          <table:covered-table-cell/>
          <table:covered-table-cell/>
          <table:table-cell table:style-name="表4.B3" office:value-type="string">
            <text:p text:style-name="P20">0x01</text:p>
          </table:table-cell>
          <table:table-cell table:style-name="表4.C3" table:number-columns-spanned="2" office:value-type="string">
            <text:p text:style-name="P20">バイナリの圧縮を行っている</text:p>
          </table:table-cell>
          <table:covered-table-cell/>
        </table:table-row>
        <table:table-row table:style-name="表4.27">
          <table:covered-table-cell/>
          <table:covered-table-cell/>
          <table:table-cell table:style-name="表4.B3" office:value-type="string">
            <text:p text:style-name="P20">0x08</text:p>
          </table:table-cell>
          <table:table-cell table:style-name="表4.C3" table:number-columns-spanned="2" office:value-type="string">
            <text:p text:style-name="P20">BOCU-1方式の圧縮を利用</text:p>
          </table:table-cell>
          <table:covered-table-cell/>
        </table:table-row>
        <table:table-row table:style-name="表4.27">
          <table:covered-table-cell/>
          <table:covered-table-cell/>
          <table:table-cell table:style-name="表4.B3" office:value-type="string">
            <text:p text:style-name="P38">0x10</text:p>
          </table:table-cell>
          <table:table-cell table:style-name="表4.C3" table:number-columns-spanned="2" office:value-type="string">
            <text:p text:style-name="P20"><text:span text:style-name="T34">Unicode</text:span><text:span text:style-name="T34">を使用している</text:span></text:p>
          </table:table-cell>
          <table:covered-table-cell/>
        </table:table-row>
        <table:table-row table:style-name="表4.20">
          <table:covered-table-cell/>
          <table:covered-table-cell/>
          <table:table-cell table:style-name="表4.B3" office:value-type="string">
            <text:p text:style-name="P40">0x20</text:p>
          </table:table-cell>
          <table:table-cell table:style-name="表4.C3" table:number-columns-spanned="2" office:value-type="string">
            <text:p text:style-name="P40">多国語辞書（いずれ削除）</text:p>
          </table:table-cell>
          <table:covered-table-cell/>
        </table:table-row>
        <table:table-row table:style-name="表4.20">
          <table:covered-table-cell/>
          <table:covered-table-cell/>
          <table:table-cell table:style-name="表4.B3" office:value-type="string">
            <text:p text:style-name="P20">0x40</text:p>
          </table:table-cell>
          <table:table-cell table:style-name="表4.C3" table:number-columns-spanned="2" office:value-type="string">
            <text:p text:style-name="P20">暗号化</text:p>
          </table:table-cell>
          <table:covered-table-cell/>
        </table:table-row>
        <table:table-row table:style-name="表4.20">
          <table:covered-table-cell/>
          <table:covered-table-cell/>
          <table:table-cell table:style-name="表4.B3" office:value-type="string">
            <text:p text:style-name="P35">0x80</text:p>
          </table:table-cell>
          <table:table-cell table:style-name="表4.C3" table:number-columns-spanned="2" office:value-type="string">
            <text:p text:style-name="P35">ツリービューモード用の辞書</text:p>
          </table:table-cell>
          <table:covered-table-cell/>
        </table:table-row>
        <table:table-row table:style-name="表4.1">
          <table:table-cell table:style-name="表4.A3" office:value-type="string">
            <text:p text:style-name="P20">attrlen</text:p>
          </table:table-cell>
          <table:table-cell table:style-name="表4.B3" office:value-type="string">
            <text:p text:style-name="P20">byte</text:p>
          </table:table-cell>
          <table:table-cell table:style-name="表4.C3" table:number-columns-spanned="3" office:value-type="string">
            <text:p text:style-name="P20">属性長(１に固定)</text:p>
          </table:table-cell>
          <table:covered-table-cell/>
          <table:covered-table-cell/>
        </table:table-row>
        <table:table-row table:style-name="表4.33">
          <table:table-cell table:style-name="表4.A3" table:number-rows-spanned="7" office:value-type="string">
            <text:p text:style-name="P20">os</text:p>
          </table:table-cell>
          <table:table-cell table:style-name="表4.B3" table:number-rows-spanned="7" office:value-type="string">
            <text:p text:style-name="P20">byte</text:p>
          </table:table-cell>
          <table:table-cell table:style-name="表4.C3" table:number-columns-spanned="3" office:value-type="string">
            <text:p text:style-name="P20">使用OS</text:p>
          </table:table-cell>
          <table:covered-table-cell/>
          <table:covered-table-cell/>
        </table:table-row>
        <table:table-row table:style-name="表4.34">
          <table:covered-table-cell/>
          <table:covered-table-cell/>
          <table:table-cell table:style-name="表4.B3" table:number-columns-spanned="2" office:value-type="string">
            <text:p text:style-name="P40">0x00</text:p>
          </table:table-cell>
          <table:covered-table-cell/>
          <table:table-cell table:style-name="表4.C3" office:value-type="string">
            <text:p text:style-name="P20"><text:span text:style-name="T33">DOS,Windows,OS/2(x86</text:span><text:span text:style-name="T33">系</text:span><text:span text:style-name="T33">), </text:span><text:span text:style-name="T33">改行は</text:span><text:span text:style-name="T33">CR,LF</text:span></text:p>
          </table:table-cell>
        </table:table-row>
        <table:table-row table:style-name="表4.35">
          <table:covered-table-cell/>
          <table:covered-table-cell/>
          <table:table-cell table:style-name="表4.B3" table:number-columns-spanned="2" office:value-type="string">
            <text:p text:style-name="P40">0x01</text:p>
          </table:table-cell>
          <table:covered-table-cell/>
          <table:table-cell table:style-name="表4.C3" office:value-type="string">
            <text:p text:style-name="P40">Mac</text:p>
          </table:table-cell>
        </table:table-row>
        <table:table-row table:style-name="表4.34">
          <table:covered-table-cell/>
          <table:covered-table-cell/>
          <table:table-cell table:style-name="表4.B3" table:number-columns-spanned="2" office:value-type="string">
            <text:p text:style-name="P40">0x02</text:p>
          </table:table-cell>
          <table:covered-table-cell/>
          <table:table-cell table:style-name="表4.C3" office:value-type="string">
            <text:p text:style-name="P20"><text:span text:style-name="T33">UNIX - SJIS</text:span><text:span text:style-name="T33">系</text:span></text:p>
          </table:table-cell>
        </table:table-row>
        <table:table-row table:style-name="表4.34">
          <table:covered-table-cell/>
          <table:covered-table-cell/>
          <table:table-cell table:style-name="表4.B3" table:number-columns-spanned="2" office:value-type="string">
            <text:p text:style-name="P40">0x03</text:p>
          </table:table-cell>
          <table:covered-table-cell/>
          <table:table-cell table:style-name="表4.C3" office:value-type="string">
            <text:p text:style-name="P20"><text:span text:style-name="T33">UNIX – EUC</text:span><text:span text:style-name="T33">系</text:span></text:p>
          </table:table-cell>
        </table:table-row>
        <table:table-row table:style-name="表4.34">
          <table:covered-table-cell/>
          <table:covered-table-cell/>
          <table:table-cell table:style-name="表4.B3" table:number-columns-spanned="2" office:value-type="string">
            <text:p text:style-name="P40">0x04</text:p>
          </table:table-cell>
          <table:covered-table-cell/>
          <table:table-cell table:style-name="表4.C3" office:value-type="string">
            <text:p text:style-name="P20"><text:span text:style-name="T33">UNIX - JIS</text:span><text:span text:style-name="T33">系</text:span></text:p>
          </table:table-cell>
        </table:table-row>
        <table:table-row table:style-name="表4.34">
          <table:covered-table-cell/>
          <table:covered-table-cell/>
          <table:table-cell table:style-name="表4.B3" table:number-columns-spanned="2" office:value-type="string">
            <text:p text:style-name="P20">0x20</text:p>
          </table:table-cell>
          <table:covered-table-cell/>
          <table:table-cell table:style-name="表4.C3" office:value-type="string">
            <text:p text:style-name="P20">BOCU-1 encoding</text:p>
          </table:table-cell>
        </table:table-row>
        <table:table-row table:style-name="表4.1">
          <table:table-cell table:style-name="表4.A3" office:value-type="string">
            <text:p text:style-name="P20">olenumber</text:p>
          </table:table-cell>
          <table:table-cell table:style-name="表4.B3" office:value-type="string">
            <text:p text:style-name="P20">long</text:p>
          </table:table-cell>
          <table:table-cell table:style-name="表4.C3" table:number-columns-spanned="3" office:value-type="string">
            <text:p text:style-name="P20">最新のOLEｵﾌﾞｼﾞｪｸﾄ番号</text:p>
          </table:table-cell>
          <table:covered-table-cell/>
          <table:covered-table-cell/>
        </table:table-row>
        <table:table-row table:style-name="表4.1">
          <table:table-cell table:style-name="表4.A3" office:value-type="string">
            <text:p text:style-name="P20">dummy_lid</text:p>
          </table:table-cell>
          <table:table-cell table:style-name="表4.B3" office:value-type="string">
            <text:p text:style-name="P20">10byte</text:p>
          </table:table-cell>
          <table:table-cell table:style-name="表4.C3" table:number-columns-spanned="3" office:value-type="string">
            <text:p text:style-name="P20">(予約領域)</text:p>
          </table:table-cell>
          <table:covered-table-cell/>
          <table:covered-table-cell/>
        </table:table-row>
        <table:table-row table:style-name="表4.1">
          <table:table-cell table:style-name="表4.A42" office:value-type="string">
            <text:p text:style-name="P20">index_blkbit</text:p>
          </table:table-cell>
          <table:table-cell table:style-name="表4.B42" office:value-type="string">
            <text:p text:style-name="P20">byte</text:p>
          </table:table-cell>
          <table:table-cell table:style-name="表4.C42" table:number-columns-spanned="3" office:value-type="string">
            <text:p text:style-name="P20">インデックス部の物理ブロック番号のビット数(0:16bit,1:32bit)</text:p>
          </table:table-cell>
          <table:covered-table-cell/>
          <table:covered-table-cell/>
        </table:table-row>
        <table:table-row table:style-name="表4.1">
          <table:table-cell table:style-name="表4.A3" office:value-type="string">
            <text:p text:style-name="P20">dummy0</text:p>
          </table:table-cell>
          <table:table-cell table:style-name="表4.B3" office:value-type="string">
            <text:p text:style-name="P20">byte</text:p>
          </table:table-cell>
          <table:table-cell table:style-name="表4.C3" table:number-columns-spanned="3" office:value-type="string">
            <text:p text:style-name="P20">(予約領域)</text:p>
          </table:table-cell>
          <table:covered-table-cell/>
          <table:covered-table-cell/>
        </table:table-row>
        <table:table-row table:style-name="表4.1">
          <table:table-cell table:style-name="表4.A3" office:value-type="string">
            <text:p text:style-name="P20">extheader</text:p>
          </table:table-cell>
          <table:table-cell table:style-name="表4.B3" office:value-type="string">
            <text:p text:style-name="P20">ulong</text:p>
          </table:table-cell>
          <table:table-cell table:style-name="表4.C3" table:number-columns-spanned="3" office:value-type="string">
            <text:p text:style-name="P20">拡張ヘッダーサイズ(バイト単位)</text:p>
          </table:table-cell>
          <table:covered-table-cell/>
          <table:covered-table-cell/>
        </table:table-row>
        <table:table-row table:style-name="表4.1">
          <table:table-cell table:style-name="表4.A3" office:value-type="string">
            <text:p text:style-name="P20">empty_block2</text:p>
          </table:table-cell>
          <table:table-cell table:style-name="表4.B3" office:value-type="string">
            <text:p text:style-name="P20">long</text:p>
          </table:table-cell>
          <table:table-cell table:style-name="表4.C3" table:number-columns-spanned="3" office:value-type="string">
            <text:p text:style-name="P20">先頭空きブロック番号</text:p>
            <text:p text:style-name="P20">ない場合は-1(0xFFFFFFFF)</text:p>
          </table:table-cell>
          <table:covered-table-cell/>
          <table:covered-table-cell/>
        </table:table-row>
        <table:table-row table:style-name="表4.1">
          <table:table-cell table:style-name="表4.A3" office:value-type="string">
            <text:p text:style-name="P20">nindex2</text:p>
          </table:table-cell>
          <table:table-cell table:style-name="表4.B3" office:value-type="string">
            <text:p text:style-name="P20">ulong</text:p>
          </table:table-cell>
          <table:table-cell table:style-name="表4.C3" table:number-columns-spanned="3" office:value-type="string">
            <text:p text:style-name="P20">インデックス要素の数</text:p>
          </table:table-cell>
          <table:covered-table-cell/>
          <table:covered-table-cell/>
        </table:table-row>
        <table:table-row table:style-name="表4.1">
          <table:table-cell table:style-name="表4.A3" office:value-type="string">
            <text:p text:style-name="P20">nblock2</text:p>
          </table:table-cell>
          <table:table-cell table:style-name="表4.B3" office:value-type="string">
            <text:p text:style-name="P20">ulong</text:p>
          </table:table-cell>
          <table:table-cell table:style-name="表4.C3" table:number-columns-spanned="3" office:value-type="string">
            <text:p text:style-name="P20">使用データブロック数</text:p>
          </table:table-cell>
          <table:covered-table-cell/>
          <table:covered-table-cell/>
        </table:table-row>
        <table:table-row table:style-name="表4.1">
          <table:table-cell table:style-name="表4.A3" office:value-type="string">
            <text:p text:style-name="P20">cypt</text:p>
          </table:table-cell>
          <table:table-cell table:style-name="表4.B3" office:value-type="string">
            <text:p text:style-name="P20">8byte</text:p>
          </table:table-cell>
          <table:table-cell table:style-name="表4.C3" table:number-columns-spanned="3" office:value-type="string">
            <text:p text:style-name="P20">暗号コード</text:p>
          </table:table-cell>
          <table:covered-table-cell/>
          <table:covered-table-cell/>
        </table:table-row>
        <table:table-row table:style-name="表4.1">
          <table:table-cell table:style-name="表4.A3" office:value-type="string">
            <text:p text:style-name="P20">update_count</text:p>
          </table:table-cell>
          <table:table-cell table:style-name="表4.B3" office:value-type="string">
            <text:p text:style-name="P20">ulong</text:p>
          </table:table-cell>
          <table:table-cell table:style-name="表4.C3" table:number-columns-spanned="3" office:value-type="string">
            <text:p text:style-name="P20">辞書更新回数（LAN共有時に使用）</text:p>
          </table:table-cell>
          <table:covered-table-cell/>
          <table:covered-table-cell/>
        </table:table-row>
        <table:table-row table:style-name="表4.1">
          <table:table-cell table:style-name="表4.A3" office:value-type="string">
            <text:p text:style-name="P20">dummy00</text:p>
          </table:table-cell>
          <table:table-cell table:style-name="表4.B3" office:value-type="string">
            <text:p text:style-name="P20">4byte</text:p>
          </table:table-cell>
          <table:table-cell table:style-name="表4.C3" table:number-columns-spanned="3" office:value-type="string">
            <text:p text:style-name="P20">(予約領域)</text:p>
          </table:table-cell>
          <table:covered-table-cell/>
          <table:covered-table-cell/>
        </table:table-row>
        <table:table-row table:style-name="表4.1">
          <table:table-cell table:style-name="表4.A3" office:value-type="string">
            <text:p text:style-name="P20">dicident</text:p>
          </table:table-cell>
          <table:table-cell table:style-name="表4.B3" office:value-type="string">
            <text:p text:style-name="P20">8byte</text:p>
          </table:table-cell>
          <table:table-cell table:style-name="表4.C3" table:number-columns-spanned="3" office:value-type="string">
            <text:p text:style-name="P20">辞書識別子（ランダムな８バイトの数値）</text:p>
          </table:table-cell>
          <table:covered-table-cell/>
          <table:covered-table-cell/>
        </table:table-row>
        <table:table-row table:style-name="表4.1">
          <table:table-cell table:style-name="表4.A3" office:value-type="string">
            <text:p text:style-name="P43">derefid</text:p>
          </table:table-cell>
          <table:table-cell table:style-name="表4.B3" office:value-type="string">
            <text:p text:style-name="P43">8byte</text:p>
          </table:table-cell>
          <table:table-cell table:style-name="表4.C3" table:number-columns-spanned="3" office:value-type="string">
            <text:p text:style-name="P43">逆リファレンス用辞書識別子</text:p>
            <text:p text:style-name="P20">Ver.6.10で廃案</text:p>
          </table:table-cell>
          <table:covered-table-cell/>
          <table:covered-table-cell/>
        </table:table-row>
        <table:table-row table:style-name="表4.1">
          <table:table-cell table:style-name="表4.A53" office:value-type="string">
            <text:p text:style-name="P20">dummy</text:p>
          </table:table-cell>
          <table:table-cell table:style-name="表4.B53" office:value-type="string">
            <text:p text:style-name="P20">24byte</text:p>
          </table:table-cell>
          <table:table-cell table:style-name="表4.C53" table:number-columns-spanned="3" office:value-type="string">
            <text:p text:style-name="P20">ヘッダー部パディング</text:p>
          </table:table-cell>
          <table:covered-table-cell/>
          <table:covered-table-cell/>
        </table:table-row>
      </table:table>
      <text:p text:style-name="Text_20_body"><text:span text:style-name="T38">※</text:span>DicTypeのUnicode(UTF-16)用辞書ビットは立ちません</text:p>
      <text:p text:style-name="Standard"/>
      <text:list xml:id="list90034450176040" text:continue-numbering="true" text:style-name="WW8Num5">
        <text:list-item>
          <text:list>
            <text:list-item>
              <text:list>
                <text:list-item>
                  <text:h text:style-name="Heading_20_3" text:outline-level="3"><text:bookmark-start text:name="__RefHeading___Toc173167257"/>辞書識別子<text:bookmark-end text:name="__RefHeading___Toc173167257"/></text:h>
                </text:list-item>
              </text:list>
            </text:list-item>
          </text:list>
        </text:list-item>
      </text:list>
      <text:p text:style-name="Text_20_body">NEWDIC3 Version.5で追加された新しいヘッダー項目です。ランダムな８バイト（６４ビット）の数値が格納されます。この識別子は辞書新規作成時に与えられ、それ以降は原則として変更されません。この識別子は、ファイル名が変更されても同一の辞書であるかどうかの判断を必要とする場合に利用します。ただし、ファイルコピーで辞書を複製した場合は同一の識別子となるため、完全な識別方法として利用することはできません。</text:p>
      <text:p text:style-name="Text_20_body"><text:soft-page-break/><text:span text:style-name="T38">※</text:span>プログラミング上の注意※</text:p>
      <text:p text:style-name="Text_20_body">乱数の発生方法に注意してください。例えば、</text:p>
      <text:p text:style-name="Text_20_body">srand(time(NULL)); for(i=0;i&lt;8;i++)dicident[i]=rand();</text:p>
      <text:p text:style-name="Text_20_body">ですと、srand()だけで識別子が決まることになり、同じ時刻に作成した辞書は必ず同じ識別子になってしまいます。rand関数は乱数のように見えるだけであり、本当の乱数ではありません。</text:p>
      <text:p text:style-name="標準インデント"/>
      <text:list xml:id="list90035744013258" text:continue-numbering="true" text:style-name="WW8Num5">
        <text:list-item>
          <text:list>
            <text:list-item>
              <text:list>
                <text:list-item>
                  <text:h text:style-name="Heading_20_3" text:outline-level="3"><text:bookmark-start text:name="__RefHeading___Toc173167258"/>暗号化のセキュリティについて<text:bookmark-end text:name="__RefHeading___Toc173167258"/></text:h>
                </text:list-item>
              </text:list>
            </text:list-item>
          </text:list>
        </text:list-item>
      </text:list>
      <text:p text:style-name="Standard">暗号化のセキュリティレベルは、プログラミングと暗号理論の両方に精通していれば解読可能なレベルです。</text:p>
      <text:p text:style-name="Standard"/>
      <text:p text:style-name="Standard">暗号化方式は輸出規制に制限されるような方式を使用していません。</text:p>
      <text:p text:style-name="Standard">なお、この暗号化はいかなる条件であっても安全であることを保証するものではありません。あくまで作者自身の個人的な判断による能力に基づいた予測に過ぎません。</text:p>
      <text:p text:style-name="Standard"><text:span text:style-name="T38">※</text:span>2008年時点で暗号化を実装しているものはありません。</text:p>
      <text:p text:style-name="Standard"/>
      <text:list xml:id="list90035907472799" text:continue-numbering="true" text:style-name="WW8Num5">
        <text:list-item>
          <text:list>
            <text:list-item>
              <text:h text:style-name="Heading_20_2" text:outline-level="2"><text:bookmark-start text:name="__RefHeading___Toc173167259"/>拡張ヘッダー部<text:bookmark-end text:name="__RefHeading___Toc173167259"/></text:h>
            </text:list-item>
          </text:list>
        </text:list-item>
      </text:list>
      <text:p text:style-name="Text_20_body">ヘッダー部のextheaderがゼロ以外の場合、拡張ヘッダーが存在します。拡張ヘッダー部はヘッダー部の直後に配置されます。</text:p>
      <text:p text:style-name="Text_20_body">extheaderではバイト単位でサイズを指定できますが、1,024バイト単位でなければなりません。1,024バイト単位に満たない部分はゼロでパディングされます。（PDICは1,024バイト単位でなくても動作するはずですが、効率が悪くなります）</text:p>
      <text:list xml:id="list90035791373215" text:continue-numbering="true" text:style-name="WW8Num5">
        <text:list-item>
          <text:list>
            <text:list-item>
              <text:list>
                <text:list-item>
                  <text:h text:style-name="Heading_20_3" text:outline-level="3"><text:bookmark-start text:name="__RefHeading___Toc173167260"/>拡張ヘッダー部の構成<text:bookmark-end text:name="__RefHeading___Toc173167260"/></text:h>
                </text:list-item>
              </text:list>
            </text:list-item>
          </text:list>
        </text:list-item>
      </text:list>
      <table:table table:name="表5" table:style-name="表5">
        <table:table-column table:style-name="表5.A" table:number-columns-repeated="2"/>
        <table:table-column table:style-name="表5.C"/>
        <table:table-row table:style-name="表5.1">
          <table:table-cell table:style-name="表5.A1" office:value-type="string">
            <text:p text:style-name="Text_20_body">サイズ（２バイト）</text:p>
          </table:table-cell>
          <table:table-cell table:style-name="表5.A1" office:value-type="string">
            <text:p text:style-name="Text_20_body">タグ名（可変長、NULL終端）</text:p>
          </table:table-cell>
          <table:table-cell table:style-name="表5.A1" office:value-type="string">
            <text:p text:style-name="Text_20_body">データ（可変長）</text:p>
          </table:table-cell>
        </table:table-row>
      </table:table>
      <text:p text:style-name="Text_20_body">サイズはバイト単位で、タグ名とデータの合計サイズ。</text:p>
      <text:p text:style-name="Text_20_body">タグ名は英数字<text:span text:style-name="T20"> </text:span>_ - のみ使用可能。</text:p>
      <text:p text:style-name="Text_20_body">サイズがゼロの場合は拡張ヘッダーの終端。extheaderはこの終端までのサイズを示す。</text:p>
      <text:p text:style-name="Text_20_body">タグ名は最大40文字まで。</text:p>
      <text:p text:style-name="Text_20_body">タグ名の重複が可能。</text:p>
      <text:p text:style-name="Text_20_body">大文字・小文字を区別する。</text:p>
      <text:p text:style-name="Text_20_body"/>
      <text:p text:style-name="Text_20_body">タグ名は自由に使えますが、pdic- で始まるタグ名はPDICで予約されています。</text:p>
      <text:p text:style-name="Text_20_body">拡張ヘッダー部は暗号化の対象になりません。必要な場合は個々のタグで対処する必要があります。</text:p>
      <text:p text:style-name="Text_20_body">タグ名は辞書の文字コードの種類と一致させる必要がありますが、データ部の文字列は自<text:soft-page-break/>由です。</text:p>
      <text:p text:style-name="Text_20_body"/>
      <text:list xml:id="list90034618212202" text:continue-numbering="true" text:style-name="WW8Num5">
        <text:list-item>
          <text:list>
            <text:list-item>
              <text:h text:style-name="Heading_20_2" text:outline-level="2"><text:bookmark-start text:name="__RefHeading___Toc173167261"/>インデックス部<text:bookmark-end text:name="__RefHeading___Toc173167261"/></text:h>
            </text:list-item>
          </text:list>
        </text:list-item>
      </text:list>
      <text:p text:style-name="Standard"/>
      <text:p text:style-name="Standard">インデックス部ではデータ部の物理的な位置を管理しています。</text:p>
      <text:p text:style-name="Standard">インデックス部は1,024ﾊﾞｲﾄ単位で可変長です。データがまったく登録されていない場合は、０ﾊﾞｲﾄで、最大1,024×32,767＝32Mバイトまでです。インデックス部のサイズを制限するものはヘッダー部にあるインデックスブロック数(index_block)です。</text:p>
      <text:p text:style-name="Standard"/>
      <text:p text:style-name="Standard"/>
      <table:table table:name="表6" table:style-name="表6">
        <table:table-column table:style-name="表6.A"/>
        <table:table-column table:style-name="表6.B"/>
        <table:table-column table:style-name="表6.C"/>
        <table:table-column table:style-name="表6.D"/>
        <table:table-row table:style-name="表6.1">
          <table:table-cell table:style-name="表6.A1" office:value-type="string">
            <text:p text:style-name="Standard">物理ﾌﾞﾛｯｸ番号</text:p>
          </table:table-cell>
          <table:table-cell table:style-name="表6.A1" office:value-type="string">
            <text:p text:style-name="Standard">ﾌﾞﾛｯｸ先頭の見出語</text:p>
          </table:table-cell>
          <table:table-cell table:style-name="表6.C1" office:value-type="string">
            <text:p text:style-name="P23"/>
          </table:table-cell>
          <table:table-cell table:style-name="表6.A1" office:value-type="string">
            <text:p text:style-name="Standard">インデックス部の最後</text:p>
          </table:table-cell>
        </table:table-row>
        <table:table-row table:style-name="表6.1">
          <table:table-cell table:style-name="表6.A1" office:value-type="string">
            <text:p text:style-name="Standard">2バイト</text:p>
            <text:p text:style-name="Standard"><text:span text:style-name="T20"><text:s/></text:span>or ４バイト</text:p>
          </table:table-cell>
          <table:table-cell table:style-name="表6.A1" office:value-type="string">
            <text:p text:style-name="Standard">可変長</text:p>
            <text:p text:style-name="Standard">(BOCU-1)</text:p>
          </table:table-cell>
          <table:table-cell table:style-name="表6.C1" office:value-type="string">
            <text:p text:style-name="P23"/>
          </table:table-cell>
          <table:table-cell table:style-name="表6.A1" office:value-type="string">
            <text:p text:style-name="Standard">4バイト</text:p>
          </table:table-cell>
        </table:table-row>
        <table:table-row table:style-name="表6.1">
          <table:table-cell table:style-name="表6.A1" table:number-rows-spanned="2" office:value-type="string">
            <text:p text:style-name="Standard">0から始まる物理ブロック番号を示す</text:p>
          </table:table-cell>
          <table:table-cell table:style-name="表6.A1" table:number-rows-spanned="2" office:value-type="string">
            <text:p text:style-name="Standard">NULL終端</text:p>
            <text:p text:style-name="Standard">(1byte)</text:p>
          </table:table-cell>
          <table:table-cell table:style-name="表6.C1" office:value-type="string">
            <text:p text:style-name="P23"/>
          </table:table-cell>
          <table:table-cell table:style-name="表6.A1" table:number-rows-spanned="2" office:value-type="string">
            <text:p text:style-name="Standard">NULL４ﾊﾞｲﾄ以上であらわす</text:p>
          </table:table-cell>
        </table:table-row>
        <table:table-row table:style-name="表6.4">
          <table:covered-table-cell/>
          <table:covered-table-cell/>
          <table:table-cell table:style-name="表6.C4" office:value-type="string">
            <text:p text:style-name="P23"/>
          </table:table-cell>
          <table:covered-table-cell/>
        </table:table-row>
      </table:table>
      <text:p text:style-name="Text_20_body"><text:span text:style-name="T38">※</text:span>物理ブロック番号のサイズはヘッダー部のindex_blkbitで判断します。</text:p>
      <text:p text:style-name="Standard">物理ブロック番号とブロック先頭の見出語の対がいくつか並び、最後にインデックス部の最後を示す４バイト以上のNULLがあります。インデックス部は1,024バイト単位の可変長であるため、残りはNULLでパディングされています。</text:p>
      <text:p text:style-name="Standard">物理ﾌﾞﾛｯｸ番号とは、ﾃﾞｰﾀ部のﾌﾞﾛｯｸ番号であり、実際のディスク上の位置を示します。</text:p>
      <text:p text:style-name="Standard">物理ﾌﾞﾛｯｸ番号と見出語の組み合わせをインデックス要素と呼びます。このインデックス要素は、見出語のコード順に並びます。(ただし、ヘッダー部のdicorderがコード順でない場合は、この限りではない) 見出語は、データ部の各ブロックの先頭の見出語をそのまま記憶します。</text:p>
      <text:p text:style-name="Standard">　インデックス要素は先頭から論理ﾌﾞﾛｯｸ番号という連続した番号をふります。(０～)ただし、これはプログラム処理上に便宜上用いる値ですので、実際の辞書には存在しません。</text:p>
      <text:p text:style-name="P52">インデックス部の物理ブロック番号は、２バイトの場合と、４バイトの場合が存在します。どちらを使用するかは実装依存です。PDICではすべての物理ブロック番号が16bitで表せられる場合は２バイトを、それ以上の場合は４バイトを使用しています。物理ブロック番号が16bitを超える場合というのは、1,024×65535=64Mバイト以上ということですので、ほとんどの場合は２バイトで十分であるといえます。このフィールドが２バイトであるか４バイトであるかは、ヘッダー部のindex_blkbitで示します。</text:p>
      <text:p text:style-name="Standard"/>
      <text:list xml:id="list90035823412239" text:continue-numbering="true" text:style-name="WW8Num5">
        <text:list-item>
          <text:list>
            <text:list-item>
              <text:list>
                <text:list-item>
                  <text:h text:style-name="Heading_20_3" text:outline-level="3"><text:bookmark-start text:name="__RefHeading___Toc173167262"/><text:soft-page-break/>物理ブロック番号からディスク上の位置を求める<text:bookmark-end text:name="__RefHeading___Toc173167262"/></text:h>
                </text:list-item>
              </text:list>
            </text:list-item>
          </text:list>
        </text:list-item>
      </text:list>
      <text:p text:style-name="Standard">物理ﾌﾞﾛｯｸ番号からディスク上の位置へ変換するには以下の式を用います。</text:p>
      <text:p text:style-name="Standard"/>
      <text:p text:style-name="Standard">(ﾃﾞｨｽｸ上の位置)=(ﾍｯﾀﾞｰｻｲｽﾞ)+(拡張ヘッダーサイズ)+(ｲﾝﾃﾞｯｸｽｻｲｽﾞ)+(ﾃﾞｰﾀﾌﾞﾛｯｸ長)*(物理ﾌﾞﾛｯｸ番号)</text:p>
      <text:p text:style-name="Standard"/>
      <text:p text:style-name="Standard">通常、各項目の値は次のとおりになります。</text:p>
      <text:p text:style-name="Standard">ヘッダーサイズ<text:tab/><text:tab/>1,024byte</text:p>
      <text:p text:style-name="Standard">拡張ヘッダーサイズ<text:tab/>0byte以上</text:p>
      <text:p text:style-name="Standard">インデックスサイズ<text:tab/>index_block * block_size</text:p>
      <text:p text:style-name="Standard">データブロック長<text:tab/><text:tab/>block_size</text:p>
      <text:p text:style-name="Text_20_body"/>
      <text:p text:style-name="P52">インデックス部で注意するところは可変長である点です。インデックス部のすぐ後ろがデータ部ですから、インデックス部を拡張したい場合、データ部の先頭のブロックを移動する必要があることです。さらに、データ部のオフセットがずれたり、物理ブロック番号もずれます。そして最悪なことに空きブロックのリンクは絶対物理ブロック番号でリンクしているため、すべて更新する必要があります。PDICの場合は、空きブロックを必要とするとき、すべての空きブロックリンクを読み込み、メモリ内部で相対物理ブロック番号による片方向リンクリストで管理するため、あまり気にすることなく実装できています。通常、インデックスの更新処理が必要なときは、空きブロックリンクをたどることが多い、ということから重要な問題ではないと思います。また、プログラム内部で絶対物理ブロック番号を保持している場合も、それらをすべて変更しなければならないということも忘れないでください。</text:p>
      <text:list xml:id="list2918985012" text:style-name="L2">
        <text:list-item>
          <text:p text:style-name="P44">この仕様は、PDICのプログラムを簡略化するためです。本当は相対物理ブロック番号のほうがsmartであるのは間違いないのですが…。</text:p>
        </text:list-item>
        <text:list-item>
          <text:p text:style-name="P44">空きブロックリンクはたとえ相対物理ブロック番号でやっていたとしても、一括登録や一括削除では問題が生じます。何が原因かというと、空きブロックが多数出ることが予想されることです。そうなると、空きブロック更新だけで、かなり時間がかかります。PDICではそんなことはない？実はPDICでは、あるタイミングで空きブロックを無くす処理をやっています。この処理は空きブロックをなくすと同時に辞書サイズも小さくしてくれます。この処理は「重そう」と思うかもしれませんが、意外と軽く、まとめてやるより、少しずつ暇があったら辞書を“簡単に”最適化したほうが速度、サイズともに有利であることがわかりました。</text:p>
        </text:list-item>
      </text:list>
      <text:p text:style-name="Text_20_body"/>
      <text:list xml:id="list90034546446410" text:continue-list="list90035823412239" text:style-name="WW8Num5">
        <text:list-item>
          <text:list>
            <text:list-item>
              <text:h text:style-name="Heading_20_2" text:outline-level="2"><text:bookmark-start text:name="__RefHeading___Toc173167264"/>データ部<text:bookmark-end text:name="__RefHeading___Toc173167264"/></text:h>
            </text:list-item>
          </text:list>
        </text:list-item>
      </text:list>
      <text:p text:style-name="Standard">データ部には見出語、訳語、用例などの実際のデータが記憶されています。</text:p>
      <text:p text:style-name="Standard"><text:soft-page-break/>データ部の構成には大きく分けて２種類有ります。見出語と訳語のみでよい場合と、それ以外の用例、発音記号などを必要とする場合があります。便宜上、前者を基本構成、後者を拡張構成と呼びますが、拡張構成は基本構成に拡張部を付け加えた形になっています。基本構成と拡張構成の区別はこれから述べる見出語属性のフラグによって判断します。</text:p>
      <text:p text:style-name="Text_20_body"/>
      <text:p text:style-name="Standard">データ部には見出語、訳語、用例などの実際のデータが記憶されています。データ部は1,024バイト単位で管理され、これをブロックと呼びます。</text:p>
      <text:p text:style-name="Standard">データ部の種類には「使用ブロック」と「空きブロック」があります。空きブロックはヘッダー部のempty_block2が先頭空きブロックの物理ブロック番号を示し、以降、片方向リストで空きブロックをリンクしています。空きブロックが存在しない場合、empty_block2は0xfffffffで、空きブロックリンクの最終ブロックのリンク先も0xffffffffになっています。<text:span text:style-name="T40">リンク先は、物理ブロック番号で示しています。</text:span>ちなみに、PDICの最適化処理というのは、空きブロックを無くし、データブロックを単語順に並び換える処理を行っています。</text:p>
      <text:p text:style-name="Standard"><text:span text:style-name="T20"><text:s text:c="2"/></text:span>使用ブロックの構成には大きく分けて２種類有ります。見出語と訳語のみでよい場合と、それ以外の用例、発音記号などを必要とする場合があります。便宜上、前者を基本構成、後者を拡張構成と呼びますが、拡張構成は基本構成に拡張部を付け加えた形になっています。基本構成と拡張構成の区別はこれから述べる見出語属性のフラグによって判断します。</text:p>
      <text:list xml:id="list90035486685437" text:continue-numbering="true" text:style-name="WW8Num5">
        <text:list-item>
          <text:list>
            <text:list-item>
              <text:list>
                <text:list-item>
                  <text:h text:style-name="Heading_20_3" text:outline-level="3"><text:bookmark-start text:name="__RefHeading___Toc173167265"/>空きブロック<text:bookmark-end text:name="__RefHeading___Toc173167265"/></text:h>
                </text:list-item>
              </text:list>
            </text:list-item>
          </text:list>
        </text:list-item>
      </text:list>
      <table:table table:name="表7" table:style-name="表7">
        <table:table-column table:style-name="表7.A"/>
        <table:table-column table:style-name="表7.B"/>
        <table:table-row table:style-name="表7.1">
          <table:table-cell table:style-name="表7.A1" office:value-type="string">
            <text:p text:style-name="Standard">NULL</text:p>
          </table:table-cell>
          <table:table-cell table:style-name="表7.A1" office:value-type="string">
            <text:p text:style-name="P12">空きブロックリンク情報</text:p>
          </table:table-cell>
        </table:table-row>
        <table:table-row table:style-name="表7.1">
          <table:table-cell table:style-name="表7.A1" office:value-type="string">
            <text:p text:style-name="Standard">2ﾊﾞｲﾄ</text:p>
          </table:table-cell>
          <table:table-cell table:style-name="表7.A1" office:value-type="string">
            <text:p text:style-name="Standard">4ﾊﾞｲﾄ</text:p>
          </table:table-cell>
        </table:table-row>
        <table:table-row table:style-name="表7.1">
          <table:table-cell table:style-name="表7.A1" office:value-type="string">
            <text:p text:style-name="Standard">空きブロックであることを示す0x0000が入っている</text:p>
          </table:table-cell>
          <table:table-cell table:style-name="表7.A1" office:value-type="string">
            <text:p text:style-name="Standard">次の空きブロックへの物理ブロック番号</text:p>
          </table:table-cell>
        </table:table-row>
      </table:table>
      <text:p text:style-name="Standard">空きブロックはヘッダー部のempty_block2の示すブロックから、空きブロックリンク情報をもとに片方向リンクしています。最終空きブロックの空きブロックリンク情報は0xffffffffです。</text:p>
      <text:p text:style-name="Standard">空きブロックは連結ブロックのある使用ブロックとは異なり、必ず１ブロック単位でリンクされて構成されています。(PDICの場合1,024バイトが1ブロック)</text:p>
      <text:p text:style-name="Standard">リンクは物理的にデータブロック部の先頭から後ろに順番に並んでいる必要はありません。(たとえば、空きブロック番号100の次のリンクが30であってもかまわない)</text:p>
      <text:p text:style-name="Standard">インデックス部の拡張に伴う、先頭データブロックの移動のときには、empty_block2も変わることに注意してください。</text:p>
      <text:p text:style-name="Standard"><text:span text:style-name="T20"><text:s text:c="2"/></text:span>PDICでは、使用ブロックを空きブロックにする際、先頭の６バイトを変更する以外は、<text:soft-page-break/>NULLパディングなどをしません。これは、空きブロックを使用ブロックに復活させることを考えてのことですが、実際は利用していません。つまり、バイナリエディターで空きブロックを見てもきれいにNULLパディングされていません。</text:p>
      <text:p text:style-name="Text_20_body"/>
      <text:list xml:id="list90035650048865" text:continue-numbering="true" text:style-name="WW8Num5">
        <text:list-item>
          <text:list>
            <text:list-item>
              <text:list>
                <text:list-item>
                  <text:h text:style-name="Heading_20_3" text:outline-level="3"><text:bookmark-start text:name="__RefHeading___Toc173167266"/>データブロック構成<text:bookmark-end text:name="__RefHeading___Toc173167266"/></text:h>
                </text:list-item>
              </text:list>
            </text:list-item>
          </text:list>
        </text:list-item>
      </text:list>
      <table:table table:name="表8" table:style-name="表8">
        <table:table-column table:style-name="表8.A"/>
        <table:table-column table:style-name="表8.B"/>
        <table:table-column table:style-name="表8.C"/>
        <table:table-column table:style-name="表8.D"/>
        <table:table-row table:style-name="表8.1">
          <table:table-cell table:style-name="表8.A1" office:value-type="string">
            <text:p text:style-name="Standard">使用ブロック数</text:p>
          </table:table-cell>
          <table:table-cell table:style-name="表8.A1" office:value-type="string">
            <text:p text:style-name="Standard">フィールドデータ</text:p>
            <text:p text:style-name="P12">(複数)</text:p>
          </table:table-cell>
          <table:table-cell table:style-name="表8.C1" office:value-type="string">
            <text:p text:style-name="Standard">フィールドデータ</text:p>
          </table:table-cell>
          <table:table-cell table:style-name="表8.A1" office:value-type="string">
            <text:p text:style-name="Standard">終端</text:p>
          </table:table-cell>
        </table:table-row>
        <table:table-row table:style-name="表8.1">
          <table:table-cell table:style-name="表8.A1" office:value-type="string">
            <text:p text:style-name="Standard">2ﾊﾞｲﾄ</text:p>
          </table:table-cell>
          <table:table-cell table:style-name="表8.A1" office:value-type="string">
            <text:p text:style-name="Standard">可変長</text:p>
          </table:table-cell>
          <table:table-cell table:style-name="表8.C1" office:value-type="string">
            <text:p text:style-name="P23"/>
          </table:table-cell>
          <table:table-cell table:style-name="表8.A1" office:value-type="string">
            <text:p text:style-name="Standard">2バイト<text:span text:style-name="T20"> </text:span>or ４ﾊﾞｲﾄ</text:p>
          </table:table-cell>
        </table:table-row>
        <table:table-row table:style-name="表8.1">
          <table:table-cell table:style-name="表8.A1" office:value-type="string">
            <text:p text:style-name="Standard">０の場合は空きブロックであることを示す。</text:p>
            <text:p text:style-name="Standard">最上位ビットはフィールド内のフィールド長のサイズを示す</text:p>
          </table:table-cell>
          <table:table-cell table:style-name="表8.A1" office:value-type="string">
            <text:p text:style-name="Standard">１つのフィールドに１つの見出語が登録される</text:p>
          </table:table-cell>
          <table:table-cell table:style-name="表8.C1" office:value-type="string">
            <text:p text:style-name="P23"/>
          </table:table-cell>
          <table:table-cell table:style-name="表8.A1" office:value-type="string">
            <text:p text:style-name="Standard">データブロックの最後をNULL2ﾊﾞｲﾄ<text:span text:style-name="T20"> </text:span>or 4バイト以上で示す。</text:p>
            <text:p text:style-name="Standard">2バイトか4バイトかはフィールド長のサイズによる</text:p>
          </table:table-cell>
        </table:table-row>
      </table:table>
      <text:p text:style-name="Standard"/>
      <text:p text:style-name="Standard">PDICの場合、最小ブロック単位は1,024バイトですが、それを複数連結することによって、大きいデータを登録できるようにしています。使用ブロック数というのはこの連結の個数を示しています。</text:p>
      <text:p text:style-name="Standard">使用ブロック数は、最大32,767個であるため、32,767×1,024=32Mﾊﾞｲﾄまで。ただし、最上位ビットはこれから述べるフィールド内のフィールド長のサイズを示します。最上位ビットが0の場合は、フィールド長は2ﾊﾞｲﾄであり、最上位ビットが1の場合は、フィールド長が4ﾊﾞｲﾄであることを示しています。</text:p>
      <text:p text:style-name="Standard"><text:span text:style-name="T40">フィールド長が４バイトである場合は、１つのインデックスに対して１つのデータを割り当てなければなりません。</text:span>つまり、１つのデータブロックには１つのデータしか登録できません。効率を考え、64Kバイト以下のデータは２バイトのフィールド長を、64Kバイト以上のデータは4バイトのフィールド長をそれぞれ使用するようにします。また、フィールド長が４バイトの場合、それに合わせてこれから述べるリンクデータのデータ長を表わすビット数も２バイトから４バイトに変わることも注意してください。</text:p>
      <text:p text:style-name="Text_20_body"/>
      <text:list xml:id="list90035680473379" text:continue-numbering="true" text:style-name="WW8Num5">
        <text:list-item>
          <text:list>
            <text:list-item>
              <text:list>
                <text:list-item>
                  <text:h text:style-name="Heading_20_3" text:outline-level="3"><text:bookmark-start text:name="__RefHeading___Toc173167267"/>データ部・基本構成<text:bookmark-end text:name="__RefHeading___Toc173167267"/></text:h>
                </text:list-item>
              </text:list>
            </text:list-item>
          </text:list>
        </text:list-item>
      </text:list>
      <text:p text:style-name="Standard">次表に１つの見出し語の基本構成を示す。</text:p>
      <table:table table:name="表9" table:style-name="表9">
        <table:table-column table:style-name="表9.A"/>
        <table:table-column table:style-name="表9.B"/>
        <table:table-column table:style-name="表9.C"/>
        <table:table-header-rows>
          <table:table-row table:style-name="表9.1">
            <table:table-cell table:style-name="表9.A1" office:value-type="string">
              <text:p text:style-name="P12">名称</text:p>
            </table:table-cell>
            <table:table-cell table:style-name="表9.B1" office:value-type="string">
              <text:p text:style-name="P12">サイズ</text:p>
            </table:table-cell>
            <table:table-cell table:style-name="表9.C1" office:value-type="string">
              <text:p text:style-name="P12">備考</text:p>
            </table:table-cell>
          </table:table-row>
        </table:table-header-rows>
        <table:table-row table:style-name="表9.1">
          <table:table-cell table:style-name="表9.A2" office:value-type="string">
            <text:p text:style-name="Standard">ﾌｨｰﾙﾄﾞ長</text:p>
          </table:table-cell>
          <table:table-cell table:style-name="表9.B2" office:value-type="string">
            <text:p text:style-name="Standard">2ﾊﾞｲﾄ</text:p>
          </table:table-cell>
          <table:table-cell table:style-name="表9.C2" office:value-type="string">
            <text:p text:style-name="Standard">見出語から訳語の最後までのﾊﾞｲﾄ単位の長さ(ﾌｨｰﾙﾄﾞ長、見出語属性、圧縮長は含めない)</text:p>
            <text:p text:style-name="Standard"><text:soft-page-break/>ここのサイズはデータブロックの先頭の最上位ビットによって決まる。</text:p>
          </table:table-cell>
        </table:table-row>
        <table:table-row table:style-name="表9.1">
          <table:table-cell table:style-name="表9.A3" office:value-type="string">
            <text:p text:style-name="Standard">圧縮長</text:p>
          </table:table-cell>
          <table:table-cell table:style-name="表9.B3" office:value-type="string">
            <text:p text:style-name="Standard">1ﾊﾞｲﾄ</text:p>
          </table:table-cell>
          <table:table-cell table:style-name="表9.C3" office:value-type="string">
            <text:p text:style-name="Standard">見出語部の圧縮している長さ<text:span text:style-name="T26">(</text:span><text:span text:style-name="T26">バイト単位</text:span><text:span text:style-name="T26">)</text:span>を示す</text:p>
          </table:table-cell>
        </table:table-row>
        <table:table-row table:style-name="表9.1">
          <table:table-cell table:style-name="表9.A3" office:value-type="string">
            <text:p text:style-name="Standard">見出語属性</text:p>
          </table:table-cell>
          <table:table-cell table:style-name="表9.B3" office:value-type="string">
            <text:p text:style-name="Standard">1ﾊﾞｲﾄ</text:p>
          </table:table-cell>
          <table:table-cell table:style-name="表9.C3" office:value-type="string">
            <text:p text:style-name="P45">0xFFである場合はリファレンス登録語</text:p>
          </table:table-cell>
        </table:table-row>
        <table:table-row table:style-name="表9.1">
          <table:table-cell table:style-name="表9.A3" office:value-type="string">
            <text:p text:style-name="Standard">見出語</text:p>
          </table:table-cell>
          <table:table-cell table:style-name="表9.B3" office:value-type="string">
            <text:p text:style-name="Standard">可変長NULL終端</text:p>
          </table:table-cell>
          <table:table-cell table:style-name="表9.C3" office:value-type="string">
            <text:p text:style-name="Standard">圧縮長を除いた残りの見出語部分</text:p>
            <text:p text:style-name="Standard">BOCU1 encoding</text:p>
          </table:table-cell>
        </table:table-row>
        <table:table-row table:style-name="表9.1">
          <table:table-cell table:style-name="表9.A6" office:value-type="string">
            <text:p text:style-name="Standard">訳語</text:p>
          </table:table-cell>
          <table:table-cell table:style-name="表9.B6" office:value-type="string">
            <text:p text:style-name="Standard">可変長NULL終端<text:span text:style-name="T26">無し</text:span></text:p>
          </table:table-cell>
          <table:table-cell table:style-name="表9.C6" office:value-type="string">
            <text:p text:style-name="Standard">BOCU1 encoding</text:p>
          </table:table-cell>
        </table:table-row>
      </table:table>
      <text:p text:style-name="Text_20_body">見出語部は、見出語キーと見出表示部に分かれる。</text:p>
      <text:p text:style-name="Text_20_body">“見出語キー\t見出表示部”</text:p>
      <text:p text:style-name="P61">となる。見出表示部を省略した場合は、見出語キーと見出表示部は同一であるとして扱う。</text:p>
      <text:p text:style-name="P62"><text:span text:style-name="T38">→</text:span>期待したとおりの順番にソートされないため廃案</text:p>
      <text:p text:style-name="Text_20_body">訳語部、用例部、オブジェクトタイトルなどテキストを使用する部分はすべてBOCU encodingを用いる。</text:p>
      <text:p text:style-name="Text_20_body"/>
      <text:p text:style-name="Standard">見出語部は圧縮されています。圧縮は同一のﾃﾞｰﾀﾌﾞﾛｯｸにおいて、直前の見出語との差分を取ることによって行っています。例えば、ﾃﾞｰﾀﾌﾞﾛｯｸの先頭の見出語がABCであり、次の見出語がABDEFだった場合は、２番目の見出語部に入る文字列はABDEFではなく、DEFとなり、圧縮長は２となります。さらにABDGという見出語が続いた場合は、圧縮長が３となり、見出語部に入る文字列はGとなります。</text:p>
      <text:p text:style-name="Standard">ﾃﾞｰﾀﾌﾞﾛｯｸ先頭の見出語の圧縮長は必ず零になります。</text:p>
      <text:p text:style-name="Standard"/>
      <text:p text:style-name="Standard"><text:span text:style-name="T26">注意</text:span>：ツリービュー用の辞書では、圧縮長は０、見出語はNULL終端のみとなっています。</text:p>
      <text:p text:style-name="Standard"/>
      <text:p text:style-name="Standard">見出語圧縮の例</text:p>
      <table:table table:name="表10" table:style-name="表10">
        <table:table-column table:style-name="表10.A"/>
        <table:table-column table:style-name="表10.B" table:number-columns-repeated="2"/>
        <table:table-column table:style-name="表10.D"/>
        <table:table-row table:style-name="表10.1">
          <table:table-cell table:style-name="表10.A1" office:value-type="string">
            <text:p text:style-name="P13"/>
          </table:table-cell>
          <table:table-cell table:style-name="表10.B1" office:value-type="string">
            <text:p text:style-name="P12">見出語</text:p>
          </table:table-cell>
          <table:table-cell table:style-name="表10.B1" office:value-type="string">
            <text:p text:style-name="P12">圧縮長</text:p>
          </table:table-cell>
          <table:table-cell table:style-name="表10.D1" office:value-type="string">
            <text:p text:style-name="P12">圧縮後の見出語</text:p>
          </table:table-cell>
        </table:table-row>
        <table:table-row table:style-name="表10.1">
          <table:table-cell table:style-name="表10.A2" office:value-type="string">
            <text:p text:style-name="Standard">1番目</text:p>
          </table:table-cell>
          <table:table-cell table:style-name="表10.B2" office:value-type="string">
            <text:p text:style-name="Standard">ABC</text:p>
          </table:table-cell>
          <table:table-cell table:style-name="表10.B2" office:value-type="string">
            <text:p text:style-name="Standard">0</text:p>
          </table:table-cell>
          <table:table-cell table:style-name="表10.D2" office:value-type="string">
            <text:p text:style-name="Standard">ABC</text:p>
          </table:table-cell>
        </table:table-row>
        <table:table-row table:style-name="表10.1">
          <table:table-cell table:style-name="表10.A3" office:value-type="string">
            <text:p text:style-name="Standard">2番目</text:p>
          </table:table-cell>
          <table:table-cell table:style-name="表10.B3" office:value-type="string">
            <text:p text:style-name="Standard">ABDEF</text:p>
          </table:table-cell>
          <table:table-cell table:style-name="表10.B3" office:value-type="string">
            <text:p text:style-name="Standard">2</text:p>
          </table:table-cell>
          <table:table-cell table:style-name="表10.D3" office:value-type="string">
            <text:p text:style-name="Standard">DEF</text:p>
          </table:table-cell>
        </table:table-row>
        <table:table-row table:style-name="表10.1">
          <table:table-cell table:style-name="表10.A3" office:value-type="string">
            <text:p text:style-name="Standard">3番目</text:p>
          </table:table-cell>
          <table:table-cell table:style-name="表10.B3" office:value-type="string">
            <text:p text:style-name="Standard">ABDGD</text:p>
          </table:table-cell>
          <table:table-cell table:style-name="表10.B3" office:value-type="string">
            <text:p text:style-name="Standard">3</text:p>
          </table:table-cell>
          <table:table-cell table:style-name="表10.D3" office:value-type="string">
            <text:p text:style-name="Standard">GD</text:p>
          </table:table-cell>
        </table:table-row>
        <table:table-row table:style-name="表10.1">
          <table:table-cell table:style-name="表10.A5" office:value-type="string">
            <text:p text:style-name="Standard">4番目</text:p>
          </table:table-cell>
          <table:table-cell table:style-name="表10.B5" office:value-type="string">
            <text:p text:style-name="Standard">AGDE</text:p>
          </table:table-cell>
          <table:table-cell table:style-name="表10.B5" office:value-type="string">
            <text:p text:style-name="Standard">1</text:p>
          </table:table-cell>
          <table:table-cell table:style-name="表10.D5" office:value-type="string">
            <text:p text:style-name="Standard">GDE</text:p>
          </table:table-cell>
        </table:table-row>
      </table:table>
      <text:p text:style-name="Text_20_body"/>
      <text:p text:style-name="P63">データ部（リファレンス登録語）：→Ver.6.10で廃案</text:p>
      <table:table table:name="表11" table:style-name="表11">
        <table:table-column table:style-name="表11.A"/>
        <table:table-column table:style-name="表11.B"/>
        <table:table-column table:style-name="表11.C"/>
        <table:table-header-rows>
          <table:table-row table:style-name="表11.1">
            <table:table-cell table:style-name="表11.A1" office:value-type="string">
              <text:p text:style-name="P12">名称</text:p>
            </table:table-cell>
            <table:table-cell table:style-name="表11.B1" office:value-type="string">
              <text:p text:style-name="P12">サイズ</text:p>
            </table:table-cell>
            <table:table-cell table:style-name="表11.C1" office:value-type="string">
              <text:p text:style-name="P12">備考</text:p>
            </table:table-cell>
          </table:table-row>
        </table:table-header-rows>
        <table:table-row table:style-name="表11.1">
          <table:table-cell table:style-name="表11.A2" office:value-type="string">
            <text:p text:style-name="Standard">ﾌｨｰﾙﾄﾞ長</text:p>
          </table:table-cell>
          <table:table-cell table:style-name="表11.B2" office:value-type="string">
            <text:p text:style-name="Standard">2ﾊﾞｲﾄ<text:span text:style-name="T20"> </text:span>or 4ﾊﾞｲﾄ</text:p>
          </table:table-cell>
          <table:table-cell table:style-name="表11.C2" office:value-type="string">
            <text:p text:style-name="Standard">見出語から訳語の最後までのﾊﾞｲﾄ単位の長さ(ﾌｨｰﾙﾄﾞ長、見出語属性、圧縮長は含めない)</text:p>
            <text:p text:style-name="Standard"><text:soft-page-break/>ここのサイズはデータブロックの先頭の最上位ビットによって決まる。</text:p>
          </table:table-cell>
        </table:table-row>
        <table:table-row table:style-name="表11.1">
          <table:table-cell table:style-name="表11.A3" office:value-type="string">
            <text:p text:style-name="Standard">圧縮長</text:p>
          </table:table-cell>
          <table:table-cell table:style-name="表11.B3" office:value-type="string">
            <text:p text:style-name="Standard">1ﾊﾞｲﾄ</text:p>
          </table:table-cell>
          <table:table-cell table:style-name="表11.C3" office:value-type="string">
            <text:p text:style-name="Standard">見出語部の圧縮している長さ<text:span text:style-name="T26">(</text:span><text:span text:style-name="T26">バイト単位</text:span><text:span text:style-name="T26">)</text:span>を示す</text:p>
          </table:table-cell>
        </table:table-row>
        <table:table-row table:style-name="表11.1">
          <table:table-cell table:style-name="表11.A3" office:value-type="string">
            <text:p text:style-name="Standard">見出語属性</text:p>
          </table:table-cell>
          <table:table-cell table:style-name="表11.B3" office:value-type="string">
            <text:p text:style-name="Standard">1ﾊﾞｲﾄ</text:p>
          </table:table-cell>
          <table:table-cell table:style-name="表11.C3" office:value-type="string">
            <text:p text:style-name="Standard"><text:span text:style-name="T41">0xFF</text:span></text:p>
          </table:table-cell>
        </table:table-row>
        <table:table-row table:style-name="表11.1">
          <table:table-cell table:style-name="表11.A3" office:value-type="string">
            <text:p text:style-name="Standard">見出語</text:p>
          </table:table-cell>
          <table:table-cell table:style-name="表11.B3" office:value-type="string">
            <text:p text:style-name="Standard">可変長NULL終端</text:p>
          </table:table-cell>
          <table:table-cell table:style-name="表11.C3" office:value-type="string">
            <text:p text:style-name="Standard">圧縮長を除いた残りの見出語部分</text:p>
            <text:p text:style-name="Standard">BOCU1 encoding</text:p>
          </table:table-cell>
        </table:table-row>
        <table:table-row table:style-name="表11.1">
          <table:table-cell table:style-name="表11.A6" office:value-type="string">
            <text:p text:style-name="Standard">ﾘﾌｧﾚﾝｽ語</text:p>
          </table:table-cell>
          <table:table-cell table:style-name="表11.B6" office:value-type="string">
            <text:p text:style-name="Standard">可変長NULL終端</text:p>
          </table:table-cell>
          <table:table-cell table:style-name="表11.C6" office:value-type="string">
            <text:p text:style-name="Standard">この見出語が参照する別の見出し語</text:p>
            <text:p text:style-name="Standard">見出し語の表示部と同じ場合は省略される。</text:p>
            <text:p text:style-name="Standard">複数のリファレンス語を並べることが可能。</text:p>
            <text:p text:style-name="Standard">BOCU1 encoding</text:p>
          </table:table-cell>
        </table:table-row>
      </table:table>
      <text:p text:style-name="Text_20_body"/>
      <text:list xml:id="list90036008869724" text:continue-numbering="true" text:style-name="WW8Num5">
        <text:list-item>
          <text:list>
            <text:list-item>
              <text:list>
                <text:list-item>
                  <text:h text:style-name="Heading_20_3" text:outline-level="3"><text:bookmark-start text:name="__RefHeading___Toc173167268"/>拡張構成<text:bookmark-end text:name="__RefHeading___Toc173167268"/></text:h>
                </text:list-item>
              </text:list>
            </text:list-item>
          </text:list>
        </text:list-item>
      </text:list>
      <table:table table:name="表12" table:style-name="表12">
        <table:table-column table:style-name="表12.A"/>
        <table:table-column table:style-name="表12.B"/>
        <table:table-column table:style-name="表12.C"/>
        <table:table-row table:style-name="表12.1">
          <table:table-cell table:style-name="表12.A1" office:value-type="string">
            <text:p text:style-name="P12">名称</text:p>
          </table:table-cell>
          <table:table-cell table:style-name="表12.B1" office:value-type="string">
            <text:p text:style-name="P12">サイズ</text:p>
          </table:table-cell>
          <table:table-cell table:style-name="表12.C1" office:value-type="string">
            <text:p text:style-name="P12">備考</text:p>
          </table:table-cell>
        </table:table-row>
        <table:table-row table:style-name="表12.1">
          <table:table-cell table:style-name="表12.A2" office:value-type="string">
            <text:p text:style-name="Standard">ﾌｨｰﾙﾄﾞ長</text:p>
          </table:table-cell>
          <table:table-cell table:style-name="表12.B2" office:value-type="string">
            <text:p text:style-name="Standard">2ﾊﾞｲﾄ<text:span text:style-name="T20"> </text:span>or 4ﾊﾞｲﾄ</text:p>
          </table:table-cell>
          <table:table-cell table:style-name="表12.C2" office:value-type="string">
            <text:p text:style-name="Standard">見出語から拡張終了までのﾊﾞｲﾄ単位の長さ(ﾌｨｰﾙﾄﾞ長、見出語属性、圧縮長は含めない)</text:p>
            <text:p text:style-name="Standard">ここのサイズはデータブロックの先頭の最上位ビットによって決まる。</text:p>
          </table:table-cell>
        </table:table-row>
        <table:table-row table:style-name="表12.1">
          <table:table-cell table:style-name="表12.A3" office:value-type="string">
            <text:p text:style-name="Standard">圧縮長</text:p>
          </table:table-cell>
          <table:table-cell table:style-name="表12.B3" office:value-type="string">
            <text:p text:style-name="Standard">1ﾊﾞｲﾄ</text:p>
          </table:table-cell>
          <table:table-cell table:style-name="表12.C3" office:value-type="string">
            <text:p text:style-name="Standard">見出語部の圧縮している長さを示す</text:p>
          </table:table-cell>
        </table:table-row>
        <table:table-row table:style-name="表12.1">
          <table:table-cell table:style-name="表12.A3" office:value-type="string">
            <text:p text:style-name="P46">見出語属性</text:p>
          </table:table-cell>
          <table:table-cell table:style-name="表12.B3" office:value-type="string">
            <text:p text:style-name="Standard"><text:span text:style-name="T28">1</text:span><text:span text:style-name="T28">ﾊﾞｲﾄ</text:span></text:p>
          </table:table-cell>
          <table:table-cell table:style-name="表12.C3" office:value-type="string">
            <text:p text:style-name="P48"/>
          </table:table-cell>
        </table:table-row>
        <table:table-row table:style-name="表12.1">
          <table:table-cell table:style-name="表12.A3" office:value-type="string">
            <text:p text:style-name="Standard">見出語</text:p>
          </table:table-cell>
          <table:table-cell table:style-name="表12.B3" office:value-type="string">
            <text:p text:style-name="Standard">可変長NULL終端</text:p>
          </table:table-cell>
          <table:table-cell table:style-name="表12.C3" office:value-type="string">
            <text:p text:style-name="P23"/>
          </table:table-cell>
        </table:table-row>
        <table:table-row table:style-name="表12.1">
          <table:table-cell table:style-name="表12.A3" office:value-type="string">
            <text:p text:style-name="Standard">訳語</text:p>
          </table:table-cell>
          <table:table-cell table:style-name="表12.B3" office:value-type="string">
            <text:p text:style-name="Standard">可変長NULL終端<text:span text:style-name="T26">あり</text:span></text:p>
          </table:table-cell>
          <table:table-cell table:style-name="表12.C3" office:value-type="string">
            <text:p text:style-name="P49">BOCU-1で圧縮されている場合は２バイト単位でアライメントをとる。</text:p>
          </table:table-cell>
        </table:table-row>
        <table:table-row table:style-name="表12.1">
          <table:table-cell table:style-name="表12.A3" office:value-type="string">
            <text:p text:style-name="Standard">拡張属性1</text:p>
          </table:table-cell>
          <table:table-cell table:style-name="表12.B3" office:value-type="string">
            <text:p text:style-name="Standard">1ﾊﾞｲﾄ</text:p>
          </table:table-cell>
          <table:table-cell table:style-name="表12.C3" office:value-type="string">
            <text:p text:style-name="P23"/>
          </table:table-cell>
        </table:table-row>
        <table:table-row table:style-name="表12.1">
          <table:table-cell table:style-name="表12.A3" office:value-type="string">
            <text:p text:style-name="P49">Reserved</text:p>
          </table:table-cell>
          <table:table-cell table:style-name="表12.B3" office:value-type="string">
            <text:p text:style-name="Standard"><text:span text:style-name="T43">1</text:span><text:span text:style-name="T43">ﾊﾞｲﾄ</text:span></text:p>
          </table:table-cell>
          <table:table-cell table:style-name="表12.C3" office:value-type="string">
            <text:p text:style-name="P49">0x00</text:p>
          </table:table-cell>
        </table:table-row>
        <table:table-row table:style-name="表12.1">
          <table:table-cell table:style-name="表12.A3" office:value-type="string">
            <text:p text:style-name="Standard">拡張内容1</text:p>
          </table:table-cell>
          <table:table-cell table:style-name="表12.B3" office:value-type="string">
            <text:p text:style-name="Standard">可変長</text:p>
          </table:table-cell>
          <table:table-cell table:style-name="表12.C3" office:value-type="string">
            <text:p text:style-name="Standard">拡張属性によって内容は異なる</text:p>
          </table:table-cell>
        </table:table-row>
        <table:table-row table:style-name="表12.1">
          <table:table-cell table:style-name="表12.A3" office:value-type="string">
            <text:p text:style-name="Standard">拡張属性2</text:p>
          </table:table-cell>
          <table:table-cell table:style-name="表12.B3" office:value-type="string">
            <text:p text:style-name="Standard">1ﾊﾞｲﾄ</text:p>
          </table:table-cell>
          <table:table-cell table:style-name="表12.C3" office:value-type="string">
            <text:p text:style-name="P23"/>
          </table:table-cell>
        </table:table-row>
        <table:table-row table:style-name="表12.1">
          <table:table-cell table:style-name="表12.A11" office:value-type="string">
            <text:p text:style-name="P49">Reserved</text:p>
          </table:table-cell>
          <table:table-cell table:style-name="表12.B11" office:value-type="string">
            <text:p text:style-name="Standard"><text:span text:style-name="T43">1</text:span><text:span text:style-name="T43">ﾊﾞｲﾄ</text:span></text:p>
          </table:table-cell>
          <table:table-cell table:style-name="表12.C11" office:value-type="string">
            <text:p text:style-name="P49">0x00</text:p>
          </table:table-cell>
        </table:table-row>
        <table:table-row table:style-name="表12.1">
          <table:table-cell table:style-name="表12.A11" office:value-type="string">
            <text:p text:style-name="Standard">拡張内容2</text:p>
          </table:table-cell>
          <table:table-cell table:style-name="表12.B11" office:value-type="string">
            <text:p text:style-name="Standard">可変長</text:p>
          </table:table-cell>
          <table:table-cell table:style-name="表12.C11" office:value-type="string">
            <text:p text:style-name="P23"/>
          </table:table-cell>
        </table:table-row>
        <table:table-row table:style-name="表12.1">
          <table:table-cell table:style-name="表12.A13" office:value-type="string">
            <text:p text:style-name="P23"/>
          </table:table-cell>
          <table:table-cell table:style-name="表12.B13" office:value-type="string">
            <text:p text:style-name="P23"/>
          </table:table-cell>
          <table:table-cell table:style-name="表12.B13" office:value-type="string">
            <text:p text:style-name="P23"/>
          </table:table-cell>
        </table:table-row>
        <table:table-row table:style-name="表12.1">
          <table:table-cell table:style-name="表12.A14" office:value-type="string">
            <text:p text:style-name="P23"/>
          </table:table-cell>
          <table:table-cell table:style-name="表12.B14" office:value-type="string">
            <text:p text:style-name="P23"/>
          </table:table-cell>
          <table:table-cell table:style-name="表12.B14" office:value-type="string">
            <text:p text:style-name="P23"/>
          </table:table-cell>
        </table:table-row>
        <table:table-row table:style-name="表12.1">
          <table:table-cell table:style-name="表12.A15" office:value-type="string">
            <text:p text:style-name="Standard">拡張終了</text:p>
          </table:table-cell>
          <table:table-cell table:style-name="表12.B15" office:value-type="string">
            <text:p text:style-name="Standard">1ﾊﾞｲﾄ</text:p>
          </table:table-cell>
          <table:table-cell table:style-name="表12.C15" office:value-type="string">
            <text:p text:style-name="Standard">0x80</text:p>
          </table:table-cell>
        </table:table-row>
        <table:table-row table:style-name="表12.1">
          <table:table-cell table:style-name="表12.A15" office:value-type="string">
            <text:p text:style-name="Standard"><text:span text:style-name="T43">Reserved</text:span></text:p>
          </table:table-cell>
          <table:table-cell table:style-name="表12.B15" office:value-type="string">
            <text:p text:style-name="Standard"><text:span text:style-name="T43">1</text:span><text:span text:style-name="T43">ﾊﾞｲﾄ</text:span></text:p>
          </table:table-cell>
          <table:table-cell table:style-name="表12.C15" office:value-type="string">
            <text:p text:style-name="P49">0x00</text:p>
          </table:table-cell>
        </table:table-row>
      </table:table>
      <text:p text:style-name="Text_20_body"/>
      <text:p text:style-name="Text_20_body"><text:soft-page-break/>---------------------------------- 旧形式</text:p>
      <text:list xml:id="list90034577834752" text:continue-numbering="true" text:style-name="WW8Num5">
        <text:list-item>
          <text:list>
            <text:list-item>
              <text:list>
                <text:list-item>
                  <text:h text:style-name="Heading_20_3" text:outline-level="3"><text:bookmark-start text:name="__RefHeading___Toc173167269"/>拡張構成<text:bookmark-end text:name="__RefHeading___Toc173167269"/></text:h>
                </text:list-item>
              </text:list>
            </text:list-item>
          </text:list>
        </text:list-item>
      </text:list>
      <text:p text:style-name="Standard"/>
      <table:table table:name="表13" table:style-name="表13">
        <table:table-column table:style-name="表13.A"/>
        <table:table-column table:style-name="表13.B"/>
        <table:table-column table:style-name="表13.C"/>
        <table:table-row table:style-name="表13.1">
          <table:table-cell table:style-name="表13.A1" office:value-type="string">
            <text:p text:style-name="P12">名称</text:p>
          </table:table-cell>
          <table:table-cell table:style-name="表13.B1" office:value-type="string">
            <text:p text:style-name="P12">サイズ</text:p>
          </table:table-cell>
          <table:table-cell table:style-name="表13.C1" office:value-type="string">
            <text:p text:style-name="P12">備考</text:p>
          </table:table-cell>
        </table:table-row>
        <table:table-row table:style-name="表13.1">
          <table:table-cell table:style-name="表13.A2" office:value-type="string">
            <text:p text:style-name="Standard">ﾌｨｰﾙﾄﾞ長</text:p>
          </table:table-cell>
          <table:table-cell table:style-name="表13.B2" office:value-type="string">
            <text:p text:style-name="Standard">2ﾊﾞｲﾄ<text:span text:style-name="T20"> </text:span>or <text:span text:style-name="T45">4</text:span><text:span text:style-name="T45">ﾊﾞｲﾄ</text:span></text:p>
          </table:table-cell>
          <table:table-cell table:style-name="表13.C2" office:value-type="string">
            <text:p text:style-name="Standard">見出語から拡張終了までのﾊﾞｲﾄ単位の長さ(ﾌｨｰﾙﾄﾞ長、圧縮長は含めない)</text:p>
            <text:p text:style-name="Standard">ここのサイズはデータブロックの先頭の最上位ビットによって決まる。</text:p>
          </table:table-cell>
        </table:table-row>
        <table:table-row table:style-name="表13.1">
          <table:table-cell table:style-name="表13.A3" office:value-type="string">
            <text:p text:style-name="Standard">圧縮長</text:p>
          </table:table-cell>
          <table:table-cell table:style-name="表13.B3" office:value-type="string">
            <text:p text:style-name="Standard">1ﾊﾞｲﾄ</text:p>
          </table:table-cell>
          <table:table-cell table:style-name="表13.C3" office:value-type="string">
            <text:p text:style-name="Standard">見出語部の圧縮している長さを示す</text:p>
          </table:table-cell>
        </table:table-row>
        <table:table-row table:style-name="表13.1">
          <table:table-cell table:style-name="表13.A3" office:value-type="string">
            <text:p text:style-name="Standard">見出語</text:p>
          </table:table-cell>
          <table:table-cell table:style-name="表13.B3" office:value-type="string">
            <text:p text:style-name="Standard">可変長NULL終端</text:p>
          </table:table-cell>
          <table:table-cell table:style-name="表13.C3" office:value-type="string">
            <text:p text:style-name="P23"/>
          </table:table-cell>
        </table:table-row>
        <table:table-row table:style-name="表13.1">
          <table:table-cell table:style-name="表13.A3" office:value-type="string">
            <text:p text:style-name="Standard">見出語属性</text:p>
          </table:table-cell>
          <table:table-cell table:style-name="表13.B3" office:value-type="string">
            <text:p text:style-name="Standard">1ﾊﾞｲﾄ</text:p>
          </table:table-cell>
          <table:table-cell table:style-name="表13.C3" office:value-type="string">
            <text:p text:style-name="Standard">前述</text:p>
          </table:table-cell>
        </table:table-row>
        <table:table-row table:style-name="表13.1">
          <table:table-cell table:style-name="表13.A3" office:value-type="string">
            <text:p text:style-name="Standard">訳語</text:p>
          </table:table-cell>
          <table:table-cell table:style-name="表13.B3" office:value-type="string">
            <text:p text:style-name="Standard">可変長NULL終端<text:span text:style-name="T26">あり</text:span></text:p>
          </table:table-cell>
          <table:table-cell table:style-name="表13.C3" office:value-type="string">
            <text:p text:style-name="P23"/>
          </table:table-cell>
        </table:table-row>
        <table:table-row table:style-name="表13.1">
          <table:table-cell table:style-name="表13.A3" office:value-type="string">
            <text:p text:style-name="Standard">拡張属性1</text:p>
          </table:table-cell>
          <table:table-cell table:style-name="表13.B3" office:value-type="string">
            <text:p text:style-name="Standard">1ﾊﾞｲﾄ</text:p>
          </table:table-cell>
          <table:table-cell table:style-name="表13.C3" office:value-type="string">
            <text:p text:style-name="Standard">後述</text:p>
          </table:table-cell>
        </table:table-row>
        <table:table-row table:style-name="表13.1">
          <table:table-cell table:style-name="表13.A3" office:value-type="string">
            <text:p text:style-name="Standard">拡張内容1</text:p>
          </table:table-cell>
          <table:table-cell table:style-name="表13.B3" office:value-type="string">
            <text:p text:style-name="Standard">可変長</text:p>
          </table:table-cell>
          <table:table-cell table:style-name="表13.C3" office:value-type="string">
            <text:p text:style-name="Standard">拡張属性によって内容は異なる</text:p>
          </table:table-cell>
        </table:table-row>
        <table:table-row table:style-name="表13.1">
          <table:table-cell table:style-name="表13.A3" office:value-type="string">
            <text:p text:style-name="Standard">拡張属性2</text:p>
          </table:table-cell>
          <table:table-cell table:style-name="表13.B3" office:value-type="string">
            <text:p text:style-name="Standard">1ﾊﾞｲﾄ</text:p>
          </table:table-cell>
          <table:table-cell table:style-name="表13.C3" office:value-type="string">
            <text:p text:style-name="P23"/>
          </table:table-cell>
        </table:table-row>
        <table:table-row table:style-name="表13.1">
          <table:table-cell table:style-name="表13.A10" office:value-type="string">
            <text:p text:style-name="Standard">拡張内容2</text:p>
          </table:table-cell>
          <table:table-cell table:style-name="表13.B10" office:value-type="string">
            <text:p text:style-name="Standard">可変長</text:p>
          </table:table-cell>
          <table:table-cell table:style-name="表13.C10" office:value-type="string">
            <text:p text:style-name="P23"/>
          </table:table-cell>
        </table:table-row>
        <table:table-row table:style-name="表13.1">
          <table:table-cell table:style-name="表13.A11" office:value-type="string">
            <text:p text:style-name="P23"/>
          </table:table-cell>
          <table:table-cell table:style-name="表13.B11" office:value-type="string">
            <text:p text:style-name="P23"/>
          </table:table-cell>
          <table:table-cell table:style-name="表13.B11" office:value-type="string">
            <text:p text:style-name="P23"/>
          </table:table-cell>
        </table:table-row>
        <table:table-row table:style-name="表13.1">
          <table:table-cell table:style-name="表13.A12" office:value-type="string">
            <text:p text:style-name="P23"/>
          </table:table-cell>
          <table:table-cell table:style-name="表13.B12" office:value-type="string">
            <text:p text:style-name="P23"/>
          </table:table-cell>
          <table:table-cell table:style-name="表13.B12" office:value-type="string">
            <text:p text:style-name="P23"/>
          </table:table-cell>
        </table:table-row>
        <table:table-row table:style-name="表13.1">
          <table:table-cell table:style-name="表13.A13" office:value-type="string">
            <text:p text:style-name="Standard">拡張終了</text:p>
          </table:table-cell>
          <table:table-cell table:style-name="表13.B13" office:value-type="string">
            <text:p text:style-name="Standard">1ﾊﾞｲﾄ</text:p>
          </table:table-cell>
          <table:table-cell table:style-name="表13.C13" office:value-type="string">
            <text:p text:style-name="Standard">0x80</text:p>
          </table:table-cell>
        </table:table-row>
      </table:table>
      <text:p text:style-name="Standard"/>
      <text:p text:style-name="Standard">拡張部の特徴としては、バイナリデータ、データの圧縮などが可能になっています。また、拡張属性にはまだ未使用のフラグが残っているため、今後更に拡張される可能性があります。</text:p>
      <text:p text:style-name="Standard"/>
      <text:h text:style-name="Heading_20_4" text:outline-level="4">拡張属性</text:h>
      <table:table table:name="表14" table:style-name="表14">
        <table:table-column table:style-name="表14.A"/>
        <table:table-column table:style-name="表14.B"/>
        <table:table-row table:style-name="表14.1">
          <table:table-cell table:style-name="表14.A1" office:value-type="string">
            <text:p text:style-name="P12">数値</text:p>
          </table:table-cell>
          <table:table-cell table:style-name="表14.B1" office:value-type="string">
            <text:p text:style-name="P13"/>
          </table:table-cell>
        </table:table-row>
        <table:table-row table:style-name="表14.1">
          <table:table-cell table:style-name="表14.A2" office:value-type="string">
            <text:p text:style-name="Standard">0x01</text:p>
          </table:table-cell>
          <table:table-cell table:style-name="表14.B2" office:value-type="string">
            <text:p text:style-name="Standard">用例</text:p>
          </table:table-cell>
        </table:table-row>
        <table:table-row table:style-name="表14.1">
          <table:table-cell table:style-name="表14.A3" office:value-type="string">
            <text:p text:style-name="Standard">0x02</text:p>
          </table:table-cell>
          <table:table-cell table:style-name="表14.B3" office:value-type="string">
            <text:p text:style-name="Standard">発音記号</text:p>
          </table:table-cell>
        </table:table-row>
        <table:table-row table:style-name="表14.1">
          <table:table-cell table:style-name="表14.A3" office:value-type="string">
            <text:p text:style-name="Standard">0x03</text:p>
          </table:table-cell>
          <table:table-cell table:style-name="表14.B3" office:value-type="string">
            <text:p text:style-name="Standard">未定義</text:p>
          </table:table-cell>
        </table:table-row>
        <table:table-row table:style-name="表14.1">
          <table:table-cell table:style-name="表14.A5" office:value-type="string">
            <text:p text:style-name="Standard">0x04</text:p>
          </table:table-cell>
          <table:table-cell table:style-name="表14.B5" office:value-type="string">
            <text:p text:style-name="Standard">ﾘﾝｸﾃﾞｰﾀ</text:p>
          </table:table-cell>
        </table:table-row>
        <table:table-row table:style-name="表14.1">
          <table:table-cell table:style-name="表14.A6" office:value-type="string">
            <text:p text:style-name="Standard">0x05～0x0f</text:p>
          </table:table-cell>
          <table:table-cell table:style-name="表14.B6" office:value-type="string">
            <text:p text:style-name="Standard">未定義</text:p>
          </table:table-cell>
        </table:table-row>
        <table:table-row table:style-name="表14.1">
          <table:table-cell table:style-name="表14.A2" office:value-type="string">
            <text:p text:style-name="Standard">0x10</text:p>
          </table:table-cell>
          <table:table-cell table:style-name="表14.B2" office:value-type="string">
            <text:p text:style-name="Standard">バイナリデータフラグ</text:p>
          </table:table-cell>
        </table:table-row>
        <table:table-row table:style-name="表14.1">
          <table:table-cell table:style-name="表14.A3" office:value-type="string">
            <text:p text:style-name="Standard">0x20</text:p>
          </table:table-cell>
          <table:table-cell table:style-name="表14.B3" office:value-type="string">
            <text:p text:style-name="Standard">未定義</text:p>
          </table:table-cell>
        </table:table-row>
        <table:table-row table:style-name="表14.1">
          <table:table-cell table:style-name="表14.A3" office:value-type="string">
            <text:p text:style-name="Standard">0x40</text:p>
          </table:table-cell>
          <table:table-cell table:style-name="表14.B3" office:value-type="string">
            <text:p text:style-name="Standard">圧縮フラグ</text:p>
          </table:table-cell>
        </table:table-row>
        <text:soft-page-break/>
        <table:table-row table:style-name="表14.1">
          <table:table-cell table:style-name="表14.A10" office:value-type="string">
            <text:p text:style-name="Standard">0x80</text:p>
          </table:table-cell>
          <table:table-cell table:style-name="表14.B10" office:value-type="string">
            <text:p text:style-name="Standard">拡張終了</text:p>
          </table:table-cell>
        </table:table-row>
      </table:table>
      <text:p text:style-name="Standard"/>
      <text:p text:style-name="Standard">拡張属性は下位4bitが項目の種類、上位4bitが何らかのフラグであることを示します。</text:p>
      <text:p text:style-name="Standard">フラグによってさらに、拡張部の構成は異なります。</text:p>
      <text:p text:style-name="Standard">拡張部の構成は非常に複雑です。もし、すべての拡張部を必要としない場合は、0x10のフラグだけを見て、スキップすることができます。つまり、0x10がなければNULL終端テキストであると判断し、0x10がある場合は指定されたサイズだけスキップすれば済みます。</text:p>
      <text:p text:style-name="Standard"/>
      <text:p text:style-name="Standard"/>
      <text:list xml:id="list90036549358147" text:continue-numbering="true" text:style-name="WW8Num5">
        <text:list-item>
          <text:list>
            <text:list-item>
              <text:list>
                <text:list-item>
                  <text:h text:style-name="Heading_20_3" text:outline-level="3"><text:bookmark-start text:name="__RefHeading___Toc173167270"/>拡張構成<text:bookmark-end text:name="__RefHeading___Toc173167270"/></text:h>
                </text:list-item>
              </text:list>
            </text:list-item>
          </text:list>
        </text:list-item>
      </text:list>
      <text:p text:style-name="Standard"/>
      <table:table table:name="表15" table:style-name="表15">
        <table:table-column table:style-name="表15.A"/>
        <table:table-column table:style-name="表15.B"/>
        <table:table-column table:style-name="表15.C"/>
        <table:table-row table:style-name="表15.1">
          <table:table-cell table:style-name="表15.A1" office:value-type="string">
            <text:p text:style-name="P12">名称</text:p>
          </table:table-cell>
          <table:table-cell table:style-name="表15.B1" office:value-type="string">
            <text:p text:style-name="P12">サイズ</text:p>
          </table:table-cell>
          <table:table-cell table:style-name="表15.C1" office:value-type="string">
            <text:p text:style-name="P12">備考</text:p>
          </table:table-cell>
        </table:table-row>
        <table:table-row table:style-name="表15.1">
          <table:table-cell table:style-name="表15.A2" office:value-type="string">
            <text:p text:style-name="Standard">ﾌｨｰﾙﾄﾞ長</text:p>
          </table:table-cell>
          <table:table-cell table:style-name="表15.B2" office:value-type="string">
            <text:p text:style-name="Standard">2ﾊﾞｲﾄ<text:span text:style-name="T20"> </text:span>or <text:span text:style-name="T45">4</text:span><text:span text:style-name="T45">ﾊﾞｲﾄ</text:span></text:p>
          </table:table-cell>
          <table:table-cell table:style-name="表15.C2" office:value-type="string">
            <text:p text:style-name="Standard">見出語から拡張終了までのﾊﾞｲﾄ単位の長さ(ﾌｨｰﾙﾄﾞ長、圧縮長は含めない)</text:p>
            <text:p text:style-name="Standard">ここのサイズはデータブロックの先頭の最上位ビットによって決まる。</text:p>
          </table:table-cell>
        </table:table-row>
        <table:table-row table:style-name="表15.1">
          <table:table-cell table:style-name="表15.A3" office:value-type="string">
            <text:p text:style-name="Standard">圧縮長</text:p>
          </table:table-cell>
          <table:table-cell table:style-name="表15.B3" office:value-type="string">
            <text:p text:style-name="Standard">1ﾊﾞｲﾄ</text:p>
          </table:table-cell>
          <table:table-cell table:style-name="表15.C3" office:value-type="string">
            <text:p text:style-name="Standard">見出語部の圧縮している長さを示す</text:p>
          </table:table-cell>
        </table:table-row>
        <table:table-row table:style-name="表15.1">
          <table:table-cell table:style-name="表15.A3" office:value-type="string">
            <text:p text:style-name="Standard">見出語</text:p>
          </table:table-cell>
          <table:table-cell table:style-name="表15.B3" office:value-type="string">
            <text:p text:style-name="Standard">可変長NULL終端</text:p>
          </table:table-cell>
          <table:table-cell table:style-name="表15.C3" office:value-type="string">
            <text:p text:style-name="P23"/>
          </table:table-cell>
        </table:table-row>
        <table:table-row table:style-name="表15.1">
          <table:table-cell table:style-name="表15.A3" office:value-type="string">
            <text:p text:style-name="Standard">見出語属性</text:p>
          </table:table-cell>
          <table:table-cell table:style-name="表15.B3" office:value-type="string">
            <text:p text:style-name="Standard">1ﾊﾞｲﾄ</text:p>
          </table:table-cell>
          <table:table-cell table:style-name="表15.C3" office:value-type="string">
            <text:p text:style-name="Standard">前述</text:p>
          </table:table-cell>
        </table:table-row>
        <table:table-row table:style-name="表15.1">
          <table:table-cell table:style-name="表15.A3" office:value-type="string">
            <text:p text:style-name="Standard">訳語</text:p>
          </table:table-cell>
          <table:table-cell table:style-name="表15.B3" office:value-type="string">
            <text:p text:style-name="Standard">可変長NULL終端<text:span text:style-name="T26">あり</text:span></text:p>
          </table:table-cell>
          <table:table-cell table:style-name="表15.C3" office:value-type="string">
            <text:p text:style-name="P23"/>
          </table:table-cell>
        </table:table-row>
        <table:table-row table:style-name="表15.1">
          <table:table-cell table:style-name="表15.A3" office:value-type="string">
            <text:p text:style-name="Standard">拡張属性1</text:p>
          </table:table-cell>
          <table:table-cell table:style-name="表15.B3" office:value-type="string">
            <text:p text:style-name="Standard">1ﾊﾞｲﾄ</text:p>
          </table:table-cell>
          <table:table-cell table:style-name="表15.C3" office:value-type="string">
            <text:p text:style-name="Standard">後述</text:p>
          </table:table-cell>
        </table:table-row>
        <table:table-row table:style-name="表15.1">
          <table:table-cell table:style-name="表15.A3" office:value-type="string">
            <text:p text:style-name="Standard">拡張内容1</text:p>
          </table:table-cell>
          <table:table-cell table:style-name="表15.B3" office:value-type="string">
            <text:p text:style-name="Standard">可変長</text:p>
          </table:table-cell>
          <table:table-cell table:style-name="表15.C3" office:value-type="string">
            <text:p text:style-name="Standard">拡張属性によって内容は異なる</text:p>
          </table:table-cell>
        </table:table-row>
        <table:table-row table:style-name="表15.1">
          <table:table-cell table:style-name="表15.A3" office:value-type="string">
            <text:p text:style-name="Standard">拡張属性2</text:p>
          </table:table-cell>
          <table:table-cell table:style-name="表15.B3" office:value-type="string">
            <text:p text:style-name="Standard">1ﾊﾞｲﾄ</text:p>
          </table:table-cell>
          <table:table-cell table:style-name="表15.C3" office:value-type="string">
            <text:p text:style-name="P23"/>
          </table:table-cell>
        </table:table-row>
        <table:table-row table:style-name="表15.1">
          <table:table-cell table:style-name="表15.A10" office:value-type="string">
            <text:p text:style-name="Standard">拡張内容2</text:p>
          </table:table-cell>
          <table:table-cell table:style-name="表15.B10" office:value-type="string">
            <text:p text:style-name="Standard">可変長</text:p>
          </table:table-cell>
          <table:table-cell table:style-name="表15.C10" office:value-type="string">
            <text:p text:style-name="P23"/>
          </table:table-cell>
        </table:table-row>
        <table:table-row table:style-name="表15.1">
          <table:table-cell table:style-name="表15.A11" office:value-type="string">
            <text:p text:style-name="P23"/>
          </table:table-cell>
          <table:table-cell table:style-name="表15.B11" office:value-type="string">
            <text:p text:style-name="P23"/>
          </table:table-cell>
          <table:table-cell table:style-name="表15.B11" office:value-type="string">
            <text:p text:style-name="P23"/>
          </table:table-cell>
        </table:table-row>
        <table:table-row table:style-name="表15.1">
          <table:table-cell table:style-name="表15.A12" office:value-type="string">
            <text:p text:style-name="P23"/>
          </table:table-cell>
          <table:table-cell table:style-name="表15.B12" office:value-type="string">
            <text:p text:style-name="P23"/>
          </table:table-cell>
          <table:table-cell table:style-name="表15.B12" office:value-type="string">
            <text:p text:style-name="P23"/>
          </table:table-cell>
        </table:table-row>
        <table:table-row table:style-name="表15.1">
          <table:table-cell table:style-name="表15.A13" office:value-type="string">
            <text:p text:style-name="Standard">拡張終了</text:p>
          </table:table-cell>
          <table:table-cell table:style-name="表15.B13" office:value-type="string">
            <text:p text:style-name="Standard">1ﾊﾞｲﾄ</text:p>
          </table:table-cell>
          <table:table-cell table:style-name="表15.C13" office:value-type="string">
            <text:p text:style-name="Standard">0x80</text:p>
          </table:table-cell>
        </table:table-row>
      </table:table>
      <text:p text:style-name="Standard"/>
      <text:p text:style-name="Standard">拡張部の特徴としては、バイナリデータ、データの圧縮などが可能になっています。また、拡張属性にはまだ未使用のフラグが残っているため、今後更に拡張される可能性があります。</text:p>
      <text:p text:style-name="Standard"/>
      <text:list xml:id="list90034801137992" text:continue-numbering="true" text:style-name="WW8Num5">
        <text:list-item>
          <text:list>
            <text:list-item>
              <text:list>
                <text:list-item>
                  <text:h text:style-name="Heading_20_3" text:outline-level="3"><text:bookmark-start text:name="__RefHeading___Toc173167271"/><text:soft-page-break/>拡張部の構成１-バイナリデータフラグ、圧縮フラグ、拡張終了フラグがない場合<text:bookmark-end text:name="__RefHeading___Toc173167271"/></text:h>
                </text:list-item>
              </text:list>
            </text:list-item>
          </text:list>
        </text:list-item>
      </text:list>
      <text:p text:style-name="Standard">この場合、NULL終端のあるテキストデータであると判断します。</text:p>
      <table:table table:name="表16" table:style-name="表16">
        <table:table-column table:style-name="表16.A" table:number-columns-repeated="2"/>
        <table:table-column table:style-name="表16.C"/>
        <table:table-row table:style-name="表16.1">
          <table:table-cell table:style-name="表16.A1" office:value-type="string">
            <text:p text:style-name="Standard">拡張属性</text:p>
          </table:table-cell>
          <table:table-cell table:style-name="表16.B1" office:value-type="string">
            <text:p text:style-name="Standard">1ﾊﾞｲﾄ</text:p>
          </table:table-cell>
          <table:table-cell table:style-name="表16.C1" office:value-type="string">
            <text:p text:style-name="Standard">0x00～0x0f</text:p>
          </table:table-cell>
        </table:table-row>
        <table:table-row table:style-name="表16.1">
          <table:table-cell table:style-name="表16.A2" office:value-type="string">
            <text:p text:style-name="Standard">テキストデータ</text:p>
          </table:table-cell>
          <table:table-cell table:style-name="表16.B2" office:value-type="string">
            <text:p text:style-name="Standard">NULL終端<text:span text:style-name="T26">有り</text:span></text:p>
          </table:table-cell>
          <table:table-cell table:style-name="表16.C2" office:value-type="string">
            <text:p text:style-name="P23"/>
          </table:table-cell>
        </table:table-row>
      </table:table>
      <text:p text:style-name="Standard">圧縮されていない用例や、発音記号はこのフォーマットです。</text:p>
      <text:h text:style-name="Heading_20_4" text:outline-level="4">拡張部の構成２-バイナリデータフラグのみがある場合</text:h>
      <table:table table:name="表17" table:style-name="表17">
        <table:table-column table:style-name="表17.A" table:number-columns-repeated="2"/>
        <table:table-column table:style-name="表17.C"/>
        <table:table-row table:style-name="表17.1">
          <table:table-cell table:style-name="表17.A1" office:value-type="string">
            <text:p text:style-name="Standard">拡張属性</text:p>
          </table:table-cell>
          <table:table-cell table:style-name="表17.B1" office:value-type="string">
            <text:p text:style-name="Standard">1ﾊﾞｲﾄ</text:p>
          </table:table-cell>
          <table:table-cell table:style-name="表17.C1" office:value-type="string">
            <text:p text:style-name="Standard">0x10～0x1f</text:p>
          </table:table-cell>
        </table:table-row>
        <table:table-row table:style-name="表17.1">
          <table:table-cell table:style-name="表17.A2" office:value-type="string">
            <text:p text:style-name="Standard">サイズ</text:p>
          </table:table-cell>
          <table:table-cell table:style-name="表17.B2" office:value-type="string">
            <text:p text:style-name="Standard">2ﾊﾞｲﾄ<text:span text:style-name="T20"> </text:span>or <text:span text:style-name="T45">4</text:span><text:span text:style-name="T45">ﾊﾞｲﾄ</text:span></text:p>
          </table:table-cell>
          <table:table-cell table:style-name="表17.C2" office:value-type="string">
            <text:p text:style-name="Standard">拡張データの長さをﾊﾞｲﾄ単位で示す</text:p>
          </table:table-cell>
        </table:table-row>
        <table:table-row table:style-name="表17.1">
          <table:table-cell table:style-name="表17.A3" office:value-type="string">
            <text:p text:style-name="Standard">拡張データ</text:p>
          </table:table-cell>
          <table:table-cell table:style-name="表17.B3" office:value-type="string">
            <text:p text:style-name="Standard">可変長</text:p>
          </table:table-cell>
          <table:table-cell table:style-name="表17.C3" office:value-type="string">
            <text:p text:style-name="P23"/>
          </table:table-cell>
        </table:table-row>
      </table:table>
      <text:p text:style-name="Standard">圧縮データや、ﾘﾝｸﾃﾞｰﾀがこのフォーマットになります。</text:p>
      <text:h text:style-name="Heading_20_4" text:outline-level="4">拡張部の構成３-圧縮フラグありの場合</text:h>
      <table:table table:name="表18" table:style-name="表18">
        <table:table-column table:style-name="表18.A"/>
        <table:table-column table:style-name="表18.B"/>
        <table:table-column table:style-name="表18.C"/>
        <table:table-row table:style-name="表18.1">
          <table:table-cell table:style-name="表18.A1" office:value-type="string">
            <text:p text:style-name="Standard">拡張属性</text:p>
          </table:table-cell>
          <table:table-cell table:style-name="表18.B1" office:value-type="string">
            <text:p text:style-name="Standard">1ﾊﾞｲﾄ</text:p>
          </table:table-cell>
          <table:table-cell table:style-name="表18.C1" office:value-type="string">
            <text:p text:style-name="Standard">0x50～0x5f</text:p>
          </table:table-cell>
        </table:table-row>
        <table:table-row table:style-name="表18.1">
          <table:table-cell table:style-name="表18.A2" office:value-type="string">
            <text:p text:style-name="Standard">サイズ</text:p>
          </table:table-cell>
          <table:table-cell table:style-name="表18.B2" office:value-type="string">
            <text:p text:style-name="Standard">2ﾊﾞｲﾄ<text:span text:style-name="T20"> </text:span>or <text:span text:style-name="T45">4</text:span><text:span text:style-name="T45">ﾊﾞｲﾄ</text:span></text:p>
          </table:table-cell>
          <table:table-cell table:style-name="表18.C2" office:value-type="string">
            <text:p text:style-name="Standard">非圧縮長から圧縮データの最後までのﾊﾞｲﾄ単位の長さを示す</text:p>
          </table:table-cell>
        </table:table-row>
        <table:table-row table:style-name="表18.1">
          <table:table-cell table:style-name="表18.A2" office:value-type="string">
            <text:p text:style-name="Standard">非圧縮長</text:p>
          </table:table-cell>
          <table:table-cell table:style-name="表18.B2" office:value-type="string">
            <text:p text:style-name="Standard">1ﾊﾞｲﾄ</text:p>
          </table:table-cell>
          <table:table-cell table:style-name="表18.C2" office:value-type="string">
            <text:p text:style-name="Standard">非圧縮データのﾊﾞｲﾄ単位の長さ</text:p>
          </table:table-cell>
        </table:table-row>
        <table:table-row table:style-name="表18.1">
          <table:table-cell table:style-name="表18.A2" office:value-type="string">
            <text:p text:style-name="Standard">非圧縮データ</text:p>
          </table:table-cell>
          <table:table-cell table:style-name="表18.B2" office:value-type="string">
            <text:p text:style-name="Standard">可変長</text:p>
          </table:table-cell>
          <table:table-cell table:style-name="表18.C2" office:value-type="string">
            <text:p text:style-name="P23"/>
          </table:table-cell>
        </table:table-row>
        <table:table-row table:style-name="表18.1">
          <table:table-cell table:style-name="表18.A2" office:value-type="string">
            <text:p text:style-name="Standard">圧縮ヘッダー</text:p>
          </table:table-cell>
          <table:table-cell table:style-name="表18.B2" office:value-type="string">
            <text:p text:style-name="Standard">可変長</text:p>
          </table:table-cell>
          <table:table-cell table:style-name="表18.C2" office:value-type="string">
            <text:p text:style-name="P23"/>
          </table:table-cell>
        </table:table-row>
        <table:table-row table:style-name="表18.1">
          <table:table-cell table:style-name="表18.A6" office:value-type="string">
            <text:p text:style-name="Standard">圧縮データ</text:p>
          </table:table-cell>
          <table:table-cell table:style-name="表18.B6" office:value-type="string">
            <text:p text:style-name="Standard">可変長</text:p>
          </table:table-cell>
          <table:table-cell table:style-name="表18.C6" office:value-type="string">
            <text:p text:style-name="P23"/>
          </table:table-cell>
        </table:table-row>
      </table:table>
      <text:p text:style-name="Standard">圧縮ありでは、必ずバイナリデータフラグが必要です。したがって、0x50～という拡張属性になります。</text:p>
      <text:p text:style-name="Standard">非圧縮長は1ﾊﾞｲﾄであらわすため、255ﾊﾞｲﾄを超える長さにはできないことに注意してください。</text:p>
      <text:p text:style-name="Standard">圧縮ヘッダーにはリンクデータの一部の内容が入ることがあります。(拡大率、アスペクト比など)</text:p>
      <text:p text:style-name="Standard">圧縮内容のフォーマットは省略</text:p>
      <text:p text:style-name="Standard"/>
      <text:list xml:id="list90036185776316" text:continue-numbering="true" text:style-name="WW8Num5">
        <text:list-item>
          <text:list>
            <text:list-item>
              <text:list>
                <text:list-item>
                  <text:h text:style-name="Heading_20_3" text:outline-level="3"><text:bookmark-start text:name="__RefHeading___Toc173167272"/>ﾘﾝｸﾃﾞｰﾀの構成<text:bookmark-end text:name="__RefHeading___Toc173167272"/></text:h>
                </text:list-item>
              </text:list>
            </text:list-item>
          </text:list>
        </text:list-item>
      </text:list>
      <text:p text:style-name="Standard">拡張属性にﾘﾝｸﾃﾞｰﾀがある場合はさらにフォーマットが定められています。</text:p>
      <text:p text:style-name="Standard"/>
      <text:h text:style-name="Heading_20_4" text:outline-level="4">ﾘﾝｸﾃﾞｰﾀの構成1-非圧縮時</text:h>
      <table:table table:name="表19" table:style-name="表19">
        <table:table-column table:style-name="表19.A" table:number-columns-repeated="2"/>
        <table:table-column table:style-name="表19.C"/>
        <table:table-row table:style-name="表19.1">
          <table:table-cell table:style-name="表19.A1" office:value-type="string">
            <text:p text:style-name="Standard">拡張属性</text:p>
          </table:table-cell>
          <table:table-cell table:style-name="表19.B1" office:value-type="string">
            <text:p text:style-name="Standard">1ﾊﾞｲﾄ</text:p>
          </table:table-cell>
          <table:table-cell table:style-name="表19.C1" office:value-type="string">
            <text:p text:style-name="Standard">0x14</text:p>
          </table:table-cell>
        </table:table-row>
        <table:table-row table:style-name="表19.1">
          <table:table-cell table:style-name="表19.A2" office:value-type="string">
            <text:p text:style-name="Standard">サイズ</text:p>
          </table:table-cell>
          <table:table-cell table:style-name="表19.B2" office:value-type="string">
            <text:p text:style-name="Standard">2ﾊﾞｲﾄ<text:span text:style-name="T20"> </text:span>or <text:span text:style-name="T45">4</text:span><text:span text:style-name="T45">ﾊﾞｲﾄ</text:span></text:p>
          </table:table-cell>
          <table:table-cell table:style-name="表19.C2" office:value-type="string">
            <text:p text:style-name="P23"/>
          </table:table-cell>
        </table:table-row>
        <table:table-row table:style-name="表19.1">
          <table:table-cell table:style-name="表19.A2" office:value-type="string">
            <text:p text:style-name="Standard">リンクタイプ</text:p>
          </table:table-cell>
          <table:table-cell table:style-name="表19.B2" office:value-type="string">
            <text:p text:style-name="Standard">1ﾊﾞｲﾄ</text:p>
          </table:table-cell>
          <table:table-cell table:style-name="表19.C2" office:value-type="string">
            <text:p text:style-name="P23"/>
          </table:table-cell>
        </table:table-row>
        <text:soft-page-break/>
        <table:table-row table:style-name="表19.1">
          <table:table-cell table:style-name="表19.A2" office:value-type="string">
            <text:p text:style-name="Standard">ID</text:p>
          </table:table-cell>
          <table:table-cell table:style-name="表19.B2" office:value-type="string">
            <text:p text:style-name="Standard">4ﾊﾞｲﾄ</text:p>
          </table:table-cell>
          <table:table-cell table:style-name="表19.C2" office:value-type="string">
            <text:p text:style-name="P23"/>
          </table:table-cell>
        </table:table-row>
        <table:table-row table:style-name="表19.1">
          <table:table-cell table:style-name="表19.A2" office:value-type="string">
            <text:p text:style-name="Standard">タイトル</text:p>
          </table:table-cell>
          <table:table-cell table:style-name="表19.B2" office:value-type="string">
            <text:p text:style-name="Standard">可変長NULL終端有り</text:p>
          </table:table-cell>
          <table:table-cell table:style-name="表19.C2" office:value-type="string">
            <text:p text:style-name="P23"/>
          </table:table-cell>
        </table:table-row>
        <table:table-row table:style-name="表19.1">
          <table:table-cell table:style-name="表19.A6" office:value-type="string">
            <text:p text:style-name="Standard">データ部</text:p>
          </table:table-cell>
          <table:table-cell table:style-name="表19.B6" office:value-type="string">
            <text:p text:style-name="Standard">可変長</text:p>
          </table:table-cell>
          <table:table-cell table:style-name="表19.C6" office:value-type="string">
            <text:p text:style-name="P23"/>
          </table:table-cell>
        </table:table-row>
      </table:table>
      <text:p text:style-name="Standard">リンクタイプ</text:p>
      <table:table table:name="表20" table:style-name="表20">
        <table:table-column table:style-name="表20.A" table:number-columns-repeated="2"/>
        <table:table-column table:style-name="表20.C"/>
        <table:table-row table:style-name="表20.1">
          <table:table-cell table:style-name="表20.A1" office:value-type="string">
            <text:p text:style-name="P12">数値</text:p>
          </table:table-cell>
          <table:table-cell table:style-name="表20.B1" office:value-type="string">
            <text:p text:style-name="P12">意味</text:p>
          </table:table-cell>
          <table:table-cell table:style-name="表20.C1" office:value-type="string">
            <text:p text:style-name="P13"/>
          </table:table-cell>
        </table:table-row>
        <table:table-row table:style-name="表20.1">
          <table:table-cell table:style-name="表20.A2" office:value-type="string">
            <text:p text:style-name="Standard">0x00</text:p>
          </table:table-cell>
          <table:table-cell table:style-name="表20.B2" office:value-type="string">
            <text:p text:style-name="Standard">未定義</text:p>
          </table:table-cell>
          <table:table-cell table:style-name="表20.C2" office:value-type="string">
            <text:p text:style-name="P23"/>
          </table:table-cell>
        </table:table-row>
        <table:table-row table:style-name="表20.1">
          <table:table-cell table:style-name="表20.A3" office:value-type="string">
            <text:p text:style-name="Standard">0x01</text:p>
          </table:table-cell>
          <table:table-cell table:style-name="表20.B3" office:value-type="string">
            <text:p text:style-name="Standard">OLE</text:p>
          </table:table-cell>
          <table:table-cell table:style-name="表20.C3" office:value-type="string">
            <text:p text:style-name="P23"/>
          </table:table-cell>
        </table:table-row>
        <table:table-row table:style-name="表20.1">
          <table:table-cell table:style-name="表20.A3" office:value-type="string">
            <text:p text:style-name="Standard">0x02</text:p>
          </table:table-cell>
          <table:table-cell table:style-name="表20.B3" office:value-type="string">
            <text:p text:style-name="Standard">ファイルリンク</text:p>
          </table:table-cell>
          <table:table-cell table:style-name="表20.C3" office:value-type="string">
            <text:p text:style-name="P23"/>
          </table:table-cell>
        </table:table-row>
        <table:table-row table:style-name="表20.1">
          <table:table-cell table:style-name="表20.A3" office:value-type="string">
            <text:p text:style-name="Standard">0x03</text:p>
          </table:table-cell>
          <table:table-cell table:style-name="表20.B3" office:value-type="string">
            <text:p text:style-name="Standard">音声データ</text:p>
          </table:table-cell>
          <table:table-cell table:style-name="表20.C3" office:value-type="string">
            <text:p text:style-name="P23"/>
          </table:table-cell>
        </table:table-row>
        <table:table-row table:style-name="表20.1">
          <table:table-cell table:style-name="表20.A3" office:value-type="string">
            <text:p text:style-name="Standard">0x04</text:p>
          </table:table-cell>
          <table:table-cell table:style-name="表20.B3" office:value-type="string">
            <text:p text:style-name="Standard">DDB(暫定)</text:p>
          </table:table-cell>
          <table:table-cell table:style-name="表20.C3" office:value-type="string">
            <text:p text:style-name="P23"/>
          </table:table-cell>
        </table:table-row>
        <table:table-row table:style-name="表20.1">
          <table:table-cell table:style-name="表20.A3" office:value-type="string">
            <text:p text:style-name="Standard">0x05</text:p>
          </table:table-cell>
          <table:table-cell table:style-name="表20.B3" office:value-type="string">
            <text:p text:style-name="Standard">DIB(暫定)</text:p>
          </table:table-cell>
          <table:table-cell table:style-name="表20.C3" office:value-type="string">
            <text:p text:style-name="P23"/>
          </table:table-cell>
        </table:table-row>
        <table:table-row table:style-name="表20.1">
          <table:table-cell table:style-name="表20.A3" office:value-type="string">
            <text:p text:style-name="Standard">0x06</text:p>
          </table:table-cell>
          <table:table-cell table:style-name="表20.B3" office:value-type="string">
            <text:p text:style-name="Standard">RTF(暫定)</text:p>
          </table:table-cell>
          <table:table-cell table:style-name="表20.C3" office:value-type="string">
            <text:p text:style-name="P23"/>
          </table:table-cell>
        </table:table-row>
        <table:table-row table:style-name="表20.1">
          <table:table-cell table:style-name="表20.A9" office:value-type="string">
            <text:p text:style-name="Standard">0x07～0xff</text:p>
          </table:table-cell>
          <table:table-cell table:style-name="表20.B9" office:value-type="string">
            <text:p text:style-name="Standard">未定義</text:p>
          </table:table-cell>
          <table:table-cell table:style-name="表20.C9" office:value-type="string">
            <text:p text:style-name="P23"/>
          </table:table-cell>
        </table:table-row>
      </table:table>
      <text:p text:style-name="Standard">ﾘﾝｸﾃﾞｰﾀの構成2-圧縮時</text:p>
      <table:table table:name="表21" table:style-name="表21">
        <table:table-column table:style-name="表21.A"/>
        <table:table-column table:style-name="表21.B"/>
        <table:table-column table:style-name="表21.C"/>
        <table:table-row table:style-name="表21.1">
          <table:table-cell table:style-name="表21.A1" office:value-type="string">
            <text:p text:style-name="Standard">拡張属性</text:p>
          </table:table-cell>
          <table:table-cell table:style-name="表21.B1" office:value-type="string">
            <text:p text:style-name="Standard">1ﾊﾞｲﾄ</text:p>
          </table:table-cell>
          <table:table-cell table:style-name="表21.C1" office:value-type="string">
            <text:p text:style-name="Standard">0x14</text:p>
          </table:table-cell>
        </table:table-row>
        <table:table-row table:style-name="表21.1">
          <table:table-cell table:style-name="表21.A2" office:value-type="string">
            <text:p text:style-name="Standard">サイズ</text:p>
          </table:table-cell>
          <table:table-cell table:style-name="表21.B2" office:value-type="string">
            <text:p text:style-name="Standard">2ﾊﾞｲﾄ<text:span text:style-name="T20"> </text:span>or <text:span text:style-name="T45">4</text:span><text:span text:style-name="T45">ﾊﾞｲﾄ</text:span></text:p>
          </table:table-cell>
          <table:table-cell table:style-name="表21.C2" office:value-type="string">
            <text:p text:style-name="P23"/>
          </table:table-cell>
        </table:table-row>
        <table:table-row table:style-name="表21.1">
          <table:table-cell table:style-name="表21.A2" office:value-type="string">
            <text:p text:style-name="Standard">非圧縮長</text:p>
          </table:table-cell>
          <table:table-cell table:style-name="表21.B2" office:value-type="string">
            <text:p text:style-name="Standard">1ﾊﾞｲﾄ</text:p>
          </table:table-cell>
          <table:table-cell table:style-name="表21.C2" office:value-type="string">
            <text:p text:style-name="Standard">リンクタイプからタイトルの最後までのﾊﾞｲﾄ単位の長さ</text:p>
          </table:table-cell>
        </table:table-row>
        <table:table-row table:style-name="表21.1">
          <table:table-cell table:style-name="表21.A2" office:value-type="string">
            <text:p text:style-name="Standard">リンクタイプ</text:p>
          </table:table-cell>
          <table:table-cell table:style-name="表21.B2" office:value-type="string">
            <text:p text:style-name="Standard">1ﾊﾞｲﾄ</text:p>
          </table:table-cell>
          <table:table-cell table:style-name="表21.C2" office:value-type="string">
            <text:p text:style-name="P23"/>
          </table:table-cell>
        </table:table-row>
        <table:table-row table:style-name="表21.1">
          <table:table-cell table:style-name="表21.A2" office:value-type="string">
            <text:p text:style-name="Standard">ID</text:p>
          </table:table-cell>
          <table:table-cell table:style-name="表21.B2" office:value-type="string">
            <text:p text:style-name="Standard">4ﾊﾞｲﾄ</text:p>
          </table:table-cell>
          <table:table-cell table:style-name="表21.C2" office:value-type="string">
            <text:p text:style-name="P23"/>
          </table:table-cell>
        </table:table-row>
        <table:table-row table:style-name="表21.1">
          <table:table-cell table:style-name="表21.A2" office:value-type="string">
            <text:p text:style-name="Standard">タイトル</text:p>
          </table:table-cell>
          <table:table-cell table:style-name="表21.B2" office:value-type="string">
            <text:p text:style-name="Standard">可変長NULL終端有り</text:p>
          </table:table-cell>
          <table:table-cell table:style-name="表21.C2" office:value-type="string">
            <text:p text:style-name="P23"/>
          </table:table-cell>
        </table:table-row>
        <table:table-row table:style-name="表21.1">
          <table:table-cell table:style-name="表21.A2" office:value-type="string">
            <text:p text:style-name="Standard">圧縮ヘッダー</text:p>
          </table:table-cell>
          <table:table-cell table:style-name="表21.B2" office:value-type="string">
            <text:p text:style-name="Standard">可変長</text:p>
          </table:table-cell>
          <table:table-cell table:style-name="表21.C2" office:value-type="string">
            <text:p text:style-name="P23"/>
          </table:table-cell>
        </table:table-row>
        <table:table-row table:style-name="表21.1">
          <table:table-cell table:style-name="表21.A8" office:value-type="string">
            <text:p text:style-name="Standard">データ部(圧縮データ)</text:p>
          </table:table-cell>
          <table:table-cell table:style-name="表21.B8" office:value-type="string">
            <text:p text:style-name="Standard">可変長</text:p>
          </table:table-cell>
          <table:table-cell table:style-name="表21.C8" office:value-type="string">
            <text:p text:style-name="P23"/>
          </table:table-cell>
        </table:table-row>
      </table:table>
      <text:p text:style-name="Standard"/>
      <text:p text:style-name="Standard">さらにさらに、ﾘﾝｸﾃﾞｰﾀのデータ部はリンクタイプによって異なります。</text:p>
      <text:p text:style-name="Standard">ここではデータ部のみを示します。</text:p>
      <text:p text:style-name="Standard">ﾘﾝｸﾃﾞｰﾀの構成１-OLEデータの場合</text:p>
      <text:p text:style-name="Standard">省略</text:p>
      <text:p text:style-name="Standard">ﾘﾝｸﾃﾞｰﾀの構成２-ファイルリンクデータの場合</text:p>
      <text:p text:style-name="Standard">省略</text:p>
      <text:p text:style-name="Standard"/>
      <text:p text:style-name="Standard">例：見出語、訳語、用例がある場合</text:p>
      <table:table table:name="表22" table:style-name="表22">
        <table:table-column table:style-name="表22.A" table:number-columns-repeated="2"/>
        <table:table-column table:style-name="表22.C"/>
        <table:table-row table:style-name="表22.1">
          <table:table-cell table:style-name="表22.A1" office:value-type="string">
            <text:p text:style-name="P12">名称</text:p>
          </table:table-cell>
          <table:table-cell table:style-name="表22.B1" office:value-type="string">
            <text:p text:style-name="P12">サイズ</text:p>
          </table:table-cell>
          <table:table-cell table:style-name="表22.C1" office:value-type="string">
            <text:p text:style-name="P12">備考</text:p>
          </table:table-cell>
        </table:table-row>
        <table:table-row table:style-name="表22.1">
          <table:table-cell table:style-name="表22.A2" office:value-type="string">
            <text:p text:style-name="Standard">ﾌｨｰﾙﾄﾞ長</text:p>
          </table:table-cell>
          <table:table-cell table:style-name="表22.B2" office:value-type="string">
            <text:p text:style-name="Standard">2ﾊﾞｲﾄ<text:span text:style-name="T20"> </text:span>or <text:span text:style-name="T45">4</text:span><text:span text:style-name="T45">ﾊﾞｲﾄ</text:span></text:p>
          </table:table-cell>
          <table:table-cell table:style-name="表22.C2" office:value-type="string">
            <text:p text:style-name="Standard">見出語から訳語の最後までのﾊﾞｲﾄ単位の長さ</text:p>
          </table:table-cell>
        </table:table-row>
        <text:soft-page-break/>
        <table:table-row table:style-name="表22.1">
          <table:table-cell table:style-name="表22.A3" office:value-type="string">
            <text:p text:style-name="Standard">見出語</text:p>
          </table:table-cell>
          <table:table-cell table:style-name="表22.B3" office:value-type="string">
            <text:p text:style-name="Standard">可変長NULL終端</text:p>
          </table:table-cell>
          <table:table-cell table:style-name="表22.C3" office:value-type="string">
            <text:p text:style-name="P23"/>
          </table:table-cell>
        </table:table-row>
        <table:table-row table:style-name="表22.1">
          <table:table-cell table:style-name="表22.A3" office:value-type="string">
            <text:p text:style-name="Standard">見出語属性</text:p>
          </table:table-cell>
          <table:table-cell table:style-name="表22.B3" office:value-type="string">
            <text:p text:style-name="Standard">1ﾊﾞｲﾄ</text:p>
          </table:table-cell>
          <table:table-cell table:style-name="表22.C3" office:value-type="string">
            <text:p text:style-name="P23"/>
          </table:table-cell>
        </table:table-row>
        <table:table-row table:style-name="表22.1">
          <table:table-cell table:style-name="表22.A3" office:value-type="string">
            <text:p text:style-name="Standard">訳語</text:p>
          </table:table-cell>
          <table:table-cell table:style-name="表22.B3" office:value-type="string">
            <text:p text:style-name="Standard">可変長NULL終端無</text:p>
          </table:table-cell>
          <table:table-cell table:style-name="表22.C3" office:value-type="string">
            <text:p text:style-name="P23"/>
          </table:table-cell>
        </table:table-row>
        <table:table-row table:style-name="表22.1">
          <table:table-cell table:style-name="表22.A6" office:value-type="string">
            <text:p text:style-name="Standard">拡張属性(用例)</text:p>
          </table:table-cell>
          <table:table-cell table:style-name="表22.B6" office:value-type="string">
            <text:p text:style-name="Standard">1ﾊﾞｲﾄ</text:p>
          </table:table-cell>
          <table:table-cell table:style-name="表22.C6" office:value-type="string">
            <text:p text:style-name="P23"/>
          </table:table-cell>
        </table:table-row>
        <table:table-row table:style-name="表22.1">
          <table:table-cell table:style-name="表22.A6" office:value-type="string">
            <text:p text:style-name="Standard">用例</text:p>
          </table:table-cell>
          <table:table-cell table:style-name="表22.B6" office:value-type="string">
            <text:p text:style-name="Standard">可変長NULL終端</text:p>
          </table:table-cell>
          <table:table-cell table:style-name="表22.C6" office:value-type="string">
            <text:p text:style-name="P23"/>
          </table:table-cell>
        </table:table-row>
        <table:table-row table:style-name="表22.1">
          <table:table-cell table:style-name="表22.A8" office:value-type="string">
            <text:p text:style-name="Standard">拡張終了</text:p>
          </table:table-cell>
          <table:table-cell table:style-name="表22.B8" office:value-type="string">
            <text:p text:style-name="P23"/>
          </table:table-cell>
          <table:table-cell table:style-name="表22.C8" office:value-type="string">
            <text:p text:style-name="P23"/>
          </table:table-cell>
        </table:table-row>
      </table:table>
      <text:p text:style-name="Standard"/>
      <text:p text:style-name="Text_20_body"/>
      <text:p text:style-name="Text_20_body"/>
      <text:list xml:id="list90035309010503" text:continue-numbering="true" text:style-name="WW8Num5">
        <text:list-item>
          <text:list>
            <text:list-item>
              <text:h text:style-name="Heading_20_2" text:outline-level="2"><text:bookmark-start text:name="__RefHeading___Toc173167273"/>リファレンス登録語→<text:span text:style-name="T5">Ver.6.10で廃案</text:span><text:bookmark-end text:name="__RefHeading___Toc173167273"/></text:h>
            </text:list-item>
          </text:list>
        </text:list-item>
      </text:list>
      <text:p text:style-name="Text_20_body">Ver.6から新たに追加された機能である。たとえば、</text:p>
      <text:p text:style-name="Text_20_body">take A for B<text:tab/><text:tab/>AをBだと思う</text:p>
      <text:p text:style-name="Text_20_body">という見出し語および訳語を通常の登録語として登録し、リファレンス登録語として、</text:p>
      <text:p text:style-name="Text_20_body">for\ttake A for B</text:p>
      <text:p text:style-name="Text_20_body">を登録する。</text:p>
      <text:p text:style-name="Text_20_body">“for”でインクリメンタルサーチを行うと、”for\ttake A for B”が一覧表示に現れ、実際に表示される内容は</text:p>
      <text:p text:style-name="Text_20_body">take A for B<text:tab/><text:tab/>AをBだと思う</text:p>
      <text:p text:style-name="Text_20_body">となる。</text:p>
      <text:p text:style-name="Text_20_body">さらにこの登録語を編集すると”take A for B”という見出し語の訳語が編集されることになる。</text:p>
      <text:p text:style-name="Text_20_body">もし、見出し語”take A for B”を削除した場合は、”for\ttake A for B”のリファレンスはリンク切れとなり、エラーが表示される。</text:p>
      <text:p text:style-name="Text_20_body">take A for B<text:tab/><text:tab/>&lt;&lt;reference link error&gt;&gt;</text:p>
      <text:p text:style-name="Text_20_body">エラーの対処方法はアプリに依存。</text:p>
      <text:p text:style-name="Text_20_body"/>
      <text:list xml:id="list90034534244976" text:continue-numbering="true" text:style-name="WW8Num5">
        <text:list-item>
          <text:list>
            <text:list-item>
              <text:h text:style-name="Heading_20_2" text:outline-level="2"><text:bookmark-start text:name="__RefHeading___Toc173167274"/>逆リファレンス辞書→<text:span text:style-name="T5">Ver.6.10で廃案</text:span><text:bookmark-end text:name="__RefHeading___Toc173167274"/></text:h>
            </text:list-item>
          </text:list>
        </text:list-item>
      </text:list>
      <text:p text:style-name="Text_20_body">辞書編集者が主に利用する機能である。</text:p>
      <text:p text:style-name="Text_20_body">“take A for B”の”for”を”as”に変更したい、という場合、これまで述べた辞書形式では辞書をすべて検索しなければならず、非常に時間がかかる（辞書が大きい場合）。それを高速化するための逆リファレンス辞書である。</text:p>
      <text:list xml:id="list2759027145" text:style-name="WW8Num7">
        <text:list-item>
          <text:p text:style-name="P58">辞書形式はPDIC辞書形式(Ver.6)</text:p>
        </text:list-item>
        <text:list-item>
          <text:p text:style-name="P58">必要な場合のみ作成する</text:p>
        </text:list-item>
        <text:list-item>
          <text:p text:style-name="P58">作成されたら本辞書と常に整合性を保つ</text:p>
        </text:list-item>
        <text:list-item>
          <text:p text:style-name="P58">整合性をチェックするために、ヘッダー部の逆リファレンス辞書識別子を用いる</text:p>
        </text:list-item>
        <text:list-item>
          <text:p text:style-name="P58">不整合と判断された場合は、最初から作り直す</text:p>
        </text:list-item>
        <text:list-item>
          <text:p text:style-name="P58"><text:soft-page-break/>データ形式はリファレンス登録語と同じ</text:p>
        </text:list-item>
      </text:list>
      <text:p text:style-name="Text_20_body"/>
      <text:p text:style-name="Standard"/>
      <text:list xml:id="list90034924889723" text:continue-list="list90034534244976" text:style-name="WW8Num5">
        <text:list-item>
          <text:list>
            <text:list-item>
              <text:h text:style-name="Heading_20_2" text:outline-level="2"><text:bookmark-start text:name="__RefHeading___Toc173167275"/>PDICにおけるデータブロックの分割方法<text:bookmark-end text:name="__RefHeading___Toc173167275"/></text:h>
            </text:list-item>
          </text:list>
        </text:list-item>
      </text:list>
      <text:p text:style-name="Standard">ここでは、辞書の制御で一番難しい、データブロックの分割方法について述べます。この手のデータベースを扱ったことがない方にはピンと来ないかもしれませんが、この処理は登録の速度や格納率に大きく影響します。</text:p>
      <text:p text:style-name="Standard">辞書ファイルのサイズを抑えるためには、データブロックいっぱいにデータを詰め込み、インデックス部をなるべく小さくすることにあります。</text:p>
      <text:p text:style-name="Standard">辞書に見出語を登録する際に、見出語が昇順で順番に登録される場合は、かなり高い格納率でデータブロックを埋めていくことができますが、下手をすると未使用領域が大きくなってしまいます。NEWDIC2までは、この点に問題があり、色んな圧縮を用いて辞書のサイズを小さくしても、生のテキストデータより若干大きくなっていました。</text:p>
      <text:p text:style-name="P52">また、逆にデータブロックを大きくしすぎると、検索速度が落ちてしまいます。速度とサイズのトレードオフが重要です。</text:p>
      <text:list xml:id="list90036302551527" text:continue-numbering="true" text:style-name="WW8Num5">
        <text:list-item>
          <text:list>
            <text:list-item>
              <text:list>
                <text:list-item>
                  <text:h text:style-name="Heading_20_3" text:outline-level="3"><text:bookmark-start text:name="__RefHeading___Toc173167276"/>データブロックの分割の基準<text:span text:style-name="T18"> </text:span>- 開発者メモ<text:bookmark-end text:name="__RefHeading___Toc173167276"/></text:h>
                </text:list-item>
              </text:list>
            </text:list-item>
          </text:list>
        </text:list-item>
      </text:list>
      <text:p text:style-name="Standard"><text:span text:style-name="T20"><text:s text:c="2"/></text:span>この基準を決めるには、検索速度と辞書サイズとのバランスを考える必要があります。</text:p>
      <text:p text:style-name="P52">辞書の検索速度はインデックス部とデータ部の検索で決まります。インデックス部はB-treeで検索、データブロック部は逐次検索であるので、<draw:frame draw:style-name="fr1" draw:name="オブジェクト1" text:anchor-type="as-char" svg:width="2.902cm" svg:height="0.674cm" draw:z-index="0"><draw:object xlink:href="./Object 1" xlink:type="simple" xlink:show="embed" xlink:actuate="onLoad"/><draw:image xlink:href="./ObjectReplacements/Object 1" xlink:type="simple" xlink:show="embed" xlink:actuate="onLoad"/></draw:frame>のオーダで検索されます(PDICでは、インデックス部がメモリ上、データ部がディスク上にあるのでこんなに簡単ではないのですが)。ここで、<draw:frame draw:style-name="fr1" draw:name="オブジェクト2" text:anchor-type="as-char" svg:width="0.725cm" svg:height="0.607cm" draw:z-index="1"><draw:object xlink:href="./Object 2" xlink:type="simple" xlink:show="embed" xlink:actuate="onLoad"/><draw:image xlink:href="./ObjectReplacements/Object 2" xlink:type="simple" xlink:show="embed" xlink:actuate="onLoad"/></draw:frame>はインデックス要素の個数、<draw:frame draw:style-name="fr1" draw:name="オブジェクト3" text:anchor-type="as-char" svg:width="0.873cm" svg:height="0.467cm" draw:z-index="2"><draw:object xlink:href="./Object 3" xlink:type="simple" xlink:show="embed" xlink:actuate="onLoad"/><draw:image xlink:href="./ObjectReplacements/Object 3" xlink:type="simple" xlink:show="embed" xlink:actuate="onLoad"/></draw:frame>は１つのデータブロックに入っている見出語の個数の平均、logの基底は2です。<draw:frame draw:style-name="fr1" draw:name="オブジェクト4" text:anchor-type="as-char" svg:width="1.409cm" svg:height="0.607cm" draw:z-index="3"><draw:object xlink:href="./Object 4" xlink:type="simple" xlink:show="embed" xlink:actuate="onLoad"/><draw:image xlink:href="./ObjectReplacements/Object 4" xlink:type="simple" xlink:show="embed" xlink:actuate="onLoad"/></draw:frame>は小さいので、<draw:frame draw:style-name="fr1" draw:name="オブジェクト5" text:anchor-type="as-char" svg:width="0.873cm" svg:height="0.467cm" draw:z-index="4"><draw:object xlink:href="./Object 5" xlink:type="simple" xlink:show="embed" xlink:actuate="onLoad"/><draw:image xlink:href="./ObjectReplacements/Object 5" xlink:type="simple" xlink:show="embed" xlink:actuate="onLoad"/></draw:frame>によって、検索速度、辞書サイズに影響します。(<draw:frame draw:style-name="fr1" draw:name="オブジェクト6" text:anchor-type="as-char" svg:width="0.725cm" svg:height="0.607cm" draw:z-index="5"><draw:object xlink:href="./Object 6" xlink:type="simple" xlink:show="embed" xlink:actuate="onLoad"/><draw:image xlink:href="./ObjectReplacements/Object 6" xlink:type="simple" xlink:show="embed" xlink:actuate="onLoad"/></draw:frame>は<draw:frame draw:style-name="fr1" draw:name="オブジェクト7" text:anchor-type="as-char" svg:width="0.852cm" svg:height="0.607cm" draw:z-index="6"><draw:object xlink:href="./Object 7" xlink:type="simple" xlink:show="embed" xlink:actuate="onLoad"/><draw:image xlink:href="./ObjectReplacements/Object 7" xlink:type="simple" xlink:show="embed" xlink:actuate="onLoad"/></draw:frame>に依存する)</text:p>
      <text:p text:style-name="P52">また、辞書サイズTは次のような式で求められます。</text:p>
      <text:p text:style-name="Standard"><draw:frame draw:style-name="fr1" draw:name="オブジェクト8" text:anchor-type="as-char" svg:width="3.291cm" svg:height="0.607cm" draw:z-index="7"><draw:object xlink:href="./Object 8" xlink:type="simple" xlink:show="embed" xlink:actuate="onLoad"/><draw:image xlink:href="./ObjectReplacements/Object 8" xlink:type="simple" xlink:show="embed" xlink:actuate="onLoad"/></draw:frame></text:p>
      <text:p text:style-name="Standard"><draw:frame draw:style-name="fr1" draw:name="オブジェクト9" text:anchor-type="as-char" svg:width="0.485cm" svg:height="0.467cm" draw:z-index="8"><draw:object xlink:href="./Object 9" xlink:type="simple" xlink:show="embed" xlink:actuate="onLoad"/><draw:image xlink:href="./ObjectReplacements/Object 9" xlink:type="simple" xlink:show="embed" xlink:actuate="onLoad"/></draw:frame>は１つのデータブロックのサイズの平均、<draw:frame draw:style-name="fr1" draw:name="オブジェクト10" text:anchor-type="as-char" svg:width="0.656cm" svg:height="0.607cm" draw:z-index="9"><draw:object xlink:href="./Object 10" xlink:type="simple" xlink:show="embed" xlink:actuate="onLoad"/><draw:image xlink:href="./ObjectReplacements/Object 10" xlink:type="simple" xlink:show="embed" xlink:actuate="onLoad"/></draw:frame>はインデックスの要素の平均長です。ちなみにデータブロックの平均格納率<draw:frame draw:style-name="fr1" draw:name="オブジェクト11" text:anchor-type="as-char" svg:width="0.54cm" svg:height="0.467cm" draw:z-index="10"><draw:object xlink:href="./Object 11" xlink:type="simple" xlink:show="embed" xlink:actuate="onLoad"/><draw:image xlink:href="./ObjectReplacements/Object 11" xlink:type="simple" xlink:show="embed" xlink:actuate="onLoad"/></draw:frame>は</text:p>
      <text:p text:style-name="Standard"><draw:frame draw:style-name="fr1" draw:name="オブジェクト12" text:anchor-type="as-char" svg:width="2.383cm" svg:height="1.275cm" draw:z-index="11"><draw:object xlink:href="./Object 12" xlink:type="simple" xlink:show="embed" xlink:actuate="onLoad"/><draw:image xlink:href="./ObjectReplacements/Object 12" xlink:type="simple" xlink:show="embed" xlink:actuate="onLoad"/></draw:frame></text:p>
      <text:p text:style-name="Standard">です。<draw:frame draw:style-name="fr1" draw:name="オブジェクト13" text:anchor-type="as-char" svg:width="0.788cm" svg:height="0.607cm" draw:z-index="12"><draw:object xlink:href="./Object 13" xlink:type="simple" xlink:show="embed" xlink:actuate="onLoad"/><draw:image xlink:href="./ObjectReplacements/Object 13" xlink:type="simple" xlink:show="embed" xlink:actuate="onLoad"/></draw:frame>は、１つの単語の平均長です(単語といっても、訳語などすべてのデータを含め、見出語圧縮や属性、フィールド長なども含めています)。</text:p>
      <text:p text:style-name="P52">ここで、整理してみますと、</text:p>
      <text:p text:style-name="Standard">・<draw:frame draw:style-name="fr1" draw:name="オブジェクト14" text:anchor-type="as-char" svg:width="0.873cm" svg:height="0.467cm" draw:z-index="13"><draw:object xlink:href="./Object 14" xlink:type="simple" xlink:show="embed" xlink:actuate="onLoad"/><draw:image xlink:href="./ObjectReplacements/Object 14" xlink:type="simple" xlink:show="embed" xlink:actuate="onLoad"/></draw:frame>は小さいほうが検索が速い</text:p>
      <text:p text:style-name="Standard">・<draw:frame draw:style-name="fr1" draw:name="オブジェクト15" text:anchor-type="as-char" svg:width="0.54cm" svg:height="0.467cm" draw:z-index="14"><draw:object xlink:href="./Object 15" xlink:type="simple" xlink:show="embed" xlink:actuate="onLoad"/><draw:image xlink:href="./ObjectReplacements/Object 15" xlink:type="simple" xlink:show="embed" xlink:actuate="onLoad"/></draw:frame>は大きいほうが辞書サイズが小さくなる</text:p>
      <text:p text:style-name="Standard"><draw:frame draw:style-name="fr1" draw:name="オブジェクト16" text:anchor-type="as-char" svg:width="0.54cm" svg:height="0.467cm" draw:z-index="15"><draw:object xlink:href="./Object 16" xlink:type="simple" xlink:show="embed" xlink:actuate="onLoad"/><draw:image xlink:href="./ObjectReplacements/Object 16" xlink:type="simple" xlink:show="embed" xlink:actuate="onLoad"/></draw:frame>は処理の結果得られるものと考えると(分割の基準というより、分割時の処理の仕方といえるので)、<draw:frame draw:style-name="fr1" draw:name="オブジェクト17" text:anchor-type="as-char" svg:width="0.873cm" svg:height="0.467cm" draw:z-index="16"><draw:object xlink:href="./Object 17" xlink:type="simple" xlink:show="embed" xlink:actuate="onLoad"/><draw:image xlink:href="./ObjectReplacements/Object 17" xlink:type="simple" xlink:show="embed" xlink:actuate="onLoad"/></draw:frame>の制御が非常に重要となります。</text:p>
      <text:p text:style-name="P52"><text:soft-page-break/>次に、この<draw:frame draw:style-name="fr1" draw:name="オブジェクト18" text:anchor-type="as-char" svg:width="0.873cm" svg:height="0.467cm" draw:z-index="17"><draw:object xlink:href="./Object 18" xlink:type="simple" xlink:show="embed" xlink:actuate="onLoad"/><draw:image xlink:href="./ObjectReplacements/Object 18" xlink:type="simple" xlink:show="embed" xlink:actuate="onLoad"/></draw:frame>は小さいほうがよいわけですが、小さすぎるとインデックス部が大きくなってしまい、辞書の使用効率の低下、メモリの使用量の増加、下手をするとインデックス部がいっぱいになったり、インデックス部だけでディスクが満杯になる可能性があります。また、この<draw:frame draw:style-name="fr1" draw:name="オブジェクト19" text:anchor-type="as-char" svg:width="0.873cm" svg:height="0.467cm" draw:z-index="18"><draw:object xlink:href="./Object 19" xlink:type="simple" xlink:show="embed" xlink:actuate="onLoad"/><draw:image xlink:href="./ObjectReplacements/Object 19" xlink:type="simple" xlink:show="embed" xlink:actuate="onLoad"/></draw:frame>は常に一定値ではなく、辞書の大きさ(登録単語数)に依存したほうが良いと考えられます。それは、<draw:frame draw:style-name="fr1" draw:name="オブジェクト20" text:anchor-type="as-char" svg:width="1.409cm" svg:height="0.607cm" draw:z-index="19"><draw:object xlink:href="./Object 20" xlink:type="simple" xlink:show="embed" xlink:actuate="onLoad"/><draw:image xlink:href="./ObjectReplacements/Object 20" xlink:type="simple" xlink:show="embed" xlink:actuate="onLoad"/></draw:frame>と<draw:frame draw:style-name="fr1" draw:name="オブジェクト21" text:anchor-type="as-char" svg:width="0.852cm" svg:height="0.607cm" draw:z-index="20"><draw:object xlink:href="./Object 21" xlink:type="simple" xlink:show="embed" xlink:actuate="onLoad"/><draw:image xlink:href="./ObjectReplacements/Object 21" xlink:type="simple" xlink:show="embed" xlink:actuate="onLoad"/></draw:frame>との関係を一定にするためです。つまり、</text:p>
      <text:p text:style-name="P52"><draw:frame draw:style-name="fr1" draw:name="オブジェクト22" text:anchor-type="as-char" svg:width="2.674cm" svg:height="0.607cm" draw:z-index="21"><draw:object xlink:href="./Object 22" xlink:type="simple" xlink:show="embed" xlink:actuate="onLoad"/><draw:image xlink:href="./ObjectReplacements/Object 22" xlink:type="simple" xlink:show="embed" xlink:actuate="onLoad"/></draw:frame><text:tab/><text:tab/>(αは一定値)</text:p>
      <text:p text:style-name="Standard">という関係式で考え、登録単語数を<draw:frame draw:style-name="fr1" draw:name="オブジェクト23" text:anchor-type="as-char" svg:width="0.788cm" svg:height="0.607cm" draw:z-index="22"><draw:object xlink:href="./Object 23" xlink:type="simple" xlink:show="embed" xlink:actuate="onLoad"/><draw:image xlink:href="./ObjectReplacements/Object 23" xlink:type="simple" xlink:show="embed" xlink:actuate="onLoad"/></draw:frame>とすると、</text:p>
      <text:p text:style-name="Standard"><draw:frame draw:style-name="fr1" draw:name="オブジェクト24" text:anchor-type="as-char" svg:width="2.485cm" svg:height="0.607cm" draw:z-index="23"><draw:object xlink:href="./Object 24" xlink:type="simple" xlink:show="embed" xlink:actuate="onLoad"/><draw:image xlink:href="./ObjectReplacements/Object 24" xlink:type="simple" xlink:show="embed" xlink:actuate="onLoad"/></draw:frame></text:p>
      <text:p text:style-name="Standard"><text:span text:style-name="T20"><text:s text:c="3"/></text:span><draw:frame draw:style-name="fr1" draw:name="オブジェクト25" text:anchor-type="as-char" svg:width="2.281cm" svg:height="0.651cm" draw:z-index="24"><draw:object xlink:href="./Object 25" xlink:type="simple" xlink:show="embed" xlink:actuate="onLoad"/><draw:image xlink:href="./ObjectReplacements/Object 25" xlink:type="simple" xlink:show="embed" xlink:actuate="onLoad"/></draw:frame></text:p>
      <text:p text:style-name="Standard">となるように分割を制御します。</text:p>
      <text:p text:style-name="Standard">なお、αの値は実際のプログラミングに依存するので経験に依存します。</text:p>
      <text:p text:style-name="P52">もう一つここで考慮しなければならないのは、<draw:frame draw:style-name="fr1" draw:name="オブジェクト26" text:anchor-type="as-char" svg:width="0.788cm" svg:height="0.607cm" draw:z-index="25"><draw:object xlink:href="./Object 26" xlink:type="simple" xlink:show="embed" xlink:actuate="onLoad"/><draw:image xlink:href="./ObjectReplacements/Object 26" xlink:type="simple" xlink:show="embed" xlink:actuate="onLoad"/></draw:frame>が一定値ではなく、変動値であるという点です。しかし、これはオーダレベルの話ではないので、αに含まれるものとして考えても問題ないと思います。(まてよ、αに小数点は使えないなぁ…(^^;)</text:p>
      <text:p text:style-name="P52">次に、単語の長さ<draw:frame draw:style-name="fr1" draw:name="オブジェクト27" text:anchor-type="as-char" svg:width="0.787cm" svg:height="0.607cm" draw:z-index="26"><draw:object xlink:href="./Object 27" xlink:type="simple" xlink:show="embed" xlink:actuate="onLoad"/><draw:image xlink:href="./ObjectReplacements/Object 27" xlink:type="simple" xlink:show="embed" xlink:actuate="onLoad"/></draw:frame>を無視してきましたが、この項は理論式には現れないものの、実際には検索速度に影響を与えます。つまり、<draw:frame draw:style-name="fr1" draw:name="オブジェクト28" text:anchor-type="as-char" svg:width="0.787cm" svg:height="0.607cm" draw:z-index="27"><draw:object xlink:href="./Object 28" xlink:type="simple" xlink:show="embed" xlink:actuate="onLoad"/><draw:image xlink:href="./ObjectReplacements/Object 28" xlink:type="simple" xlink:show="embed" xlink:actuate="onLoad"/></draw:frame>が非常に大きくなると、ディスクへのアクセス時間(など)が長くなり、これがミスヒットした場合のペナルティが大きくなるためです。しかし、これもプログラムに依存する値なので、詳しくは述べません。</text:p>
      <text:p text:style-name="Standard">結論としては、</text:p>
      <text:list xml:id="list519138026" text:style-name="L1">
        <text:list-item>
          <text:p text:style-name="P51">１つのデータブロックの長さが<draw:frame draw:style-name="fr1" draw:name="オブジェクト29" text:anchor-type="as-char" svg:width="0.852cm" svg:height="0.607cm" draw:z-index="28"><draw:object xlink:href="./Object 29" xlink:type="simple" xlink:show="embed" xlink:actuate="onLoad"/><draw:image xlink:href="./ObjectReplacements/Object 29" xlink:type="simple" xlink:show="embed" xlink:actuate="onLoad"/></draw:frame>未満であったらブロック拡張</text:p>
        </text:list-item>
        <text:list-item>
          <text:p text:style-name="P51">１つのデータブロックの長さが<draw:frame draw:style-name="fr1" draw:name="オブジェクト30" text:anchor-type="as-char" svg:width="0.852cm" svg:height="0.607cm" draw:z-index="29"><draw:object xlink:href="./Object 30" xlink:type="simple" xlink:show="embed" xlink:actuate="onLoad"/><draw:image xlink:href="./ObjectReplacements/Object 30" xlink:type="simple" xlink:show="embed" xlink:actuate="onLoad"/></draw:frame>を超えたらブロック分割</text:p>
        </text:list-item>
      </text:list>
      <text:p text:style-name="Standard">とします。ただし、<draw:frame draw:style-name="fr1" draw:name="オブジェクト31" text:anchor-type="as-char" svg:width="0.852cm" svg:height="0.607cm" draw:z-index="30"><draw:object xlink:href="./Object 31" xlink:type="simple" xlink:show="embed" xlink:actuate="onLoad"/><draw:image xlink:href="./ObjectReplacements/Object 31" xlink:type="simple" xlink:show="embed" xlink:actuate="onLoad"/></draw:frame>未満であっても、データブロックの長さが<draw:frame draw:style-name="fr1" draw:name="オブジェクト32" text:anchor-type="as-char" svg:width="0.787cm" svg:height="0.607cm" draw:z-index="31"><draw:object xlink:href="./Object 32" xlink:type="simple" xlink:show="embed" xlink:actuate="onLoad"/><draw:image xlink:href="./ObjectReplacements/Object 32" xlink:type="simple" xlink:show="embed" xlink:actuate="onLoad"/></draw:frame>に関係した値を超えた場合も分割するとします。逆に、<draw:frame draw:style-name="fr1" draw:name="オブジェクト33" text:anchor-type="as-char" svg:width="0.852cm" svg:height="0.607cm" draw:z-index="32"><draw:object xlink:href="./Object 33" xlink:type="simple" xlink:show="embed" xlink:actuate="onLoad"/><draw:image xlink:href="./ObjectReplacements/Object 33" xlink:type="simple" xlink:show="embed" xlink:actuate="onLoad"/></draw:frame>以上であっても、最小ブロック単位以下であったら分割しません(分割すると格納率が低下するため)。</text:p>
      <text:p text:style-name="Standard">　ちなみに、PDICではαを1/16(かな？)にしています。この値はブロックを分割したときの理想値にしなければならないことに注意しなければなりません。</text:p>
      <text:list xml:id="list90035518018619" text:continue-list="list90036302551527" text:style-name="WW8Num5">
        <text:list-item>
          <text:list>
            <text:list-item>
              <text:list>
                <text:list-item>
                  <text:h text:style-name="Heading_20_3" text:outline-level="3"><text:bookmark-start text:name="__RefHeading___Toc173167277"/>データブロックの分割方法<text:bookmark-end text:name="__RefHeading___Toc173167277"/></text:h>
                </text:list-item>
              </text:list>
            </text:list-item>
          </text:list>
        </text:list-item>
      </text:list>
      <text:p text:style-name="P52">前項で分割の基準が決まったので、次は分割方法です。ここで重要なのはデータブロックの平均格納率です。格納率を向上させるために、データブロック分割点は格納率が最も良くなるところにすればよいことになります。</text:p>
      <text:p text:style-name="P52">これで実際のプログラミングには入れるわけですが、このブロック分割は非常に厄介な処理です。もし、登録プログラムを作成される方は、以上の内容を十分理解し、どのような変更を行ったら辞書のどの部分に影響を与えるのか、よく考えながらプログラミングされてください。まず、プログラムの仕様作成で普段の２倍の時間をかけ、一点の曇りのないものに仕上げ、それから普段の２倍の時間をかけて慎重にプログラミングを行ってください。それでも、通常のプログラムの数倍のバグが出てきます。(作者もここをしっかり<text:soft-page-break/>押さえずにやっていたら、デバッグに恐ろしいほどの時間がかかりました(^^;;)。とにかく、いろんな条件や場合分けが存在しています。</text:p>
      <text:p text:style-name="標準インデント"/>
      <text:h text:style-name="P7" text:outline-level="1"/>
      <text:list xml:id="list90035244936043" text:continue-numbering="true" text:style-name="WW8Num5">
        <text:list-item>
          <text:h text:style-name="P8" text:outline-level="1"><text:bookmark-start text:name="__RefHeading___Toc173167278"/>Unicode辞書<text:span text:style-name="T18"> </text:span>Ver.5.00 の構造<text:bookmark-end text:name="__RefHeading___Toc173167278"/></text:h>
          <text:list>
            <text:list-item>
              <text:h text:style-name="Heading_20_2" text:outline-level="2"><text:bookmark-start text:name="__RefHeading___Toc173167279"/>データブロック部<text:bookmark-end text:name="__RefHeading___Toc173167279"/></text:h>
            </text:list-item>
          </text:list>
        </text:list-item>
      </text:list>
      <text:p text:style-name="Standard">基本構成</text:p>
      <table:table table:name="表23" table:style-name="表23">
        <table:table-column table:style-name="表23.A"/>
        <table:table-column table:style-name="表23.B"/>
        <table:table-column table:style-name="表23.C"/>
        <table:table-header-rows>
          <table:table-row table:style-name="表23.1">
            <table:table-cell table:style-name="表23.A1" office:value-type="string">
              <text:p text:style-name="P12">名称</text:p>
            </table:table-cell>
            <table:table-cell table:style-name="表23.B1" office:value-type="string">
              <text:p text:style-name="P12">サイズ</text:p>
            </table:table-cell>
            <table:table-cell table:style-name="表23.C1" office:value-type="string">
              <text:p text:style-name="P12">備考</text:p>
            </table:table-cell>
          </table:table-row>
        </table:table-header-rows>
        <table:table-row table:style-name="表23.1">
          <table:table-cell table:style-name="表23.A2" office:value-type="string">
            <text:p text:style-name="Standard">ﾌｨｰﾙﾄﾞ長</text:p>
          </table:table-cell>
          <table:table-cell table:style-name="表23.B2" office:value-type="string">
            <text:p text:style-name="Standard">2ﾊﾞｲﾄ<text:span text:style-name="T20"> </text:span>or <text:span text:style-name="T45">4</text:span><text:span text:style-name="T45">ﾊﾞｲﾄ</text:span></text:p>
          </table:table-cell>
          <table:table-cell table:style-name="表23.C2" office:value-type="string">
            <text:p text:style-name="Standard">見出語から訳語の最後までのﾊﾞｲﾄ単位の長さ(ﾌｨｰﾙﾄﾞ長、圧縮長は含めない)</text:p>
            <text:p text:style-name="Standard">ここのサイズはデータブロックの先頭の最上位ビットによって決まる。</text:p>
          </table:table-cell>
        </table:table-row>
        <table:table-row table:style-name="表23.1">
          <table:table-cell table:style-name="表23.A3" office:value-type="string">
            <text:p text:style-name="Standard">圧縮長</text:p>
          </table:table-cell>
          <table:table-cell table:style-name="表23.B3" office:value-type="string">
            <text:p text:style-name="Standard">1ﾊﾞｲﾄ</text:p>
          </table:table-cell>
          <table:table-cell table:style-name="表23.C3" office:value-type="string">
            <text:p text:style-name="Standard">見出語部の圧縮している長さ(文字単位)を示す</text:p>
          </table:table-cell>
        </table:table-row>
        <table:table-row table:style-name="表23.1">
          <table:table-cell table:style-name="表23.A3" office:value-type="string">
            <text:p text:style-name="Standard">見出語</text:p>
          </table:table-cell>
          <table:table-cell table:style-name="表23.B3" office:value-type="string">
            <text:p text:style-name="Standard">可変長NULL終端</text:p>
          </table:table-cell>
          <table:table-cell table:style-name="表23.C3" office:value-type="string">
            <text:p text:style-name="Standard">圧縮してある</text:p>
          </table:table-cell>
        </table:table-row>
        <table:table-row table:style-name="表23.1">
          <table:table-cell table:style-name="表23.A3" office:value-type="string">
            <text:p text:style-name="Standard">見出語属性</text:p>
          </table:table-cell>
          <table:table-cell table:style-name="表23.B3" office:value-type="string">
            <text:p text:style-name="Standard">1ﾊﾞｲﾄ</text:p>
          </table:table-cell>
          <table:table-cell table:style-name="表23.C3" office:value-type="string">
            <text:p text:style-name="Standard">後述</text:p>
          </table:table-cell>
        </table:table-row>
        <table:table-row table:style-name="表23.1">
          <table:table-cell table:style-name="表23.A6" office:value-type="string">
            <text:p text:style-name="Standard">訳語</text:p>
          </table:table-cell>
          <table:table-cell table:style-name="表23.B6" office:value-type="string">
            <text:p text:style-name="Standard">可変長NULL終端<text:span text:style-name="T26">無し</text:span></text:p>
          </table:table-cell>
          <table:table-cell table:style-name="表23.C6" office:value-type="string">
            <text:p text:style-name="P23"/>
          </table:table-cell>
        </table:table-row>
      </table:table>
      <text:p text:style-name="Standard"/>
      <text:list xml:id="list90036040956930" text:continue-numbering="true" text:style-name="WW8Num5">
        <text:list-item>
          <text:list>
            <text:list-item>
              <text:list>
                <text:list-item>
                  <text:h text:style-name="Heading_20_3" text:outline-level="3"><text:bookmark-start text:name="__RefHeading___Toc173167280"/>拡張構成<text:bookmark-end text:name="__RefHeading___Toc173167280"/></text:h>
                </text:list-item>
              </text:list>
            </text:list-item>
          </text:list>
        </text:list-item>
      </text:list>
      <text:p text:style-name="Standard"/>
      <table:table table:name="表24" table:style-name="表24">
        <table:table-column table:style-name="表24.A"/>
        <table:table-column table:style-name="表24.B"/>
        <table:table-column table:style-name="表24.C"/>
        <table:table-row table:style-name="表24.1">
          <table:table-cell table:style-name="表24.A1" office:value-type="string">
            <text:p text:style-name="P12">名称</text:p>
          </table:table-cell>
          <table:table-cell table:style-name="表24.B1" office:value-type="string">
            <text:p text:style-name="P12">サイズ</text:p>
          </table:table-cell>
          <table:table-cell table:style-name="表24.C1" office:value-type="string">
            <text:p text:style-name="P12">備考</text:p>
          </table:table-cell>
        </table:table-row>
        <table:table-row table:style-name="表24.1">
          <table:table-cell table:style-name="表24.A2" office:value-type="string">
            <text:p text:style-name="Standard">ﾌｨｰﾙﾄﾞ長</text:p>
          </table:table-cell>
          <table:table-cell table:style-name="表24.B2" office:value-type="string">
            <text:p text:style-name="Standard">2ﾊﾞｲﾄ<text:span text:style-name="T20"> </text:span>or <text:span text:style-name="T45">4</text:span><text:span text:style-name="T45">ﾊﾞｲﾄ</text:span></text:p>
          </table:table-cell>
          <table:table-cell table:style-name="表24.C2" office:value-type="string">
            <text:p text:style-name="Standard">見出語から拡張終了までのﾊﾞｲﾄ単位の長さ(ﾌｨｰﾙﾄﾞ長、圧縮長は含めない)</text:p>
            <text:p text:style-name="Standard">ここのサイズはデータブロックの先頭の最上位ビットによって決まる。</text:p>
          </table:table-cell>
        </table:table-row>
        <table:table-row table:style-name="表24.1">
          <table:table-cell table:style-name="表24.A3" office:value-type="string">
            <text:p text:style-name="Standard">圧縮長</text:p>
          </table:table-cell>
          <table:table-cell table:style-name="表24.B3" office:value-type="string">
            <text:p text:style-name="Standard">1ﾊﾞｲﾄ</text:p>
          </table:table-cell>
          <table:table-cell table:style-name="表24.C3" office:value-type="string">
            <text:p text:style-name="Standard">見出語部の圧縮している長さを示す</text:p>
          </table:table-cell>
        </table:table-row>
        <table:table-row table:style-name="表24.1">
          <table:table-cell table:style-name="表24.A3" office:value-type="string">
            <text:p text:style-name="Standard">見出語</text:p>
          </table:table-cell>
          <table:table-cell table:style-name="表24.B3" office:value-type="string">
            <text:p text:style-name="Standard">可変長NULL終端</text:p>
          </table:table-cell>
          <table:table-cell table:style-name="表24.C3" office:value-type="string">
            <text:p text:style-name="P23"/>
          </table:table-cell>
        </table:table-row>
        <table:table-row table:style-name="表24.1">
          <table:table-cell table:style-name="表24.A3" office:value-type="string">
            <text:p text:style-name="Standard">見出語属性</text:p>
          </table:table-cell>
          <table:table-cell table:style-name="表24.B3" office:value-type="string">
            <text:p text:style-name="Standard">1ﾊﾞｲﾄ</text:p>
          </table:table-cell>
          <table:table-cell table:style-name="表24.C3" office:value-type="string">
            <text:p text:style-name="Standard">前述</text:p>
          </table:table-cell>
        </table:table-row>
        <table:table-row table:style-name="表24.1">
          <table:table-cell table:style-name="表24.A3" office:value-type="string">
            <text:p text:style-name="Standard">訳語</text:p>
          </table:table-cell>
          <table:table-cell table:style-name="表24.B3" office:value-type="string">
            <text:p text:style-name="Standard">可変長NULL終端<text:span text:style-name="T26">あり</text:span></text:p>
          </table:table-cell>
          <table:table-cell table:style-name="表24.C3" office:value-type="string">
            <text:p text:style-name="P23"/>
          </table:table-cell>
        </table:table-row>
        <table:table-row table:style-name="表24.1">
          <table:table-cell table:style-name="表24.A3" office:value-type="string">
            <text:p text:style-name="Standard">拡張属性1</text:p>
          </table:table-cell>
          <table:table-cell table:style-name="表24.B3" office:value-type="string">
            <text:p text:style-name="Standard">1ﾊﾞｲﾄ</text:p>
          </table:table-cell>
          <table:table-cell table:style-name="表24.C3" office:value-type="string">
            <text:p text:style-name="Standard">後述</text:p>
          </table:table-cell>
        </table:table-row>
        <table:table-row table:style-name="表24.1">
          <table:table-cell table:style-name="表24.A3" office:value-type="string">
            <text:p text:style-name="Standard">拡張内容1</text:p>
          </table:table-cell>
          <table:table-cell table:style-name="表24.B3" office:value-type="string">
            <text:p text:style-name="Standard">可変長</text:p>
          </table:table-cell>
          <table:table-cell table:style-name="表24.C3" office:value-type="string">
            <text:p text:style-name="Standard">拡張属性によって内容は異なる</text:p>
          </table:table-cell>
        </table:table-row>
        <table:table-row table:style-name="表24.1">
          <table:table-cell table:style-name="表24.A3" office:value-type="string">
            <text:p text:style-name="Standard">拡張属性2</text:p>
          </table:table-cell>
          <table:table-cell table:style-name="表24.B3" office:value-type="string">
            <text:p text:style-name="Standard">1ﾊﾞｲﾄ</text:p>
          </table:table-cell>
          <table:table-cell table:style-name="表24.C3" office:value-type="string">
            <text:p text:style-name="P23"/>
          </table:table-cell>
        </table:table-row>
        <table:table-row table:style-name="表24.1">
          <table:table-cell table:style-name="表24.A10" office:value-type="string">
            <text:p text:style-name="Standard">拡張内容2</text:p>
          </table:table-cell>
          <table:table-cell table:style-name="表24.B10" office:value-type="string">
            <text:p text:style-name="Standard">可変長</text:p>
          </table:table-cell>
          <table:table-cell table:style-name="表24.C10" office:value-type="string">
            <text:p text:style-name="P23"/>
          </table:table-cell>
        </table:table-row>
        <table:table-row table:style-name="表24.1">
          <table:table-cell table:style-name="表24.A11" office:value-type="string">
            <text:p text:style-name="P23"/>
          </table:table-cell>
          <table:table-cell table:style-name="表24.B11" office:value-type="string">
            <text:p text:style-name="P23"/>
          </table:table-cell>
          <table:table-cell table:style-name="表24.B11" office:value-type="string">
            <text:p text:style-name="P23"/>
          </table:table-cell>
        </table:table-row>
        <table:table-row table:style-name="表24.1">
          <table:table-cell table:style-name="表24.A12" office:value-type="string">
            <text:p text:style-name="P23"/>
          </table:table-cell>
          <table:table-cell table:style-name="表24.B12" office:value-type="string">
            <text:p text:style-name="P23"/>
          </table:table-cell>
          <table:table-cell table:style-name="表24.B12" office:value-type="string">
            <text:p text:style-name="P23"/>
          </table:table-cell>
        </table:table-row>
        <table:table-row table:style-name="表24.1">
          <table:table-cell table:style-name="表24.A13" office:value-type="string">
            <text:p text:style-name="Standard">拡張終了</text:p>
          </table:table-cell>
          <table:table-cell table:style-name="表24.B13" office:value-type="string">
            <text:p text:style-name="Standard">1ﾊﾞｲﾄ</text:p>
          </table:table-cell>
          <table:table-cell table:style-name="表24.C13" office:value-type="string">
            <text:p text:style-name="Standard">0x80</text:p>
          </table:table-cell>
        </table:table-row>
      </table:table>
      <text:p text:style-name="Standard"/>
      <text:p text:style-name="Standard">拡張部の特徴としては、バイナリデータ、データの圧縮などが可能になっています。また、拡張属性にはまだ未使用のフラグが残っているため、今後更に拡張される可能性がありま<text:soft-page-break/>す。</text:p>
      <text:p text:style-name="Standard"/>
      <text:p text:style-name="Standard"/>
      <text:list xml:id="list90034752556820" text:continue-numbering="true" text:style-name="WW8Num5">
        <text:list-item>
          <text:h text:style-name="P8" text:outline-level="1"><text:bookmark-start text:name="__RefHeading___Toc173167281"/>Unicode(BOCU) 辞書<text:span text:style-name="T18"> </text:span>(Hyper辞書形式<text:span text:style-name="T18"> </text:span>Ver.5)<text:bookmark-end text:name="__RefHeading___Toc173167281"/></text:h>
        </text:list-item>
      </text:list>
      <text:p text:style-name="Text_20_body"/>
      <text:p text:style-name="P63">データ部：</text:p>
      <table:table table:name="表25" table:style-name="表25">
        <table:table-column table:style-name="表25.A"/>
        <table:table-column table:style-name="表25.B"/>
        <table:table-column table:style-name="表25.C"/>
        <table:table-header-rows>
          <table:table-row table:style-name="表25.1">
            <table:table-cell table:style-name="表25.A1" office:value-type="string">
              <text:p text:style-name="P12">名称</text:p>
            </table:table-cell>
            <table:table-cell table:style-name="表25.B1" office:value-type="string">
              <text:p text:style-name="P12">サイズ</text:p>
            </table:table-cell>
            <table:table-cell table:style-name="表25.C1" office:value-type="string">
              <text:p text:style-name="P12">備考</text:p>
            </table:table-cell>
          </table:table-row>
        </table:table-header-rows>
        <table:table-row table:style-name="表25.1">
          <table:table-cell table:style-name="表25.A2" office:value-type="string">
            <text:p text:style-name="Standard">ﾌｨｰﾙﾄﾞ長</text:p>
          </table:table-cell>
          <table:table-cell table:style-name="表25.B2" office:value-type="string">
            <text:p text:style-name="Standard">2ﾊﾞｲﾄ</text:p>
          </table:table-cell>
          <table:table-cell table:style-name="表25.C2" office:value-type="string">
            <text:p text:style-name="Standard">見出語から訳語の最後までのﾊﾞｲﾄ単位の長さ(ﾌｨｰﾙﾄﾞ長、見出語属性、圧縮長は含めない)</text:p>
            <text:p text:style-name="Standard">ここのサイズはデータブロックの先頭の最上位ビットによって決まる。</text:p>
          </table:table-cell>
        </table:table-row>
        <table:table-row table:style-name="表25.1">
          <table:table-cell table:style-name="表25.A3" office:value-type="string">
            <text:p text:style-name="Standard">圧縮長</text:p>
          </table:table-cell>
          <table:table-cell table:style-name="表25.B3" office:value-type="string">
            <text:p text:style-name="Standard">1ﾊﾞｲﾄ</text:p>
          </table:table-cell>
          <table:table-cell table:style-name="表25.C3" office:value-type="string">
            <text:p text:style-name="Standard">見出語部の圧縮している長さ<text:span text:style-name="T26">(</text:span><text:span text:style-name="T26">バイト単位</text:span><text:span text:style-name="T26">)</text:span>を示す</text:p>
          </table:table-cell>
        </table:table-row>
        <table:table-row table:style-name="表25.1">
          <table:table-cell table:style-name="表25.A3" office:value-type="string">
            <text:p text:style-name="P46">見出語属性</text:p>
          </table:table-cell>
          <table:table-cell table:style-name="表25.B3" office:value-type="string">
            <text:p text:style-name="Standard"><text:span text:style-name="T28">1</text:span><text:span text:style-name="T28">ﾊﾞｲﾄ</text:span></text:p>
          </table:table-cell>
          <table:table-cell table:style-name="表25.C3" office:value-type="string">
            <text:p text:style-name="P48"/>
          </table:table-cell>
        </table:table-row>
        <table:table-row table:style-name="表25.1">
          <table:table-cell table:style-name="表25.A3" office:value-type="string">
            <text:p text:style-name="Standard">見出語</text:p>
          </table:table-cell>
          <table:table-cell table:style-name="表25.B3" office:value-type="string">
            <text:p text:style-name="Standard">可変長NULL終端</text:p>
          </table:table-cell>
          <table:table-cell table:style-name="表25.C3" office:value-type="string">
            <text:p text:style-name="Standard">圧縮長を除いた残りの見出語部分</text:p>
            <text:p text:style-name="P46">BOCU1 encoding</text:p>
          </table:table-cell>
        </table:table-row>
        <table:table-row table:style-name="表25.1">
          <table:table-cell table:style-name="表25.A6" office:value-type="string">
            <text:p text:style-name="Standard">訳語</text:p>
          </table:table-cell>
          <table:table-cell table:style-name="表25.B6" office:value-type="string">
            <text:p text:style-name="Standard">可変長NULL終端<text:span text:style-name="T26">無し</text:span></text:p>
          </table:table-cell>
          <table:table-cell table:style-name="表25.C6" office:value-type="string">
            <text:p text:style-name="Standard"><text:span text:style-name="T28">BOCU1 encoding</text:span></text:p>
          </table:table-cell>
        </table:table-row>
      </table:table>
      <text:list xml:id="list1169145095" text:style-name="WW8Num9">
        <text:list-item>
          <text:p text:style-name="P59">訳語部、用例部、オブジェクトタイトルなどテキストを使用する部分はすべてをBOCU encodingを用いる。</text:p>
        </text:list-item>
        <text:list-item>
          <text:p text:style-name="P59">見出語属性の位置が異なる（見出語属性が見出語圧縮長の直後に位置している）</text:p>
        </text:list-item>
      </text:list>
      <text:p text:style-name="Text_20_body"/>
      <text:p text:style-name="Text_20_body"/>
      <text:p text:style-name="Text_20_body"/>
      <text:list xml:id="list90035492323419" text:continue-list="list90034752556820" text:style-name="WW8Num5">
        <text:list-item>
          <text:h text:style-name="P8" text:outline-level="1"><text:bookmark-start text:name="__RefHeading___Toc173167282"/>Unicode(UTF-8) 辞書<text:bookmark-end text:name="__RefHeading___Toc173167282"/></text:h>
        </text:list-item>
      </text:list>
      <text:p text:style-name="P63">データ部：</text:p>
      <table:table table:name="表26" table:style-name="表26">
        <table:table-column table:style-name="表26.A"/>
        <table:table-column table:style-name="表26.B"/>
        <table:table-column table:style-name="表26.C"/>
        <table:table-header-rows>
          <table:table-row table:style-name="表26.1">
            <table:table-cell table:style-name="表26.A1" office:value-type="string">
              <text:p text:style-name="P12">名称</text:p>
            </table:table-cell>
            <table:table-cell table:style-name="表26.B1" office:value-type="string">
              <text:p text:style-name="P12">サイズ</text:p>
            </table:table-cell>
            <table:table-cell table:style-name="表26.C1" office:value-type="string">
              <text:p text:style-name="P12">備考</text:p>
            </table:table-cell>
          </table:table-row>
        </table:table-header-rows>
        <table:table-row table:style-name="表26.1">
          <table:table-cell table:style-name="表26.A2" office:value-type="string">
            <text:p text:style-name="Standard">ﾌｨｰﾙﾄﾞ長</text:p>
          </table:table-cell>
          <table:table-cell table:style-name="表26.B2" office:value-type="string">
            <text:p text:style-name="Standard">2ﾊﾞｲﾄ</text:p>
          </table:table-cell>
          <table:table-cell table:style-name="表26.C2" office:value-type="string">
            <text:p text:style-name="Standard">見出語から訳語の最後までのﾊﾞｲﾄ単位の長さ(ﾌｨｰﾙﾄﾞ長、見出語属性、圧縮長は含めない)</text:p>
            <text:p text:style-name="Standard">ここのサイズはデータブロックの先頭の最上位ビットによって決まる。</text:p>
          </table:table-cell>
        </table:table-row>
        <table:table-row table:style-name="表26.1">
          <table:table-cell table:style-name="表26.A3" office:value-type="string">
            <text:p text:style-name="Standard">圧縮長</text:p>
          </table:table-cell>
          <table:table-cell table:style-name="表26.B3" office:value-type="string">
            <text:p text:style-name="Standard">1ﾊﾞｲﾄ</text:p>
          </table:table-cell>
          <table:table-cell table:style-name="表26.C3" office:value-type="string">
            <text:p text:style-name="Standard">見出語部の圧縮している長さ<text:span text:style-name="T26">(</text:span><text:span text:style-name="T26">バイト単位</text:span><text:span text:style-name="T26">)</text:span>を示す</text:p>
          </table:table-cell>
        </table:table-row>
        <table:table-row table:style-name="表26.1">
          <table:table-cell table:style-name="表26.A3" office:value-type="string">
            <text:p text:style-name="P46">見出語属性</text:p>
          </table:table-cell>
          <table:table-cell table:style-name="表26.B3" office:value-type="string">
            <text:p text:style-name="Standard"><text:span text:style-name="T28">1</text:span><text:span text:style-name="T28">ﾊﾞｲﾄ</text:span></text:p>
          </table:table-cell>
          <table:table-cell table:style-name="表26.C3" office:value-type="string">
            <text:p text:style-name="P48"/>
          </table:table-cell>
        </table:table-row>
        <table:table-row table:style-name="表26.1">
          <table:table-cell table:style-name="表26.A3" office:value-type="string">
            <text:p text:style-name="Standard">見出語</text:p>
          </table:table-cell>
          <table:table-cell table:style-name="表26.B3" office:value-type="string">
            <text:p text:style-name="Standard">可変長NULL終端</text:p>
          </table:table-cell>
          <table:table-cell table:style-name="表26.C3" office:value-type="string">
            <text:p text:style-name="Standard">圧縮長を除いた残りの見出語部分</text:p>
          </table:table-cell>
        </table:table-row>
        <table:table-row table:style-name="表26.1">
          <table:table-cell table:style-name="表26.A6" office:value-type="string">
            <text:p text:style-name="Standard">訳語</text:p>
          </table:table-cell>
          <table:table-cell table:style-name="表26.B6" office:value-type="string">
            <text:p text:style-name="Standard">可変長NULL終端<text:span text:style-name="T26">無し</text:span></text:p>
          </table:table-cell>
          <table:table-cell table:style-name="表26.C6" office:value-type="string">
            <text:p text:style-name="Standard">BOCU-1で圧縮</text:p>
          </table:table-cell>
        </table:table-row>
      </table:table>
      <text:list xml:id="list90034847895847" text:continue-list="list1169145095" text:style-name="WW8Num9">
        <text:list-item>
          <text:p text:style-name="P59">見出語部はUTF-8のコードをそのまま使用する（BOCU-1による圧縮は行わない）。</text:p>
        </text:list-item>
        <text:list-item>
          <text:p text:style-name="P59">訳語部、用例部、オブジェクトタイトルなどテキストを使用する部分はすべてをBOCU-1(Binary-Order Compression for Unicode)による圧縮を行う。(BOMは付加しない)</text:p>
        </text:list-item>
        <text:list-item>
          <text:p text:style-name="P59">フィールド部が異なる（見出語属性が見出語圧縮長の直後に位置している）</text:p>
        </text:list-item>
      </text:list>
      <text:p text:style-name="Text_20_body"/>
      <text:p text:style-name="Text_20_body"/>
      <text:list xml:id="list90036455213206" text:continue-list="list90035492323419" text:style-name="WW8Num5">
        <text:list-item>
          <text:h text:style-name="P8" text:outline-level="1"><text:bookmark-start text:name="__RefHeading___Toc173167283"/>Unicode(UTF-16)対応辞書<text:bookmark-end text:name="__RefHeading___Toc173167283"/></text:h>
        </text:list-item>
      </text:list>
      <text:p text:style-name="P64">データ部</text:p>
      <table:table table:name="表27" table:style-name="表27">
        <table:table-column table:style-name="表27.A"/>
        <table:table-column table:style-name="表27.B"/>
        <table:table-column table:style-name="表27.C"/>
        <table:table-header-rows>
          <table:table-row table:style-name="表27.1">
            <table:table-cell table:style-name="表27.A1" office:value-type="string">
              <text:p text:style-name="P12">名称</text:p>
            </table:table-cell>
            <table:table-cell table:style-name="表27.B1" office:value-type="string">
              <text:p text:style-name="P12">サイズ</text:p>
            </table:table-cell>
            <table:table-cell table:style-name="表27.C1" office:value-type="string">
              <text:p text:style-name="P12">備考</text:p>
            </table:table-cell>
          </table:table-row>
        </table:table-header-rows>
        <table:table-row table:style-name="表27.1">
          <table:table-cell table:style-name="表27.A2" office:value-type="string">
            <text:p text:style-name="Standard">ﾌｨｰﾙﾄﾞ長</text:p>
          </table:table-cell>
          <table:table-cell table:style-name="表27.B2" office:value-type="string">
            <text:p text:style-name="Standard">2ﾊﾞｲﾄ</text:p>
          </table:table-cell>
          <table:table-cell table:style-name="表27.C2" office:value-type="string">
            <text:p text:style-name="Standard">見出語から訳語の最後までのﾊﾞｲﾄ単位の長さ(ﾌｨｰﾙﾄﾞ長、見出語属性、圧縮長は含めない)</text:p>
            <text:p text:style-name="Standard">ここのサイズはデータブロックの先頭の最上位ビットによって決まる。</text:p>
          </table:table-cell>
        </table:table-row>
        <table:table-row table:style-name="表27.1">
          <table:table-cell table:style-name="表27.A3" office:value-type="string">
            <text:p text:style-name="Standard">圧縮長</text:p>
          </table:table-cell>
          <table:table-cell table:style-name="表27.B3" office:value-type="string">
            <text:p text:style-name="Standard">1ﾊﾞｲﾄ</text:p>
          </table:table-cell>
          <table:table-cell table:style-name="表27.C3" office:value-type="string">
            <text:p text:style-name="Standard">見出語部の圧縮している長さ<text:span text:style-name="T26">(</text:span><text:span text:style-name="T26">文字単位</text:span><text:span text:style-name="T26">)</text:span>を示す</text:p>
          </table:table-cell>
        </table:table-row>
        <table:table-row table:style-name="表27.1">
          <table:table-cell table:style-name="表27.A3" office:value-type="string">
            <text:p text:style-name="P46">見出語属性</text:p>
          </table:table-cell>
          <table:table-cell table:style-name="表27.B3" office:value-type="string">
            <text:p text:style-name="Standard"><text:span text:style-name="T28">1</text:span><text:span text:style-name="T28">ﾊﾞｲﾄ</text:span></text:p>
          </table:table-cell>
          <table:table-cell table:style-name="表27.C3" office:value-type="string">
            <text:p text:style-name="P48"/>
          </table:table-cell>
        </table:table-row>
        <table:table-row table:style-name="表27.1">
          <table:table-cell table:style-name="表27.A3" office:value-type="string">
            <text:p text:style-name="P46">見出語</text:p>
          </table:table-cell>
          <table:table-cell table:style-name="表27.B3" office:value-type="string">
            <text:p text:style-name="Standard"><text:span text:style-name="T28">可変長</text:span><text:span text:style-name="T28">NULL</text:span><text:span text:style-name="T28">終端</text:span></text:p>
            <text:p text:style-name="P46">(Unicode)</text:p>
          </table:table-cell>
          <table:table-cell table:style-name="表27.C3" office:value-type="string">
            <text:p text:style-name="P46">圧縮してある</text:p>
          </table:table-cell>
        </table:table-row>
        <table:table-row table:style-name="表27.1">
          <table:table-cell table:style-name="表27.A6" office:value-type="string">
            <text:p text:style-name="P46">訳語</text:p>
          </table:table-cell>
          <table:table-cell table:style-name="表27.B6" office:value-type="string">
            <text:p text:style-name="Standard"><text:span text:style-name="T28">可変長</text:span><text:span text:style-name="T28">NULL</text:span><text:span text:style-name="T28">終端</text:span><text:span text:style-name="T30">無し</text:span></text:p>
            <text:p text:style-name="P46">(Unicode)</text:p>
          </table:table-cell>
          <table:table-cell table:style-name="表27.C6" office:value-type="string">
            <text:p text:style-name="Standard">BOCU-1で圧縮されている場合は２バイト単位でサイズのアライメントをとる。</text:p>
          </table:table-cell>
        </table:table-row>
      </table:table>
      <text:p text:style-name="Text_20_body">発音記号、用例、オブジェクトタイトルも同様にUnicode NULL終端とする。</text:p>
      <text:p text:style-name="P64">拡張構成</text:p>
      <table:table table:name="表28" table:style-name="表28">
        <table:table-column table:style-name="表28.A"/>
        <table:table-column table:style-name="表28.B"/>
        <table:table-column table:style-name="表28.C"/>
        <table:table-row table:style-name="表28.1">
          <table:table-cell table:style-name="表28.A1" office:value-type="string">
            <text:p text:style-name="P12">名称</text:p>
          </table:table-cell>
          <table:table-cell table:style-name="表28.B1" office:value-type="string">
            <text:p text:style-name="P12">サイズ</text:p>
          </table:table-cell>
          <table:table-cell table:style-name="表28.C1" office:value-type="string">
            <text:p text:style-name="P12">備考</text:p>
          </table:table-cell>
        </table:table-row>
        <table:table-row table:style-name="表28.1">
          <table:table-cell table:style-name="表28.A2" office:value-type="string">
            <text:p text:style-name="Standard">ﾌｨｰﾙﾄﾞ長</text:p>
          </table:table-cell>
          <table:table-cell table:style-name="表28.B2" office:value-type="string">
            <text:p text:style-name="Standard">2ﾊﾞｲﾄ</text:p>
          </table:table-cell>
          <table:table-cell table:style-name="表28.C2" office:value-type="string">
            <text:p text:style-name="Standard">見出語から拡張終了までのﾊﾞｲﾄ単位の長さ(ﾌｨｰﾙﾄﾞ長、見出語属性、圧縮長は含めない)</text:p>
            <text:p text:style-name="Standard">ここのサイズはデータブロックの先頭の最上位ビットによって決まる。</text:p>
          </table:table-cell>
        </table:table-row>
        <table:table-row table:style-name="表28.1">
          <table:table-cell table:style-name="表28.A3" office:value-type="string">
            <text:p text:style-name="Standard">圧縮長</text:p>
          </table:table-cell>
          <table:table-cell table:style-name="表28.B3" office:value-type="string">
            <text:p text:style-name="Standard">1ﾊﾞｲﾄ</text:p>
          </table:table-cell>
          <table:table-cell table:style-name="表28.C3" office:value-type="string">
            <text:p text:style-name="Standard">見出語部の圧縮している長さを示す</text:p>
          </table:table-cell>
        </table:table-row>
        <table:table-row table:style-name="表28.1">
          <table:table-cell table:style-name="表28.A3" office:value-type="string">
            <text:p text:style-name="P46">見出語属性</text:p>
          </table:table-cell>
          <table:table-cell table:style-name="表28.B3" office:value-type="string">
            <text:p text:style-name="Standard"><text:span text:style-name="T28">1</text:span><text:span text:style-name="T28">ﾊﾞｲﾄ</text:span></text:p>
          </table:table-cell>
          <table:table-cell table:style-name="表28.C3" office:value-type="string">
            <text:p text:style-name="P48"/>
          </table:table-cell>
        </table:table-row>
        <table:table-row table:style-name="表28.1">
          <table:table-cell table:style-name="表28.A3" office:value-type="string">
            <text:p text:style-name="Standard">見出語</text:p>
          </table:table-cell>
          <table:table-cell table:style-name="表28.B3" office:value-type="string">
            <text:p text:style-name="Standard">可変長NULL終端</text:p>
          </table:table-cell>
          <table:table-cell table:style-name="表28.C3" office:value-type="string">
            <text:p text:style-name="P23"/>
          </table:table-cell>
        </table:table-row>
        <table:table-row table:style-name="表28.1">
          <table:table-cell table:style-name="表28.A3" office:value-type="string">
            <text:p text:style-name="Standard">訳語</text:p>
          </table:table-cell>
          <table:table-cell table:style-name="表28.B3" office:value-type="string">
            <text:p text:style-name="Standard">可変長NULL終端<text:span text:style-name="T26">あり</text:span></text:p>
          </table:table-cell>
          <table:table-cell table:style-name="表28.C3" office:value-type="string">
            <text:p text:style-name="Standard">BOCU-1で圧縮されている場合は２バイト単位でアライメントをとる。</text:p>
          </table:table-cell>
        </table:table-row>
        <table:table-row table:style-name="表28.1">
          <table:table-cell table:style-name="表28.A3" office:value-type="string">
            <text:p text:style-name="Standard">拡張属性1</text:p>
          </table:table-cell>
          <table:table-cell table:style-name="表28.B3" office:value-type="string">
            <text:p text:style-name="Standard">1ﾊﾞｲﾄ</text:p>
          </table:table-cell>
          <table:table-cell table:style-name="表28.C3" office:value-type="string">
            <text:p text:style-name="P23"/>
          </table:table-cell>
        </table:table-row>
        <table:table-row table:style-name="表28.1">
          <table:table-cell table:style-name="表28.A3" office:value-type="string">
            <text:p text:style-name="Standard">Reserved</text:p>
          </table:table-cell>
          <table:table-cell table:style-name="表28.B3" office:value-type="string">
            <text:p text:style-name="Standard">1ﾊﾞｲﾄ</text:p>
          </table:table-cell>
          <table:table-cell table:style-name="表28.C3" office:value-type="string">
            <text:p text:style-name="Standard">0x00</text:p>
          </table:table-cell>
        </table:table-row>
        <table:table-row table:style-name="表28.1">
          <table:table-cell table:style-name="表28.A3" office:value-type="string">
            <text:p text:style-name="Standard">拡張内容1</text:p>
          </table:table-cell>
          <table:table-cell table:style-name="表28.B3" office:value-type="string">
            <text:p text:style-name="Standard">可変長</text:p>
          </table:table-cell>
          <table:table-cell table:style-name="表28.C3" office:value-type="string">
            <text:p text:style-name="Standard">拡張属性によって内容は異なる</text:p>
          </table:table-cell>
        </table:table-row>
        <table:table-row table:style-name="表28.1">
          <table:table-cell table:style-name="表28.A3" office:value-type="string">
            <text:p text:style-name="Standard">拡張属性2</text:p>
          </table:table-cell>
          <table:table-cell table:style-name="表28.B3" office:value-type="string">
            <text:p text:style-name="Standard">1ﾊﾞｲﾄ</text:p>
          </table:table-cell>
          <table:table-cell table:style-name="表28.C3" office:value-type="string">
            <text:p text:style-name="P23"/>
          </table:table-cell>
        </table:table-row>
        <table:table-row table:style-name="表28.1">
          <table:table-cell table:style-name="表28.A11" office:value-type="string">
            <text:p text:style-name="Standard">Reserved</text:p>
          </table:table-cell>
          <table:table-cell table:style-name="表28.B11" office:value-type="string">
            <text:p text:style-name="Standard">1ﾊﾞｲﾄ</text:p>
          </table:table-cell>
          <table:table-cell table:style-name="表28.C11" office:value-type="string">
            <text:p text:style-name="Standard">0x00</text:p>
          </table:table-cell>
        </table:table-row>
        <table:table-row table:style-name="表28.1">
          <table:table-cell table:style-name="表28.A11" office:value-type="string">
            <text:p text:style-name="Standard">拡張内容2</text:p>
          </table:table-cell>
          <table:table-cell table:style-name="表28.B11" office:value-type="string">
            <text:p text:style-name="Standard">可変長</text:p>
          </table:table-cell>
          <table:table-cell table:style-name="表28.C11" office:value-type="string">
            <text:p text:style-name="P23"/>
          </table:table-cell>
        </table:table-row>
        <table:table-row table:style-name="表28.1">
          <table:table-cell table:style-name="表28.A13" office:value-type="string">
            <text:p text:style-name="P23"/>
          </table:table-cell>
          <table:table-cell table:style-name="表28.B13" office:value-type="string">
            <text:p text:style-name="P23"/>
          </table:table-cell>
          <table:table-cell table:style-name="表28.B13" office:value-type="string">
            <text:p text:style-name="P23"/>
          </table:table-cell>
        </table:table-row>
        <table:table-row table:style-name="表28.1">
          <table:table-cell table:style-name="表28.A14" office:value-type="string">
            <text:p text:style-name="P23"/>
          </table:table-cell>
          <table:table-cell table:style-name="表28.B14" office:value-type="string">
            <text:p text:style-name="P23"/>
          </table:table-cell>
          <table:table-cell table:style-name="表28.B14" office:value-type="string">
            <text:p text:style-name="P23"/>
          </table:table-cell>
        </table:table-row>
        <table:table-row table:style-name="表28.1">
          <table:table-cell table:style-name="表28.A15" office:value-type="string">
            <text:p text:style-name="Standard">拡張終了</text:p>
          </table:table-cell>
          <table:table-cell table:style-name="表28.B15" office:value-type="string">
            <text:p text:style-name="Standard">1ﾊﾞｲﾄ</text:p>
          </table:table-cell>
          <table:table-cell table:style-name="表28.C15" office:value-type="string">
            <text:p text:style-name="Standard">0x80</text:p>
          </table:table-cell>
        </table:table-row>
        <text:soft-page-break/>
        <table:table-row table:style-name="表28.1">
          <table:table-cell table:style-name="表28.A15" office:value-type="string">
            <text:p text:style-name="Standard">Reserved</text:p>
          </table:table-cell>
          <table:table-cell table:style-name="表28.B15" office:value-type="string">
            <text:p text:style-name="Standard">1ﾊﾞｲﾄ</text:p>
          </table:table-cell>
          <table:table-cell table:style-name="表28.C15" office:value-type="string">
            <text:p text:style-name="Standard">0x00</text:p>
          </table:table-cell>
        </table:table-row>
      </table:table>
      <text:list xml:id="list90035675521909" text:continue-list="list2918985012" text:style-name="L2">
        <text:list-item>
          <text:p text:style-name="P60">詳細な説明は省略</text:p>
        </text:list-item>
        <text:list-item>
          <text:p text:style-name="P60">現在のところ、フィールド長が４バイトになる場合は未定義です。</text:p>
        </text:list-item>
        <text:list-item>
          <text:p text:style-name="P60">バイナリデータの圧縮方式はShiftJIS辞書とは異なります。（詳細は省略）</text:p>
        </text:list-item>
        <text:list-item>
          <text:p text:style-name="P60">拡張内容がテキストである場合は、BOCU-1による圧縮を行います(DicTypeに0x08がある場合)</text:p>
        </text:list-item>
      </text:list>
      <text:p text:style-name="Text_20_body"/>
      <text:list xml:id="list90035865278591" text:continue-list="list90036455213206" text:style-name="WW8Num5">
        <text:list-item>
          <text:h text:style-name="Heading_20_1" text:outline-level="1"><text:bookmark-start text:name="__RefHeading___Toc173167284"/>履歴<text:bookmark-end text:name="__RefHeading___Toc173167284"/></text:h>
        </text:list-item>
      </text:list>
      <text:p text:style-name="Standard">2007.7.2<text:tab/>0.90版<text:span text:style-name="T20"> </text:span></text:p>
      <text:list xml:id="list90036299349769" text:continue-numbering="true" text:style-name="WW8Num5">
        <text:list-item>
          <text:h text:style-name="Heading_20_1" text:outline-level="1"><text:bookmark-start text:name="__RefHeading___Toc173167285"/>著作権<text:bookmark-end text:name="__RefHeading___Toc173167285"/></text:h>
        </text:list-item>
      </text:list>
      <text:p text:style-name="Standard">この文書の著作権はTaN(<text:a xlink:type="simple" xlink:href="mailto:sgm00353@nifty.ne.jp)にあります" text:style-name="Internet_20_link" text:visited-style-name="Visited_20_Internet_20_Link"><text:span text:style-name="Internet_20_link">sgm00353@nifty.ne.jp)にあります</text:span></text:a>。</text:p>
      <text:p text:style-name="Standard">この文書は内容を改変しない限り、フリーであり、再配布は自由です。</text:p>
      <text:p text:style-name="Standard">この文書によって生じるいかなる損害の責任は負いません。</text:p>
      <text:p text:style-name="Standard">この文書を元にソフトウェアを作成・配布することに許可は必要ありません。制限も一切ありません。</text:p>
      <text:p text:style-name="Standard">この文書に従った辞書については著作権上の何の制限もありません。</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Lohit Devanagari1" svg:font-family="'Lohit Devanagari'"/>
    <style:font-face style:name="ＭＳ ゴシック" svg:font-family="'ＭＳ ゴシック', 'MS Gothic'" style:font-family-generic="modern"/>
    <style:font-face style:name="ＭＳ 明朝" svg:font-family="'ＭＳ 明朝', 'MS Mincho'" style:font-family-generic="roman"/>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loext:opacity="0%" style:font-name="Liberation Serif" fo:font-size="12pt" fo:language="en" fo:country="US" style:font-name-asian="Noto Serif CJK JP" style:font-size-asian="10.5pt" style:language-asian="ja" style:country-asian="JP"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635cm" fo:text-align="justify" style:justify-single-word="false" fo:orphans="0" fo:widows="0" style:vertical-align="baseline" style:writing-mode="lr-tb"/>
      <style:text-properties style:use-window-font-color="true" loext:opacity="0%" style:font-name="Times New Roman" fo:font-family="'Times New Roman'" style:font-family-generic="roman" style:font-pitch="variable" fo:font-size="10.5pt" fo:language="en" fo:country="US"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WW8Num5" style:class="text">
      <style:paragraph-properties fo:keep-with-next="always"/>
      <style:text-properties style:font-name="Arial" fo:font-family="Arial" style:font-family-generic="swiss" style:font-pitch="variable" fo:font-size="12pt" fo:font-weight="bold" style:letter-kerning="true" style:font-name-asian="ＭＳ ゴシック" style:font-family-asian="'ＭＳ ゴシック', 'MS Gothic'" style:font-family-generic-asian="modern" style:font-size-asian="12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標準インデント" style:default-outline-level="2" style:list-style-name="WW8Num5" style:class="text">
      <style:paragraph-properties fo:keep-with-next="always"/>
      <style:text-properties style:font-name="Arial" fo:font-family="Arial" style:font-family-generic="swiss" style:font-pitch="variable" fo:font-weight="bold" style:font-name-asian="ＭＳ ゴシック" style:font-family-asian="'ＭＳ ゴシック', 'MS Gothic'" style:font-family-generic-asian="modern"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標準インデント" style:default-outline-level="3" style:list-style-name="WW8Num5" style:class="text">
      <style:paragraph-properties fo:keep-with-next="always"/>
      <style:text-properties style:font-name="Arial" fo:font-family="Arial" style:font-family-generic="swiss" style:font-pitch="variable" fo:font-weight="bold" style:font-name-asian="ＭＳ ゴシック" style:font-family-asian="'ＭＳ ゴシック', 'MS Gothic'" style:font-family-generic-asian="modern"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標準インデント" style:default-outline-level="4" style:class="text">
      <style:paragraph-properties fo:keep-with-next="always"/>
      <style:text-properties fo:font-weight="bold" style:font-weight-asian="bold"/>
    </style:style>
    <style:style style:name="Heading_20_5" style:display-name="Heading 5" style:family="paragraph" style:parent-style-name="Standard" style:next-style-name="標準インデント" style:default-outline-level="5" style:class="text">
      <style:paragraph-properties fo:keep-with-next="always"/>
      <style:text-properties style:font-name="Arial" fo:font-family="Arial" style:font-family-generic="swiss" style:font-pitch="variable" style:font-name-asian="ＭＳ ゴシック" style:font-family-asian="'ＭＳ ゴシック', 'MS Gothic'" style:font-family-generic-asian="modern" style:font-name-complex="Arial" style:font-family-complex="Arial" style:font-family-generic-complex="swiss" style:font-pitch-complex="variable"/>
    </style:style>
    <style:style style:name="Heading_20_6" style:display-name="Heading 6" style:family="paragraph" style:parent-style-name="Standard" style:next-style-name="標準インデント" style:default-outline-level="6" style:class="text">
      <style:paragraph-properties fo:keep-with-next="always"/>
      <style:text-properties fo:font-weight="bold" style:font-weight-asian="bold"/>
    </style:style>
    <style:style style:name="Heading_20_7" style:display-name="Heading 7" style:family="paragraph" style:parent-style-name="Standard" style:next-style-name="標準インデント" style:default-outline-level="7" style:class="text">
      <style:paragraph-properties fo:keep-with-next="always"/>
    </style:style>
    <style:style style:name="Heading_20_8" style:display-name="Heading 8" style:family="paragraph" style:parent-style-name="Standard" style:next-style-name="標準インデント" style:default-outline-level="8" style:class="text">
      <style:paragraph-properties fo:keep-with-next="always"/>
    </style:style>
    <style:style style:name="Heading_20_9" style:display-name="Heading 9" style:family="paragraph" style:parent-style-name="Standard" style:next-style-name="標準インデント" style:default-outline-level="9" style:class="text">
      <style:paragraph-properties fo:keep-with-next="always"/>
    </style:style>
    <style:style style:name="標準インデント" style:family="paragraph" style:parent-style-name="Standard">
      <style:paragraph-properties fo:margin-left="1.501cm" fo:margin-right="0cm" fo:text-indent="0cm" style:auto-text-indent="false"/>
    </style:style>
    <style:style style:name="Contents_20_1" style:display-name="Contents 1" style:family="paragraph" style:parent-style-name="Standard" style:next-style-name="Standard" style:class="index">
      <style:paragraph-properties fo:margin-top="0.635cm" fo:margin-bottom="0cm" style:contextual-spacing="false" fo:text-align="start" style:justify-single-word="false">
        <style:tab-stops>
          <style:tab-stop style:position="15cm" style:type="right"/>
        </style:tab-stops>
      </style:paragraph-properties>
      <style:text-properties fo:text-transform="uppercase"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423cm" fo:margin-bottom="0cm" style:contextual-spacing="false" fo:text-align="start" style:justify-single-word="false">
        <style:tab-stops>
          <style:tab-stop style:position="15cm" style:type="right"/>
        </style:tab-stops>
      </style:paragraph-properties>
      <style:text-properties fo:font-size="10pt" fo:font-weight="bold" style:font-size-asian="10pt" style:font-weight-asian="bold"/>
    </style:style>
    <style:style style:name="Contents_20_3" style:display-name="Contents 3" style:family="paragraph" style:parent-style-name="Standard" style:next-style-name="Standard" style:class="index">
      <style:paragraph-properties fo:margin-left="0.37cm" fo:margin-right="0cm" fo:text-align="start" style:justify-single-word="false" fo:text-indent="0cm" style:auto-text-indent="false">
        <style:tab-stops>
          <style:tab-stop style:position="15cm" style:type="right"/>
        </style:tab-stops>
      </style:paragraph-properties>
      <style:text-properties fo:font-size="10pt" style:font-size-asian="10pt"/>
    </style:style>
    <style:style style:name="Contents_20_4" style:display-name="Contents 4" style:family="paragraph" style:parent-style-name="Standard" style:next-style-name="Standard" style:class="index">
      <style:paragraph-properties fo:margin-left="0.741cm" fo:margin-right="0cm" fo:text-align="start" style:justify-single-word="false" fo:text-indent="0cm" style:auto-text-indent="false">
        <style:tab-stops>
          <style:tab-stop style:position="15cm" style:type="righ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1.111cm" fo:margin-right="0cm" fo:text-align="start" style:justify-single-word="false" fo:text-indent="0cm" style:auto-text-indent="false">
        <style:tab-stops>
          <style:tab-stop style:position="15cm" style:type="right"/>
        </style:tab-stops>
      </style:paragraph-properties>
      <style:text-properties fo:font-size="10pt" style:font-size-asian="10pt"/>
    </style:style>
    <style:style style:name="Contents_20_6" style:display-name="Contents 6" style:family="paragraph" style:parent-style-name="Standard" style:next-style-name="Standard" style:class="index">
      <style:paragraph-properties fo:margin-left="1.482cm" fo:margin-right="0cm" fo:text-align="start" style:justify-single-word="false" fo:text-indent="0cm" style:auto-text-indent="false">
        <style:tab-stops>
          <style:tab-stop style:position="15cm" style:type="right"/>
        </style:tab-stops>
      </style:paragraph-properties>
      <style:text-properties fo:font-size="10pt" style:font-size-asian="10pt"/>
    </style:style>
    <style:style style:name="Contents_20_7" style:display-name="Contents 7" style:family="paragraph" style:parent-style-name="Standard" style:next-style-name="Standard" style:class="index">
      <style:paragraph-properties fo:margin-left="1.852cm" fo:margin-right="0cm" fo:text-align="start" style:justify-single-word="false" fo:text-indent="0cm" style:auto-text-indent="false">
        <style:tab-stops>
          <style:tab-stop style:position="15cm" style:type="right"/>
        </style:tab-stops>
      </style:paragraph-properties>
      <style:text-properties fo:font-size="10pt" style:font-size-asian="10pt"/>
    </style:style>
    <style:style style:name="Contents_20_8" style:display-name="Contents 8" style:family="paragraph" style:parent-style-name="Standard" style:next-style-name="Standard" style:class="index">
      <style:paragraph-properties fo:margin-left="2.223cm" fo:margin-right="0cm" fo:text-align="start" style:justify-single-word="false" fo:text-indent="0cm" style:auto-text-indent="false">
        <style:tab-stops>
          <style:tab-stop style:position="15cm" style:type="right"/>
        </style:tab-stops>
      </style:paragraph-properties>
      <style:text-properties fo:font-size="10pt" style:font-size-asian="10pt"/>
    </style:style>
    <style:style style:name="Contents_20_9" style:display-name="Contents 9" style:family="paragraph" style:parent-style-name="Standard" style:next-style-name="Standard" style:class="index">
      <style:paragraph-properties fo:margin-left="2.593cm" fo:margin-right="0cm" fo:text-align="start" style:justify-single-word="false" fo:text-indent="0cm" style:auto-text-indent="false">
        <style:tab-stops>
          <style:tab-stop style:position="15cm" style:type="right"/>
        </style:tab-stops>
      </style:paragraph-properties>
      <style:text-properties fo:font-size="10pt" style:font-size-asian="10pt"/>
    </style:style>
    <style:style style:name="Index_20_1" style:display-name="Index 1" style:family="paragraph" style:parent-style-name="Standard" style:next-style-name="Standard" style:class="index">
      <style:paragraph-properties fo:margin-left="0.37cm" fo:margin-right="0cm" fo:text-align="start" style:justify-single-word="false" fo:text-indent="-0.37cm" style:auto-text-indent="false">
        <style:tab-stops>
          <style:tab-stop style:position="6.874cm" style:type="right" style:leader-style="dotted" style:leader-text="."/>
        </style:tab-stops>
      </style:paragraph-properties>
      <style:text-properties style:font-name="Century" fo:font-family="Century" style:font-family-generic="roman" style:font-pitch="variable" fo:font-size="10pt" style:font-size-asian="10pt" style:font-name-complex="Century" style:font-family-complex="Century" style:font-family-generic-complex="roman" style:font-pitch-complex="variable"/>
    </style:style>
    <style:style style:name="Index_20_2" style:display-name="Index 2" style:family="paragraph" style:parent-style-name="Standard" style:next-style-name="Standard" style:class="index">
      <style:paragraph-properties fo:margin-left="0.741cm" fo:margin-right="0cm" fo:text-align="start" style:justify-single-word="false" fo:text-indent="-0.37cm" style:auto-text-indent="false">
        <style:tab-stops>
          <style:tab-stop style:position="6.874cm" style:type="right" style:leader-style="dotted" style:leader-text="."/>
        </style:tab-stops>
      </style:paragraph-properties>
      <style:text-properties style:font-name="Century" fo:font-family="Century" style:font-family-generic="roman" style:font-pitch="variable" fo:font-size="10pt" style:font-size-asian="10pt" style:font-name-complex="Century" style:font-family-complex="Century" style:font-family-generic-complex="roman" style:font-pitch-complex="variable"/>
    </style:style>
    <style:style style:name="Index_20_3" style:display-name="Index 3" style:family="paragraph" style:parent-style-name="Standard" style:next-style-name="Standard" style:class="index">
      <style:paragraph-properties fo:margin-left="1.111cm" fo:margin-right="0cm" fo:text-align="start" style:justify-single-word="false" fo:text-indent="-0.37cm" style:auto-text-indent="false">
        <style:tab-stops>
          <style:tab-stop style:position="6.874cm" style:type="right" style:leader-style="dotted" style:leader-text="."/>
        </style:tab-stops>
      </style:paragraph-properties>
      <style:text-properties style:font-name="Century" fo:font-family="Century" style:font-family-generic="roman" style:font-pitch="variable" fo:font-size="10pt" style:font-size-asian="10pt" style:font-name-complex="Century" style:font-family-complex="Century" style:font-family-generic-complex="roman" style:font-pitch-complex="variable"/>
    </style:style>
    <style:style style:name="索引_20_4" style:display-name="索引 4" style:family="paragraph" style:parent-style-name="Standard" style:next-style-name="Standard">
      <style:paragraph-properties fo:margin-left="1.482cm" fo:margin-right="0cm" fo:text-align="start" style:justify-single-word="false" fo:text-indent="-0.37cm" style:auto-text-indent="false">
        <style:tab-stops>
          <style:tab-stop style:position="6.874cm" style:type="right" style:leader-style="dotted" style:leader-text="."/>
        </style:tab-stops>
      </style:paragraph-properties>
      <style:text-properties style:font-name="Century" fo:font-family="Century" style:font-family-generic="roman" style:font-pitch="variable" fo:font-size="10pt" style:font-size-asian="10pt" style:font-name-complex="Century" style:font-family-complex="Century" style:font-family-generic-complex="roman" style:font-pitch-complex="variable"/>
    </style:style>
    <style:style style:name="索引_20_5" style:display-name="索引 5" style:family="paragraph" style:parent-style-name="Standard" style:next-style-name="Standard">
      <style:paragraph-properties fo:margin-left="1.852cm" fo:margin-right="0cm" fo:text-align="start" style:justify-single-word="false" fo:text-indent="-0.37cm" style:auto-text-indent="false">
        <style:tab-stops>
          <style:tab-stop style:position="6.874cm" style:type="right" style:leader-style="dotted" style:leader-text="."/>
        </style:tab-stops>
      </style:paragraph-properties>
      <style:text-properties style:font-name="Century" fo:font-family="Century" style:font-family-generic="roman" style:font-pitch="variable" fo:font-size="10pt" style:font-size-asian="10pt" style:font-name-complex="Century" style:font-family-complex="Century" style:font-family-generic-complex="roman" style:font-pitch-complex="variable"/>
    </style:style>
    <style:style style:name="索引_20_6" style:display-name="索引 6" style:family="paragraph" style:parent-style-name="Standard" style:next-style-name="Standard">
      <style:paragraph-properties fo:margin-left="2.223cm" fo:margin-right="0cm" fo:text-align="start" style:justify-single-word="false" fo:text-indent="-0.37cm" style:auto-text-indent="false">
        <style:tab-stops>
          <style:tab-stop style:position="6.874cm" style:type="right" style:leader-style="dotted" style:leader-text="."/>
        </style:tab-stops>
      </style:paragraph-properties>
      <style:text-properties style:font-name="Century" fo:font-family="Century" style:font-family-generic="roman" style:font-pitch="variable" fo:font-size="10pt" style:font-size-asian="10pt" style:font-name-complex="Century" style:font-family-complex="Century" style:font-family-generic-complex="roman" style:font-pitch-complex="variable"/>
    </style:style>
    <style:style style:name="索引_20_7" style:display-name="索引 7" style:family="paragraph" style:parent-style-name="Standard" style:next-style-name="Standard">
      <style:paragraph-properties fo:margin-left="2.593cm" fo:margin-right="0cm" fo:text-align="start" style:justify-single-word="false" fo:text-indent="-0.37cm" style:auto-text-indent="false">
        <style:tab-stops>
          <style:tab-stop style:position="6.874cm" style:type="right" style:leader-style="dotted" style:leader-text="."/>
        </style:tab-stops>
      </style:paragraph-properties>
      <style:text-properties style:font-name="Century" fo:font-family="Century" style:font-family-generic="roman" style:font-pitch="variable" fo:font-size="10pt" style:font-size-asian="10pt" style:font-name-complex="Century" style:font-family-complex="Century" style:font-family-generic-complex="roman" style:font-pitch-complex="variable"/>
    </style:style>
    <style:style style:name="索引_20_8" style:display-name="索引 8" style:family="paragraph" style:parent-style-name="Standard" style:next-style-name="Standard">
      <style:paragraph-properties fo:margin-left="2.963cm" fo:margin-right="0cm" fo:text-align="start" style:justify-single-word="false" fo:text-indent="-0.37cm" style:auto-text-indent="false">
        <style:tab-stops>
          <style:tab-stop style:position="6.874cm" style:type="right" style:leader-style="dotted" style:leader-text="."/>
        </style:tab-stops>
      </style:paragraph-properties>
      <style:text-properties style:font-name="Century" fo:font-family="Century" style:font-family-generic="roman" style:font-pitch="variable" fo:font-size="10pt" style:font-size-asian="10pt" style:font-name-complex="Century" style:font-family-complex="Century" style:font-family-generic-complex="roman" style:font-pitch-complex="variable"/>
    </style:style>
    <style:style style:name="索引_20_9" style:display-name="索引 9" style:family="paragraph" style:parent-style-name="Standard" style:next-style-name="Standard">
      <style:paragraph-properties fo:margin-left="3.334cm" fo:margin-right="0cm" fo:text-align="start" style:justify-single-word="false" fo:text-indent="-0.37cm" style:auto-text-indent="false">
        <style:tab-stops>
          <style:tab-stop style:position="6.874cm" style:type="right" style:leader-style="dotted" style:leader-text="."/>
        </style:tab-stops>
      </style:paragraph-properties>
      <style:text-properties style:font-name="Century" fo:font-family="Century" style:font-family-generic="roman" style:font-pitch="variable" fo:font-size="10pt" style:font-size-asian="10pt" style:font-name-complex="Century" style:font-family-complex="Century" style:font-family-generic-complex="roman" style:font-pitch-complex="variable"/>
    </style:style>
    <style:style style:name="Index_20_Heading" style:display-name="Index Heading" style:family="paragraph" style:parent-style-name="Standard" style:next-style-name="Index_20_1" style:class="index">
      <style:paragraph-properties fo:margin-top="0.212cm" fo:margin-bottom="0.212cm" style:contextual-spacing="false" fo:text-align="start" style:justify-single-word="false"/>
      <style:text-properties style:font-name="Century" fo:font-family="Century" style:font-family-generic="roman" style:font-pitch="variable" fo:font-size="10pt" fo:font-style="italic" fo:font-weight="bold" style:font-size-asian="10pt" style:font-style-asian="italic" style:font-weight-asian="bold" style:font-name-complex="Century" style:font-family-complex="Century" style:font-family-generic-complex="roman"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Times New Roman" fo:font-family="'Times New Roman'" style:font-family-generic="roman" style:font-pitch="variable" fo:font-size="10.5pt" fo:font-style="normal" style:text-underline-style="none" fo:font-weight="normal" style:font-size-asian="10.5pt" style:font-style-asian="normal" style:font-weight-asian="normal" style:font-name-complex="Times New Roman" style:font-family-complex="'Times New Roman'" style:font-family-generic-complex="roman" style:font-pitch-complex="variable"/>
    </style:style>
    <style:style style:name="WW8Num7z0" style:family="text">
      <style:text-properties style:font-name="ＭＳ 明朝" fo:font-family="'ＭＳ 明朝', 'MS Mincho'" style:font-family-generic="roman" style:font-name-asian="ＭＳ 明朝" style:font-family-asian="'ＭＳ 明朝', 'MS Mincho'" style:font-family-generic-asian="roman" style:font-name-complex="Times New Roman" style:font-family-complex="'Times New Roman'" style:font-family-generic-complex="roman" style:font-pitch-complex="variable"/>
    </style:style>
    <style:style style:name="WW8Num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9z0" style:family="text"/>
    <style:style style:name="WW8NumSt2z0" style:family="text">
      <style:text-properties style:font-name="ＭＳ 明朝" fo:font-family="'ＭＳ 明朝', 'MS Mincho'" style:font-family-generic="roman" fo:font-size="10.5pt" fo:font-style="normal" style:text-underline-style="none" fo:font-weight="normal" style:font-name-asian="ＭＳ 明朝" style:font-family-asian="'ＭＳ 明朝', 'MS Mincho'" style:font-family-generic-asian="roman" style:font-size-asian="10.5pt" style:font-style-asian="normal" style:font-weight-asian="normal" style:font-name-complex="ＭＳ 明朝" style:font-family-complex="'ＭＳ 明朝', 'MS Mincho'" style:font-family-generic-complex="roman"/>
    </style:style>
    <style:style style:name="WW8NumSt3z0" style:family="text">
      <style:text-properties style:font-name="ＭＳ 明朝" fo:font-family="'ＭＳ 明朝', 'MS Mincho'" style:font-family-generic="roman" fo:font-size="10.5pt" fo:font-style="normal" style:text-underline-style="none" fo:font-weight="normal" style:font-name-asian="ＭＳ 明朝" style:font-family-asian="'ＭＳ 明朝', 'MS Mincho'" style:font-family-generic-asian="roman" style:font-size-asian="10.5pt" style:font-style-asian="normal" style:font-weight-asian="normal" style:font-name-complex="ＭＳ 明朝" style:font-family-complex="'ＭＳ 明朝', 'MS Mincho'" style:font-family-generic-complex="roman"/>
    </style:style>
    <style:style style:name="段落フォント" style:family="text"/>
    <style:style style:name="Internet_20_link" style:display-name="Internet link" style:family="text" style:parent-style-name="段落フォント">
      <style:text-properties fo:color="#0000ff" loext:opacity="100%" style:text-underline-style="solid" style:text-underline-width="auto" style:text-underline-color="font-color"/>
    </style:style>
    <style:style style:name="Visited_20_Internet_20_Link" style:display-name="Visited Internet Link" style:family="text" style:parent-style-name="段落フォント">
      <style:text-properties fo:color="#8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0.75cm" fo:text-indent="-0.75cm" fo:margin-left="1.499cm"/>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text:list-tab-stop-position="0.75cm" fo:text-indent="-0.75cm" fo:margin-left="2.249cm"/>
        </style:list-level-properties>
      </text:outline-level-style>
      <text:outline-level-style text:level="4" text:style-name="WW8Num1z3" style:num-suffix="." style:num-format="">
        <style:list-level-properties text:list-level-position-and-space-mode="label-alignment">
          <style:list-level-label-alignment text:label-followed-by="nothing" fo:text-indent="-0.75cm" fo:margin-left="2.999cm"/>
        </style:list-level-properties>
      </text:outline-level-style>
      <text:outline-level-style text:level="5" text:style-name="WW8Num1z4" style:num-suffix="." style:num-format="1" text:display-levels="2">
        <style:list-level-properties text:list-level-position-and-space-mode="label-alignment">
          <style:list-level-label-alignment text:label-followed-by="listtab" text:list-tab-stop-position="0.75cm" fo:text-indent="-0.75cm" fo:margin-left="3.748cm"/>
        </style:list-level-properties>
      </text:outline-level-style>
      <text:outline-level-style text:level="6" text:style-name="WW8Num1z5" style:num-suffix="." style:num-format="1" text:display-levels="3">
        <style:list-level-properties text:list-level-position-and-space-mode="label-alignment">
          <style:list-level-label-alignment text:label-followed-by="listtab" text:list-tab-stop-position="0.75cm" fo:text-indent="-0.75cm" fo:margin-left="4.498cm"/>
        </style:list-level-properties>
      </text:outline-level-style>
      <text:outline-level-style text:level="7" text:style-name="WW8Num1z6" style:num-suffix="." style:num-format="1" text:display-levels="4">
        <style:list-level-properties text:list-level-position-and-space-mode="label-alignment">
          <style:list-level-label-alignment text:label-followed-by="listtab" text:list-tab-stop-position="0.75cm" fo:text-indent="-0.75cm" fo:margin-left="5.248cm"/>
        </style:list-level-properties>
      </text:outline-level-style>
      <text:outline-level-style text:level="8" text:style-name="WW8Num1z7" style:num-suffix="." style:num-format="1" text:display-levels="5">
        <style:list-level-properties text:list-level-position-and-space-mode="label-alignment">
          <style:list-level-label-alignment text:label-followed-by="listtab" text:list-tab-stop-position="0.75cm" fo:text-indent="-0.75cm" fo:margin-left="5.997cm"/>
        </style:list-level-properties>
      </text:outline-level-style>
      <text:outline-level-style text:level="9" text:style-name="WW8Num1z8" style:num-suffix="." style:num-format="1" text:display-levels="6">
        <style:list-level-properties text:list-level-position-and-space-mode="label-alignment">
          <style:list-level-label-alignment text:label-followed-by="listtab" text:list-tab-stop-position="0.75cm" fo:text-indent="-0.75cm" fo:margin-left="6.747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0.75cm" fo:text-indent="-0.75cm" fo:margin-left="1.499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0.75cm" fo:text-indent="-0.75cm" fo:margin-left="2.249cm"/>
        </style:list-level-properties>
      </text:list-level-style-number>
      <text:list-level-style-number text:level="4" text:style-name="WW8Num1z3" style:num-suffix="." style:num-format="">
        <style:list-level-properties text:list-level-position-and-space-mode="label-alignment">
          <style:list-level-label-alignment text:label-followed-by="nothing" fo:text-indent="-0.75cm" fo:margin-left="2.999cm"/>
        </style:list-level-properties>
      </text:list-level-style-number>
      <text:list-level-style-number text:level="5" text:style-name="WW8Num1z4" style:num-suffix="." style:num-format="1" text:display-levels="2">
        <style:list-level-properties text:list-level-position-and-space-mode="label-alignment">
          <style:list-level-label-alignment text:label-followed-by="listtab" text:list-tab-stop-position="0.75cm" fo:text-indent="-0.75cm" fo:margin-left="3.748cm"/>
        </style:list-level-properties>
      </text:list-level-style-number>
      <text:list-level-style-number text:level="6" text:style-name="WW8Num1z5" style:num-suffix="." style:num-format="1" text:display-levels="3">
        <style:list-level-properties text:list-level-position-and-space-mode="label-alignment">
          <style:list-level-label-alignment text:label-followed-by="listtab" text:list-tab-stop-position="0.75cm" fo:text-indent="-0.75cm" fo:margin-left="4.498cm"/>
        </style:list-level-properties>
      </text:list-level-style-number>
      <text:list-level-style-number text:level="7" text:style-name="WW8Num1z6" style:num-suffix="." style:num-format="1" text:display-levels="4">
        <style:list-level-properties text:list-level-position-and-space-mode="label-alignment">
          <style:list-level-label-alignment text:label-followed-by="listtab" text:list-tab-stop-position="0.75cm" fo:text-indent="-0.75cm" fo:margin-left="5.248cm"/>
        </style:list-level-properties>
      </text:list-level-style-number>
      <text:list-level-style-number text:level="8" text:style-name="WW8Num1z7" style:num-suffix="." style:num-format="1" text:display-levels="5">
        <style:list-level-properties text:list-level-position-and-space-mode="label-alignment">
          <style:list-level-label-alignment text:label-followed-by="listtab" text:list-tab-stop-position="0.75cm" fo:text-indent="-0.75cm" fo:margin-left="5.997cm"/>
        </style:list-level-properties>
      </text:list-level-style-number>
      <text:list-level-style-number text:level="9" text:style-name="WW8Num1z8" style:num-suffix="." style:num-format="1" text:display-levels="6">
        <style:list-level-properties text:list-level-position-and-space-mode="label-alignment">
          <style:list-level-label-alignment text:label-followed-by="listtab" text:list-tab-stop-position="0.75cm" fo:text-indent="-0.75cm" fo:margin-left="6.7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64cm" fo:text-indent="-0.635cm" fo:margin-left="1.64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text:start-value="2002">
        <style:list-level-properties text:list-level-position-and-space-mode="label-alignment">
          <style:list-level-label-alignment text:label-followed-by="listtab" text:list-tab-stop-position="2.011cm" fo:text-indent="-2.011cm" fo:margin-left="2.011cm"/>
        </style:list-level-properties>
      </text:list-level-style-number>
      <text:list-level-style-number text:level="2" text:style-name="WW8Num4z0" style:num-suffix="." style:num-format="1" text:start-value="3" text:display-levels="2">
        <style:list-level-properties text:list-level-position-and-space-mode="label-alignment">
          <style:list-level-label-alignment text:label-followed-by="listtab" text:list-tab-stop-position="2.011cm" fo:text-indent="-2.011cm" fo:margin-left="2.011cm"/>
        </style:list-level-properties>
      </text:list-level-style-number>
      <text:list-level-style-number text:level="3" text:style-name="WW8Num4z0" style:num-suffix="." style:num-format="1" text:start-value="2" text:display-levels="3">
        <style:list-level-properties text:list-level-position-and-space-mode="label-alignment">
          <style:list-level-label-alignment text:label-followed-by="listtab" text:list-tab-stop-position="2.011cm" fo:text-indent="-2.011cm" fo:margin-left="2.011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2.011cm" fo:text-indent="-2.011cm" fo:margin-left="2.011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2.011cm" fo:text-indent="-2.011cm" fo:margin-left="2.011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2.011cm" fo:text-indent="-2.011cm" fo:margin-left="2.011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2.011cm" fo:text-indent="-2.011cm" fo:margin-left="2.011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91cm" fo:text-indent="-0.291cm" fo:margin-left="0.29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ＭＳ 明朝"/>
      </text:list-level-style-bullet>
      <text:list-level-style-bullet text:level="2" text:style-name="WW8Num7z1"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7z1"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7z1"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7z1"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7z1"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7z1"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7z1"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318cm" fo:text-indent="-0.318cm" fo:margin-left="0.31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45cm" fo:text-indent="-0.45cm" fo:margin-left="0.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501cm" fo:margin-bottom="3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3cm" fo:margin-bottom="3cm" fo:margin-left="3.501cm" fo:margin-right="3cm" style:writing-mode="lr-tb" style:layout-grid-color="#c0c0c0" style:layout-grid-lines="29" style:layout-grid-base-height="0.50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_31__20_を変換" style:display-name="1 を変換" style:page-layout-name="Mpm2"/>
    <style:master-page style:name="_32__20_を変換" style:display-name="2 を変換"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DIC辞書形式仕様書</dc:title>
    <meta:initial-creator>Takahiro Nishikawa</meta:initial-creator>
    <meta:creation-date>2007-07-21T17:49:00</meta:creation-date>
    <dc:creator>tnishi</dc:creator>
    <dc:date>2008-06-01T17:26:00</dc:date>
    <meta:print-date>2000-08-19T12:21:00</meta:print-date>
    <meta:editing-cycles>159</meta:editing-cycles>
    <meta:editing-duration>P1DT4H39M</meta:editing-duration>
    <meta:document-statistic meta:table-count="28" meta:image-count="0" meta:object-count="33" meta:page-count="32" meta:paragraph-count="1020" meta:word-count="15388" meta:character-count="18815" meta:non-whitespace-character-count="18706"/>
    <meta:generator>LibreOffice/7.0.6.2$Linux_X86_64 LibreOffice_project/00$Build-2</meta:generator>
  </office:meta>
</office:document-meta>
</file>

<file path=Object 1/content.xml><?xml version="1.0" encoding="utf-8"?>
<math xmlns="http://www.w3.org/1998/Math/MathML" display="block">
  <semantics>
    <mrow>
      <mstyle mathsize="12pt">
        <mrow>
          <mi>O</mi>
          <mrow>
            <mo fence="true" stretchy="true">(</mo>
            <mrow>
              <mrow>
                <mtext>log</mtext>
                <mrow>
                  <mstyle mathvariant="italic">
                    <mtext>Ni</mtext>
                  </mstyle>
                  <mo stretchy="false">+</mo>
                  <mover accent="true">
                    <mstyle mathvariant="italic">
                      <mtext>Nd</mtext>
                    </mstyle>
                    <mo>¯</mo>
                  </mover>
                </mrow>
              </mrow>
            </mrow>
            <mo fence="true" stretchy="true">)</mo>
          </mrow>
        </mrow>
      </mstyle>
      <mrow/>
    </mrow>
    <annotation encoding="StarMath 5.0"> size 12{O left ("log" ital "Ni"+ {overline  { ital "Nd"}}  right )} {}</annotation>
  </semantics>
</math>
</file>

<file path=Object 10/content.xml><?xml version="1.0" encoding="utf-8"?>
<math xmlns="http://www.w3.org/1998/Math/MathML" display="block">
  <semantics>
    <mrow>
      <mstyle mathsize="12pt">
        <mover accent="true">
          <mstyle mathvariant="italic">
            <mtext>Li</mtext>
          </mstyle>
          <mo>¯</mo>
        </mover>
      </mstyle>
      <mrow/>
    </mrow>
    <annotation encoding="StarMath 5.0"> size 12{ {overline  { ital "Li"}} } {}</annotation>
  </semantics>
</math>
</file>

<file path=Object 11/content.xml><?xml version="1.0" encoding="utf-8"?>
<math xmlns="http://www.w3.org/1998/Math/MathML" display="block">
  <semantics>
    <mrow>
      <mstyle mathsize="12pt">
        <mover accent="true">
          <mi>R</mi>
          <mo stretchy="false">¯</mo>
        </mover>
      </mstyle>
      <mrow/>
    </mrow>
    <annotation encoding="StarMath 5.0"> size 12{ { bar  {R}}} {}</annotation>
  </semantics>
</math>
</file>

<file path=Object 12/content.xml><?xml version="1.0" encoding="utf-8"?>
<math xmlns="http://www.w3.org/1998/Math/MathML" display="block">
  <semantics>
    <mrow>
      <mstyle mathsize="12pt">
        <mrow>
          <mover accent="true">
            <mi>R</mi>
            <mo stretchy="false">¯</mo>
          </mover>
          <mo stretchy="false">=</mo>
          <mfrac>
            <mrow>
              <mover accent="true">
                <mstyle mathvariant="italic">
                  <mtext>Nd</mtext>
                </mstyle>
                <mo>¯</mo>
              </mover>
              <mi>´</mi>
              <mover accent="true">
                <mstyle mathvariant="italic">
                  <mtext>Ld</mtext>
                </mstyle>
                <mo>¯</mo>
              </mover>
            </mrow>
            <mrow>
              <mover accent="true">
                <mi>S</mi>
                <mo stretchy="false">¯</mo>
              </mover>
              <mi>´</mi>
              <mstyle mathvariant="italic">
                <mtext>Ni</mtext>
              </mstyle>
            </mrow>
          </mfrac>
        </mrow>
      </mstyle>
      <mrow/>
    </mrow>
    <annotation encoding="StarMath 5.0"> size 12{ { bar  {R}}= {  { {overline  { ital "Nd"}} ´ {overline  { ital "Ld"}} }  over  { { bar  {S}}´ ital "Ni"} } } {}</annotation>
  </semantics>
</math>
</file>

<file path=Object 13/content.xml><?xml version="1.0" encoding="utf-8"?>
<math xmlns="http://www.w3.org/1998/Math/MathML" display="block">
  <semantics>
    <mrow>
      <mstyle mathsize="12pt">
        <mover accent="true">
          <mstyle mathvariant="italic">
            <mtext>Ld</mtext>
          </mstyle>
          <mo>¯</mo>
        </mover>
      </mstyle>
      <mrow/>
    </mrow>
    <annotation encoding="StarMath 5.0"> size 12{ {overline  { ital "Ld"}} } {}</annotation>
  </semantics>
</math>
</file>

<file path=Object 14/content.xml><?xml version="1.0" encoding="utf-8"?>
<math xmlns="http://www.w3.org/1998/Math/MathML" display="block">
  <semantics>
    <mrow>
      <mstyle mathsize="12pt">
        <mrow>
          <mover accent="true">
            <mi>N</mi>
            <mo stretchy="false">¯</mo>
          </mover>
          <mover accent="true">
            <mi>d</mi>
            <mo stretchy="false">¯</mo>
          </mover>
        </mrow>
      </mstyle>
      <mrow/>
    </mrow>
    <annotation encoding="StarMath 5.0"> size 12{ { bar  {N}} { bar  {d}}} {}</annotation>
  </semantics>
</math>
</file>

<file path=Object 15/content.xml><?xml version="1.0" encoding="utf-8"?>
<math xmlns="http://www.w3.org/1998/Math/MathML" display="block">
  <semantics>
    <mrow>
      <mstyle mathsize="12pt">
        <mover accent="true">
          <mi>R</mi>
          <mo stretchy="false">¯</mo>
        </mover>
      </mstyle>
      <mrow/>
    </mrow>
    <annotation encoding="StarMath 5.0"> size 12{ { bar  {R}}} {}</annotation>
  </semantics>
</math>
</file>

<file path=Object 16/content.xml><?xml version="1.0" encoding="utf-8"?>
<math xmlns="http://www.w3.org/1998/Math/MathML" display="block">
  <semantics>
    <mrow>
      <mstyle mathsize="12pt">
        <mover accent="true">
          <mi>R</mi>
          <mo stretchy="false">¯</mo>
        </mover>
      </mstyle>
      <mrow/>
    </mrow>
    <annotation encoding="StarMath 5.0"> size 12{ { bar  {R}}} {}</annotation>
  </semantics>
</math>
</file>

<file path=Object 17/content.xml><?xml version="1.0" encoding="utf-8"?>
<math xmlns="http://www.w3.org/1998/Math/MathML" display="block">
  <semantics>
    <mrow>
      <mstyle mathsize="12pt">
        <mrow>
          <mover accent="true">
            <mi>N</mi>
            <mo stretchy="false">¯</mo>
          </mover>
          <mover accent="true">
            <mi>d</mi>
            <mo stretchy="false">¯</mo>
          </mover>
        </mrow>
      </mstyle>
      <mrow/>
    </mrow>
    <annotation encoding="StarMath 5.0"> size 12{ { bar  {N}} { bar  {d}}} {}</annotation>
  </semantics>
</math>
</file>

<file path=Object 18/content.xml><?xml version="1.0" encoding="utf-8"?>
<math xmlns="http://www.w3.org/1998/Math/MathML" display="block">
  <semantics>
    <mrow>
      <mstyle mathsize="12pt">
        <mrow>
          <mover accent="true">
            <mi>N</mi>
            <mo stretchy="false">¯</mo>
          </mover>
          <mover accent="true">
            <mi>d</mi>
            <mo stretchy="false">¯</mo>
          </mover>
        </mrow>
      </mstyle>
      <mrow/>
    </mrow>
    <annotation encoding="StarMath 5.0"> size 12{ { bar  {N}} { bar  {d}}} {}</annotation>
  </semantics>
</math>
</file>

<file path=Object 19/content.xml><?xml version="1.0" encoding="utf-8"?>
<math xmlns="http://www.w3.org/1998/Math/MathML" display="block">
  <semantics>
    <mrow>
      <mstyle mathsize="12pt">
        <mrow>
          <mover accent="true">
            <mi>N</mi>
            <mo stretchy="false">¯</mo>
          </mover>
          <mover accent="true">
            <mi>d</mi>
            <mo stretchy="false">¯</mo>
          </mover>
        </mrow>
      </mstyle>
      <mrow/>
    </mrow>
    <annotation encoding="StarMath 5.0"> size 12{ { bar  {N}} { bar  {d}}} {}</annotation>
  </semantics>
</math>
</file>

<file path=Object 2/content.xml><?xml version="1.0" encoding="utf-8"?>
<math xmlns="http://www.w3.org/1998/Math/MathML" display="block">
  <semantics>
    <mrow>
      <mstyle mathsize="12pt">
        <mstyle mathvariant="italic">
          <mtext>Ni</mtext>
        </mstyle>
      </mstyle>
      <mrow/>
    </mrow>
    <annotation encoding="StarMath 5.0"> size 12{ ital "Ni"} {}</annotation>
  </semantics>
</math>
</file>

<file path=Object 20/content.xml><?xml version="1.0" encoding="utf-8"?>
<math xmlns="http://www.w3.org/1998/Math/MathML" display="block">
  <semantics>
    <mrow>
      <mstyle mathsize="12pt">
        <mrow>
          <mtext>log</mtext>
          <mstyle mathvariant="italic">
            <mtext>Ni</mtext>
          </mstyle>
        </mrow>
      </mstyle>
      <mrow/>
    </mrow>
    <annotation encoding="StarMath 5.0"> size 12{"log" ital "Ni"} {}</annotation>
  </semantics>
</math>
</file>

<file path=Object 21/content.xml><?xml version="1.0" encoding="utf-8"?>
<math xmlns="http://www.w3.org/1998/Math/MathML" display="block">
  <semantics>
    <mrow>
      <mstyle mathsize="12pt">
        <mover accent="true">
          <mstyle mathvariant="italic">
            <mtext>Nd</mtext>
          </mstyle>
          <mo>¯</mo>
        </mover>
      </mstyle>
      <mrow/>
    </mrow>
    <annotation encoding="StarMath 5.0"> size 12{ {overline  { ital "Nd"}} } {}</annotation>
  </semantics>
</math>
</file>

<file path=Object 22/content.xml><?xml version="1.0" encoding="utf-8"?>
<math xmlns="http://www.w3.org/1998/Math/MathML" display="block">
  <semantics>
    <mrow>
      <mstyle mathsize="12pt">
        <mrow>
          <mtext>log</mtext>
          <mrow>
            <mstyle mathvariant="italic">
              <mtext>Ni</mtext>
            </mstyle>
            <mo stretchy="false">=</mo>
            <mi>α</mi>
          </mrow>
          <mover accent="true">
            <mstyle mathvariant="italic">
              <mtext>Nd</mtext>
            </mstyle>
            <mo>¯</mo>
          </mover>
        </mrow>
      </mstyle>
      <mrow/>
    </mrow>
    <annotation encoding="StarMath 5.0"> size 12{"log" ital "Ni"=α {overline  { ital "Nd"}} } {}</annotation>
  </semantics>
</math>
</file>

<file path=Object 23/content.xml><?xml version="1.0" encoding="utf-8"?>
<math xmlns="http://www.w3.org/1998/Math/MathML" display="block">
  <semantics>
    <mrow>
      <mstyle mathsize="12pt">
        <mstyle mathvariant="italic">
          <mtext>Nr</mtext>
        </mstyle>
      </mstyle>
      <mrow/>
    </mrow>
    <annotation encoding="StarMath 5.0"> size 12{ ital "Nr"} {}</annotation>
  </semantics>
</math>
</file>

<file path=Object 24/content.xml><?xml version="1.0" encoding="utf-8"?>
<math xmlns="http://www.w3.org/1998/Math/MathML" display="block">
  <semantics>
    <mrow>
      <mstyle mathsize="12pt">
        <mrow>
          <mrow>
            <mstyle mathvariant="italic">
              <mtext>Nr</mtext>
            </mstyle>
            <mo stretchy="false">=</mo>
            <mover accent="true">
              <mstyle mathvariant="italic">
                <mtext>Nd</mtext>
              </mstyle>
              <mo>¯</mo>
            </mover>
          </mrow>
          <mi>´</mi>
          <mstyle mathvariant="italic">
            <mtext>Ni</mtext>
          </mstyle>
        </mrow>
      </mstyle>
      <mrow/>
    </mrow>
    <annotation encoding="StarMath 5.0"> size 12{ ital "Nr"= {overline  { ital "Nd"}} ´ ital "Ni"} {}</annotation>
  </semantics>
</math>
</file>

<file path=Object 25/content.xml><?xml version="1.0" encoding="utf-8"?>
<math xmlns="http://www.w3.org/1998/Math/MathML" display="block">
  <semantics>
    <mrow>
      <mstyle mathsize="12pt">
        <mrow>
          <mrow>
            <mrow/>
            <mo stretchy="false">=</mo>
            <mover accent="true">
              <mstyle mathvariant="italic">
                <mtext>Nd</mtext>
              </mstyle>
              <mo>¯</mo>
            </mover>
          </mrow>
          <mi>´</mi>
          <msup>
            <mn>2</mn>
            <mstyle mathsize="8pt">
              <mrow>
                <mi>α</mi>
                <mover accent="true">
                  <mstyle mathvariant="italic">
                    <mtext>Nd</mtext>
                  </mstyle>
                  <mo>¯</mo>
                </mover>
              </mrow>
            </mstyle>
          </msup>
        </mrow>
      </mstyle>
      <mrow/>
    </mrow>
    <annotation encoding="StarMath 5.0"> size 12{ {}= {overline  { ital "Nd"}} ´2 rSup { size 8{α {overline  { ital "Nd"}} } } } {}</annotation>
  </semantics>
</math>
</file>

<file path=Object 26/content.xml><?xml version="1.0" encoding="utf-8"?>
<math xmlns="http://www.w3.org/1998/Math/MathML" display="block">
  <semantics>
    <mrow>
      <mstyle mathsize="12pt">
        <mstyle mathvariant="italic">
          <mtext>Nr</mtext>
        </mstyle>
      </mstyle>
      <mrow/>
    </mrow>
    <annotation encoding="StarMath 5.0"> size 12{ ital "Nr"} {}</annotation>
  </semantics>
</math>
</file>

<file path=Object 27/content.xml><?xml version="1.0" encoding="utf-8"?>
<math xmlns="http://www.w3.org/1998/Math/MathML" display="block">
  <semantics>
    <mrow>
      <mstyle mathsize="12pt">
        <mstyle mathvariant="italic">
          <mtext>Ld</mtext>
        </mstyle>
      </mstyle>
      <mrow/>
    </mrow>
    <annotation encoding="StarMath 5.0"> size 12{ ital "Ld"} {}</annotation>
  </semantics>
</math>
</file>

<file path=Object 28/content.xml><?xml version="1.0" encoding="utf-8"?>
<math xmlns="http://www.w3.org/1998/Math/MathML" display="block">
  <semantics>
    <mrow>
      <mstyle mathsize="12pt">
        <mstyle mathvariant="italic">
          <mtext>Ld</mtext>
        </mstyle>
      </mstyle>
      <mrow/>
    </mrow>
    <annotation encoding="StarMath 5.0"> size 12{ ital "Ld"} {}</annotation>
  </semantics>
</math>
</file>

<file path=Object 29/content.xml><?xml version="1.0" encoding="utf-8"?>
<math xmlns="http://www.w3.org/1998/Math/MathML" display="block">
  <semantics>
    <mrow>
      <mstyle mathsize="12pt">
        <mover accent="true">
          <mstyle mathvariant="italic">
            <mtext>Nd</mtext>
          </mstyle>
          <mo>¯</mo>
        </mover>
      </mstyle>
      <mrow/>
    </mrow>
    <annotation encoding="StarMath 5.0"> size 12{ {overline  { ital "Nd"}} } {}</annotation>
  </semantics>
</math>
</file>

<file path=Object 3/content.xml><?xml version="1.0" encoding="utf-8"?>
<math xmlns="http://www.w3.org/1998/Math/MathML" display="block">
  <semantics>
    <mrow>
      <mstyle mathsize="12pt">
        <mrow>
          <mover accent="true">
            <mi>N</mi>
            <mo stretchy="false">¯</mo>
          </mover>
          <mover accent="true">
            <mi>d</mi>
            <mo stretchy="false">¯</mo>
          </mover>
        </mrow>
      </mstyle>
      <mrow/>
    </mrow>
    <annotation encoding="StarMath 5.0"> size 12{ { bar  {N}} { bar  {d}}} {}</annotation>
  </semantics>
</math>
</file>

<file path=Object 30/content.xml><?xml version="1.0" encoding="utf-8"?>
<math xmlns="http://www.w3.org/1998/Math/MathML" display="block">
  <semantics>
    <mrow>
      <mstyle mathsize="12pt">
        <mover accent="true">
          <mstyle mathvariant="italic">
            <mtext>Nd</mtext>
          </mstyle>
          <mo>¯</mo>
        </mover>
      </mstyle>
      <mrow/>
    </mrow>
    <annotation encoding="StarMath 5.0"> size 12{ {overline  { ital "Nd"}} } {}</annotation>
  </semantics>
</math>
</file>

<file path=Object 31/content.xml><?xml version="1.0" encoding="utf-8"?>
<math xmlns="http://www.w3.org/1998/Math/MathML" display="block">
  <semantics>
    <mrow>
      <mstyle mathsize="12pt">
        <mover accent="true">
          <mstyle mathvariant="italic">
            <mtext>Nd</mtext>
          </mstyle>
          <mo>¯</mo>
        </mover>
      </mstyle>
      <mrow/>
    </mrow>
    <annotation encoding="StarMath 5.0"> size 12{ {overline  { ital "Nd"}} } {}</annotation>
  </semantics>
</math>
</file>

<file path=Object 32/content.xml><?xml version="1.0" encoding="utf-8"?>
<math xmlns="http://www.w3.org/1998/Math/MathML" display="block">
  <semantics>
    <mrow>
      <mstyle mathsize="12pt">
        <mstyle mathvariant="italic">
          <mtext>Ld</mtext>
        </mstyle>
      </mstyle>
      <mrow/>
    </mrow>
    <annotation encoding="StarMath 5.0"> size 12{ ital "Ld"} {}</annotation>
  </semantics>
</math>
</file>

<file path=Object 33/content.xml><?xml version="1.0" encoding="utf-8"?>
<math xmlns="http://www.w3.org/1998/Math/MathML" display="block">
  <semantics>
    <mrow>
      <mstyle mathsize="12pt">
        <mover accent="true">
          <mstyle mathvariant="italic">
            <mtext>Nd</mtext>
          </mstyle>
          <mo>¯</mo>
        </mover>
      </mstyle>
      <mrow/>
    </mrow>
    <annotation encoding="StarMath 5.0"> size 12{ {overline  { ital "Nd"}} } {}</annotation>
  </semantics>
</math>
</file>

<file path=Object 4/content.xml><?xml version="1.0" encoding="utf-8"?>
<math xmlns="http://www.w3.org/1998/Math/MathML" display="block">
  <semantics>
    <mrow>
      <mstyle mathsize="12pt">
        <mrow>
          <mtext>log</mtext>
          <mstyle mathvariant="italic">
            <mtext>Ni</mtext>
          </mstyle>
        </mrow>
      </mstyle>
      <mrow/>
    </mrow>
    <annotation encoding="StarMath 5.0"> size 12{"log" ital "Ni"} {}</annotation>
  </semantics>
</math>
</file>

<file path=Object 5/content.xml><?xml version="1.0" encoding="utf-8"?>
<math xmlns="http://www.w3.org/1998/Math/MathML" display="block">
  <semantics>
    <mrow>
      <mstyle mathsize="12pt">
        <mrow>
          <mover accent="true">
            <mi>N</mi>
            <mo stretchy="false">¯</mo>
          </mover>
          <mover accent="true">
            <mi>d</mi>
            <mo stretchy="false">¯</mo>
          </mover>
        </mrow>
      </mstyle>
      <mrow/>
    </mrow>
    <annotation encoding="StarMath 5.0"> size 12{ { bar  {N}} { bar  {d}}} {}</annotation>
  </semantics>
</math>
</file>

<file path=Object 6/content.xml><?xml version="1.0" encoding="utf-8"?>
<math xmlns="http://www.w3.org/1998/Math/MathML" display="block">
  <semantics>
    <mrow>
      <mstyle mathsize="12pt">
        <mstyle mathvariant="italic">
          <mtext>Ni</mtext>
        </mstyle>
      </mstyle>
      <mrow/>
    </mrow>
    <annotation encoding="StarMath 5.0"> size 12{ ital "Ni"} {}</annotation>
  </semantics>
</math>
</file>

<file path=Object 7/content.xml><?xml version="1.0" encoding="utf-8"?>
<math xmlns="http://www.w3.org/1998/Math/MathML" display="block">
  <semantics>
    <mrow>
      <mstyle mathsize="12pt">
        <mover accent="true">
          <mstyle mathvariant="italic">
            <mtext>Nd</mtext>
          </mstyle>
          <mo>¯</mo>
        </mover>
      </mstyle>
      <mrow/>
    </mrow>
    <annotation encoding="StarMath 5.0"> size 12{ {overline  { ital "Nd"}} } {}</annotation>
  </semantics>
</math>
</file>

<file path=Object 8/content.xml><?xml version="1.0" encoding="utf-8"?>
<math xmlns="http://www.w3.org/1998/Math/MathML" display="block">
  <semantics>
    <mrow>
      <mstyle mathsize="12pt">
        <mrow>
          <mrow>
            <mi>T</mi>
            <mo stretchy="false">=</mo>
            <mover accent="true">
              <mi>S</mi>
              <mo stretchy="false">¯</mo>
            </mover>
          </mrow>
          <mi>´</mi>
          <mrow>
            <mstyle mathvariant="italic">
              <mtext>Ni</mtext>
            </mstyle>
            <mo stretchy="false">+</mo>
            <mover accent="true">
              <mstyle mathvariant="italic">
                <mtext>Li</mtext>
              </mstyle>
              <mo>¯</mo>
            </mover>
          </mrow>
          <mi>´</mi>
          <mstyle mathvariant="italic">
            <mtext>Ni</mtext>
          </mstyle>
        </mrow>
      </mstyle>
      <mrow/>
    </mrow>
    <annotation encoding="StarMath 5.0"> size 12{T= { bar  {S}}´ ital "Ni"+ {overline  { ital "Li"}} ´ ital "Ni"} {}</annotation>
  </semantics>
</math>
</file>

<file path=Object 9/content.xml><?xml version="1.0" encoding="utf-8"?>
<math xmlns="http://www.w3.org/1998/Math/MathML" display="block">
  <semantics>
    <mrow>
      <mstyle mathsize="12pt">
        <mover accent="true">
          <mi>S</mi>
          <mo stretchy="false">¯</mo>
        </mover>
      </mstyle>
      <mrow/>
    </mrow>
    <annotation encoding="StarMath 5.0"> size 12{ { bar  {S}}} {}</annotation>
  </semantics>
</math>
</file>